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6.69pt"/>
    </style:style>
    <style:style style:name="co2" style:family="table-column">
      <style:table-column-properties fo:break-before="auto" style:column-width="95.95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92.86pt"/>
    </style:style>
    <style:style style:name="co5" style:family="table-column">
      <style:table-column-properties fo:break-before="auto" style:column-width="72.7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ignificant-DEG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og2FoldChange</text:p>
          </table:table-cell>
          <table:table-cell office:value-type="string" calcext:value-type="string">
            <text:p>pvalue</text:p>
          </table:table-cell>
          <table:table-cell office:value-type="string" calcext:value-type="string">
            <text:p>padj</text:p>
          </table:table-cell>
          <table:table-cell office:value-type="string" calcext:value-type="string">
            <text:p>JT1hAoSMCctrl</text:p>
          </table:table-cell>
          <table:table-cell office:value-type="string" calcext:value-type="string">
            <text:p>JT2hAoSMCPrdm16</text:p>
          </table:table-cell>
          <table:table-cell office:value-type="string" calcext:value-type="string">
            <text:p>Gene.name</text:p>
          </table:table-cell>
        </table:table-row>
        <table:table-row table:style-name="ro1">
          <table:table-cell office:value-type="string" calcext:value-type="string">
            <text:p>ENSG00000000971</text:p>
          </table:table-cell>
          <table:table-cell office:value-type="float" office:value="1.98728466173173" calcext:value-type="float">
            <text:p>1.98728466173173</text:p>
          </table:table-cell>
          <table:table-cell office:value-type="float" office:value="0.0415158521510617" calcext:value-type="float">
            <text:p>0.04151585215106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67167.6670704728" calcext:value-type="float">
            <text:p>67167.6670704728</text:p>
          </table:table-cell>
          <table:table-cell office:value-type="float" office:value="266312.058616421" calcext:value-type="float">
            <text:p>266312.058616421</text:p>
          </table:table-cell>
          <table:table-cell office:value-type="string" calcext:value-type="string">
            <text:p>CFH</text:p>
          </table:table-cell>
        </table:table-row>
        <table:table-row table:style-name="ro1">
          <table:table-cell office:value-type="string" calcext:value-type="string">
            <text:p>ENSG00000004799</text:p>
          </table:table-cell>
          <table:table-cell office:value-type="float" office:value="4.61037759332915" calcext:value-type="float">
            <text:p>4.61037759332915</text:p>
          </table:table-cell>
          <table:table-cell office:value-type="float" office:value="0.00421237664983585" calcext:value-type="float">
            <text:p>0.004212376649836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86.751910972519" calcext:value-type="float">
            <text:p>86.751910972519</text:p>
          </table:table-cell>
          <table:table-cell office:value-type="float" office:value="2119.05418496468" calcext:value-type="float">
            <text:p>2119.05418496468</text:p>
          </table:table-cell>
          <table:table-cell office:value-type="string" calcext:value-type="string">
            <text:p>PDK4</text:p>
          </table:table-cell>
        </table:table-row>
        <table:table-row table:style-name="ro1">
          <table:table-cell office:value-type="string" calcext:value-type="string">
            <text:p>ENSG00000005513</text:p>
          </table:table-cell>
          <table:table-cell office:value-type="float" office:value="3.98310777843565" calcext:value-type="float">
            <text:p>3.98310777843565</text:p>
          </table:table-cell>
          <table:table-cell office:value-type="float" office:value="0.0197174502325153" calcext:value-type="float">
            <text:p>0.019717450232515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8.730526232703" calcext:value-type="float">
            <text:p>18.730526232703</text:p>
          </table:table-cell>
          <table:table-cell office:value-type="float" office:value="296.200967931875" calcext:value-type="float">
            <text:p>296.200967931875</text:p>
          </table:table-cell>
          <table:table-cell office:value-type="string" calcext:value-type="string">
            <text:p>SOX8</text:p>
          </table:table-cell>
        </table:table-row>
        <table:table-row table:style-name="ro1">
          <table:table-cell office:value-type="string" calcext:value-type="string">
            <text:p>ENSG00000005884</text:p>
          </table:table-cell>
          <table:table-cell office:value-type="float" office:value="2.11767059455403" calcext:value-type="float">
            <text:p>2.11767059455403</text:p>
          </table:table-cell>
          <table:table-cell office:value-type="float" office:value="0.0360766294772574" calcext:value-type="float">
            <text:p>0.036076629477257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9025.2855665755" calcext:value-type="float">
            <text:p>19025.2855665755</text:p>
          </table:table-cell>
          <table:table-cell office:value-type="float" office:value="82568.0485847632" calcext:value-type="float">
            <text:p>82568.0485847632</text:p>
          </table:table-cell>
          <table:table-cell office:value-type="string" calcext:value-type="string">
            <text:p>ITGA3</text:p>
          </table:table-cell>
        </table:table-row>
        <table:table-row table:style-name="ro1">
          <table:table-cell office:value-type="string" calcext:value-type="string">
            <text:p>ENSG00000006016</text:p>
          </table:table-cell>
          <table:table-cell office:value-type="float" office:value="2.38266484642593" calcext:value-type="float">
            <text:p>2.38266484642593</text:p>
          </table:table-cell>
          <table:table-cell office:value-type="float" office:value="0.0271956476281505" calcext:value-type="float">
            <text:p>0.02719564762815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4723.1794360747" calcext:value-type="float">
            <text:p>14723.1794360747</text:p>
          </table:table-cell>
          <table:table-cell office:value-type="float" office:value="76780.9714544504" calcext:value-type="float">
            <text:p>76780.9714544504</text:p>
          </table:table-cell>
          <table:table-cell office:value-type="string" calcext:value-type="string">
            <text:p>CRLF1</text:p>
          </table:table-cell>
        </table:table-row>
        <table:table-row table:style-name="ro1">
          <table:table-cell office:value-type="string" calcext:value-type="string">
            <text:p>ENSG00000006210</text:p>
          </table:table-cell>
          <table:table-cell office:value-type="float" office:value="4.09884956655592" calcext:value-type="float">
            <text:p>4.09884956655592</text:p>
          </table:table-cell>
          <table:table-cell office:value-type="float" office:value="0.0147787060534348" calcext:value-type="float">
            <text:p>0.014778706053435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2.673794913272" calcext:value-type="float">
            <text:p>22.673794913272</text:p>
          </table:table-cell>
          <table:table-cell office:value-type="float" office:value="388.510173691467" calcext:value-type="float">
            <text:p>388.510173691467</text:p>
          </table:table-cell>
          <table:table-cell office:value-type="string" calcext:value-type="string">
            <text:p>CX3CL1</text:p>
          </table:table-cell>
        </table:table-row>
        <table:table-row table:style-name="ro1">
          <table:table-cell office:value-type="string" calcext:value-type="string">
            <text:p>ENSG00000006283</text:p>
          </table:table-cell>
          <table:table-cell office:value-type="float" office:value="4.78480207165636" calcext:value-type="float">
            <text:p>4.78480207165636</text:p>
          </table:table-cell>
          <table:table-cell office:value-type="float" office:value="0.0071603005799739" calcext:value-type="float">
            <text:p>0.00716030057997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8.730526232703" calcext:value-type="float">
            <text:p>18.730526232703</text:p>
          </table:table-cell>
          <table:table-cell office:value-type="float" office:value="516.322920127824" calcext:value-type="float">
            <text:p>516.322920127824</text:p>
          </table:table-cell>
          <table:table-cell office:value-type="string" calcext:value-type="string">
            <text:p>CACNA1G</text:p>
          </table:table-cell>
        </table:table-row>
        <table:table-row table:style-name="ro1">
          <table:table-cell office:value-type="string" calcext:value-type="string">
            <text:p>ENSG00000006468</text:p>
          </table:table-cell>
          <table:table-cell office:value-type="float" office:value="1.93005081745657" calcext:value-type="float">
            <text:p>1.93005081745657</text:p>
          </table:table-cell>
          <table:table-cell office:value-type="float" office:value="0.0461439508507464" calcext:value-type="float">
            <text:p>0.046143950850746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382.72010023385" calcext:value-type="float">
            <text:p>2382.72010023385</text:p>
          </table:table-cell>
          <table:table-cell office:value-type="float" office:value="9079.77693136376" calcext:value-type="float">
            <text:p>9079.77693136376</text:p>
          </table:table-cell>
          <table:table-cell office:value-type="string" calcext:value-type="string">
            <text:p>ETV1</text:p>
          </table:table-cell>
        </table:table-row>
        <table:table-row table:style-name="ro1">
          <table:table-cell office:value-type="string" calcext:value-type="string">
            <text:p>ENSG00000007216</text:p>
          </table:table-cell>
          <table:table-cell office:value-type="float" office:value="7.69322506190952" calcext:value-type="float">
            <text:p>7.69322506190952</text:p>
          </table:table-cell>
          <table:table-cell office:value-type="float" office:value="0.0473050909734593" calcext:value-type="float">
            <text:p>0.047305090973459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0" calcext:value-type="float">
            <text:p>0</text:p>
          </table:table-cell>
          <table:table-cell office:value-type="float" office:value="37.5323144297239" calcext:value-type="float">
            <text:p>37.5323144297239</text:p>
          </table:table-cell>
          <table:table-cell office:value-type="string" calcext:value-type="string">
            <text:p>SLC13A2</text:p>
          </table:table-cell>
        </table:table-row>
        <table:table-row table:style-name="ro1">
          <table:table-cell office:value-type="string" calcext:value-type="string">
            <text:p>ENSG00000010310</text:p>
          </table:table-cell>
          <table:table-cell office:value-type="float" office:value="2.23700495637702" calcext:value-type="float">
            <text:p>2.23700495637702</text:p>
          </table:table-cell>
          <table:table-cell office:value-type="float" office:value="0.0485102842405721" calcext:value-type="float">
            <text:p>0.04851028424057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69.560553264469" calcext:value-type="float">
            <text:p>169.560553264469</text:p>
          </table:table-cell>
          <table:table-cell office:value-type="float" office:value="799.336858665472" calcext:value-type="float">
            <text:p>799.336858665472</text:p>
          </table:table-cell>
          <table:table-cell office:value-type="string" calcext:value-type="string">
            <text:p>GIPR</text:p>
          </table:table-cell>
        </table:table-row>
        <table:table-row table:style-name="ro1">
          <table:table-cell office:value-type="string" calcext:value-type="string">
            <text:p>ENSG00000011201</text:p>
          </table:table-cell>
          <table:table-cell office:value-type="float" office:value="4.18293332036331" calcext:value-type="float">
            <text:p>4.18293332036331</text:p>
          </table:table-cell>
          <table:table-cell office:value-type="float" office:value="0.00745191716117363" calcext:value-type="float">
            <text:p>0.00745191716117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65.0639332293893" calcext:value-type="float">
            <text:p>65.0639332293893</text:p>
          </table:table-cell>
          <table:table-cell office:value-type="float" office:value="1181.76071109806" calcext:value-type="float">
            <text:p>1181.76071109806</text:p>
          </table:table-cell>
          <table:table-cell office:value-type="string" calcext:value-type="string">
            <text:p>ANOS1</text:p>
          </table:table-cell>
        </table:table-row>
        <table:table-row table:style-name="ro1">
          <table:table-cell office:value-type="string" calcext:value-type="string">
            <text:p>ENSG00000011347</text:p>
          </table:table-cell>
          <table:table-cell office:value-type="float" office:value="2.65530151110661" calcext:value-type="float">
            <text:p>2.65530151110661</text:p>
          </table:table-cell>
          <table:table-cell office:value-type="float" office:value="0.0247124336507911" calcext:value-type="float">
            <text:p>0.02471243365079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70.66725597349" calcext:value-type="float">
            <text:p>370.66725597349</text:p>
          </table:table-cell>
          <table:table-cell office:value-type="float" office:value="2335.11858965472" calcext:value-type="float">
            <text:p>2335.11858965472</text:p>
          </table:table-cell>
          <table:table-cell office:value-type="string" calcext:value-type="string">
            <text:p>SYT7</text:p>
          </table:table-cell>
        </table:table-row>
        <table:table-row table:style-name="ro1">
          <table:table-cell office:value-type="string" calcext:value-type="string">
            <text:p>ENSG00000011426</text:p>
          </table:table-cell>
          <table:table-cell office:value-type="float" office:value="-2.28914331612221" calcext:value-type="float">
            <text:p>-2.28914331612221</text:p>
          </table:table-cell>
          <table:table-cell office:value-type="float" office:value="0.0311265605846222" calcext:value-type="float">
            <text:p>0.03112656058462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0307.7043310075" calcext:value-type="float">
            <text:p>10307.7043310075</text:p>
          </table:table-cell>
          <table:table-cell office:value-type="float" office:value="2108.91031619989" calcext:value-type="float">
            <text:p>2108.91031619989</text:p>
          </table:table-cell>
          <table:table-cell office:value-type="string" calcext:value-type="string">
            <text:p>ANLN</text:p>
          </table:table-cell>
        </table:table-row>
        <table:table-row table:style-name="ro1">
          <table:table-cell office:value-type="string" calcext:value-type="string">
            <text:p>ENSG00000012171</text:p>
          </table:table-cell>
          <table:table-cell office:value-type="float" office:value="2.54010524126765" calcext:value-type="float">
            <text:p>2.54010524126765</text:p>
          </table:table-cell>
          <table:table-cell office:value-type="float" office:value="0.0243483949082966" calcext:value-type="float">
            <text:p>0.024348394908297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367.32841498732" calcext:value-type="float">
            <text:p>1367.32841498732</text:p>
          </table:table-cell>
          <table:table-cell office:value-type="float" office:value="7952.79311159556" calcext:value-type="float">
            <text:p>7952.79311159556</text:p>
          </table:table-cell>
          <table:table-cell office:value-type="string" calcext:value-type="string">
            <text:p>SEMA3B</text:p>
          </table:table-cell>
        </table:table-row>
        <table:table-row table:style-name="ro1">
          <table:table-cell office:value-type="string" calcext:value-type="string">
            <text:p>ENSG00000023445</text:p>
          </table:table-cell>
          <table:table-cell office:value-type="float" office:value="4.37706971172956" calcext:value-type="float">
            <text:p>4.37706971172956</text:p>
          </table:table-cell>
          <table:table-cell office:value-type="float" office:value="0.00423568390338615" calcext:value-type="float">
            <text:p>0.004235683903386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60.809084272068" calcext:value-type="float">
            <text:p>360.809084272068</text:p>
          </table:table-cell>
          <table:table-cell office:value-type="float" office:value="7497.33340405648" calcext:value-type="float">
            <text:p>7497.33340405648</text:p>
          </table:table-cell>
          <table:table-cell office:value-type="string" calcext:value-type="string">
            <text:p>BIRC3</text:p>
          </table:table-cell>
        </table:table-row>
        <table:table-row table:style-name="ro1">
          <table:table-cell office:value-type="string" calcext:value-type="string">
            <text:p>ENSG00000024526</text:p>
          </table:table-cell>
          <table:table-cell office:value-type="float" office:value="-2.31234827094825" calcext:value-type="float">
            <text:p>-2.31234827094825</text:p>
          </table:table-cell>
          <table:table-cell office:value-type="float" office:value="0.0343133256351896" calcext:value-type="float">
            <text:p>0.03431332563519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499.04652631063" calcext:value-type="float">
            <text:p>2499.04652631063</text:p>
          </table:table-cell>
          <table:table-cell office:value-type="float" office:value="503.135890733597" calcext:value-type="float">
            <text:p>503.135890733597</text:p>
          </table:table-cell>
          <table:table-cell office:value-type="string" calcext:value-type="string">
            <text:p>DEPDC1</text:p>
          </table:table-cell>
        </table:table-row>
        <table:table-row table:style-name="ro1">
          <table:table-cell office:value-type="string" calcext:value-type="string">
            <text:p>ENSG00000029534</text:p>
          </table:table-cell>
          <table:table-cell office:value-type="float" office:value="2.7374191837125" calcext:value-type="float">
            <text:p>2.7374191837125</text:p>
          </table:table-cell>
          <table:table-cell office:value-type="float" office:value="0.0211753015886433" calcext:value-type="float">
            <text:p>0.021175301588643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594.447753595784" calcext:value-type="float">
            <text:p>594.447753595784</text:p>
          </table:table-cell>
          <table:table-cell office:value-type="float" office:value="3964.22391328003" calcext:value-type="float">
            <text:p>3964.22391328003</text:p>
          </table:table-cell>
          <table:table-cell office:value-type="string" calcext:value-type="string">
            <text:p>ANK1</text:p>
          </table:table-cell>
        </table:table-row>
        <table:table-row table:style-name="ro1">
          <table:table-cell office:value-type="string" calcext:value-type="string">
            <text:p>ENSG00000041982</text:p>
          </table:table-cell>
          <table:table-cell office:value-type="float" office:value="2.14030694215141" calcext:value-type="float">
            <text:p>2.14030694215141</text:p>
          </table:table-cell>
          <table:table-cell office:value-type="float" office:value="0.0355903825657177" calcext:value-type="float">
            <text:p>0.035590382565718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5913.91720368343" calcext:value-type="float">
            <text:p>5913.91720368343</text:p>
          </table:table-cell>
          <table:table-cell office:value-type="float" office:value="26071.7714992639" calcext:value-type="float">
            <text:p>26071.7714992639</text:p>
          </table:table-cell>
          <table:table-cell office:value-type="string" calcext:value-type="string">
            <text:p>TNC</text:p>
          </table:table-cell>
        </table:table-row>
        <table:table-row table:style-name="ro1">
          <table:table-cell office:value-type="string" calcext:value-type="string">
            <text:p>ENSG00000047365</text:p>
          </table:table-cell>
          <table:table-cell office:value-type="float" office:value="4.12093522252012" calcext:value-type="float">
            <text:p>4.12093522252012</text:p>
          </table:table-cell>
          <table:table-cell office:value-type="float" office:value="0.0261604862187693" calcext:value-type="float">
            <text:p>0.026160486218769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0.8439888715649" calcext:value-type="float">
            <text:p>10.8439888715649</text:p>
          </table:table-cell>
          <table:table-cell office:value-type="float" office:value="188.675959025099" calcext:value-type="float">
            <text:p>188.675959025099</text:p>
          </table:table-cell>
          <table:table-cell office:value-type="string" calcext:value-type="string">
            <text:p>ARAP2</text:p>
          </table:table-cell>
        </table:table-row>
        <table:table-row table:style-name="ro1">
          <table:table-cell office:value-type="string" calcext:value-type="string">
            <text:p>ENSG00000049540</text:p>
          </table:table-cell>
          <table:table-cell office:value-type="float" office:value="2.09699864208319" calcext:value-type="float">
            <text:p>2.09699864208319</text:p>
          </table:table-cell>
          <table:table-cell office:value-type="float" office:value="0.0391639534747029" calcext:value-type="float">
            <text:p>0.039163953474703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462.95268049112" calcext:value-type="float">
            <text:p>1462.95268049112</text:p>
          </table:table-cell>
          <table:table-cell office:value-type="float" office:value="6258.76702787559" calcext:value-type="float">
            <text:p>6258.76702787559</text:p>
          </table:table-cell>
          <table:table-cell office:value-type="string" calcext:value-type="string">
            <text:p>ELN</text:p>
          </table:table-cell>
        </table:table-row>
        <table:table-row table:style-name="ro1">
          <table:table-cell office:value-type="string" calcext:value-type="string">
            <text:p>ENSG00000050344</text:p>
          </table:table-cell>
          <table:table-cell office:value-type="float" office:value="3.16303317212633" calcext:value-type="float">
            <text:p>3.16303317212633</text:p>
          </table:table-cell>
          <table:table-cell office:value-type="float" office:value="0.0128521442886882" calcext:value-type="float">
            <text:p>0.012852144288688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576.32165505748" calcext:value-type="float">
            <text:p>1576.32165505748</text:p>
          </table:table-cell>
          <table:table-cell office:value-type="float" office:value="14119.2509337116" calcext:value-type="float">
            <text:p>14119.2509337116</text:p>
          </table:table-cell>
          <table:table-cell office:value-type="string" calcext:value-type="string">
            <text:p>NFE2L3</text:p>
          </table:table-cell>
        </table:table-row>
        <table:table-row table:style-name="ro1">
          <table:table-cell office:value-type="string" calcext:value-type="string">
            <text:p>ENSG00000060566</text:p>
          </table:table-cell>
          <table:table-cell office:value-type="float" office:value="7.56471977524215" calcext:value-type="float">
            <text:p>7.56471977524215</text:p>
          </table:table-cell>
          <table:table-cell office:value-type="float" office:value="0.00631861850993187" calcext:value-type="float">
            <text:p>0.00631861850993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0.985817170142262" calcext:value-type="float">
            <text:p>0.985817170142262</text:p>
          </table:table-cell>
          <table:table-cell office:value-type="float" office:value="186.647185272141" calcext:value-type="float">
            <text:p>186.647185272141</text:p>
          </table:table-cell>
          <table:table-cell office:value-type="string" calcext:value-type="string">
            <text:p>CREB3L3</text:p>
          </table:table-cell>
        </table:table-row>
        <table:table-row table:style-name="ro1">
          <table:table-cell office:value-type="string" calcext:value-type="string">
            <text:p>ENSG00000063127</text:p>
          </table:table-cell>
          <table:table-cell office:value-type="float" office:value="3.15807874462524" calcext:value-type="float">
            <text:p>3.15807874462524</text:p>
          </table:table-cell>
          <table:table-cell office:value-type="float" office:value="0.032513362750155" calcext:value-type="float">
            <text:p>0.032513362750155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9.4326868056905" calcext:value-type="float">
            <text:p>39.4326868056905</text:p>
          </table:table-cell>
          <table:table-cell office:value-type="float" office:value="351.992246138222" calcext:value-type="float">
            <text:p>351.992246138222</text:p>
          </table:table-cell>
          <table:table-cell office:value-type="string" calcext:value-type="string">
            <text:p>SLC6A16</text:p>
          </table:table-cell>
        </table:table-row>
        <table:table-row table:style-name="ro1">
          <table:table-cell office:value-type="string" calcext:value-type="string">
            <text:p>ENSG00000064195</text:p>
          </table:table-cell>
          <table:table-cell office:value-type="float" office:value="5.43350899439679" calcext:value-type="float">
            <text:p>5.43350899439679</text:p>
          </table:table-cell>
          <table:table-cell office:value-type="float" office:value="0.0189262273165177" calcext:value-type="float">
            <text:p>0.018926227316518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.95745151042678" calcext:value-type="float">
            <text:p>2.95745151042678</text:p>
          </table:table-cell>
          <table:table-cell office:value-type="float" office:value="127.812746436357" calcext:value-type="float">
            <text:p>127.812746436357</text:p>
          </table:table-cell>
          <table:table-cell office:value-type="string" calcext:value-type="string">
            <text:p>DLX3</text:p>
          </table:table-cell>
        </table:table-row>
        <table:table-row table:style-name="ro1">
          <table:table-cell office:value-type="string" calcext:value-type="string">
            <text:p>ENSG00000066279</text:p>
          </table:table-cell>
          <table:table-cell office:value-type="float" office:value="-2.26116627967084" calcext:value-type="float">
            <text:p>-2.26116627967084</text:p>
          </table:table-cell>
          <table:table-cell office:value-type="float" office:value="0.0334631127179107" calcext:value-type="float">
            <text:p>0.03346311271791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4989.22069808999" calcext:value-type="float">
            <text:p>4989.22069808999</text:p>
          </table:table-cell>
          <table:table-cell office:value-type="float" office:value="1040.76093526748" calcext:value-type="float">
            <text:p>1040.76093526748</text:p>
          </table:table-cell>
          <table:table-cell office:value-type="string" calcext:value-type="string">
            <text:p>ASPM</text:p>
          </table:table-cell>
        </table:table-row>
        <table:table-row table:style-name="ro1">
          <table:table-cell office:value-type="string" calcext:value-type="string">
            <text:p>ENSG00000067842</text:p>
          </table:table-cell>
          <table:table-cell office:value-type="float" office:value="3.7192827081915" calcext:value-type="float">
            <text:p>3.7192827081915</text:p>
          </table:table-cell>
          <table:table-cell office:value-type="float" office:value="0.0331976896568824" calcext:value-type="float">
            <text:p>0.03319768965688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4.7872575521339" calcext:value-type="float">
            <text:p>14.7872575521339</text:p>
          </table:table-cell>
          <table:table-cell office:value-type="float" office:value="194.762280283973" calcext:value-type="float">
            <text:p>194.762280283973</text:p>
          </table:table-cell>
          <table:table-cell office:value-type="string" calcext:value-type="string">
            <text:p>ATP2B3</text:p>
          </table:table-cell>
        </table:table-row>
        <table:table-row table:style-name="ro1">
          <table:table-cell office:value-type="string" calcext:value-type="string">
            <text:p>ENSG00000068489</text:p>
          </table:table-cell>
          <table:table-cell office:value-type="float" office:value="-1.8980949473139" calcext:value-type="float">
            <text:p>-1.8980949473139</text:p>
          </table:table-cell>
          <table:table-cell office:value-type="float" office:value="0.0487286370039056" calcext:value-type="float">
            <text:p>0.048728637003906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6264.86811625407" calcext:value-type="float">
            <text:p>6264.86811625407</text:p>
          </table:table-cell>
          <table:table-cell office:value-type="float" office:value="1680.83905432575" calcext:value-type="float">
            <text:p>1680.83905432575</text:p>
          </table:table-cell>
          <table:table-cell office:value-type="string" calcext:value-type="string">
            <text:p>PRR11</text:p>
          </table:table-cell>
        </table:table-row>
        <table:table-row table:style-name="ro1">
          <table:table-cell office:value-type="string" calcext:value-type="string">
            <text:p>ENSG00000069535</text:p>
          </table:table-cell>
          <table:table-cell office:value-type="float" office:value="5.86136224073647" calcext:value-type="float">
            <text:p>5.86136224073647</text:p>
          </table:table-cell>
          <table:table-cell office:value-type="float" office:value="0.0183787619639417" calcext:value-type="float">
            <text:p>0.01837876196394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.97163434028452" calcext:value-type="float">
            <text:p>1.97163434028452</text:p>
          </table:table-cell>
          <table:table-cell office:value-type="float" office:value="114.62571704213" calcext:value-type="float">
            <text:p>114.62571704213</text:p>
          </table:table-cell>
          <table:table-cell office:value-type="string" calcext:value-type="string">
            <text:p>MAOB</text:p>
          </table:table-cell>
        </table:table-row>
        <table:table-row table:style-name="ro1">
          <table:table-cell office:value-type="string" calcext:value-type="string">
            <text:p>ENSG00000069812</text:p>
          </table:table-cell>
          <table:table-cell office:value-type="float" office:value="4.78865847794162" calcext:value-type="float">
            <text:p>4.78865847794162</text:p>
          </table:table-cell>
          <table:table-cell office:value-type="float" office:value="0.00367331635461914" calcext:value-type="float">
            <text:p>0.003673316354619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70.9788362502428" calcext:value-type="float">
            <text:p>70.9788362502428</text:p>
          </table:table-cell>
          <table:table-cell office:value-type="float" office:value="1961.82421911044" calcext:value-type="float">
            <text:p>1961.82421911044</text:p>
          </table:table-cell>
          <table:table-cell office:value-type="string" calcext:value-type="string">
            <text:p>HES2</text:p>
          </table:table-cell>
        </table:table-row>
        <table:table-row table:style-name="ro1">
          <table:table-cell office:value-type="string" calcext:value-type="string">
            <text:p>ENSG00000070731</text:p>
          </table:table-cell>
          <table:table-cell office:value-type="float" office:value="3.23883270692763" calcext:value-type="float">
            <text:p>3.23883270692763</text:p>
          </table:table-cell>
          <table:table-cell office:value-type="float" office:value="0.0196967561757437" calcext:value-type="float">
            <text:p>0.01969675617574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84.7802766322345" calcext:value-type="float">
            <text:p>84.7802766322345</text:p>
          </table:table-cell>
          <table:table-cell office:value-type="float" office:value="800.351245541951" calcext:value-type="float">
            <text:p>800.351245541951</text:p>
          </table:table-cell>
          <table:table-cell office:value-type="string" calcext:value-type="string">
            <text:p>ST6GALNAC2</text:p>
          </table:table-cell>
        </table:table-row>
        <table:table-row table:style-name="ro1">
          <table:table-cell office:value-type="string" calcext:value-type="string">
            <text:p>ENSG00000071282</text:p>
          </table:table-cell>
          <table:table-cell office:value-type="float" office:value="-2.01523303588544" calcext:value-type="float">
            <text:p>-2.01523303588544</text:p>
          </table:table-cell>
          <table:table-cell office:value-type="float" office:value="0.0447227296708965" calcext:value-type="float">
            <text:p>0.044722729670897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596.26103667897" calcext:value-type="float">
            <text:p>3596.26103667897</text:p>
          </table:table-cell>
          <table:table-cell office:value-type="float" office:value="889.617290672105" calcext:value-type="float">
            <text:p>889.617290672105</text:p>
          </table:table-cell>
          <table:table-cell office:value-type="string" calcext:value-type="string">
            <text:p>LMCD1</text:p>
          </table:table-cell>
        </table:table-row>
        <table:table-row table:style-name="ro1">
          <table:table-cell office:value-type="string" calcext:value-type="string">
            <text:p>ENSG00000072571</text:p>
          </table:table-cell>
          <table:table-cell office:value-type="float" office:value="-2.76720252493896" calcext:value-type="float">
            <text:p>-2.76720252493896</text:p>
          </table:table-cell>
          <table:table-cell office:value-type="float" office:value="0.0217301327202895" calcext:value-type="float">
            <text:p>0.02173013272029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644.94746749169" calcext:value-type="float">
            <text:p>2644.94746749169</text:p>
          </table:table-cell>
          <table:table-cell office:value-type="float" office:value="388.510173691467" calcext:value-type="float">
            <text:p>388.510173691467</text:p>
          </table:table-cell>
          <table:table-cell office:value-type="string" calcext:value-type="string">
            <text:p>HMMR</text:p>
          </table:table-cell>
        </table:table-row>
        <table:table-row table:style-name="ro1">
          <table:table-cell office:value-type="string" calcext:value-type="string">
            <text:p>ENSG00000072954</text:p>
          </table:table-cell>
          <table:table-cell office:value-type="float" office:value="2.62981937930363" calcext:value-type="float">
            <text:p>2.62981937930363</text:p>
          </table:table-cell>
          <table:table-cell office:value-type="float" office:value="0.0251714559515023" calcext:value-type="float">
            <text:p>0.02517145595150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90.383599376336" calcext:value-type="float">
            <text:p>390.383599376336</text:p>
          </table:table-cell>
          <table:table-cell office:value-type="float" office:value="2416.26953977304" calcext:value-type="float">
            <text:p>2416.26953977304</text:p>
          </table:table-cell>
          <table:table-cell office:value-type="string" calcext:value-type="string">
            <text:p>TMEM38A</text:p>
          </table:table-cell>
        </table:table-row>
        <table:table-row table:style-name="ro1">
          <table:table-cell office:value-type="string" calcext:value-type="string">
            <text:p>ENSG00000073350</text:p>
          </table:table-cell>
          <table:table-cell office:value-type="float" office:value="2.98763462072783" calcext:value-type="float">
            <text:p>2.98763462072783</text:p>
          </table:table-cell>
          <table:table-cell office:value-type="float" office:value="0.0357736210297213" calcext:value-type="float">
            <text:p>0.03577362102972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47.3192241668286" calcext:value-type="float">
            <text:p>47.3192241668286</text:p>
          </table:table-cell>
          <table:table-cell office:value-type="float" office:value="375.323144297239" calcext:value-type="float">
            <text:p>375.323144297239</text:p>
          </table:table-cell>
          <table:table-cell office:value-type="string" calcext:value-type="string">
            <text:p>LLGL2</text:p>
          </table:table-cell>
        </table:table-row>
        <table:table-row table:style-name="ro1">
          <table:table-cell office:value-type="string" calcext:value-type="string">
            <text:p>ENSG00000074181</text:p>
          </table:table-cell>
          <table:table-cell office:value-type="float" office:value="2.23305164596917" calcext:value-type="float">
            <text:p>2.23305164596917</text:p>
          </table:table-cell>
          <table:table-cell office:value-type="float" office:value="0.0318519610177751" calcext:value-type="float">
            <text:p>0.031851961017775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7082.2399242251" calcext:value-type="float">
            <text:p>17082.2399242251</text:p>
          </table:table-cell>
          <table:table-cell office:value-type="float" office:value="80307.994623968" calcext:value-type="float">
            <text:p>80307.994623968</text:p>
          </table:table-cell>
          <table:table-cell office:value-type="string" calcext:value-type="string">
            <text:p>NOTCH3</text:p>
          </table:table-cell>
        </table:table-row>
        <table:table-row table:style-name="ro1">
          <table:table-cell office:value-type="string" calcext:value-type="string">
            <text:p>ENSG00000074966</text:p>
          </table:table-cell>
          <table:table-cell office:value-type="float" office:value="6.0361803491126" calcext:value-type="float">
            <text:p>6.0361803491126</text:p>
          </table:table-cell>
          <table:table-cell office:value-type="float" office:value="0.00258451444891587" calcext:value-type="float">
            <text:p>0.002584514448916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8.87235453128035" calcext:value-type="float">
            <text:p>8.87235453128035</text:p>
          </table:table-cell>
          <table:table-cell office:value-type="float" office:value="582.258067098961" calcext:value-type="float">
            <text:p>582.258067098961</text:p>
          </table:table-cell>
          <table:table-cell office:value-type="string" calcext:value-type="string">
            <text:p>TXK</text:p>
          </table:table-cell>
        </table:table-row>
        <table:table-row table:style-name="ro1">
          <table:table-cell office:value-type="string" calcext:value-type="string">
            <text:p>ENSG00000076382</text:p>
          </table:table-cell>
          <table:table-cell office:value-type="float" office:value="-1.98306918229796" calcext:value-type="float">
            <text:p>-1.98306918229796</text:p>
          </table:table-cell>
          <table:table-cell office:value-type="float" office:value="0.0469084860731519" calcext:value-type="float">
            <text:p>0.04690848607315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188.13272824007" calcext:value-type="float">
            <text:p>3188.13272824007</text:p>
          </table:table-cell>
          <table:table-cell office:value-type="float" office:value="806.437566800825" calcext:value-type="float">
            <text:p>806.437566800825</text:p>
          </table:table-cell>
          <table:table-cell office:value-type="string" calcext:value-type="string">
            <text:p>SPAG5</text:p>
          </table:table-cell>
        </table:table-row>
        <table:table-row table:style-name="ro1">
          <table:table-cell office:value-type="string" calcext:value-type="string">
            <text:p>ENSG00000076864</text:p>
          </table:table-cell>
          <table:table-cell office:value-type="float" office:value="3.56316940418122" calcext:value-type="float">
            <text:p>3.56316940418122</text:p>
          </table:table-cell>
          <table:table-cell office:value-type="float" office:value="0.0102692857905852" calcext:value-type="float">
            <text:p>0.010269285790585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30.681217813289" calcext:value-type="float">
            <text:p>230.681217813289</text:p>
          </table:table-cell>
          <table:table-cell office:value-type="float" office:value="2726.67192397562" calcext:value-type="float">
            <text:p>2726.67192397562</text:p>
          </table:table-cell>
          <table:table-cell office:value-type="string" calcext:value-type="string">
            <text:p>RAP1GAP</text:p>
          </table:table-cell>
        </table:table-row>
        <table:table-row table:style-name="ro1">
          <table:table-cell office:value-type="string" calcext:value-type="string">
            <text:p>ENSG00000078018</text:p>
          </table:table-cell>
          <table:table-cell office:value-type="float" office:value="4.84069624991994" calcext:value-type="float">
            <text:p>4.84069624991994</text:p>
          </table:table-cell>
          <table:table-cell office:value-type="float" office:value="0.0027039578919076" calcext:value-type="float">
            <text:p>0.002703957891908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10.532408594812" calcext:value-type="float">
            <text:p>310.532408594812</text:p>
          </table:table-cell>
          <table:table-cell office:value-type="float" office:value="8898.20168047401" calcext:value-type="float">
            <text:p>8898.20168047401</text:p>
          </table:table-cell>
          <table:table-cell office:value-type="string" calcext:value-type="string">
            <text:p>MAP2</text:p>
          </table:table-cell>
        </table:table-row>
        <table:table-row table:style-name="ro1">
          <table:table-cell office:value-type="string" calcext:value-type="string">
            <text:p>ENSG00000078401</text:p>
          </table:table-cell>
          <table:table-cell office:value-type="float" office:value="3.16176607482312" calcext:value-type="float">
            <text:p>3.16176607482312</text:p>
          </table:table-cell>
          <table:table-cell office:value-type="float" office:value="0.0126407231110085" calcext:value-type="float">
            <text:p>0.012640723111009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994.91256289219" calcext:value-type="float">
            <text:p>2994.91256289219</text:p>
          </table:table-cell>
          <table:table-cell office:value-type="float" office:value="26802.1300503288" calcext:value-type="float">
            <text:p>26802.1300503288</text:p>
          </table:table-cell>
          <table:table-cell office:value-type="string" calcext:value-type="string">
            <text:p>EDN1</text:p>
          </table:table-cell>
        </table:table-row>
        <table:table-row table:style-name="ro1">
          <table:table-cell office:value-type="string" calcext:value-type="string">
            <text:p>ENSG00000079257</text:p>
          </table:table-cell>
          <table:table-cell office:value-type="float" office:value="-2.09250954187717" calcext:value-type="float">
            <text:p>-2.09250954187717</text:p>
          </table:table-cell>
          <table:table-cell office:value-type="float" office:value="0.0375851054145867" calcext:value-type="float">
            <text:p>0.037585105414587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2237.077906899" calcext:value-type="float">
            <text:p>22237.077906899</text:p>
          </table:table-cell>
          <table:table-cell office:value-type="float" office:value="5213.94854510219" calcext:value-type="float">
            <text:p>5213.94854510219</text:p>
          </table:table-cell>
          <table:table-cell office:value-type="string" calcext:value-type="string">
            <text:p>LXN</text:p>
          </table:table-cell>
        </table:table-row>
        <table:table-row table:style-name="ro1">
          <table:table-cell office:value-type="string" calcext:value-type="string">
            <text:p>ENSG00000079931</text:p>
          </table:table-cell>
          <table:table-cell office:value-type="float" office:value="-2.12993423742634" calcext:value-type="float">
            <text:p>-2.12993423742634</text:p>
          </table:table-cell>
          <table:table-cell office:value-type="float" office:value="0.0375775790012738" calcext:value-type="float">
            <text:p>0.03757757900127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6917.47908288825" calcext:value-type="float">
            <text:p>6917.47908288825</text:p>
          </table:table-cell>
          <table:table-cell office:value-type="float" office:value="1580.41475355432" calcext:value-type="float">
            <text:p>1580.41475355432</text:p>
          </table:table-cell>
          <table:table-cell office:value-type="string" calcext:value-type="string">
            <text:p>MOXD1</text:p>
          </table:table-cell>
        </table:table-row>
        <table:table-row table:style-name="ro1">
          <table:table-cell office:value-type="string" calcext:value-type="string">
            <text:p>ENSG00000080493</text:p>
          </table:table-cell>
          <table:table-cell office:value-type="float" office:value="-2.44549876285633" calcext:value-type="float">
            <text:p>-2.44549876285633</text:p>
          </table:table-cell>
          <table:table-cell office:value-type="float" office:value="0.0282975880785466" calcext:value-type="float">
            <text:p>0.028297588078547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945.24031490933" calcext:value-type="float">
            <text:p>3945.24031490933</text:p>
          </table:table-cell>
          <table:table-cell office:value-type="float" office:value="724.272229806024" calcext:value-type="float">
            <text:p>724.272229806024</text:p>
          </table:table-cell>
          <table:table-cell office:value-type="string" calcext:value-type="string">
            <text:p>SLC4A4</text:p>
          </table:table-cell>
        </table:table-row>
        <table:table-row table:style-name="ro1">
          <table:table-cell office:value-type="string" calcext:value-type="string">
            <text:p>ENSG00000080986</text:p>
          </table:table-cell>
          <table:table-cell office:value-type="float" office:value="-2.41617085225806" calcext:value-type="float">
            <text:p>-2.41617085225806</text:p>
          </table:table-cell>
          <table:table-cell office:value-type="float" office:value="0.0346717161185331" calcext:value-type="float">
            <text:p>0.034671716118533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396.90293009158" calcext:value-type="float">
            <text:p>1396.90293009158</text:p>
          </table:table-cell>
          <table:table-cell office:value-type="float" office:value="261.711814131589" calcext:value-type="float">
            <text:p>261.711814131589</text:p>
          </table:table-cell>
          <table:table-cell office:value-type="string" calcext:value-type="string">
            <text:p>NDC80</text:p>
          </table:table-cell>
        </table:table-row>
        <table:table-row table:style-name="ro1">
          <table:table-cell office:value-type="string" calcext:value-type="string">
            <text:p>ENSG00000081059</text:p>
          </table:table-cell>
          <table:table-cell office:value-type="float" office:value="3.32661930966721" calcext:value-type="float">
            <text:p>3.32661930966721</text:p>
          </table:table-cell>
          <table:table-cell office:value-type="float" office:value="0.0131467672283177" calcext:value-type="float">
            <text:p>0.013146767228318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32.652852153574" calcext:value-type="float">
            <text:p>232.652852153574</text:p>
          </table:table-cell>
          <table:table-cell office:value-type="float" office:value="2334.10420277824" calcext:value-type="float">
            <text:p>2334.10420277824</text:p>
          </table:table-cell>
          <table:table-cell office:value-type="string" calcext:value-type="string">
            <text:p>TCF7</text:p>
          </table:table-cell>
        </table:table-row>
        <table:table-row table:style-name="ro1">
          <table:table-cell office:value-type="string" calcext:value-type="string">
            <text:p>ENSG00000083454</text:p>
          </table:table-cell>
          <table:table-cell office:value-type="float" office:value="2.73051560581621" calcext:value-type="float">
            <text:p>2.73051560581621</text:p>
          </table:table-cell>
          <table:table-cell office:value-type="float" office:value="0.0429804603559196" calcext:value-type="float">
            <text:p>0.0429804603559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59.1490302085357" calcext:value-type="float">
            <text:p>59.1490302085357</text:p>
          </table:table-cell>
          <table:table-cell office:value-type="float" office:value="392.567721197383" calcext:value-type="float">
            <text:p>392.567721197383</text:p>
          </table:table-cell>
          <table:table-cell office:value-type="string" calcext:value-type="string">
            <text:p>P2RX5</text:p>
          </table:table-cell>
        </table:table-row>
        <table:table-row table:style-name="ro1">
          <table:table-cell office:value-type="string" calcext:value-type="string">
            <text:p>ENSG00000085117</text:p>
          </table:table-cell>
          <table:table-cell office:value-type="float" office:value="1.9962236745066" calcext:value-type="float">
            <text:p>1.9962236745066</text:p>
          </table:table-cell>
          <table:table-cell office:value-type="float" office:value="0.0436558784722234" calcext:value-type="float">
            <text:p>0.043655878472223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589.13727826933" calcext:value-type="float">
            <text:p>1589.13727826933</text:p>
          </table:table-cell>
          <table:table-cell office:value-type="float" office:value="6339.91797799391" calcext:value-type="float">
            <text:p>6339.91797799391</text:p>
          </table:table-cell>
          <table:table-cell office:value-type="string" calcext:value-type="string">
            <text:p>CD82</text:p>
          </table:table-cell>
        </table:table-row>
        <table:table-row table:style-name="ro1">
          <table:table-cell office:value-type="string" calcext:value-type="string">
            <text:p>ENSG00000085563</text:p>
          </table:table-cell>
          <table:table-cell office:value-type="float" office:value="3.30843695610828" calcext:value-type="float">
            <text:p>3.30843695610828</text:p>
          </table:table-cell>
          <table:table-cell office:value-type="float" office:value="0.0259100911227977" calcext:value-type="float">
            <text:p>0.025910091122798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42.3901383161173" calcext:value-type="float">
            <text:p>42.3901383161173</text:p>
          </table:table-cell>
          <table:table-cell office:value-type="float" office:value="419.956166862317" calcext:value-type="float">
            <text:p>419.956166862317</text:p>
          </table:table-cell>
          <table:table-cell office:value-type="string" calcext:value-type="string">
            <text:p>ABCB1</text:p>
          </table:table-cell>
        </table:table-row>
        <table:table-row table:style-name="ro1">
          <table:table-cell office:value-type="string" calcext:value-type="string">
            <text:p>ENSG00000088325</text:p>
          </table:table-cell>
          <table:table-cell office:value-type="float" office:value="-1.99389710874797" calcext:value-type="float">
            <text:p>-1.99389710874797</text:p>
          </table:table-cell>
          <table:table-cell office:value-type="float" office:value="0.0430401687051847" calcext:value-type="float">
            <text:p>0.043040168705185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8771.80117992584" calcext:value-type="float">
            <text:p>8771.80117992584</text:p>
          </table:table-cell>
          <table:table-cell office:value-type="float" office:value="2202.23390883596" calcext:value-type="float">
            <text:p>2202.23390883596</text:p>
          </table:table-cell>
          <table:table-cell office:value-type="string" calcext:value-type="string">
            <text:p>TPX2</text:p>
          </table:table-cell>
        </table:table-row>
        <table:table-row table:style-name="ro1">
          <table:table-cell office:value-type="string" calcext:value-type="string">
            <text:p>ENSG00000088882</text:p>
          </table:table-cell>
          <table:table-cell office:value-type="float" office:value="-2.83210878699989" calcext:value-type="float">
            <text:p>-2.83210878699989</text:p>
          </table:table-cell>
          <table:table-cell office:value-type="float" office:value="0.0381481844723859" calcext:value-type="float">
            <text:p>0.038148184472386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418.972297310461" calcext:value-type="float">
            <text:p>418.972297310461</text:p>
          </table:table-cell>
          <table:table-cell office:value-type="float" office:value="58.8344388357835" calcext:value-type="float">
            <text:p>58.8344388357835</text:p>
          </table:table-cell>
          <table:table-cell office:value-type="string" calcext:value-type="string">
            <text:p>CPXM1</text:p>
          </table:table-cell>
        </table:table-row>
        <table:table-row table:style-name="ro1">
          <table:table-cell office:value-type="string" calcext:value-type="string">
            <text:p>ENSG00000089685</text:p>
          </table:table-cell>
          <table:table-cell office:value-type="float" office:value="-2.22225671562926" calcext:value-type="float">
            <text:p>-2.22225671562926</text:p>
          </table:table-cell>
          <table:table-cell office:value-type="float" office:value="0.03569797431922" calcext:value-type="float">
            <text:p>0.0356979743192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815.11244845055" calcext:value-type="float">
            <text:p>3815.11244845055</text:p>
          </table:table-cell>
          <table:table-cell office:value-type="float" office:value="817.595822442095" calcext:value-type="float">
            <text:p>817.595822442095</text:p>
          </table:table-cell>
          <table:table-cell office:value-type="string" calcext:value-type="string">
            <text:p>BIRC5</text:p>
          </table:table-cell>
        </table:table-row>
        <table:table-row table:style-name="ro1">
          <table:table-cell office:value-type="string" calcext:value-type="string">
            <text:p>ENSG00000090889</text:p>
          </table:table-cell>
          <table:table-cell office:value-type="float" office:value="-2.16476201003905" calcext:value-type="float">
            <text:p>-2.16476201003905</text:p>
          </table:table-cell>
          <table:table-cell office:value-type="float" office:value="0.0402615474475433" calcext:value-type="float">
            <text:p>0.040261547447543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356.10303664001" calcext:value-type="float">
            <text:p>2356.10303664001</text:p>
          </table:table-cell>
          <table:table-cell office:value-type="float" office:value="525.452402016135" calcext:value-type="float">
            <text:p>525.452402016135</text:p>
          </table:table-cell>
          <table:table-cell office:value-type="string" calcext:value-type="string">
            <text:p>KIF4A</text:p>
          </table:table-cell>
        </table:table-row>
        <table:table-row table:style-name="ro1">
          <table:table-cell office:value-type="string" calcext:value-type="string">
            <text:p>ENSG00000091622</text:p>
          </table:table-cell>
          <table:table-cell office:value-type="float" office:value="3.12828532805074" calcext:value-type="float">
            <text:p>3.12828532805074</text:p>
          </table:table-cell>
          <table:table-cell office:value-type="float" office:value="0.0165845573245502" calcext:value-type="float">
            <text:p>0.01658455732455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11.950691580586" calcext:value-type="float">
            <text:p>211.950691580586</text:p>
          </table:table-cell>
          <table:table-cell office:value-type="float" office:value="1853.28482332718" calcext:value-type="float">
            <text:p>1853.28482332718</text:p>
          </table:table-cell>
          <table:table-cell office:value-type="string" calcext:value-type="string">
            <text:p>PITPNM3</text:p>
          </table:table-cell>
        </table:table-row>
        <table:table-row table:style-name="ro1">
          <table:table-cell office:value-type="string" calcext:value-type="string">
            <text:p>ENSG00000091844</text:p>
          </table:table-cell>
          <table:table-cell office:value-type="float" office:value="-2.31096809272855" calcext:value-type="float">
            <text:p>-2.31096809272855</text:p>
          </table:table-cell>
          <table:table-cell office:value-type="float" office:value="0.0343248442814503" calcext:value-type="float">
            <text:p>0.03432484428145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516.79123537319" calcext:value-type="float">
            <text:p>2516.79123537319</text:p>
          </table:table-cell>
          <table:table-cell office:value-type="float" office:value="507.193438239513" calcext:value-type="float">
            <text:p>507.193438239513</text:p>
          </table:table-cell>
          <table:table-cell office:value-type="string" calcext:value-type="string">
            <text:p>RGS17</text:p>
          </table:table-cell>
        </table:table-row>
        <table:table-row table:style-name="ro1">
          <table:table-cell office:value-type="string" calcext:value-type="string">
            <text:p>ENSG00000091972</text:p>
          </table:table-cell>
          <table:table-cell office:value-type="float" office:value="-2.60407080656325" calcext:value-type="float">
            <text:p>-2.60407080656325</text:p>
          </table:table-cell>
          <table:table-cell office:value-type="float" office:value="0.0217870975274418" calcext:value-type="float">
            <text:p>0.02178709752744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9422.828633989" calcext:value-type="float">
            <text:p>39422.828633989</text:p>
          </table:table-cell>
          <table:table-cell office:value-type="float" office:value="6483.96091445393" calcext:value-type="float">
            <text:p>6483.96091445393</text:p>
          </table:table-cell>
          <table:table-cell office:value-type="string" calcext:value-type="string">
            <text:p>CD200</text:p>
          </table:table-cell>
        </table:table-row>
        <table:table-row table:style-name="ro1">
          <table:table-cell office:value-type="string" calcext:value-type="string">
            <text:p>ENSG00000091986</text:p>
          </table:table-cell>
          <table:table-cell office:value-type="float" office:value="-2.0934018536191" calcext:value-type="float">
            <text:p>-2.0934018536191</text:p>
          </table:table-cell>
          <table:table-cell office:value-type="float" office:value="0.0368830742086344" calcext:value-type="float">
            <text:p>0.03688307420863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531046.893932424" calcext:value-type="float">
            <text:p>531046.893932424</text:p>
          </table:table-cell>
          <table:table-cell office:value-type="float" office:value="124437.881298312" calcext:value-type="float">
            <text:p>124437.881298312</text:p>
          </table:table-cell>
          <table:table-cell office:value-type="string" calcext:value-type="string">
            <text:p>CCDC80</text:p>
          </table:table-cell>
        </table:table-row>
        <table:table-row table:style-name="ro1">
          <table:table-cell office:value-type="string" calcext:value-type="string">
            <text:p>ENSG00000092758</text:p>
          </table:table-cell>
          <table:table-cell office:value-type="float" office:value="3.40716806578832" calcext:value-type="float">
            <text:p>3.40716806578832</text:p>
          </table:table-cell>
          <table:table-cell office:value-type="float" office:value="0.0176306102583709" calcext:value-type="float">
            <text:p>0.01763061025837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69.9930190801006" calcext:value-type="float">
            <text:p>69.9930190801006</text:p>
          </table:table-cell>
          <table:table-cell office:value-type="float" office:value="742.531193582647" calcext:value-type="float">
            <text:p>742.531193582647</text:p>
          </table:table-cell>
          <table:table-cell office:value-type="string" calcext:value-type="string">
            <text:p>COL9A3</text:p>
          </table:table-cell>
        </table:table-row>
        <table:table-row table:style-name="ro1">
          <table:table-cell office:value-type="string" calcext:value-type="string">
            <text:p>ENSG00000093134</text:p>
          </table:table-cell>
          <table:table-cell office:value-type="float" office:value="6.76227806040843" calcext:value-type="float">
            <text:p>6.76227806040843</text:p>
          </table:table-cell>
          <table:table-cell office:value-type="float" office:value="0.00574790455177731" calcext:value-type="float">
            <text:p>0.005747904551777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.97163434028452" calcext:value-type="float">
            <text:p>1.97163434028452</text:p>
          </table:table-cell>
          <table:table-cell office:value-type="float" office:value="214.035630937074" calcext:value-type="float">
            <text:p>214.035630937074</text:p>
          </table:table-cell>
          <table:table-cell office:value-type="string" calcext:value-type="string">
            <text:p>VNN3</text:p>
          </table:table-cell>
        </table:table-row>
        <table:table-row table:style-name="ro1">
          <table:table-cell office:value-type="string" calcext:value-type="string">
            <text:p>ENSG00000095303</text:p>
          </table:table-cell>
          <table:table-cell office:value-type="float" office:value="-2.85009590501278" calcext:value-type="float">
            <text:p>-2.85009590501278</text:p>
          </table:table-cell>
          <table:table-cell office:value-type="float" office:value="0.0168505438878552" calcext:value-type="float">
            <text:p>0.016850543887855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82610.123067703" calcext:value-type="float">
            <text:p>282610.123067703</text:p>
          </table:table-cell>
          <table:table-cell office:value-type="float" office:value="39193.8801333966" calcext:value-type="float">
            <text:p>39193.8801333966</text:p>
          </table:table-cell>
          <table:table-cell office:value-type="string" calcext:value-type="string">
            <text:p>PTGS1</text:p>
          </table:table-cell>
        </table:table-row>
        <table:table-row table:style-name="ro1">
          <table:table-cell office:value-type="string" calcext:value-type="string">
            <text:p>ENSG00000095585</text:p>
          </table:table-cell>
          <table:table-cell office:value-type="float" office:value="4.3191866724045" calcext:value-type="float">
            <text:p>4.3191866724045</text:p>
          </table:table-cell>
          <table:table-cell office:value-type="float" office:value="0.0432744004308629" calcext:value-type="float">
            <text:p>0.043274400430863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4.92908585071131" calcext:value-type="float">
            <text:p>4.92908585071131</text:p>
          </table:table-cell>
          <table:table-cell office:value-type="float" office:value="98.3955270184655" calcext:value-type="float">
            <text:p>98.3955270184655</text:p>
          </table:table-cell>
          <table:table-cell office:value-type="string" calcext:value-type="string">
            <text:p>BLNK</text:p>
          </table:table-cell>
        </table:table-row>
        <table:table-row table:style-name="ro1">
          <table:table-cell office:value-type="string" calcext:value-type="string">
            <text:p>ENSG00000095752</text:p>
          </table:table-cell>
          <table:table-cell office:value-type="float" office:value="2.61009210251453" calcext:value-type="float">
            <text:p>2.61009210251453</text:p>
          </table:table-cell>
          <table:table-cell office:value-type="float" office:value="0.0216426223220817" calcext:value-type="float">
            <text:p>0.02164262232208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6740.03199226264" calcext:value-type="float">
            <text:p>6740.03199226264</text:p>
          </table:table-cell>
          <table:table-cell office:value-type="float" office:value="41150.6324181246" calcext:value-type="float">
            <text:p>41150.6324181246</text:p>
          </table:table-cell>
          <table:table-cell office:value-type="string" calcext:value-type="string">
            <text:p>IL11</text:p>
          </table:table-cell>
        </table:table-row>
        <table:table-row table:style-name="ro1">
          <table:table-cell office:value-type="string" calcext:value-type="string">
            <text:p>ENSG00000099204</text:p>
          </table:table-cell>
          <table:table-cell office:value-type="float" office:value="3.14387942349745" calcext:value-type="float">
            <text:p>3.14387942349745</text:p>
          </table:table-cell>
          <table:table-cell office:value-type="float" office:value="0.0140106953944823" calcext:value-type="float">
            <text:p>0.01401069539448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553.043432449809" calcext:value-type="float">
            <text:p>553.043432449809</text:p>
          </table:table-cell>
          <table:table-cell office:value-type="float" office:value="4888.33035775242" calcext:value-type="float">
            <text:p>4888.33035775242</text:p>
          </table:table-cell>
          <table:table-cell office:value-type="string" calcext:value-type="string">
            <text:p>ABLIM1</text:p>
          </table:table-cell>
        </table:table-row>
        <table:table-row table:style-name="ro1">
          <table:table-cell office:value-type="string" calcext:value-type="string">
            <text:p>ENSG00000099822</text:p>
          </table:table-cell>
          <table:table-cell office:value-type="float" office:value="1.99583261220059" calcext:value-type="float">
            <text:p>1.99583261220059</text:p>
          </table:table-cell>
          <table:table-cell office:value-type="float" office:value="0.0486161083002109" calcext:value-type="float">
            <text:p>0.04861610830021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549.10016376924" calcext:value-type="float">
            <text:p>549.10016376924</text:p>
          </table:table-cell>
          <table:table-cell office:value-type="float" office:value="2190.06126631822" calcext:value-type="float">
            <text:p>2190.06126631822</text:p>
          </table:table-cell>
          <table:table-cell office:value-type="string" calcext:value-type="string">
            <text:p>HCN2</text:p>
          </table:table-cell>
        </table:table-row>
        <table:table-row table:style-name="ro1">
          <table:table-cell office:value-type="string" calcext:value-type="string">
            <text:p>ENSG00000099864</text:p>
          </table:table-cell>
          <table:table-cell office:value-type="float" office:value="2.95915793941822" calcext:value-type="float">
            <text:p>2.95915793941822</text:p>
          </table:table-cell>
          <table:table-cell office:value-type="float" office:value="0.01687812128976" calcext:value-type="float">
            <text:p>0.01687812128976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572.759775852654" calcext:value-type="float">
            <text:p>572.759775852654</text:p>
          </table:table-cell>
          <table:table-cell office:value-type="float" office:value="4454.1727746194" calcext:value-type="float">
            <text:p>4454.1727746194</text:p>
          </table:table-cell>
          <table:table-cell office:value-type="string" calcext:value-type="string">
            <text:p>PALM</text:p>
          </table:table-cell>
        </table:table-row>
        <table:table-row table:style-name="ro1">
          <table:table-cell office:value-type="string" calcext:value-type="string">
            <text:p>ENSG00000099998</text:p>
          </table:table-cell>
          <table:table-cell office:value-type="float" office:value="2.94418499515902" calcext:value-type="float">
            <text:p>2.94418499515902</text:p>
          </table:table-cell>
          <table:table-cell office:value-type="float" office:value="0.016150036860855" calcext:value-type="float">
            <text:p>0.016150036860855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257.90270910153" calcext:value-type="float">
            <text:p>1257.90270910153</text:p>
          </table:table-cell>
          <table:table-cell office:value-type="float" office:value="9681.30834911582" calcext:value-type="float">
            <text:p>9681.30834911582</text:p>
          </table:table-cell>
          <table:table-cell office:value-type="string" calcext:value-type="string">
            <text:p>GGT5</text:p>
          </table:table-cell>
        </table:table-row>
        <table:table-row table:style-name="ro1">
          <table:table-cell office:value-type="string" calcext:value-type="string">
            <text:p>ENSG00000100078</text:p>
          </table:table-cell>
          <table:table-cell office:value-type="float" office:value="6.19091147371472" calcext:value-type="float">
            <text:p>6.19091147371472</text:p>
          </table:table-cell>
          <table:table-cell office:value-type="float" office:value="0.0318497283462333" calcext:value-type="float">
            <text:p>0.031849728346233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0.985817170142262" calcext:value-type="float">
            <text:p>0.985817170142262</text:p>
          </table:table-cell>
          <table:table-cell office:value-type="float" office:value="72.0214682300108" calcext:value-type="float">
            <text:p>72.0214682300108</text:p>
          </table:table-cell>
          <table:table-cell office:value-type="string" calcext:value-type="string">
            <text:p>PLA2G3</text:p>
          </table:table-cell>
        </table:table-row>
        <table:table-row table:style-name="ro1">
          <table:table-cell office:value-type="string" calcext:value-type="string">
            <text:p>ENSG00000100311</text:p>
          </table:table-cell>
          <table:table-cell office:value-type="float" office:value="3.31628109880708" calcext:value-type="float">
            <text:p>3.31628109880708</text:p>
          </table:table-cell>
          <table:table-cell office:value-type="float" office:value="0.0126232194306371" calcext:value-type="float">
            <text:p>0.012623219430637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11.518225764955" calcext:value-type="float">
            <text:p>311.518225764955</text:p>
          </table:table-cell>
          <table:table-cell office:value-type="float" office:value="3103.00945514934" calcext:value-type="float">
            <text:p>3103.00945514934</text:p>
          </table:table-cell>
          <table:table-cell office:value-type="string" calcext:value-type="string">
            <text:p>PDGFB</text:p>
          </table:table-cell>
        </table:table-row>
        <table:table-row table:style-name="ro1">
          <table:table-cell office:value-type="string" calcext:value-type="string">
            <text:p>ENSG00000100526</text:p>
          </table:table-cell>
          <table:table-cell office:value-type="float" office:value="-2.66393813655488" calcext:value-type="float">
            <text:p>-2.66393813655488</text:p>
          </table:table-cell>
          <table:table-cell office:value-type="float" office:value="0.0275797131112897" calcext:value-type="float">
            <text:p>0.02757971311129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356.48442611575" calcext:value-type="float">
            <text:p>1356.48442611575</text:p>
          </table:table-cell>
          <table:table-cell office:value-type="float" office:value="214.035630937074" calcext:value-type="float">
            <text:p>214.035630937074</text:p>
          </table:table-cell>
          <table:table-cell office:value-type="string" calcext:value-type="string">
            <text:p>CDKN3</text:p>
          </table:table-cell>
        </table:table-row>
        <table:table-row table:style-name="ro1">
          <table:table-cell office:value-type="string" calcext:value-type="string">
            <text:p>ENSG00000100739</text:p>
          </table:table-cell>
          <table:table-cell office:value-type="float" office:value="-2.95355844877636" calcext:value-type="float">
            <text:p>-2.95355844877636</text:p>
          </table:table-cell>
          <table:table-cell office:value-type="float" office:value="0.016264317265164" calcext:value-type="float">
            <text:p>0.01626431726516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7355.18190643141" calcext:value-type="float">
            <text:p>7355.18190643141</text:p>
          </table:table-cell>
          <table:table-cell office:value-type="float" office:value="949.466116384368" calcext:value-type="float">
            <text:p>949.466116384368</text:p>
          </table:table-cell>
          <table:table-cell office:value-type="string" calcext:value-type="string">
            <text:p>BDKRB1</text:p>
          </table:table-cell>
        </table:table-row>
        <table:table-row table:style-name="ro1">
          <table:table-cell office:value-type="string" calcext:value-type="string">
            <text:p>ENSG00000101098</text:p>
          </table:table-cell>
          <table:table-cell office:value-type="float" office:value="4.77817144285091" calcext:value-type="float">
            <text:p>4.77817144285091</text:p>
          </table:table-cell>
          <table:table-cell office:value-type="float" office:value="0.0104029793714476" calcext:value-type="float">
            <text:p>0.010402979371448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1.8298060417071" calcext:value-type="float">
            <text:p>11.8298060417071</text:p>
          </table:table-cell>
          <table:table-cell office:value-type="float" office:value="324.603800473288" calcext:value-type="float">
            <text:p>324.603800473288</text:p>
          </table:table-cell>
          <table:table-cell office:value-type="string" calcext:value-type="string">
            <text:p>RIMS4</text:p>
          </table:table-cell>
        </table:table-row>
        <table:table-row table:style-name="ro1">
          <table:table-cell office:value-type="string" calcext:value-type="string">
            <text:p>ENSG00000101188</text:p>
          </table:table-cell>
          <table:table-cell office:value-type="float" office:value="4.37808852139062" calcext:value-type="float">
            <text:p>4.37808852139062</text:p>
          </table:table-cell>
          <table:table-cell office:value-type="float" office:value="0.0101239368607204" calcext:value-type="float">
            <text:p>0.0101239368607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3.6596120834143" calcext:value-type="float">
            <text:p>23.6596120834143</text:p>
          </table:table-cell>
          <table:table-cell office:value-type="float" office:value="491.977635092327" calcext:value-type="float">
            <text:p>491.977635092327</text:p>
          </table:table-cell>
          <table:table-cell office:value-type="string" calcext:value-type="string">
            <text:p>NTSR1</text:p>
          </table:table-cell>
        </table:table-row>
        <table:table-row table:style-name="ro1">
          <table:table-cell office:value-type="string" calcext:value-type="string">
            <text:p>ENSG00000101333</text:p>
          </table:table-cell>
          <table:table-cell office:value-type="float" office:value="3.68810628460758" calcext:value-type="float">
            <text:p>3.68810628460758</text:p>
          </table:table-cell>
          <table:table-cell office:value-type="float" office:value="0.00959803048419895" calcext:value-type="float">
            <text:p>0.009598030484199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68.574736094327" calcext:value-type="float">
            <text:p>168.574736094327</text:p>
          </table:table-cell>
          <table:table-cell office:value-type="float" office:value="2172.81668941807" calcext:value-type="float">
            <text:p>2172.81668941807</text:p>
          </table:table-cell>
          <table:table-cell office:value-type="string" calcext:value-type="string">
            <text:p>PLCB4</text:p>
          </table:table-cell>
        </table:table-row>
        <table:table-row table:style-name="ro1">
          <table:table-cell office:value-type="string" calcext:value-type="string">
            <text:p>ENSG00000101447</text:p>
          </table:table-cell>
          <table:table-cell office:value-type="float" office:value="-2.20733014237222" calcext:value-type="float">
            <text:p>-2.20733014237222</text:p>
          </table:table-cell>
          <table:table-cell office:value-type="float" office:value="0.0408003932380439" calcext:value-type="float">
            <text:p>0.04080039323804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700.5346184954" calcext:value-type="float">
            <text:p>1700.5346184954</text:p>
          </table:table-cell>
          <table:table-cell office:value-type="float" office:value="368.222436161886" calcext:value-type="float">
            <text:p>368.222436161886</text:p>
          </table:table-cell>
          <table:table-cell office:value-type="string" calcext:value-type="string">
            <text:p>FAM83D</text:p>
          </table:table-cell>
        </table:table-row>
        <table:table-row table:style-name="ro1">
          <table:table-cell office:value-type="string" calcext:value-type="string">
            <text:p>ENSG00000102057</text:p>
          </table:table-cell>
          <table:table-cell office:value-type="float" office:value="2.37769458900312" calcext:value-type="float">
            <text:p>2.37769458900312</text:p>
          </table:table-cell>
          <table:table-cell office:value-type="float" office:value="0.035296665033856" calcext:value-type="float">
            <text:p>0.035296665033856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91.801882362109" calcext:value-type="float">
            <text:p>291.801882362109</text:p>
          </table:table-cell>
          <table:table-cell office:value-type="float" office:value="1516.50838033614" calcext:value-type="float">
            <text:p>1516.50838033614</text:p>
          </table:table-cell>
          <table:table-cell office:value-type="string" calcext:value-type="string">
            <text:p>KCND1</text:p>
          </table:table-cell>
        </table:table-row>
        <table:table-row table:style-name="ro1">
          <table:table-cell office:value-type="string" calcext:value-type="string">
            <text:p>ENSG00000102349</text:p>
          </table:table-cell>
          <table:table-cell office:value-type="float" office:value="3.71106093186077" calcext:value-type="float">
            <text:p>3.71106093186077</text:p>
          </table:table-cell>
          <table:table-cell office:value-type="float" office:value="0.0436136233646937" calcext:value-type="float">
            <text:p>0.04361362336469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0.8439888715649" calcext:value-type="float">
            <text:p>10.8439888715649</text:p>
          </table:table-cell>
          <table:table-cell office:value-type="float" office:value="142.014162707064" calcext:value-type="float">
            <text:p>142.014162707064</text:p>
          </table:table-cell>
          <table:table-cell office:value-type="string" calcext:value-type="string">
            <text:p>KLF8</text:p>
          </table:table-cell>
        </table:table-row>
        <table:table-row table:style-name="ro1">
          <table:table-cell office:value-type="string" calcext:value-type="string">
            <text:p>ENSG00000102385</text:p>
          </table:table-cell>
          <table:table-cell office:value-type="float" office:value="-2.01939886430355" calcext:value-type="float">
            <text:p>-2.01939886430355</text:p>
          </table:table-cell>
          <table:table-cell office:value-type="float" office:value="0.0429613840839031" calcext:value-type="float">
            <text:p>0.042961384083903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5486.07255184169" calcext:value-type="float">
            <text:p>5486.07255184169</text:p>
          </table:table-cell>
          <table:table-cell office:value-type="float" office:value="1353.19209322302" calcext:value-type="float">
            <text:p>1353.19209322302</text:p>
          </table:table-cell>
          <table:table-cell office:value-type="string" calcext:value-type="string">
            <text:p>DRP2</text:p>
          </table:table-cell>
        </table:table-row>
        <table:table-row table:style-name="ro1">
          <table:table-cell office:value-type="string" calcext:value-type="string">
            <text:p>ENSG00000102468</text:p>
          </table:table-cell>
          <table:table-cell office:value-type="float" office:value="-3.96162287211126" calcext:value-type="float">
            <text:p>-3.96162287211126</text:p>
          </table:table-cell>
          <table:table-cell office:value-type="float" office:value="0.00967496089350763" calcext:value-type="float">
            <text:p>0.009674960893508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995.675341843684" calcext:value-type="float">
            <text:p>995.675341843684</text:p>
          </table:table-cell>
          <table:table-cell office:value-type="float" office:value="63.9063732181786" calcext:value-type="float">
            <text:p>63.9063732181786</text:p>
          </table:table-cell>
          <table:table-cell office:value-type="string" calcext:value-type="string">
            <text:p>HTR2A</text:p>
          </table:table-cell>
        </table:table-row>
        <table:table-row table:style-name="ro1">
          <table:table-cell office:value-type="string" calcext:value-type="string">
            <text:p>ENSG00000103196</text:p>
          </table:table-cell>
          <table:table-cell office:value-type="float" office:value="-2.26707445404862" calcext:value-type="float">
            <text:p>-2.26707445404862</text:p>
          </table:table-cell>
          <table:table-cell office:value-type="float" office:value="0.0325149295771073" calcext:value-type="float">
            <text:p>0.032514929577107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6855.37260116929" calcext:value-type="float">
            <text:p>6855.37260116929</text:p>
          </table:table-cell>
          <table:table-cell office:value-type="float" office:value="1424.19917457655" calcext:value-type="float">
            <text:p>1424.19917457655</text:p>
          </table:table-cell>
          <table:table-cell office:value-type="string" calcext:value-type="string">
            <text:p>CRISPLD2</text:p>
          </table:table-cell>
        </table:table-row>
        <table:table-row table:style-name="ro1">
          <table:table-cell office:value-type="string" calcext:value-type="string">
            <text:p>ENSG00000103888</text:p>
          </table:table-cell>
          <table:table-cell office:value-type="float" office:value="-3.16182200060348" calcext:value-type="float">
            <text:p>-3.16182200060348</text:p>
          </table:table-cell>
          <table:table-cell office:value-type="float" office:value="0.0124366527999174" calcext:value-type="float">
            <text:p>0.012436652799917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39209.214230129" calcext:value-type="float">
            <text:p>139209.214230129</text:p>
          </table:table-cell>
          <table:table-cell office:value-type="float" office:value="15554.6083639294" calcext:value-type="float">
            <text:p>15554.6083639294</text:p>
          </table:table-cell>
          <table:table-cell office:value-type="string" calcext:value-type="string">
            <text:p>CEMIP</text:p>
          </table:table-cell>
        </table:table-row>
        <table:table-row table:style-name="ro1">
          <table:table-cell office:value-type="string" calcext:value-type="string">
            <text:p>ENSG00000104081</text:p>
          </table:table-cell>
          <table:table-cell office:value-type="float" office:value="3.2255448245677" calcext:value-type="float">
            <text:p>3.2255448245677</text:p>
          </table:table-cell>
          <table:table-cell office:value-type="float" office:value="0.013231913400705" calcext:value-type="float">
            <text:p>0.013231913400705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436.717006373022" calcext:value-type="float">
            <text:p>436.717006373022</text:p>
          </table:table-cell>
          <table:table-cell office:value-type="float" office:value="4084.93595158104" calcext:value-type="float">
            <text:p>4084.93595158104</text:p>
          </table:table-cell>
          <table:table-cell office:value-type="string" calcext:value-type="string">
            <text:p>BMF</text:p>
          </table:table-cell>
        </table:table-row>
        <table:table-row table:style-name="ro1">
          <table:table-cell office:value-type="string" calcext:value-type="string">
            <text:p>ENSG00000104213</text:p>
          </table:table-cell>
          <table:table-cell office:value-type="float" office:value="2.20923398645234" calcext:value-type="float">
            <text:p>2.20923398645234</text:p>
          </table:table-cell>
          <table:table-cell office:value-type="float" office:value="0.0386031984593346" calcext:value-type="float">
            <text:p>0.038603198459335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496.8518537517" calcext:value-type="float">
            <text:p>496.8518537517</text:p>
          </table:table-cell>
          <table:table-cell office:value-type="float" office:value="2297.58627522499" calcext:value-type="float">
            <text:p>2297.58627522499</text:p>
          </table:table-cell>
          <table:table-cell office:value-type="string" calcext:value-type="string">
            <text:p>PDGFRL</text:p>
          </table:table-cell>
        </table:table-row>
        <table:table-row table:style-name="ro1">
          <table:table-cell office:value-type="string" calcext:value-type="string">
            <text:p>ENSG00000104368</text:p>
          </table:table-cell>
          <table:table-cell office:value-type="float" office:value="-2.9326824477729" calcext:value-type="float">
            <text:p>-2.9326824477729</text:p>
          </table:table-cell>
          <table:table-cell office:value-type="float" office:value="0.0155988850017349" calcext:value-type="float">
            <text:p>0.015598885001735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81208.6610248091" calcext:value-type="float">
            <text:p>81208.6610248091</text:p>
          </table:table-cell>
          <table:table-cell office:value-type="float" office:value="10635.8463998826" calcext:value-type="float">
            <text:p>10635.8463998826</text:p>
          </table:table-cell>
          <table:table-cell office:value-type="string" calcext:value-type="string">
            <text:p>PLAT</text:p>
          </table:table-cell>
        </table:table-row>
        <table:table-row table:style-name="ro1">
          <table:table-cell office:value-type="string" calcext:value-type="string">
            <text:p>ENSG00000104435</text:p>
          </table:table-cell>
          <table:table-cell office:value-type="float" office:value="-5.36176206746839" calcext:value-type="float">
            <text:p>-5.36176206746839</text:p>
          </table:table-cell>
          <table:table-cell office:value-type="float" office:value="0.00384038134355501" calcext:value-type="float">
            <text:p>0.003840381343555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667.398224186311" calcext:value-type="float">
            <text:p>667.398224186311</text:p>
          </table:table-cell>
          <table:table-cell office:value-type="float" office:value="16.2301900236644" calcext:value-type="float">
            <text:p>16.2301900236644</text:p>
          </table:table-cell>
          <table:table-cell office:value-type="string" calcext:value-type="string">
            <text:p>STMN2</text:p>
          </table:table-cell>
        </table:table-row>
        <table:table-row table:style-name="ro1">
          <table:table-cell office:value-type="string" calcext:value-type="string">
            <text:p>ENSG00000104611</text:p>
          </table:table-cell>
          <table:table-cell office:value-type="float" office:value="-2.241908636561" calcext:value-type="float">
            <text:p>-2.241908636561</text:p>
          </table:table-cell>
          <table:table-cell office:value-type="float" office:value="0.032190262910846" calcext:value-type="float">
            <text:p>0.032190262910846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7000.4170991033" calcext:value-type="float">
            <text:p>17000.4170991033</text:p>
          </table:table-cell>
          <table:table-cell office:value-type="float" office:value="3593.97270336519" calcext:value-type="float">
            <text:p>3593.97270336519</text:p>
          </table:table-cell>
          <table:table-cell office:value-type="string" calcext:value-type="string">
            <text:p>SH2D4A</text:p>
          </table:table-cell>
        </table:table-row>
        <table:table-row table:style-name="ro1">
          <table:table-cell office:value-type="string" calcext:value-type="string">
            <text:p>ENSG00000104783</text:p>
          </table:table-cell>
          <table:table-cell office:value-type="float" office:value="2.90288416036038" calcext:value-type="float">
            <text:p>2.90288416036038</text:p>
          </table:table-cell>
          <table:table-cell office:value-type="float" office:value="0.0188340489584009" calcext:value-type="float">
            <text:p>0.01883404895840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85.454513525624" calcext:value-type="float">
            <text:p>385.454513525624</text:p>
          </table:table-cell>
          <table:table-cell office:value-type="float" office:value="2882.88750295339" calcext:value-type="float">
            <text:p>2882.88750295339</text:p>
          </table:table-cell>
          <table:table-cell office:value-type="string" calcext:value-type="string">
            <text:p>KCNN4</text:p>
          </table:table-cell>
        </table:table-row>
        <table:table-row table:style-name="ro1">
          <table:table-cell office:value-type="string" calcext:value-type="string">
            <text:p>ENSG00000104888</text:p>
          </table:table-cell>
          <table:table-cell office:value-type="float" office:value="3.99022354582621" calcext:value-type="float">
            <text:p>3.99022354582621</text:p>
          </table:table-cell>
          <table:table-cell office:value-type="float" office:value="0.0369404886221951" calcext:value-type="float">
            <text:p>0.036940488622195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8.87235453128035" calcext:value-type="float">
            <text:p>8.87235453128035</text:p>
          </table:table-cell>
          <table:table-cell office:value-type="float" office:value="140.999775830585" calcext:value-type="float">
            <text:p>140.999775830585</text:p>
          </table:table-cell>
          <table:table-cell office:value-type="string" calcext:value-type="string">
            <text:p>SLC17A7</text:p>
          </table:table-cell>
        </table:table-row>
        <table:table-row table:style-name="ro1">
          <table:table-cell office:value-type="string" calcext:value-type="string">
            <text:p>ENSG00000105088</text:p>
          </table:table-cell>
          <table:table-cell office:value-type="float" office:value="3.3655074286283" calcext:value-type="float">
            <text:p>3.3655074286283</text:p>
          </table:table-cell>
          <table:table-cell office:value-type="float" office:value="0.0149605461822584" calcext:value-type="float">
            <text:p>0.014960546182258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20.269694757356" calcext:value-type="float">
            <text:p>120.269694757356</text:p>
          </table:table-cell>
          <table:table-cell office:value-type="float" office:value="1239.58076305737" calcext:value-type="float">
            <text:p>1239.58076305737</text:p>
          </table:table-cell>
          <table:table-cell office:value-type="string" calcext:value-type="string">
            <text:p>OLFM2</text:p>
          </table:table-cell>
        </table:table-row>
        <table:table-row table:style-name="ro1">
          <table:table-cell office:value-type="string" calcext:value-type="string">
            <text:p>ENSG00000105246</text:p>
          </table:table-cell>
          <table:table-cell office:value-type="float" office:value="3.28222241602076" calcext:value-type="float">
            <text:p>3.28222241602076</text:p>
          </table:table-cell>
          <table:table-cell office:value-type="float" office:value="0.0316425580752396" calcext:value-type="float">
            <text:p>0.0316425580752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2.5319666146946" calcext:value-type="float">
            <text:p>32.5319666146946</text:p>
          </table:table-cell>
          <table:table-cell office:value-type="float" office:value="316.488705461456" calcext:value-type="float">
            <text:p>316.488705461456</text:p>
          </table:table-cell>
          <table:table-cell office:value-type="string" calcext:value-type="string">
            <text:p>EBI3</text:p>
          </table:table-cell>
        </table:table-row>
        <table:table-row table:style-name="ro1">
          <table:table-cell office:value-type="string" calcext:value-type="string">
            <text:p>ENSG00000105550</text:p>
          </table:table-cell>
          <table:table-cell office:value-type="float" office:value="7.73169962266485" calcext:value-type="float">
            <text:p>7.73169962266485</text:p>
          </table:table-cell>
          <table:table-cell office:value-type="float" office:value="0.0454071155652365" calcext:value-type="float">
            <text:p>0.045407115565237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0" calcext:value-type="float">
            <text:p>0</text:p>
          </table:table-cell>
          <table:table-cell office:value-type="float" office:value="38.546701306203" calcext:value-type="float">
            <text:p>38.546701306203</text:p>
          </table:table-cell>
          <table:table-cell office:value-type="string" calcext:value-type="string">
            <text:p>FGF21</text:p>
          </table:table-cell>
        </table:table-row>
        <table:table-row table:style-name="ro1">
          <table:table-cell office:value-type="string" calcext:value-type="string">
            <text:p>ENSG00000105613</text:p>
          </table:table-cell>
          <table:table-cell office:value-type="float" office:value="3.886344316967" calcext:value-type="float">
            <text:p>3.886344316967</text:p>
          </table:table-cell>
          <table:table-cell office:value-type="float" office:value="0.0145413121777539" calcext:value-type="float">
            <text:p>0.01454131217775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4.5036009549792" calcext:value-type="float">
            <text:p>34.5036009549792</text:p>
          </table:table-cell>
          <table:table-cell office:value-type="float" office:value="510.23659886895" calcext:value-type="float">
            <text:p>510.23659886895</text:p>
          </table:table-cell>
          <table:table-cell office:value-type="string" calcext:value-type="string">
            <text:p>MAST1</text:p>
          </table:table-cell>
        </table:table-row>
        <table:table-row table:style-name="ro1">
          <table:table-cell office:value-type="string" calcext:value-type="string">
            <text:p>ENSG00000105655</text:p>
          </table:table-cell>
          <table:table-cell office:value-type="float" office:value="1.96438219604697" calcext:value-type="float">
            <text:p>1.96438219604697</text:p>
          </table:table-cell>
          <table:table-cell office:value-type="float" office:value="0.0440172775472406" calcext:value-type="float">
            <text:p>0.04401727754724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931.82026400309" calcext:value-type="float">
            <text:p>2931.82026400309</text:p>
          </table:table-cell>
          <table:table-cell office:value-type="float" office:value="11441.2695798069" calcext:value-type="float">
            <text:p>11441.2695798069</text:p>
          </table:table-cell>
          <table:table-cell office:value-type="string" calcext:value-type="string">
            <text:p>ISYNA1</text:p>
          </table:table-cell>
        </table:table-row>
        <table:table-row table:style-name="ro1">
          <table:table-cell office:value-type="string" calcext:value-type="string">
            <text:p>ENSG00000105696</text:p>
          </table:table-cell>
          <table:table-cell office:value-type="float" office:value="2.8531237590828" calcext:value-type="float">
            <text:p>2.8531237590828</text:p>
          </table:table-cell>
          <table:table-cell office:value-type="float" office:value="0.0172522097322443" calcext:value-type="float">
            <text:p>0.01725220973224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452.71311931395" calcext:value-type="float">
            <text:p>2452.71311931395</text:p>
          </table:table-cell>
          <table:table-cell office:value-type="float" office:value="17722.3531189651" calcext:value-type="float">
            <text:p>17722.3531189651</text:p>
          </table:table-cell>
          <table:table-cell office:value-type="string" calcext:value-type="string">
            <text:p>TMEM59L</text:p>
          </table:table-cell>
        </table:table-row>
        <table:table-row table:style-name="ro1">
          <table:table-cell office:value-type="string" calcext:value-type="string">
            <text:p>ENSG00000105711</text:p>
          </table:table-cell>
          <table:table-cell office:value-type="float" office:value="-2.27358376777401" calcext:value-type="float">
            <text:p>-2.27358376777401</text:p>
          </table:table-cell>
          <table:table-cell office:value-type="float" office:value="0.0316327803879398" calcext:value-type="float">
            <text:p>0.0316327803879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0363.8959097056" calcext:value-type="float">
            <text:p>10363.8959097056</text:p>
          </table:table-cell>
          <table:table-cell office:value-type="float" office:value="2143.39947000018" calcext:value-type="float">
            <text:p>2143.39947000018</text:p>
          </table:table-cell>
          <table:table-cell office:value-type="string" calcext:value-type="string">
            <text:p>SCN1B</text:p>
          </table:table-cell>
        </table:table-row>
        <table:table-row table:style-name="ro1">
          <table:table-cell office:value-type="string" calcext:value-type="string">
            <text:p>ENSG00000105767</text:p>
          </table:table-cell>
          <table:table-cell office:value-type="float" office:value="3.17326823328869" calcext:value-type="float">
            <text:p>3.17326823328869</text:p>
          </table:table-cell>
          <table:table-cell office:value-type="float" office:value="0.0137443433764572" calcext:value-type="float">
            <text:p>0.013744343376457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498.823488091984" calcext:value-type="float">
            <text:p>498.823488091984</text:p>
          </table:table-cell>
          <table:table-cell office:value-type="float" office:value="4499.82018406096" calcext:value-type="float">
            <text:p>4499.82018406096</text:p>
          </table:table-cell>
          <table:table-cell office:value-type="string" calcext:value-type="string">
            <text:p>CADM4</text:p>
          </table:table-cell>
        </table:table-row>
        <table:table-row table:style-name="ro1">
          <table:table-cell office:value-type="string" calcext:value-type="string">
            <text:p>ENSG00000105989</text:p>
          </table:table-cell>
          <table:table-cell office:value-type="float" office:value="-4.41818345355272" calcext:value-type="float">
            <text:p>-4.41818345355272</text:p>
          </table:table-cell>
          <table:table-cell office:value-type="float" office:value="0.0311856285278304" calcext:value-type="float">
            <text:p>0.03118562852783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30.127866458779" calcext:value-type="float">
            <text:p>130.127866458779</text:p>
          </table:table-cell>
          <table:table-cell office:value-type="float" office:value="6.08632125887415" calcext:value-type="float">
            <text:p>6.08632125887415</text:p>
          </table:table-cell>
          <table:table-cell office:value-type="string" calcext:value-type="string">
            <text:p>WNT2</text:p>
          </table:table-cell>
        </table:table-row>
        <table:table-row table:style-name="ro1">
          <table:table-cell office:value-type="string" calcext:value-type="string">
            <text:p>ENSG00000106004</text:p>
          </table:table-cell>
          <table:table-cell office:value-type="float" office:value="-2.99595229314337" calcext:value-type="float">
            <text:p>-2.99595229314337</text:p>
          </table:table-cell>
          <table:table-cell office:value-type="float" office:value="0.0175877922498845" calcext:value-type="float">
            <text:p>0.017587792249885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557.20973934903" calcext:value-type="float">
            <text:p>2557.20973934903</text:p>
          </table:table-cell>
          <table:table-cell office:value-type="float" office:value="320.546252967372" calcext:value-type="float">
            <text:p>320.546252967372</text:p>
          </table:table-cell>
          <table:table-cell office:value-type="string" calcext:value-type="string">
            <text:p>HOXA5</text:p>
          </table:table-cell>
        </table:table-row>
        <table:table-row table:style-name="ro1">
          <table:table-cell office:value-type="string" calcext:value-type="string">
            <text:p>ENSG00000106483</text:p>
          </table:table-cell>
          <table:table-cell office:value-type="float" office:value="-2.45228342883816" calcext:value-type="float">
            <text:p>-2.45228342883816</text:p>
          </table:table-cell>
          <table:table-cell office:value-type="float" office:value="0.0255962752510433" calcext:value-type="float">
            <text:p>0.025596275251043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6497.7797162538" calcext:value-type="float">
            <text:p>26497.7797162538</text:p>
          </table:table-cell>
          <table:table-cell office:value-type="float" office:value="4841.66856143439" calcext:value-type="float">
            <text:p>4841.66856143439</text:p>
          </table:table-cell>
          <table:table-cell office:value-type="string" calcext:value-type="string">
            <text:p>SFRP4</text:p>
          </table:table-cell>
        </table:table-row>
        <table:table-row table:style-name="ro1">
          <table:table-cell office:value-type="string" calcext:value-type="string">
            <text:p>ENSG00000106511</text:p>
          </table:table-cell>
          <table:table-cell office:value-type="float" office:value="5.97190246756174" calcext:value-type="float">
            <text:p>5.97190246756174</text:p>
          </table:table-cell>
          <table:table-cell office:value-type="float" office:value="0.0404682327205602" calcext:value-type="float">
            <text:p>0.04046823272056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0.985817170142262" calcext:value-type="float">
            <text:p>0.985817170142262</text:p>
          </table:table-cell>
          <table:table-cell office:value-type="float" office:value="61.8775994652206" calcext:value-type="float">
            <text:p>61.8775994652206</text:p>
          </table:table-cell>
          <table:table-cell office:value-type="string" calcext:value-type="string">
            <text:p>MEOX2</text:p>
          </table:table-cell>
        </table:table-row>
        <table:table-row table:style-name="ro1">
          <table:table-cell office:value-type="string" calcext:value-type="string">
            <text:p>ENSG00000106819</text:p>
          </table:table-cell>
          <table:table-cell office:value-type="float" office:value="3.52707944012993" calcext:value-type="float">
            <text:p>3.52707944012993</text:p>
          </table:table-cell>
          <table:table-cell office:value-type="float" office:value="0.00921678458002534" calcext:value-type="float">
            <text:p>0.009216784580025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877.377281426613" calcext:value-type="float">
            <text:p>877.377281426613</text:p>
          </table:table-cell>
          <table:table-cell office:value-type="float" office:value="10114.4515453724" calcext:value-type="float">
            <text:p>10114.4515453724</text:p>
          </table:table-cell>
          <table:table-cell office:value-type="string" calcext:value-type="string">
            <text:p>ASPN</text:p>
          </table:table-cell>
        </table:table-row>
        <table:table-row table:style-name="ro1">
          <table:table-cell office:value-type="string" calcext:value-type="string">
            <text:p>ENSG00000107317</text:p>
          </table:table-cell>
          <table:table-cell office:value-type="float" office:value="4.58599683722658" calcext:value-type="float">
            <text:p>4.58599683722658</text:p>
          </table:table-cell>
          <table:table-cell office:value-type="float" office:value="0.0033559159570401" calcext:value-type="float">
            <text:p>0.0033559159570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529.383820366395" calcext:value-type="float">
            <text:p>529.383820366395</text:p>
          </table:table-cell>
          <table:table-cell office:value-type="float" office:value="12714.3251097881" calcext:value-type="float">
            <text:p>12714.3251097881</text:p>
          </table:table-cell>
          <table:table-cell office:value-type="string" calcext:value-type="string">
            <text:p>PTGDS</text:p>
          </table:table-cell>
        </table:table-row>
        <table:table-row table:style-name="ro1">
          <table:table-cell office:value-type="string" calcext:value-type="string">
            <text:p>ENSG00000108242</text:p>
          </table:table-cell>
          <table:table-cell office:value-type="float" office:value="8.26513575235485" calcext:value-type="float">
            <text:p>8.26513575235485</text:p>
          </table:table-cell>
          <table:table-cell office:value-type="float" office:value="0.0254264268219948" calcext:value-type="float">
            <text:p>0.025426426821995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0" calcext:value-type="float">
            <text:p>0</text:p>
          </table:table-cell>
          <table:table-cell office:value-type="float" office:value="55.7912782063464" calcext:value-type="float">
            <text:p>55.7912782063464</text:p>
          </table:table-cell>
          <table:table-cell office:value-type="string" calcext:value-type="string">
            <text:p>CYP2C18</text:p>
          </table:table-cell>
        </table:table-row>
        <table:table-row table:style-name="ro1">
          <table:table-cell office:value-type="string" calcext:value-type="string">
            <text:p>ENSG00000108381</text:p>
          </table:table-cell>
          <table:table-cell office:value-type="float" office:value="3.32132225252063" calcext:value-type="float">
            <text:p>3.32132225252063</text:p>
          </table:table-cell>
          <table:table-cell office:value-type="float" office:value="0.029013144818706" calcext:value-type="float">
            <text:p>0.029013144818706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4.5036009549792" calcext:value-type="float">
            <text:p>34.5036009549792</text:p>
          </table:table-cell>
          <table:table-cell office:value-type="float" office:value="344.891538002869" calcext:value-type="float">
            <text:p>344.891538002869</text:p>
          </table:table-cell>
          <table:table-cell office:value-type="string" calcext:value-type="string">
            <text:p>ASPA</text:p>
          </table:table-cell>
        </table:table-row>
        <table:table-row table:style-name="ro1">
          <table:table-cell office:value-type="string" calcext:value-type="string">
            <text:p>ENSG00000108387</text:p>
          </table:table-cell>
          <table:table-cell office:value-type="float" office:value="2.98075273039836" calcext:value-type="float">
            <text:p>2.98075273039836</text:p>
          </table:table-cell>
          <table:table-cell office:value-type="float" office:value="0.0197891492894166" calcext:value-type="float">
            <text:p>0.019789149289417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98.149251198595" calcext:value-type="float">
            <text:p>198.149251198595</text:p>
          </table:table-cell>
          <table:table-cell office:value-type="float" office:value="1564.18456353066" calcext:value-type="float">
            <text:p>1564.18456353066</text:p>
          </table:table-cell>
          <table:table-cell office:value-type="string" calcext:value-type="string">
            <text:p>SEPT4</text:p>
          </table:table-cell>
        </table:table-row>
        <table:table-row table:style-name="ro1">
          <table:table-cell office:value-type="string" calcext:value-type="string">
            <text:p>ENSG00000108405</text:p>
          </table:table-cell>
          <table:table-cell office:value-type="float" office:value="2.98235161816849" calcext:value-type="float">
            <text:p>2.98235161816849</text:p>
          </table:table-cell>
          <table:table-cell office:value-type="float" office:value="0.0184478559504656" calcext:value-type="float">
            <text:p>0.018447855950466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68.142270278695" calcext:value-type="float">
            <text:p>268.142270278695</text:p>
          </table:table-cell>
          <table:table-cell office:value-type="float" office:value="2119.05418496468" calcext:value-type="float">
            <text:p>2119.05418496468</text:p>
          </table:table-cell>
          <table:table-cell office:value-type="string" calcext:value-type="string">
            <text:p>P2RX1</text:p>
          </table:table-cell>
        </table:table-row>
        <table:table-row table:style-name="ro1">
          <table:table-cell office:value-type="string" calcext:value-type="string">
            <text:p>ENSG00000108551</text:p>
          </table:table-cell>
          <table:table-cell office:value-type="float" office:value="2.04389314343124" calcext:value-type="float">
            <text:p>2.04389314343124</text:p>
          </table:table-cell>
          <table:table-cell office:value-type="float" office:value="0.0425616674667658" calcext:value-type="float">
            <text:p>0.042561667466766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062.71090941336" calcext:value-type="float">
            <text:p>1062.71090941336</text:p>
          </table:table-cell>
          <table:table-cell office:value-type="float" office:value="4382.15130638939" calcext:value-type="float">
            <text:p>4382.15130638939</text:p>
          </table:table-cell>
          <table:table-cell office:value-type="string" calcext:value-type="string">
            <text:p>RASD1</text:p>
          </table:table-cell>
        </table:table-row>
        <table:table-row table:style-name="ro1">
          <table:table-cell office:value-type="string" calcext:value-type="string">
            <text:p>ENSG00000108639</text:p>
          </table:table-cell>
          <table:table-cell office:value-type="float" office:value="2.38092174880992" calcext:value-type="float">
            <text:p>2.38092174880992</text:p>
          </table:table-cell>
          <table:table-cell office:value-type="float" office:value="0.0279940799171106" calcext:value-type="float">
            <text:p>0.02799407991711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608.47223219642" calcext:value-type="float">
            <text:p>2608.47223219642</text:p>
          </table:table-cell>
          <table:table-cell office:value-type="float" office:value="13586.6978235601" calcext:value-type="float">
            <text:p>13586.6978235601</text:p>
          </table:table-cell>
          <table:table-cell office:value-type="string" calcext:value-type="string">
            <text:p>SYNGR2</text:p>
          </table:table-cell>
        </table:table-row>
        <table:table-row table:style-name="ro1">
          <table:table-cell office:value-type="string" calcext:value-type="string">
            <text:p>ENSG00000108688</text:p>
          </table:table-cell>
          <table:table-cell office:value-type="float" office:value="-2.60060851990719" calcext:value-type="float">
            <text:p>-2.60060851990719</text:p>
          </table:table-cell>
          <table:table-cell office:value-type="float" office:value="0.0236422888437493" calcext:value-type="float">
            <text:p>0.023642288843749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5100.61803831606" calcext:value-type="float">
            <text:p>5100.61803831606</text:p>
          </table:table-cell>
          <table:table-cell office:value-type="float" office:value="840.926720601112" calcext:value-type="float">
            <text:p>840.926720601112</text:p>
          </table:table-cell>
          <table:table-cell office:value-type="string" calcext:value-type="string">
            <text:p>CCL7</text:p>
          </table:table-cell>
        </table:table-row>
        <table:table-row table:style-name="ro1">
          <table:table-cell office:value-type="string" calcext:value-type="string">
            <text:p>ENSG00000108691</text:p>
          </table:table-cell>
          <table:table-cell office:value-type="float" office:value="-2.19979804472712" calcext:value-type="float">
            <text:p>-2.19979804472712</text:p>
          </table:table-cell>
          <table:table-cell office:value-type="float" office:value="0.0329323579459627" calcext:value-type="float">
            <text:p>0.032932357945963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41532.785300154" calcext:value-type="float">
            <text:p>141532.785300154</text:p>
          </table:table-cell>
          <table:table-cell office:value-type="float" office:value="30806.929438668" calcext:value-type="float">
            <text:p>30806.929438668</text:p>
          </table:table-cell>
          <table:table-cell office:value-type="string" calcext:value-type="string">
            <text:p>CCL2</text:p>
          </table:table-cell>
        </table:table-row>
        <table:table-row table:style-name="ro1">
          <table:table-cell office:value-type="string" calcext:value-type="string">
            <text:p>ENSG00000108846</text:p>
          </table:table-cell>
          <table:table-cell office:value-type="float" office:value="2.22562021185457" calcext:value-type="float">
            <text:p>2.22562021185457</text:p>
          </table:table-cell>
          <table:table-cell office:value-type="float" office:value="0.0331893373435757" calcext:value-type="float">
            <text:p>0.033189337343576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367.93284268171" calcext:value-type="float">
            <text:p>2367.93284268171</text:p>
          </table:table-cell>
          <table:table-cell office:value-type="float" office:value="11075.075917398" calcext:value-type="float">
            <text:p>11075.075917398</text:p>
          </table:table-cell>
          <table:table-cell office:value-type="string" calcext:value-type="string">
            <text:p>ABCC3</text:p>
          </table:table-cell>
        </table:table-row>
        <table:table-row table:style-name="ro1">
          <table:table-cell office:value-type="string" calcext:value-type="string">
            <text:p>ENSG00000109265</text:p>
          </table:table-cell>
          <table:table-cell office:value-type="float" office:value="2.34290748916539" calcext:value-type="float">
            <text:p>2.34290748916539</text:p>
          </table:table-cell>
          <table:table-cell office:value-type="float" office:value="0.0407059427193341" calcext:value-type="float">
            <text:p>0.04070594271933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98.149251198595" calcext:value-type="float">
            <text:p>198.149251198595</text:p>
          </table:table-cell>
          <table:table-cell office:value-type="float" office:value="1005.25739459071" calcext:value-type="float">
            <text:p>1005.25739459071</text:p>
          </table:table-cell>
          <table:table-cell office:value-type="string" calcext:value-type="string">
            <text:p>KIAA1211</text:p>
          </table:table-cell>
        </table:table-row>
        <table:table-row table:style-name="ro1">
          <table:table-cell office:value-type="string" calcext:value-type="string">
            <text:p>ENSG00000109272</text:p>
          </table:table-cell>
          <table:table-cell office:value-type="float" office:value="-3.09298989961649" calcext:value-type="float">
            <text:p>-3.09298989961649</text:p>
          </table:table-cell>
          <table:table-cell office:value-type="float" office:value="0.0302785088380062" calcext:value-type="float">
            <text:p>0.030278508838006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432.773737692453" calcext:value-type="float">
            <text:p>432.773737692453</text:p>
          </table:table-cell>
          <table:table-cell office:value-type="float" office:value="50.7193438239513" calcext:value-type="float">
            <text:p>50.7193438239513</text:p>
          </table:table-cell>
          <table:table-cell office:value-type="string" calcext:value-type="string">
            <text:p>PF4V1</text:p>
          </table:table-cell>
        </table:table-row>
        <table:table-row table:style-name="ro1">
          <table:table-cell office:value-type="string" calcext:value-type="string">
            <text:p>ENSG00000109452</text:p>
          </table:table-cell>
          <table:table-cell office:value-type="float" office:value="2.34304960702842" calcext:value-type="float">
            <text:p>2.34304960702842</text:p>
          </table:table-cell>
          <table:table-cell office:value-type="float" office:value="0.0306946836465038" calcext:value-type="float">
            <text:p>0.03069468364650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997.646976183969" calcext:value-type="float">
            <text:p>997.646976183969</text:p>
          </table:table-cell>
          <table:table-cell office:value-type="float" office:value="5061.79051363034" calcext:value-type="float">
            <text:p>5061.79051363034</text:p>
          </table:table-cell>
          <table:table-cell office:value-type="string" calcext:value-type="string">
            <text:p>INPP4B</text:p>
          </table:table-cell>
        </table:table-row>
        <table:table-row table:style-name="ro1">
          <table:table-cell office:value-type="string" calcext:value-type="string">
            <text:p>ENSG00000109511</text:p>
          </table:table-cell>
          <table:table-cell office:value-type="float" office:value="-1.95283215590468" calcext:value-type="float">
            <text:p>-1.95283215590468</text:p>
          </table:table-cell>
          <table:table-cell office:value-type="float" office:value="0.0444720637981431" calcext:value-type="float">
            <text:p>0.044472063798143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2417.3530751119" calcext:value-type="float">
            <text:p>12417.3530751119</text:p>
          </table:table-cell>
          <table:table-cell office:value-type="float" office:value="3207.49130342668" calcext:value-type="float">
            <text:p>3207.49130342668</text:p>
          </table:table-cell>
          <table:table-cell office:value-type="string" calcext:value-type="string">
            <text:p>ANXA10</text:p>
          </table:table-cell>
        </table:table-row>
        <table:table-row table:style-name="ro1">
          <table:table-cell office:value-type="string" calcext:value-type="string">
            <text:p>ENSG00000109743</text:p>
          </table:table-cell>
          <table:table-cell office:value-type="float" office:value="-2.19603041439398" calcext:value-type="float">
            <text:p>-2.19603041439398</text:p>
          </table:table-cell>
          <table:table-cell office:value-type="float" office:value="0.037994291866304" calcext:value-type="float">
            <text:p>0.03799429186630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821.40874094715" calcext:value-type="float">
            <text:p>2821.40874094715</text:p>
          </table:table-cell>
          <table:table-cell office:value-type="float" office:value="615.732834022769" calcext:value-type="float">
            <text:p>615.732834022769</text:p>
          </table:table-cell>
          <table:table-cell office:value-type="string" calcext:value-type="string">
            <text:p>BST1</text:p>
          </table:table-cell>
        </table:table-row>
        <table:table-row table:style-name="ro1">
          <table:table-cell office:value-type="string" calcext:value-type="string">
            <text:p>ENSG00000110092</text:p>
          </table:table-cell>
          <table:table-cell office:value-type="float" office:value="2.43926138043842" calcext:value-type="float">
            <text:p>2.43926138043842</text:p>
          </table:table-cell>
          <table:table-cell office:value-type="float" office:value="0.0255318200387285" calcext:value-type="float">
            <text:p>0.025531820038729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63262.8452595394" calcext:value-type="float">
            <text:p>63262.8452595394</text:p>
          </table:table-cell>
          <table:table-cell office:value-type="float" office:value="343113.317808401" calcext:value-type="float">
            <text:p>343113.317808401</text:p>
          </table:table-cell>
          <table:table-cell office:value-type="string" calcext:value-type="string">
            <text:p>CCND1</text:p>
          </table:table-cell>
        </table:table-row>
        <table:table-row table:style-name="ro1">
          <table:table-cell office:value-type="string" calcext:value-type="string">
            <text:p>ENSG00000110900</text:p>
          </table:table-cell>
          <table:table-cell office:value-type="float" office:value="3.5780212976406" calcext:value-type="float">
            <text:p>3.5780212976406</text:p>
          </table:table-cell>
          <table:table-cell office:value-type="float" office:value="0.0149470794093383" calcext:value-type="float">
            <text:p>0.014947079409338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65.0639332293893" calcext:value-type="float">
            <text:p>65.0639332293893</text:p>
          </table:table-cell>
          <table:table-cell office:value-type="float" office:value="777.020347382934" calcext:value-type="float">
            <text:p>777.020347382934</text:p>
          </table:table-cell>
          <table:table-cell office:value-type="string" calcext:value-type="string">
            <text:p>TSPAN11</text:p>
          </table:table-cell>
        </table:table-row>
        <table:table-row table:style-name="ro1">
          <table:table-cell office:value-type="string" calcext:value-type="string">
            <text:p>ENSG00000111206</text:p>
          </table:table-cell>
          <table:table-cell office:value-type="float" office:value="-2.23215639780212" calcext:value-type="float">
            <text:p>-2.23215639780212</text:p>
          </table:table-cell>
          <table:table-cell office:value-type="float" office:value="0.0352427687219538" calcext:value-type="float">
            <text:p>0.03524276872195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917.63743414535" calcext:value-type="float">
            <text:p>3917.63743414535</text:p>
          </table:table-cell>
          <table:table-cell office:value-type="float" office:value="833.826012465759" calcext:value-type="float">
            <text:p>833.826012465759</text:p>
          </table:table-cell>
          <table:table-cell office:value-type="string" calcext:value-type="string">
            <text:p>FOXM1</text:p>
          </table:table-cell>
        </table:table-row>
        <table:table-row table:style-name="ro1">
          <table:table-cell office:value-type="string" calcext:value-type="string">
            <text:p>ENSG00000111335</text:p>
          </table:table-cell>
          <table:table-cell office:value-type="float" office:value="2.01221877894039" calcext:value-type="float">
            <text:p>2.01221877894039</text:p>
          </table:table-cell>
          <table:table-cell office:value-type="float" office:value="0.0471305914594201" calcext:value-type="float">
            <text:p>0.0471305914594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594.447753595784" calcext:value-type="float">
            <text:p>594.447753595784</text:p>
          </table:table-cell>
          <table:table-cell office:value-type="float" office:value="2398.01057599642" calcext:value-type="float">
            <text:p>2398.01057599642</text:p>
          </table:table-cell>
          <table:table-cell office:value-type="string" calcext:value-type="string">
            <text:p>OAS2</text:p>
          </table:table-cell>
        </table:table-row>
        <table:table-row table:style-name="ro1">
          <table:table-cell office:value-type="string" calcext:value-type="string">
            <text:p>ENSG00000111344</text:p>
          </table:table-cell>
          <table:table-cell office:value-type="float" office:value="7.43063300117102" calcext:value-type="float">
            <text:p>7.43063300117102</text:p>
          </table:table-cell>
          <table:table-cell office:value-type="float" office:value="0.00132179557172129" calcext:value-type="float">
            <text:p>0.00132179557172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.95745151042678" calcext:value-type="float">
            <text:p>2.95745151042678</text:p>
          </table:table-cell>
          <table:table-cell office:value-type="float" office:value="510.23659886895" calcext:value-type="float">
            <text:p>510.23659886895</text:p>
          </table:table-cell>
          <table:table-cell office:value-type="string" calcext:value-type="string">
            <text:p>RASAL1</text:p>
          </table:table-cell>
        </table:table-row>
        <table:table-row table:style-name="ro1">
          <table:table-cell office:value-type="string" calcext:value-type="string">
            <text:p>ENSG00000111452</text:p>
          </table:table-cell>
          <table:table-cell office:value-type="float" office:value="-3.88066280073976" calcext:value-type="float">
            <text:p>-3.88066280073976</text:p>
          </table:table-cell>
          <table:table-cell office:value-type="float" office:value="0.00725804834859407" calcext:value-type="float">
            <text:p>0.00725804834859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810.18336259984" calcext:value-type="float">
            <text:p>3810.18336259984</text:p>
          </table:table-cell>
          <table:table-cell office:value-type="float" office:value="258.668653502152" calcext:value-type="float">
            <text:p>258.668653502152</text:p>
          </table:table-cell>
          <table:table-cell office:value-type="string" calcext:value-type="string">
            <text:p>ADGRD1</text:p>
          </table:table-cell>
        </table:table-row>
        <table:table-row table:style-name="ro1">
          <table:table-cell office:value-type="string" calcext:value-type="string">
            <text:p>ENSG00000111846</text:p>
          </table:table-cell>
          <table:table-cell office:value-type="float" office:value="3.45371054759567" calcext:value-type="float">
            <text:p>3.45371054759567</text:p>
          </table:table-cell>
          <table:table-cell office:value-type="float" office:value="0.0167072496340241" calcext:value-type="float">
            <text:p>0.01670724963402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69.9930190801006" calcext:value-type="float">
            <text:p>69.9930190801006</text:p>
          </table:table-cell>
          <table:table-cell office:value-type="float" office:value="766.876478618143" calcext:value-type="float">
            <text:p>766.876478618143</text:p>
          </table:table-cell>
          <table:table-cell office:value-type="string" calcext:value-type="string">
            <text:p>GCNT2</text:p>
          </table:table-cell>
        </table:table-row>
        <table:table-row table:style-name="ro1">
          <table:table-cell office:value-type="string" calcext:value-type="string">
            <text:p>ENSG00000112379</text:p>
          </table:table-cell>
          <table:table-cell office:value-type="float" office:value="2.79178140704885" calcext:value-type="float">
            <text:p>2.79178140704885</text:p>
          </table:table-cell>
          <table:table-cell office:value-type="float" office:value="0.0211460596699495" calcext:value-type="float">
            <text:p>0.02114605966995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90.383599376336" calcext:value-type="float">
            <text:p>390.383599376336</text:p>
          </table:table-cell>
          <table:table-cell office:value-type="float" office:value="2703.3410258166" calcext:value-type="float">
            <text:p>2703.3410258166</text:p>
          </table:table-cell>
          <table:table-cell office:value-type="string" calcext:value-type="string">
            <text:p>ARFGEF3</text:p>
          </table:table-cell>
        </table:table-row>
        <table:table-row table:style-name="ro1">
          <table:table-cell office:value-type="string" calcext:value-type="string">
            <text:p>ENSG00000112414</text:p>
          </table:table-cell>
          <table:table-cell office:value-type="float" office:value="-2.59155640282625" calcext:value-type="float">
            <text:p>-2.59155640282625</text:p>
          </table:table-cell>
          <table:table-cell office:value-type="float" office:value="0.0241763588663077" calcext:value-type="float">
            <text:p>0.024176358866308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4414.48928789705" calcext:value-type="float">
            <text:p>4414.48928789705</text:p>
          </table:table-cell>
          <table:table-cell office:value-type="float" office:value="732.387324817856" calcext:value-type="float">
            <text:p>732.387324817856</text:p>
          </table:table-cell>
          <table:table-cell office:value-type="string" calcext:value-type="string">
            <text:p>ADGRG6</text:p>
          </table:table-cell>
        </table:table-row>
        <table:table-row table:style-name="ro1">
          <table:table-cell office:value-type="string" calcext:value-type="string">
            <text:p>ENSG00000112742</text:p>
          </table:table-cell>
          <table:table-cell office:value-type="float" office:value="-2.0793548919553" calcext:value-type="float">
            <text:p>-2.0793548919553</text:p>
          </table:table-cell>
          <table:table-cell office:value-type="float" office:value="0.0492643614167215" calcext:value-type="float">
            <text:p>0.04926436141672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303.25029892807" calcext:value-type="float">
            <text:p>1303.25029892807</text:p>
          </table:table-cell>
          <table:table-cell office:value-type="float" office:value="308.373610449624" calcext:value-type="float">
            <text:p>308.373610449624</text:p>
          </table:table-cell>
          <table:table-cell office:value-type="string" calcext:value-type="string">
            <text:p>TTK</text:p>
          </table:table-cell>
        </table:table-row>
        <table:table-row table:style-name="ro1">
          <table:table-cell office:value-type="string" calcext:value-type="string">
            <text:p>ENSG00000112759</text:p>
          </table:table-cell>
          <table:table-cell office:value-type="float" office:value="2.29951308218792" calcext:value-type="float">
            <text:p>2.29951308218792</text:p>
          </table:table-cell>
          <table:table-cell office:value-type="float" office:value="0.0311919378375606" calcext:value-type="float">
            <text:p>0.03119193783756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590.12309543947" calcext:value-type="float">
            <text:p>1590.12309543947</text:p>
          </table:table-cell>
          <table:table-cell office:value-type="float" office:value="7828.02352578864" calcext:value-type="float">
            <text:p>7828.02352578864</text:p>
          </table:table-cell>
          <table:table-cell office:value-type="string" calcext:value-type="string">
            <text:p>SLC29A1</text:p>
          </table:table-cell>
        </table:table-row>
        <table:table-row table:style-name="ro1">
          <table:table-cell office:value-type="string" calcext:value-type="string">
            <text:p>ENSG00000112984</text:p>
          </table:table-cell>
          <table:table-cell office:value-type="float" office:value="-2.72939517428998" calcext:value-type="float">
            <text:p>-2.72939517428998</text:p>
          </table:table-cell>
          <table:table-cell office:value-type="float" office:value="0.0213371206789789" calcext:value-type="float">
            <text:p>0.021337120678979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975.80064718374" calcext:value-type="float">
            <text:p>3975.80064718374</text:p>
          </table:table-cell>
          <table:table-cell office:value-type="float" office:value="599.502643999104" calcext:value-type="float">
            <text:p>599.502643999104</text:p>
          </table:table-cell>
          <table:table-cell office:value-type="string" calcext:value-type="string">
            <text:p>KIF20A</text:p>
          </table:table-cell>
        </table:table-row>
        <table:table-row table:style-name="ro1">
          <table:table-cell office:value-type="string" calcext:value-type="string">
            <text:p>ENSG00000113645</text:p>
          </table:table-cell>
          <table:table-cell office:value-type="float" office:value="2.21415006568228" calcext:value-type="float">
            <text:p>2.21415006568228</text:p>
          </table:table-cell>
          <table:table-cell office:value-type="float" office:value="0.034321219958073" calcext:value-type="float">
            <text:p>0.034321219958073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523.08752786979" calcext:value-type="float">
            <text:p>1523.08752786979</text:p>
          </table:table-cell>
          <table:table-cell office:value-type="float" office:value="7067.23336842937" calcext:value-type="float">
            <text:p>7067.23336842937</text:p>
          </table:table-cell>
          <table:table-cell office:value-type="string" calcext:value-type="string">
            <text:p>WWC1</text:p>
          </table:table-cell>
        </table:table-row>
        <table:table-row table:style-name="ro1">
          <table:table-cell office:value-type="string" calcext:value-type="string">
            <text:p>ENSG00000114315</text:p>
          </table:table-cell>
          <table:table-cell office:value-type="float" office:value="2.15011193545169" calcext:value-type="float">
            <text:p>2.15011193545169</text:p>
          </table:table-cell>
          <table:table-cell office:value-type="float" office:value="0.038876889689687" calcext:value-type="float">
            <text:p>0.038876889689687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782.738833092956" calcext:value-type="float">
            <text:p>782.738833092956</text:p>
          </table:table-cell>
          <table:table-cell office:value-type="float" office:value="3474.27505194066" calcext:value-type="float">
            <text:p>3474.27505194066</text:p>
          </table:table-cell>
          <table:table-cell office:value-type="string" calcext:value-type="string">
            <text:p>HES1</text:p>
          </table:table-cell>
        </table:table-row>
        <table:table-row table:style-name="ro1">
          <table:table-cell office:value-type="string" calcext:value-type="string">
            <text:p>ENSG00000114638</text:p>
          </table:table-cell>
          <table:table-cell office:value-type="float" office:value="4.78172855128813" calcext:value-type="float">
            <text:p>4.78172855128813</text:p>
          </table:table-cell>
          <table:table-cell office:value-type="float" office:value="0.00371725376158762" calcext:value-type="float">
            <text:p>0.003717253761588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69.9930190801006" calcext:value-type="float">
            <text:p>69.9930190801006</text:p>
          </table:table-cell>
          <table:table-cell office:value-type="float" office:value="1925.30629155719" calcext:value-type="float">
            <text:p>1925.30629155719</text:p>
          </table:table-cell>
          <table:table-cell office:value-type="string" calcext:value-type="string">
            <text:p>UPK1B</text:p>
          </table:table-cell>
        </table:table-row>
        <table:table-row table:style-name="ro1">
          <table:table-cell office:value-type="string" calcext:value-type="string">
            <text:p>ENSG00000115009</text:p>
          </table:table-cell>
          <table:table-cell office:value-type="float" office:value="2.47030483698839" calcext:value-type="float">
            <text:p>2.47030483698839</text:p>
          </table:table-cell>
          <table:table-cell office:value-type="float" office:value="0.028225456180777" calcext:value-type="float">
            <text:p>0.028225456180777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585.575399064503" calcext:value-type="float">
            <text:p>585.575399064503</text:p>
          </table:table-cell>
          <table:table-cell office:value-type="float" office:value="3245.0236178564" calcext:value-type="float">
            <text:p>3245.0236178564</text:p>
          </table:table-cell>
          <table:table-cell office:value-type="string" calcext:value-type="string">
            <text:p>CCL20</text:p>
          </table:table-cell>
        </table:table-row>
        <table:table-row table:style-name="ro1">
          <table:table-cell office:value-type="string" calcext:value-type="string">
            <text:p>ENSG00000115339</text:p>
          </table:table-cell>
          <table:table-cell office:value-type="float" office:value="2.66347776660136" calcext:value-type="float">
            <text:p>2.66347776660136</text:p>
          </table:table-cell>
          <table:table-cell office:value-type="float" office:value="0.0428981534531981" calcext:value-type="float">
            <text:p>0.042898153453198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69.0072019099583" calcext:value-type="float">
            <text:p>69.0072019099583</text:p>
          </table:table-cell>
          <table:table-cell office:value-type="float" office:value="437.20074376246" calcext:value-type="float">
            <text:p>437.20074376246</text:p>
          </table:table-cell>
          <table:table-cell office:value-type="string" calcext:value-type="string">
            <text:p>GALNT3</text:p>
          </table:table-cell>
        </table:table-row>
        <table:table-row table:style-name="ro1">
          <table:table-cell office:value-type="string" calcext:value-type="string">
            <text:p>ENSG00000115361</text:p>
          </table:table-cell>
          <table:table-cell office:value-type="float" office:value="5.10140866400413" calcext:value-type="float">
            <text:p>5.10140866400413</text:p>
          </table:table-cell>
          <table:table-cell office:value-type="float" office:value="0.00736736819674636" calcext:value-type="float">
            <text:p>0.007367368196746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0.8439888715649" calcext:value-type="float">
            <text:p>10.8439888715649</text:p>
          </table:table-cell>
          <table:table-cell office:value-type="float" office:value="372.279983667802" calcext:value-type="float">
            <text:p>372.279983667802</text:p>
          </table:table-cell>
          <table:table-cell office:value-type="string" calcext:value-type="string">
            <text:p>ACADL</text:p>
          </table:table-cell>
        </table:table-row>
        <table:table-row table:style-name="ro1">
          <table:table-cell office:value-type="string" calcext:value-type="string">
            <text:p>ENSG00000115468</text:p>
          </table:table-cell>
          <table:table-cell office:value-type="float" office:value="4.20641214423932" calcext:value-type="float">
            <text:p>4.20641214423932</text:p>
          </table:table-cell>
          <table:table-cell office:value-type="float" office:value="0.0162237347042798" calcext:value-type="float">
            <text:p>0.01622373470428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6.7588918924184" calcext:value-type="float">
            <text:p>16.7588918924184</text:p>
          </table:table-cell>
          <table:table-cell office:value-type="float" office:value="309.387997326103" calcext:value-type="float">
            <text:p>309.387997326103</text:p>
          </table:table-cell>
          <table:table-cell office:value-type="string" calcext:value-type="string">
            <text:p>EFHD1</text:p>
          </table:table-cell>
        </table:table-row>
        <table:table-row table:style-name="ro1">
          <table:table-cell office:value-type="string" calcext:value-type="string">
            <text:p>ENSG00000115525</text:p>
          </table:table-cell>
          <table:table-cell office:value-type="float" office:value="-1.95833861373805" calcext:value-type="float">
            <text:p>-1.95833861373805</text:p>
          </table:table-cell>
          <table:table-cell office:value-type="float" office:value="0.0480905679004479" calcext:value-type="float">
            <text:p>0.048090567900448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248.26757561875" calcext:value-type="float">
            <text:p>3248.26757561875</text:p>
          </table:table-cell>
          <table:table-cell office:value-type="float" office:value="835.854786218717" calcext:value-type="float">
            <text:p>835.854786218717</text:p>
          </table:table-cell>
          <table:table-cell office:value-type="string" calcext:value-type="string">
            <text:p>ST3GAL5</text:p>
          </table:table-cell>
        </table:table-row>
        <table:table-row table:style-name="ro1">
          <table:table-cell office:value-type="string" calcext:value-type="string">
            <text:p>ENSG00000115590</text:p>
          </table:table-cell>
          <table:table-cell office:value-type="float" office:value="-3.74725585734002" calcext:value-type="float">
            <text:p>-3.74725585734002</text:p>
          </table:table-cell>
          <table:table-cell office:value-type="float" office:value="0.0407840692640341" calcext:value-type="float">
            <text:p>0.04078406926403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49.844209861624" calcext:value-type="float">
            <text:p>149.844209861624</text:p>
          </table:table-cell>
          <table:table-cell office:value-type="float" office:value="11.1582556412693" calcext:value-type="float">
            <text:p>11.1582556412693</text:p>
          </table:table-cell>
          <table:table-cell office:value-type="string" calcext:value-type="string">
            <text:p>IL1R2</text:p>
          </table:table-cell>
        </table:table-row>
        <table:table-row table:style-name="ro1">
          <table:table-cell office:value-type="string" calcext:value-type="string">
            <text:p>ENSG00000115592</text:p>
          </table:table-cell>
          <table:table-cell office:value-type="float" office:value="7.76917460800764" calcext:value-type="float">
            <text:p>7.76917460800764</text:p>
          </table:table-cell>
          <table:table-cell office:value-type="float" office:value="0.0437077224650716" calcext:value-type="float">
            <text:p>0.04370772246507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0" calcext:value-type="float">
            <text:p>0</text:p>
          </table:table-cell>
          <table:table-cell office:value-type="float" office:value="39.561088182682" calcext:value-type="float">
            <text:p>39.561088182682</text:p>
          </table:table-cell>
          <table:table-cell office:value-type="string" calcext:value-type="string">
            <text:p>PRKAG3</text:p>
          </table:table-cell>
        </table:table-row>
        <table:table-row table:style-name="ro1">
          <table:table-cell office:value-type="string" calcext:value-type="string">
            <text:p>ENSG00000115594</text:p>
          </table:table-cell>
          <table:table-cell office:value-type="float" office:value="-2.92714181335883" calcext:value-type="float">
            <text:p>-2.92714181335883</text:p>
          </table:table-cell>
          <table:table-cell office:value-type="float" office:value="0.015622055509832" calcext:value-type="float">
            <text:p>0.01562205550983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16621.49333272" calcext:value-type="float">
            <text:p>216621.49333272</text:p>
          </table:table-cell>
          <table:table-cell office:value-type="float" office:value="28479.9259440251" calcext:value-type="float">
            <text:p>28479.9259440251</text:p>
          </table:table-cell>
          <table:table-cell office:value-type="string" calcext:value-type="string">
            <text:p>IL1R1</text:p>
          </table:table-cell>
        </table:table-row>
        <table:table-row table:style-name="ro1">
          <table:table-cell office:value-type="string" calcext:value-type="string">
            <text:p>ENSG00000115718</text:p>
          </table:table-cell>
          <table:table-cell office:value-type="float" office:value="7.19092357938778" calcext:value-type="float">
            <text:p>7.19092357938778</text:p>
          </table:table-cell>
          <table:table-cell office:value-type="float" office:value="0.00325428595807302" calcext:value-type="float">
            <text:p>0.003254285958073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.97163434028452" calcext:value-type="float">
            <text:p>1.97163434028452</text:p>
          </table:table-cell>
          <table:table-cell office:value-type="float" office:value="288.085872920043" calcext:value-type="float">
            <text:p>288.085872920043</text:p>
          </table:table-cell>
          <table:table-cell office:value-type="string" calcext:value-type="string">
            <text:p>PROC</text:p>
          </table:table-cell>
        </table:table-row>
        <table:table-row table:style-name="ro1">
          <table:table-cell office:value-type="string" calcext:value-type="string">
            <text:p>ENSG00000115919</text:p>
          </table:table-cell>
          <table:table-cell office:value-type="float" office:value="2.83065153831875" calcext:value-type="float">
            <text:p>2.83065153831875</text:p>
          </table:table-cell>
          <table:table-cell office:value-type="float" office:value="0.0193434560087207" calcext:value-type="float">
            <text:p>0.01934345600872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558.958335470662" calcext:value-type="float">
            <text:p>558.958335470662</text:p>
          </table:table-cell>
          <table:table-cell office:value-type="float" office:value="3976.39655579778" calcext:value-type="float">
            <text:p>3976.39655579778</text:p>
          </table:table-cell>
          <table:table-cell office:value-type="string" calcext:value-type="string">
            <text:p>KYNU</text:p>
          </table:table-cell>
        </table:table-row>
        <table:table-row table:style-name="ro1">
          <table:table-cell office:value-type="string" calcext:value-type="string">
            <text:p>ENSG00000116544</text:p>
          </table:table-cell>
          <table:table-cell office:value-type="float" office:value="3.82670675012407" calcext:value-type="float">
            <text:p>3.82670675012407</text:p>
          </table:table-cell>
          <table:table-cell office:value-type="float" office:value="0.024009771628388" calcext:value-type="float">
            <text:p>0.024009771628388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8.730526232703" calcext:value-type="float">
            <text:p>18.730526232703</text:p>
          </table:table-cell>
          <table:table-cell office:value-type="float" office:value="265.769361637505" calcext:value-type="float">
            <text:p>265.769361637505</text:p>
          </table:table-cell>
          <table:table-cell office:value-type="string" calcext:value-type="string">
            <text:p>DLGAP3</text:p>
          </table:table-cell>
        </table:table-row>
        <table:table-row table:style-name="ro1">
          <table:table-cell office:value-type="string" calcext:value-type="string">
            <text:p>ENSG00000116574</text:p>
          </table:table-cell>
          <table:table-cell office:value-type="float" office:value="-2.79272625377023" calcext:value-type="float">
            <text:p>-2.79272625377023</text:p>
          </table:table-cell>
          <table:table-cell office:value-type="float" office:value="0.0203726608183839" calcext:value-type="float">
            <text:p>0.02037266081838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507.53749136617" calcext:value-type="float">
            <text:p>3507.53749136617</text:p>
          </table:table-cell>
          <table:table-cell office:value-type="float" office:value="506.179051363034" calcext:value-type="float">
            <text:p>506.179051363034</text:p>
          </table:table-cell>
          <table:table-cell office:value-type="string" calcext:value-type="string">
            <text:p>RHOU</text:p>
          </table:table-cell>
        </table:table-row>
        <table:table-row table:style-name="ro1">
          <table:table-cell office:value-type="string" calcext:value-type="string">
            <text:p>ENSG00000116667</text:p>
          </table:table-cell>
          <table:table-cell office:value-type="float" office:value="-2.56403374251316" calcext:value-type="float">
            <text:p>-2.56403374251316</text:p>
          </table:table-cell>
          <table:table-cell office:value-type="float" office:value="0.0236658943859922" calcext:value-type="float">
            <text:p>0.02366589438599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8608.15552968223" calcext:value-type="float">
            <text:p>8608.15552968223</text:p>
          </table:table-cell>
          <table:table-cell office:value-type="float" office:value="1455.6451677474" calcext:value-type="float">
            <text:p>1455.6451677474</text:p>
          </table:table-cell>
          <table:table-cell office:value-type="string" calcext:value-type="string">
            <text:p>C1orf21</text:p>
          </table:table-cell>
        </table:table-row>
        <table:table-row table:style-name="ro1">
          <table:table-cell office:value-type="string" calcext:value-type="string">
            <text:p>ENSG00000116703</text:p>
          </table:table-cell>
          <table:table-cell office:value-type="float" office:value="-3.42672659697314" calcext:value-type="float">
            <text:p>-3.42672659697314</text:p>
          </table:table-cell>
          <table:table-cell office:value-type="float" office:value="0.021235639198688" calcext:value-type="float">
            <text:p>0.021235639198688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501.780939602411" calcext:value-type="float">
            <text:p>501.780939602411</text:p>
          </table:table-cell>
          <table:table-cell office:value-type="float" office:value="46.6617963180352" calcext:value-type="float">
            <text:p>46.6617963180352</text:p>
          </table:table-cell>
          <table:table-cell office:value-type="string" calcext:value-type="string">
            <text:p>PDC</text:p>
          </table:table-cell>
        </table:table-row>
        <table:table-row table:style-name="ro1">
          <table:table-cell office:value-type="string" calcext:value-type="string">
            <text:p>ENSG00000117399</text:p>
          </table:table-cell>
          <table:table-cell office:value-type="float" office:value="-2.48063889340994" calcext:value-type="float">
            <text:p>-2.48063889340994</text:p>
          </table:table-cell>
          <table:table-cell office:value-type="float" office:value="0.0266879978757912" calcext:value-type="float">
            <text:p>0.02668799787579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5027.66756772553" calcext:value-type="float">
            <text:p>5027.66756772553</text:p>
          </table:table-cell>
          <table:table-cell office:value-type="float" office:value="900.775546313375" calcext:value-type="float">
            <text:p>900.775546313375</text:p>
          </table:table-cell>
          <table:table-cell office:value-type="string" calcext:value-type="string">
            <text:p>CDC20</text:p>
          </table:table-cell>
        </table:table-row>
        <table:table-row table:style-name="ro1">
          <table:table-cell office:value-type="string" calcext:value-type="string">
            <text:p>ENSG00000117407</text:p>
          </table:table-cell>
          <table:table-cell office:value-type="float" office:value="3.40061542520601" calcext:value-type="float">
            <text:p>3.40061542520601</text:p>
          </table:table-cell>
          <table:table-cell office:value-type="float" office:value="0.0407762776993303" calcext:value-type="float">
            <text:p>0.04077627769933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8.730526232703" calcext:value-type="float">
            <text:p>18.730526232703</text:p>
          </table:table-cell>
          <table:table-cell office:value-type="float" office:value="197.80544091341" calcext:value-type="float">
            <text:p>197.80544091341</text:p>
          </table:table-cell>
          <table:table-cell office:value-type="string" calcext:value-type="string">
            <text:p>ARTN</text:p>
          </table:table-cell>
        </table:table-row>
        <table:table-row table:style-name="ro1">
          <table:table-cell office:value-type="string" calcext:value-type="string">
            <text:p>ENSG00000117461</text:p>
          </table:table-cell>
          <table:table-cell office:value-type="float" office:value="4.23427740596686" calcext:value-type="float">
            <text:p>4.23427740596686</text:p>
          </table:table-cell>
          <table:table-cell office:value-type="float" office:value="0.00530990884682312" calcext:value-type="float">
            <text:p>0.005309908846823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86.319445156887" calcext:value-type="float">
            <text:p>186.319445156887</text:p>
          </table:table-cell>
          <table:table-cell office:value-type="float" office:value="3506.73543198799" calcext:value-type="float">
            <text:p>3506.73543198799</text:p>
          </table:table-cell>
          <table:table-cell office:value-type="string" calcext:value-type="string">
            <text:p>PIK3R3</text:p>
          </table:table-cell>
        </table:table-row>
        <table:table-row table:style-name="ro1">
          <table:table-cell office:value-type="string" calcext:value-type="string">
            <text:p>ENSG00000117472</text:p>
          </table:table-cell>
          <table:table-cell office:value-type="float" office:value="2.99267123923812" calcext:value-type="float">
            <text:p>2.99267123923812</text:p>
          </table:table-cell>
          <table:table-cell office:value-type="float" office:value="0.0441992961950082" calcext:value-type="float">
            <text:p>0.044199296195008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3.5177837848369" calcext:value-type="float">
            <text:p>33.5177837848369</text:p>
          </table:table-cell>
          <table:table-cell office:value-type="float" office:value="266.783748513984" calcext:value-type="float">
            <text:p>266.783748513984</text:p>
          </table:table-cell>
          <table:table-cell office:value-type="string" calcext:value-type="string">
            <text:p>TSPAN1</text:p>
          </table:table-cell>
        </table:table-row>
        <table:table-row table:style-name="ro1">
          <table:table-cell office:value-type="string" calcext:value-type="string">
            <text:p>ENSG00000117650</text:p>
          </table:table-cell>
          <table:table-cell office:value-type="float" office:value="-2.72787353152628" calcext:value-type="float">
            <text:p>-2.72787353152628</text:p>
          </table:table-cell>
          <table:table-cell office:value-type="float" office:value="0.0259695671546421" calcext:value-type="float">
            <text:p>0.02596956715464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357.47024328589" calcext:value-type="float">
            <text:p>1357.47024328589</text:p>
          </table:table-cell>
          <table:table-cell office:value-type="float" office:value="204.906149048763" calcext:value-type="float">
            <text:p>204.906149048763</text:p>
          </table:table-cell>
          <table:table-cell office:value-type="string" calcext:value-type="string">
            <text:p>NEK2</text:p>
          </table:table-cell>
        </table:table-row>
        <table:table-row table:style-name="ro1">
          <table:table-cell office:value-type="string" calcext:value-type="string">
            <text:p>ENSG00000117724</text:p>
          </table:table-cell>
          <table:table-cell office:value-type="float" office:value="-2.35305259747865" calcext:value-type="float">
            <text:p>-2.35305259747865</text:p>
          </table:table-cell>
          <table:table-cell office:value-type="float" office:value="0.0293401547049462" calcext:value-type="float">
            <text:p>0.029340154704946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8706.73724669646" calcext:value-type="float">
            <text:p>8706.73724669646</text:p>
          </table:table-cell>
          <table:table-cell office:value-type="float" office:value="1704.16995248476" calcext:value-type="float">
            <text:p>1704.16995248476</text:p>
          </table:table-cell>
          <table:table-cell office:value-type="string" calcext:value-type="string">
            <text:p>CENPF</text:p>
          </table:table-cell>
        </table:table-row>
        <table:table-row table:style-name="ro1">
          <table:table-cell office:value-type="string" calcext:value-type="string">
            <text:p>ENSG00000118137</text:p>
          </table:table-cell>
          <table:table-cell office:value-type="float" office:value="3.11474003394255" calcext:value-type="float">
            <text:p>3.11474003394255</text:p>
          </table:table-cell>
          <table:table-cell office:value-type="float" office:value="0.0147171170193583" calcext:value-type="float">
            <text:p>0.014717117019358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464.319887137005" calcext:value-type="float">
            <text:p>464.319887137005</text:p>
          </table:table-cell>
          <table:table-cell office:value-type="float" office:value="4022.04396523934" calcext:value-type="float">
            <text:p>4022.04396523934</text:p>
          </table:table-cell>
          <table:table-cell office:value-type="string" calcext:value-type="string">
            <text:p>APOA1</text:p>
          </table:table-cell>
        </table:table-row>
        <table:table-row table:style-name="ro1">
          <table:table-cell office:value-type="string" calcext:value-type="string">
            <text:p>ENSG00000118193</text:p>
          </table:table-cell>
          <table:table-cell office:value-type="float" office:value="-2.12662631163022" calcext:value-type="float">
            <text:p>-2.12662631163022</text:p>
          </table:table-cell>
          <table:table-cell office:value-type="float" office:value="0.0428000608293291" calcext:value-type="float">
            <text:p>0.042800060829329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055.42879974662" calcext:value-type="float">
            <text:p>2055.42879974662</text:p>
          </table:table-cell>
          <table:table-cell office:value-type="float" office:value="470.675510686268" calcext:value-type="float">
            <text:p>470.675510686268</text:p>
          </table:table-cell>
          <table:table-cell office:value-type="string" calcext:value-type="string">
            <text:p>KIF14</text:p>
          </table:table-cell>
        </table:table-row>
        <table:table-row table:style-name="ro1">
          <table:table-cell office:value-type="string" calcext:value-type="string">
            <text:p>ENSG00000118515</text:p>
          </table:table-cell>
          <table:table-cell office:value-type="float" office:value="-2.72581265178267" calcext:value-type="float">
            <text:p>-2.72581265178267</text:p>
          </table:table-cell>
          <table:table-cell office:value-type="float" office:value="0.0192118971388939" calcext:value-type="float">
            <text:p>0.01921189713889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55664.1665120828" calcext:value-type="float">
            <text:p>55664.1665120828</text:p>
          </table:table-cell>
          <table:table-cell office:value-type="float" office:value="8414.33914039352" calcext:value-type="float">
            <text:p>8414.33914039352</text:p>
          </table:table-cell>
          <table:table-cell office:value-type="string" calcext:value-type="string">
            <text:p>SGK1</text:p>
          </table:table-cell>
        </table:table-row>
        <table:table-row table:style-name="ro1">
          <table:table-cell office:value-type="string" calcext:value-type="string">
            <text:p>ENSG00000118946</text:p>
          </table:table-cell>
          <table:table-cell office:value-type="float" office:value="-3.31574284467159" calcext:value-type="float">
            <text:p>-3.31574284467159</text:p>
          </table:table-cell>
          <table:table-cell office:value-type="float" office:value="0.0208481728542831" calcext:value-type="float">
            <text:p>0.020848172854283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616.135731338914" calcext:value-type="float">
            <text:p>616.135731338914</text:p>
          </table:table-cell>
          <table:table-cell office:value-type="float" office:value="61.8775994652206" calcext:value-type="float">
            <text:p>61.8775994652206</text:p>
          </table:table-cell>
          <table:table-cell office:value-type="string" calcext:value-type="string">
            <text:p>PCDH17</text:p>
          </table:table-cell>
        </table:table-row>
        <table:table-row table:style-name="ro1">
          <table:table-cell office:value-type="string" calcext:value-type="string">
            <text:p>ENSG00000118971</text:p>
          </table:table-cell>
          <table:table-cell office:value-type="float" office:value="3.75758290523858" calcext:value-type="float">
            <text:p>3.75758290523858</text:p>
          </table:table-cell>
          <table:table-cell office:value-type="float" office:value="0.00781048615288051" calcext:value-type="float">
            <text:p>0.00781048615288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89.397782206193" calcext:value-type="float">
            <text:p>389.397782206193</text:p>
          </table:table-cell>
          <table:table-cell office:value-type="float" office:value="5266.6966626791" calcext:value-type="float">
            <text:p>5266.6966626791</text:p>
          </table:table-cell>
          <table:table-cell office:value-type="string" calcext:value-type="string">
            <text:p>CCND2</text:p>
          </table:table-cell>
        </table:table-row>
        <table:table-row table:style-name="ro1">
          <table:table-cell office:value-type="string" calcext:value-type="string">
            <text:p>ENSG00000119125</text:p>
          </table:table-cell>
          <table:table-cell office:value-type="float" office:value="6.56996565821401" calcext:value-type="float">
            <text:p>6.56996565821401</text:p>
          </table:table-cell>
          <table:table-cell office:value-type="float" office:value="0.00421945545226015" calcext:value-type="float">
            <text:p>0.00421945545226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.95745151042678" calcext:value-type="float">
            <text:p>2.95745151042678</text:p>
          </table:table-cell>
          <table:table-cell office:value-type="float" office:value="280.98516478469" calcext:value-type="float">
            <text:p>280.98516478469</text:p>
          </table:table-cell>
          <table:table-cell office:value-type="string" calcext:value-type="string">
            <text:p>GDA</text:p>
          </table:table-cell>
        </table:table-row>
        <table:table-row table:style-name="ro1">
          <table:table-cell office:value-type="string" calcext:value-type="string">
            <text:p>ENSG00000119514</text:p>
          </table:table-cell>
          <table:table-cell office:value-type="float" office:value="-3.50621200869363" calcext:value-type="float">
            <text:p>-3.50621200869363</text:p>
          </table:table-cell>
          <table:table-cell office:value-type="float" office:value="0.00954779873511847" calcext:value-type="float">
            <text:p>0.009547798735118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7895.40971566937" calcext:value-type="float">
            <text:p>7895.40971566937</text:p>
          </table:table-cell>
          <table:table-cell office:value-type="float" office:value="694.855010388133" calcext:value-type="float">
            <text:p>694.855010388133</text:p>
          </table:table-cell>
          <table:table-cell office:value-type="string" calcext:value-type="string">
            <text:p>GALNT12</text:p>
          </table:table-cell>
        </table:table-row>
        <table:table-row table:style-name="ro1">
          <table:table-cell office:value-type="string" calcext:value-type="string">
            <text:p>ENSG00000119698</text:p>
          </table:table-cell>
          <table:table-cell office:value-type="float" office:value="-2.24889418900779" calcext:value-type="float">
            <text:p>-2.24889418900779</text:p>
          </table:table-cell>
          <table:table-cell office:value-type="float" office:value="0.0355509006514753" calcext:value-type="float">
            <text:p>0.035550900651475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095.4659142467" calcext:value-type="float">
            <text:p>3095.4659142467</text:p>
          </table:table-cell>
          <table:table-cell office:value-type="float" office:value="651.236374699534" calcext:value-type="float">
            <text:p>651.236374699534</text:p>
          </table:table-cell>
          <table:table-cell office:value-type="string" calcext:value-type="string">
            <text:p>PPP4R4</text:p>
          </table:table-cell>
        </table:table-row>
        <table:table-row table:style-name="ro1">
          <table:table-cell office:value-type="string" calcext:value-type="string">
            <text:p>ENSG00000119865</text:p>
          </table:table-cell>
          <table:table-cell office:value-type="float" office:value="-1.90152560802764" calcext:value-type="float">
            <text:p>-1.90152560802764</text:p>
          </table:table-cell>
          <table:table-cell office:value-type="float" office:value="0.0474991464340206" calcext:value-type="float">
            <text:p>0.04749914643402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9838.45535801977" calcext:value-type="float">
            <text:p>9838.45535801977</text:p>
          </table:table-cell>
          <table:table-cell office:value-type="float" office:value="2633.34833133955" calcext:value-type="float">
            <text:p>2633.34833133955</text:p>
          </table:table-cell>
          <table:table-cell office:value-type="string" calcext:value-type="string">
            <text:p>CNRIP1</text:p>
          </table:table-cell>
        </table:table-row>
        <table:table-row table:style-name="ro1">
          <table:table-cell office:value-type="string" calcext:value-type="string">
            <text:p>ENSG00000119938</text:p>
          </table:table-cell>
          <table:table-cell office:value-type="float" office:value="-1.950389607211" calcext:value-type="float">
            <text:p>-1.950389607211</text:p>
          </table:table-cell>
          <table:table-cell office:value-type="float" office:value="0.0445648133828929" calcext:value-type="float">
            <text:p>0.044564813382893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2682.5378938802" calcext:value-type="float">
            <text:p>12682.5378938802</text:p>
          </table:table-cell>
          <table:table-cell office:value-type="float" office:value="3281.54154540965" calcext:value-type="float">
            <text:p>3281.54154540965</text:p>
          </table:table-cell>
          <table:table-cell office:value-type="string" calcext:value-type="string">
            <text:p>PPP1R3C</text:p>
          </table:table-cell>
        </table:table-row>
        <table:table-row table:style-name="ro1">
          <table:table-cell office:value-type="string" calcext:value-type="string">
            <text:p>ENSG00000120156</text:p>
          </table:table-cell>
          <table:table-cell office:value-type="float" office:value="-2.3527199346222" calcext:value-type="float">
            <text:p>-2.3527199346222</text:p>
          </table:table-cell>
          <table:table-cell office:value-type="float" office:value="0.0287265823062223" calcext:value-type="float">
            <text:p>0.02872658230622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5285.0952230558" calcext:value-type="float">
            <text:p>15285.0952230558</text:p>
          </table:table-cell>
          <table:table-cell office:value-type="float" office:value="2992.44128561313" calcext:value-type="float">
            <text:p>2992.44128561313</text:p>
          </table:table-cell>
          <table:table-cell office:value-type="string" calcext:value-type="string">
            <text:p>TEK</text:p>
          </table:table-cell>
        </table:table-row>
        <table:table-row table:style-name="ro1">
          <table:table-cell office:value-type="string" calcext:value-type="string">
            <text:p>ENSG00000120658</text:p>
          </table:table-cell>
          <table:table-cell office:value-type="float" office:value="-2.20858163338475" calcext:value-type="float">
            <text:p>-2.20858163338475</text:p>
          </table:table-cell>
          <table:table-cell office:value-type="float" office:value="0.0382278080029717" calcext:value-type="float">
            <text:p>0.03822780800297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461.58547384523" calcext:value-type="float">
            <text:p>2461.58547384523</text:p>
          </table:table-cell>
          <table:table-cell office:value-type="float" office:value="532.553110151488" calcext:value-type="float">
            <text:p>532.553110151488</text:p>
          </table:table-cell>
          <table:table-cell office:value-type="string" calcext:value-type="string">
            <text:p>ENOX1</text:p>
          </table:table-cell>
        </table:table-row>
        <table:table-row table:style-name="ro1">
          <table:table-cell office:value-type="string" calcext:value-type="string">
            <text:p>ENSG00000120875</text:p>
          </table:table-cell>
          <table:table-cell office:value-type="float" office:value="2.01484311164426" calcext:value-type="float">
            <text:p>2.01484311164426</text:p>
          </table:table-cell>
          <table:table-cell office:value-type="float" office:value="0.0486598968069086" calcext:value-type="float">
            <text:p>0.048659896806909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476.149693178712" calcext:value-type="float">
            <text:p>476.149693178712</text:p>
          </table:table-cell>
          <table:table-cell office:value-type="float" office:value="1924.29190468071" calcext:value-type="float">
            <text:p>1924.29190468071</text:p>
          </table:table-cell>
          <table:table-cell office:value-type="string" calcext:value-type="string">
            <text:p>DUSP4</text:p>
          </table:table-cell>
        </table:table-row>
        <table:table-row table:style-name="ro1">
          <table:table-cell office:value-type="string" calcext:value-type="string">
            <text:p>ENSG00000120937</text:p>
          </table:table-cell>
          <table:table-cell office:value-type="float" office:value="-2.82987367960471" calcext:value-type="float">
            <text:p>-2.82987367960471</text:p>
          </table:table-cell>
          <table:table-cell office:value-type="float" office:value="0.027596170974807" calcext:value-type="float">
            <text:p>0.027596170974807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843.859497641776" calcext:value-type="float">
            <text:p>843.859497641776</text:p>
          </table:table-cell>
          <table:table-cell office:value-type="float" office:value="118.683264548046" calcext:value-type="float">
            <text:p>118.683264548046</text:p>
          </table:table-cell>
          <table:table-cell office:value-type="string" calcext:value-type="string">
            <text:p>NPPB</text:p>
          </table:table-cell>
        </table:table-row>
        <table:table-row table:style-name="ro1">
          <table:table-cell office:value-type="string" calcext:value-type="string">
            <text:p>ENSG00000120949</text:p>
          </table:table-cell>
          <table:table-cell office:value-type="float" office:value="-3.35406846176143" calcext:value-type="float">
            <text:p>-3.35406846176143</text:p>
          </table:table-cell>
          <table:table-cell office:value-type="float" office:value="0.0231821873548818" calcext:value-type="float">
            <text:p>0.02318218735488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477.135510348855" calcext:value-type="float">
            <text:p>477.135510348855</text:p>
          </table:table-cell>
          <table:table-cell office:value-type="float" office:value="46.6617963180352" calcext:value-type="float">
            <text:p>46.6617963180352</text:p>
          </table:table-cell>
          <table:table-cell office:value-type="string" calcext:value-type="string">
            <text:p>TNFRSF8</text:p>
          </table:table-cell>
        </table:table-row>
        <table:table-row table:style-name="ro1">
          <table:table-cell office:value-type="string" calcext:value-type="string">
            <text:p>ENSG00000121005</text:p>
          </table:table-cell>
          <table:table-cell office:value-type="float" office:value="-2.62305089913594" calcext:value-type="float">
            <text:p>-2.62305089913594</text:p>
          </table:table-cell>
          <table:table-cell office:value-type="float" office:value="0.0267793568133391" calcext:value-type="float">
            <text:p>0.026779356813339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806.01705570062" calcext:value-type="float">
            <text:p>1806.01705570062</text:p>
          </table:table-cell>
          <table:table-cell office:value-type="float" office:value="293.157807302438" calcext:value-type="float">
            <text:p>293.157807302438</text:p>
          </table:table-cell>
          <table:table-cell office:value-type="string" calcext:value-type="string">
            <text:p>CRISPLD1</text:p>
          </table:table-cell>
        </table:table-row>
        <table:table-row table:style-name="ro1">
          <table:table-cell office:value-type="string" calcext:value-type="string">
            <text:p>ENSG00000121039</text:p>
          </table:table-cell>
          <table:table-cell office:value-type="float" office:value="-1.90755760082128" calcext:value-type="float">
            <text:p>-1.90755760082128</text:p>
          </table:table-cell>
          <table:table-cell office:value-type="float" office:value="0.0459307266292666" calcext:value-type="float">
            <text:p>0.045930726629267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1069.9997513737" calcext:value-type="float">
            <text:p>31069.9997513737</text:p>
          </table:table-cell>
          <table:table-cell office:value-type="float" office:value="8281.45445957476" calcext:value-type="float">
            <text:p>8281.45445957476</text:p>
          </table:table-cell>
          <table:table-cell office:value-type="string" calcext:value-type="string">
            <text:p>RDH10</text:p>
          </table:table-cell>
        </table:table-row>
        <table:table-row table:style-name="ro1">
          <table:table-cell office:value-type="string" calcext:value-type="string">
            <text:p>ENSG00000121858</text:p>
          </table:table-cell>
          <table:table-cell office:value-type="float" office:value="3.35333050037421" calcext:value-type="float">
            <text:p>3.35333050037421</text:p>
          </table:table-cell>
          <table:table-cell office:value-type="float" office:value="0.0136255438414932" calcext:value-type="float">
            <text:p>0.013625543841493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74.48963911518" calcext:value-type="float">
            <text:p>174.48963911518</text:p>
          </table:table-cell>
          <table:table-cell office:value-type="float" office:value="1783.29212885013" calcext:value-type="float">
            <text:p>1783.29212885013</text:p>
          </table:table-cell>
          <table:table-cell office:value-type="string" calcext:value-type="string">
            <text:p>TNFSF10</text:p>
          </table:table-cell>
        </table:table-row>
        <table:table-row table:style-name="ro1">
          <table:table-cell office:value-type="string" calcext:value-type="string">
            <text:p>ENSG00000121895</text:p>
          </table:table-cell>
          <table:table-cell office:value-type="float" office:value="-2.37831304451072" calcext:value-type="float">
            <text:p>-2.37831304451072</text:p>
          </table:table-cell>
          <table:table-cell office:value-type="float" office:value="0.0437175081357004" calcext:value-type="float">
            <text:p>0.0437175081357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738.377060436554" calcext:value-type="float">
            <text:p>738.377060436554</text:p>
          </table:table-cell>
          <table:table-cell office:value-type="float" office:value="142.014162707064" calcext:value-type="float">
            <text:p>142.014162707064</text:p>
          </table:table-cell>
          <table:table-cell office:value-type="string" calcext:value-type="string">
            <text:p>TMEM156</text:p>
          </table:table-cell>
        </table:table-row>
        <table:table-row table:style-name="ro1">
          <table:table-cell office:value-type="string" calcext:value-type="string">
            <text:p>ENSG00000122877</text:p>
          </table:table-cell>
          <table:table-cell office:value-type="float" office:value="-2.50647162897515" calcext:value-type="float">
            <text:p>-2.50647162897515</text:p>
          </table:table-cell>
          <table:table-cell office:value-type="float" office:value="0.0280829887582499" calcext:value-type="float">
            <text:p>0.02808298875825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599.59987766514" calcext:value-type="float">
            <text:p>2599.59987766514</text:p>
          </table:table-cell>
          <table:table-cell office:value-type="float" office:value="457.488481292041" calcext:value-type="float">
            <text:p>457.488481292041</text:p>
          </table:table-cell>
          <table:table-cell office:value-type="string" calcext:value-type="string">
            <text:p>EGR2</text:p>
          </table:table-cell>
        </table:table-row>
        <table:table-row table:style-name="ro1">
          <table:table-cell office:value-type="string" calcext:value-type="string">
            <text:p>ENSG00000122966</text:p>
          </table:table-cell>
          <table:table-cell office:value-type="float" office:value="-2.23072221848701" calcext:value-type="float">
            <text:p>-2.23072221848701</text:p>
          </table:table-cell>
          <table:table-cell office:value-type="float" office:value="0.0374334822162377" calcext:value-type="float">
            <text:p>0.037433482216238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432.9967759111" calcext:value-type="float">
            <text:p>2432.9967759111</text:p>
          </table:table-cell>
          <table:table-cell office:value-type="float" office:value="518.351693880782" calcext:value-type="float">
            <text:p>518.351693880782</text:p>
          </table:table-cell>
          <table:table-cell office:value-type="string" calcext:value-type="string">
            <text:p>CIT</text:p>
          </table:table-cell>
        </table:table-row>
        <table:table-row table:style-name="ro1">
          <table:table-cell office:value-type="string" calcext:value-type="string">
            <text:p>ENSG00000123080</text:p>
          </table:table-cell>
          <table:table-cell office:value-type="float" office:value="-2.18660881029485" calcext:value-type="float">
            <text:p>-2.18660881029485</text:p>
          </table:table-cell>
          <table:table-cell office:value-type="float" office:value="0.0385824752144128" calcext:value-type="float">
            <text:p>0.038582475214413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706.06813204051" calcext:value-type="float">
            <text:p>2706.06813204051</text:p>
          </table:table-cell>
          <table:table-cell office:value-type="float" office:value="594.430709616709" calcext:value-type="float">
            <text:p>594.430709616709</text:p>
          </table:table-cell>
          <table:table-cell office:value-type="string" calcext:value-type="string">
            <text:p>CDKN2C</text:p>
          </table:table-cell>
        </table:table-row>
        <table:table-row table:style-name="ro1">
          <table:table-cell office:value-type="string" calcext:value-type="string">
            <text:p>ENSG00000123405</text:p>
          </table:table-cell>
          <table:table-cell office:value-type="float" office:value="4.38846412423799" calcext:value-type="float">
            <text:p>4.38846412423799</text:p>
          </table:table-cell>
          <table:table-cell office:value-type="float" office:value="0.00673807668474905" calcext:value-type="float">
            <text:p>0.006738076684749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47.3192241668286" calcext:value-type="float">
            <text:p>47.3192241668286</text:p>
          </table:table-cell>
          <table:table-cell office:value-type="float" office:value="991.055978320008" calcext:value-type="float">
            <text:p>991.055978320008</text:p>
          </table:table-cell>
          <table:table-cell office:value-type="string" calcext:value-type="string">
            <text:p>NFE2</text:p>
          </table:table-cell>
        </table:table-row>
        <table:table-row table:style-name="ro1">
          <table:table-cell office:value-type="string" calcext:value-type="string">
            <text:p>ENSG00000123700</text:p>
          </table:table-cell>
          <table:table-cell office:value-type="float" office:value="2.800047952523" calcext:value-type="float">
            <text:p>2.800047952523</text:p>
          </table:table-cell>
          <table:table-cell office:value-type="float" office:value="0.0240996018702069" calcext:value-type="float">
            <text:p>0.024099601870207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00.120885538879" calcext:value-type="float">
            <text:p>200.120885538879</text:p>
          </table:table-cell>
          <table:table-cell office:value-type="float" office:value="1393.76756828218" calcext:value-type="float">
            <text:p>1393.76756828218</text:p>
          </table:table-cell>
          <table:table-cell office:value-type="string" calcext:value-type="string">
            <text:p>KCNJ2</text:p>
          </table:table-cell>
        </table:table-row>
        <table:table-row table:style-name="ro1">
          <table:table-cell office:value-type="string" calcext:value-type="string">
            <text:p>ENSG00000124102</text:p>
          </table:table-cell>
          <table:table-cell office:value-type="float" office:value="5.82692166498827" calcext:value-type="float">
            <text:p>5.82692166498827</text:p>
          </table:table-cell>
          <table:table-cell office:value-type="float" office:value="0.00505696492336442" calcext:value-type="float">
            <text:p>0.00505696492336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5.91490302085357" calcext:value-type="float">
            <text:p>5.91490302085357</text:p>
          </table:table-cell>
          <table:table-cell office:value-type="float" office:value="335.762056114557" calcext:value-type="float">
            <text:p>335.762056114557</text:p>
          </table:table-cell>
          <table:table-cell office:value-type="string" calcext:value-type="string">
            <text:p>PI3</text:p>
          </table:table-cell>
        </table:table-row>
        <table:table-row table:style-name="ro1">
          <table:table-cell office:value-type="string" calcext:value-type="string">
            <text:p>ENSG00000124107</text:p>
          </table:table-cell>
          <table:table-cell office:value-type="float" office:value="4.29243536549802" calcext:value-type="float">
            <text:p>4.29243536549802</text:p>
          </table:table-cell>
          <table:table-cell office:value-type="float" office:value="0.0116036986295642" calcext:value-type="float">
            <text:p>0.01160369862956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2.673794913272" calcext:value-type="float">
            <text:p>22.673794913272</text:p>
          </table:table-cell>
          <table:table-cell office:value-type="float" office:value="444.301451897813" calcext:value-type="float">
            <text:p>444.301451897813</text:p>
          </table:table-cell>
          <table:table-cell office:value-type="string" calcext:value-type="string">
            <text:p>SLPI</text:p>
          </table:table-cell>
        </table:table-row>
        <table:table-row table:style-name="ro1">
          <table:table-cell office:value-type="string" calcext:value-type="string">
            <text:p>ENSG00000124143</text:p>
          </table:table-cell>
          <table:table-cell office:value-type="float" office:value="7.2010311727226" calcext:value-type="float">
            <text:p>7.2010311727226</text:p>
          </table:table-cell>
          <table:table-cell office:value-type="float" office:value="0.00983751286989448" calcext:value-type="float">
            <text:p>0.00983751286989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0.985817170142262" calcext:value-type="float">
            <text:p>0.985817170142262</text:p>
          </table:table-cell>
          <table:table-cell office:value-type="float" office:value="145.057323336501" calcext:value-type="float">
            <text:p>145.057323336501</text:p>
          </table:table-cell>
          <table:table-cell office:value-type="string" calcext:value-type="string">
            <text:p>ARHGAP40</text:p>
          </table:table-cell>
        </table:table-row>
        <table:table-row table:style-name="ro1">
          <table:table-cell office:value-type="string" calcext:value-type="string">
            <text:p>ENSG00000124406</text:p>
          </table:table-cell>
          <table:table-cell office:value-type="float" office:value="3.26591464833762" calcext:value-type="float">
            <text:p>3.26591464833762</text:p>
          </table:table-cell>
          <table:table-cell office:value-type="float" office:value="0.0145215985824354" calcext:value-type="float">
            <text:p>0.014521598582435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98.149251198595" calcext:value-type="float">
            <text:p>198.149251198595</text:p>
          </table:table-cell>
          <table:table-cell office:value-type="float" office:value="1906.03294090409" calcext:value-type="float">
            <text:p>1906.03294090409</text:p>
          </table:table-cell>
          <table:table-cell office:value-type="string" calcext:value-type="string">
            <text:p>ATP8A1</text:p>
          </table:table-cell>
        </table:table-row>
        <table:table-row table:style-name="ro1">
          <table:table-cell office:value-type="string" calcext:value-type="string">
            <text:p>ENSG00000124466</text:p>
          </table:table-cell>
          <table:table-cell office:value-type="float" office:value="3.18027969369369" calcext:value-type="float">
            <text:p>3.18027969369369</text:p>
          </table:table-cell>
          <table:table-cell office:value-type="float" office:value="0.0244156568810371" calcext:value-type="float">
            <text:p>0.024415656881037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62.1064817189625" calcext:value-type="float">
            <text:p>62.1064817189625</text:p>
          </table:table-cell>
          <table:table-cell office:value-type="float" office:value="562.984716445859" calcext:value-type="float">
            <text:p>562.984716445859</text:p>
          </table:table-cell>
          <table:table-cell office:value-type="string" calcext:value-type="string">
            <text:p>LYPD3</text:p>
          </table:table-cell>
        </table:table-row>
        <table:table-row table:style-name="ro1">
          <table:table-cell office:value-type="string" calcext:value-type="string">
            <text:p>ENSG00000124785</text:p>
          </table:table-cell>
          <table:table-cell office:value-type="float" office:value="3.17977528487807" calcext:value-type="float">
            <text:p>3.17977528487807</text:p>
          </table:table-cell>
          <table:table-cell office:value-type="float" office:value="0.0374215988136431" calcext:value-type="float">
            <text:p>0.037421598813643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0.5603322744101" calcext:value-type="float">
            <text:p>30.5603322744101</text:p>
          </table:table-cell>
          <table:table-cell office:value-type="float" office:value="276.927617278774" calcext:value-type="float">
            <text:p>276.927617278774</text:p>
          </table:table-cell>
          <table:table-cell office:value-type="string" calcext:value-type="string">
            <text:p>NRN1</text:p>
          </table:table-cell>
        </table:table-row>
        <table:table-row table:style-name="ro1">
          <table:table-cell office:value-type="string" calcext:value-type="string">
            <text:p>ENSG00000124875</text:p>
          </table:table-cell>
          <table:table-cell office:value-type="float" office:value="-1.97293973872774" calcext:value-type="float">
            <text:p>-1.97293973872774</text:p>
          </table:table-cell>
          <table:table-cell office:value-type="float" office:value="0.0421622112764067" calcext:value-type="float">
            <text:p>0.042162211276407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41209.067295299" calcext:value-type="float">
            <text:p>341209.067295299</text:p>
          </table:table-cell>
          <table:table-cell office:value-type="float" office:value="86916.7251242288" calcext:value-type="float">
            <text:p>86916.7251242288</text:p>
          </table:table-cell>
          <table:table-cell office:value-type="string" calcext:value-type="string">
            <text:p>CXCL6</text:p>
          </table:table-cell>
        </table:table-row>
        <table:table-row table:style-name="ro1">
          <table:table-cell office:value-type="string" calcext:value-type="string">
            <text:p>ENSG00000125378</text:p>
          </table:table-cell>
          <table:table-cell office:value-type="float" office:value="3.83563156505467" calcext:value-type="float">
            <text:p>3.83563156505467</text:p>
          </table:table-cell>
          <table:table-cell office:value-type="float" office:value="0.00823960026598938" calcext:value-type="float">
            <text:p>0.008239600265989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65.6172845839" calcext:value-type="float">
            <text:p>165.6172845839</text:p>
          </table:table-cell>
          <table:table-cell office:value-type="float" office:value="2364.53580907261" calcext:value-type="float">
            <text:p>2364.53580907261</text:p>
          </table:table-cell>
          <table:table-cell office:value-type="string" calcext:value-type="string">
            <text:p>BMP4</text:p>
          </table:table-cell>
        </table:table-row>
        <table:table-row table:style-name="ro1">
          <table:table-cell office:value-type="string" calcext:value-type="string">
            <text:p>ENSG00000125538</text:p>
          </table:table-cell>
          <table:table-cell office:value-type="float" office:value="-2.11291715073383" calcext:value-type="float">
            <text:p>-2.11291715073383</text:p>
          </table:table-cell>
          <table:table-cell office:value-type="float" office:value="0.036210256343529" calcext:value-type="float">
            <text:p>0.036210256343529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17236.335324828" calcext:value-type="float">
            <text:p>117236.335324828</text:p>
          </table:table-cell>
          <table:table-cell office:value-type="float" office:value="27102.3885657666" calcext:value-type="float">
            <text:p>27102.3885657666</text:p>
          </table:table-cell>
          <table:table-cell office:value-type="string" calcext:value-type="string">
            <text:p>IL1B</text:p>
          </table:table-cell>
        </table:table-row>
        <table:table-row table:style-name="ro1">
          <table:table-cell office:value-type="string" calcext:value-type="string">
            <text:p>ENSG00000125798</text:p>
          </table:table-cell>
          <table:table-cell office:value-type="float" office:value="4.36030860687287" calcext:value-type="float">
            <text:p>4.36030860687287</text:p>
          </table:table-cell>
          <table:table-cell office:value-type="float" office:value="0.00677359941930686" calcext:value-type="float">
            <text:p>0.006773599419307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50.2766756772553" calcext:value-type="float">
            <text:p>50.2766756772553</text:p>
          </table:table-cell>
          <table:table-cell office:value-type="float" office:value="1032.64584025565" calcext:value-type="float">
            <text:p>1032.64584025565</text:p>
          </table:table-cell>
          <table:table-cell office:value-type="string" calcext:value-type="string">
            <text:p>FOXA2</text:p>
          </table:table-cell>
        </table:table-row>
        <table:table-row table:style-name="ro1">
          <table:table-cell office:value-type="string" calcext:value-type="string">
            <text:p>ENSG00000125872</text:p>
          </table:table-cell>
          <table:table-cell office:value-type="float" office:value="-4.42636286631709" calcext:value-type="float">
            <text:p>-4.42636286631709</text:p>
          </table:table-cell>
          <table:table-cell office:value-type="float" office:value="0.0126140373487901" calcext:value-type="float">
            <text:p>0.01261403734879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48.979278230361" calcext:value-type="float">
            <text:p>348.979278230361</text:p>
          </table:table-cell>
          <table:table-cell office:value-type="float" office:value="16.2301900236644" calcext:value-type="float">
            <text:p>16.2301900236644</text:p>
          </table:table-cell>
          <table:table-cell office:value-type="string" calcext:value-type="string">
            <text:p>LRRN4</text:p>
          </table:table-cell>
        </table:table-row>
        <table:table-row table:style-name="ro1">
          <table:table-cell office:value-type="string" calcext:value-type="string">
            <text:p>ENSG00000126549</text:p>
          </table:table-cell>
          <table:table-cell office:value-type="float" office:value="-3.86564986148984" calcext:value-type="float">
            <text:p>-3.86564986148984</text:p>
          </table:table-cell>
          <table:table-cell office:value-type="float" office:value="0.0352420024925102" calcext:value-type="float">
            <text:p>0.0352420024925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62.659833073473" calcext:value-type="float">
            <text:p>162.659833073473</text:p>
          </table:table-cell>
          <table:table-cell office:value-type="float" office:value="11.1582556412693" calcext:value-type="float">
            <text:p>11.1582556412693</text:p>
          </table:table-cell>
          <table:table-cell office:value-type="string" calcext:value-type="string">
            <text:p>STATH</text:p>
          </table:table-cell>
        </table:table-row>
        <table:table-row table:style-name="ro1">
          <table:table-cell office:value-type="string" calcext:value-type="string">
            <text:p>ENSG00000126562</text:p>
          </table:table-cell>
          <table:table-cell office:value-type="float" office:value="-1.9515392511459" calcext:value-type="float">
            <text:p>-1.9515392511459</text:p>
          </table:table-cell>
          <table:table-cell office:value-type="float" office:value="0.0446647839590337" calcext:value-type="float">
            <text:p>0.04466478395903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1370.4152404208" calcext:value-type="float">
            <text:p>11370.4152404208</text:p>
          </table:table-cell>
          <table:table-cell office:value-type="float" office:value="2939.69316803622" calcext:value-type="float">
            <text:p>2939.69316803622</text:p>
          </table:table-cell>
          <table:table-cell office:value-type="string" calcext:value-type="string">
            <text:p>WNK4</text:p>
          </table:table-cell>
        </table:table-row>
        <table:table-row table:style-name="ro1">
          <table:table-cell office:value-type="string" calcext:value-type="string">
            <text:p>ENSG00000126709</text:p>
          </table:table-cell>
          <table:table-cell office:value-type="float" office:value="2.01405458375072" calcext:value-type="float">
            <text:p>2.01405458375072</text:p>
          </table:table-cell>
          <table:table-cell office:value-type="float" office:value="0.0409401146911937" calcext:value-type="float">
            <text:p>0.04094011469119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5747.31410192939" calcext:value-type="float">
            <text:p>5747.31410192939</text:p>
          </table:table-cell>
          <table:table-cell office:value-type="float" office:value="23214.2436682225" calcext:value-type="float">
            <text:p>23214.2436682225</text:p>
          </table:table-cell>
          <table:table-cell office:value-type="string" calcext:value-type="string">
            <text:p>IFI6</text:p>
          </table:table-cell>
        </table:table-row>
        <table:table-row table:style-name="ro1">
          <table:table-cell office:value-type="string" calcext:value-type="string">
            <text:p>ENSG00000126787</text:p>
          </table:table-cell>
          <table:table-cell office:value-type="float" office:value="-2.73875028278363" calcext:value-type="float">
            <text:p>-2.73875028278363</text:p>
          </table:table-cell>
          <table:table-cell office:value-type="float" office:value="0.0213882873333738" calcext:value-type="float">
            <text:p>0.02138828733337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602.17593969982" calcext:value-type="float">
            <text:p>3602.17593969982</text:p>
          </table:table-cell>
          <table:table-cell office:value-type="float" office:value="539.653818286842" calcext:value-type="float">
            <text:p>539.653818286842</text:p>
          </table:table-cell>
          <table:table-cell office:value-type="string" calcext:value-type="string">
            <text:p>DLGAP5</text:p>
          </table:table-cell>
        </table:table-row>
        <table:table-row table:style-name="ro1">
          <table:table-cell office:value-type="string" calcext:value-type="string">
            <text:p>ENSG00000126950</text:p>
          </table:table-cell>
          <table:table-cell office:value-type="float" office:value="3.2968720543582" calcext:value-type="float">
            <text:p>3.2968720543582</text:p>
          </table:table-cell>
          <table:table-cell office:value-type="float" office:value="0.0134676287882015" calcext:value-type="float">
            <text:p>0.01346762878820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41.525206684854" calcext:value-type="float">
            <text:p>241.525206684854</text:p>
          </table:table-cell>
          <table:table-cell office:value-type="float" office:value="2373.66529096092" calcext:value-type="float">
            <text:p>2373.66529096092</text:p>
          </table:table-cell>
          <table:table-cell office:value-type="string" calcext:value-type="string">
            <text:p>TMEM35A</text:p>
          </table:table-cell>
        </table:table-row>
        <table:table-row table:style-name="ro1">
          <table:table-cell office:value-type="string" calcext:value-type="string">
            <text:p>ENSG00000127083</text:p>
          </table:table-cell>
          <table:table-cell office:value-type="float" office:value="6.48410669552148" calcext:value-type="float">
            <text:p>6.48410669552148</text:p>
          </table:table-cell>
          <table:table-cell office:value-type="float" office:value="0.0228967772052409" calcext:value-type="float">
            <text:p>0.02289677720524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0.985817170142262" calcext:value-type="float">
            <text:p>0.985817170142262</text:p>
          </table:table-cell>
          <table:table-cell office:value-type="float" office:value="88.2516582536752" calcext:value-type="float">
            <text:p>88.2516582536752</text:p>
          </table:table-cell>
          <table:table-cell office:value-type="string" calcext:value-type="string">
            <text:p>OMD</text:p>
          </table:table-cell>
        </table:table-row>
        <table:table-row table:style-name="ro1">
          <table:table-cell office:value-type="string" calcext:value-type="string">
            <text:p>ENSG00000127241</text:p>
          </table:table-cell>
          <table:table-cell office:value-type="float" office:value="-2.72356606294329" calcext:value-type="float">
            <text:p>-2.72356606294329</text:p>
          </table:table-cell>
          <table:table-cell office:value-type="float" office:value="0.020728170834415" calcext:value-type="float">
            <text:p>0.020728170834415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5762.10135948152" calcext:value-type="float">
            <text:p>5762.10135948152</text:p>
          </table:table-cell>
          <table:table-cell office:value-type="float" office:value="872.372713771962" calcext:value-type="float">
            <text:p>872.372713771962</text:p>
          </table:table-cell>
          <table:table-cell office:value-type="string" calcext:value-type="string">
            <text:p>MASP1</text:p>
          </table:table-cell>
        </table:table-row>
        <table:table-row table:style-name="ro1">
          <table:table-cell office:value-type="string" calcext:value-type="string">
            <text:p>ENSG00000127399</text:p>
          </table:table-cell>
          <table:table-cell office:value-type="float" office:value="2.62116151982933" calcext:value-type="float">
            <text:p>2.62116151982933</text:p>
          </table:table-cell>
          <table:table-cell office:value-type="float" office:value="0.0387023431203615" calcext:value-type="float">
            <text:p>0.03870234312036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94.6384483336571" calcext:value-type="float">
            <text:p>94.6384483336571</text:p>
          </table:table-cell>
          <table:table-cell office:value-type="float" office:value="582.258067098961" calcext:value-type="float">
            <text:p>582.258067098961</text:p>
          </table:table-cell>
          <table:table-cell office:value-type="string" calcext:value-type="string">
            <text:p>LRRC61</text:p>
          </table:table-cell>
        </table:table-row>
        <table:table-row table:style-name="ro1">
          <table:table-cell office:value-type="string" calcext:value-type="string">
            <text:p>ENSG00000127472</text:p>
          </table:table-cell>
          <table:table-cell office:value-type="float" office:value="3.09239405875779" calcext:value-type="float">
            <text:p>3.09239405875779</text:p>
          </table:table-cell>
          <table:table-cell office:value-type="float" office:value="0.0327540256887483" calcext:value-type="float">
            <text:p>0.032754025688748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44.3617726564018" calcext:value-type="float">
            <text:p>44.3617726564018</text:p>
          </table:table-cell>
          <table:table-cell office:value-type="float" office:value="378.366304926677" calcext:value-type="float">
            <text:p>378.366304926677</text:p>
          </table:table-cell>
          <table:table-cell office:value-type="string" calcext:value-type="string">
            <text:p>PLA2G5</text:p>
          </table:table-cell>
        </table:table-row>
        <table:table-row table:style-name="ro1">
          <table:table-cell office:value-type="string" calcext:value-type="string">
            <text:p>ENSG00000127585</text:p>
          </table:table-cell>
          <table:table-cell office:value-type="float" office:value="2.34293242192922" calcext:value-type="float">
            <text:p>2.34293242192922</text:p>
          </table:table-cell>
          <table:table-cell office:value-type="float" office:value="0.0498801364209609" calcext:value-type="float">
            <text:p>0.04988013642096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13.36897456636" calcext:value-type="float">
            <text:p>113.36897456636</text:p>
          </table:table-cell>
          <table:table-cell office:value-type="float" office:value="575.157358963608" calcext:value-type="float">
            <text:p>575.157358963608</text:p>
          </table:table-cell>
          <table:table-cell office:value-type="string" calcext:value-type="string">
            <text:p>FBXL16</text:p>
          </table:table-cell>
        </table:table-row>
        <table:table-row table:style-name="ro1">
          <table:table-cell office:value-type="string" calcext:value-type="string">
            <text:p>ENSG00000127824</text:p>
          </table:table-cell>
          <table:table-cell office:value-type="float" office:value="2.34704541622413" calcext:value-type="float">
            <text:p>2.34704541622413</text:p>
          </table:table-cell>
          <table:table-cell office:value-type="float" office:value="0.0308683433738219" calcext:value-type="float">
            <text:p>0.03086834337382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888.221270298178" calcext:value-type="float">
            <text:p>888.221270298178</text:p>
          </table:table-cell>
          <table:table-cell office:value-type="float" office:value="4519.09353471406" calcext:value-type="float">
            <text:p>4519.09353471406</text:p>
          </table:table-cell>
          <table:table-cell office:value-type="string" calcext:value-type="string">
            <text:p>TUBA4A</text:p>
          </table:table-cell>
        </table:table-row>
        <table:table-row table:style-name="ro1">
          <table:table-cell office:value-type="string" calcext:value-type="string">
            <text:p>ENSG00000128262</text:p>
          </table:table-cell>
          <table:table-cell office:value-type="float" office:value="2.71616088450941" calcext:value-type="float">
            <text:p>2.71616088450941</text:p>
          </table:table-cell>
          <table:table-cell office:value-type="float" office:value="0.0338288278387509" calcext:value-type="float">
            <text:p>0.03382882783875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99.5675341843684" calcext:value-type="float">
            <text:p>99.5675341843684</text:p>
          </table:table-cell>
          <table:table-cell office:value-type="float" office:value="654.279535328972" calcext:value-type="float">
            <text:p>654.279535328972</text:p>
          </table:table-cell>
          <table:table-cell office:value-type="string" calcext:value-type="string">
            <text:p>POM121L9P</text:p>
          </table:table-cell>
        </table:table-row>
        <table:table-row table:style-name="ro1">
          <table:table-cell office:value-type="string" calcext:value-type="string">
            <text:p>ENSG00000128422</text:p>
          </table:table-cell>
          <table:table-cell office:value-type="float" office:value="3.29719876138634" calcext:value-type="float">
            <text:p>3.29719876138634</text:p>
          </table:table-cell>
          <table:table-cell office:value-type="float" office:value="0.0177601841578277" calcext:value-type="float">
            <text:p>0.017760184157828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92.6668139933726" calcext:value-type="float">
            <text:p>92.6668139933726</text:p>
          </table:table-cell>
          <table:table-cell office:value-type="float" office:value="910.919415078165" calcext:value-type="float">
            <text:p>910.919415078165</text:p>
          </table:table-cell>
          <table:table-cell office:value-type="string" calcext:value-type="string">
            <text:p>KRT17</text:p>
          </table:table-cell>
        </table:table-row>
        <table:table-row table:style-name="ro1">
          <table:table-cell office:value-type="string" calcext:value-type="string">
            <text:p>ENSG00000129195</text:p>
          </table:table-cell>
          <table:table-cell office:value-type="float" office:value="-2.37843917249161" calcext:value-type="float">
            <text:p>-2.37843917249161</text:p>
          </table:table-cell>
          <table:table-cell office:value-type="float" office:value="0.0380421776301508" calcext:value-type="float">
            <text:p>0.03804217763015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128.76065981289" calcext:value-type="float">
            <text:p>1128.76065981289</text:p>
          </table:table-cell>
          <table:table-cell office:value-type="float" office:value="217.078791566511" calcext:value-type="float">
            <text:p>217.078791566511</text:p>
          </table:table-cell>
          <table:table-cell office:value-type="string" calcext:value-type="string">
            <text:p>PIMREG</text:p>
          </table:table-cell>
        </table:table-row>
        <table:table-row table:style-name="ro1">
          <table:table-cell office:value-type="string" calcext:value-type="string">
            <text:p>ENSG00000129988</text:p>
          </table:table-cell>
          <table:table-cell office:value-type="float" office:value="7.0855711917954" calcext:value-type="float">
            <text:p>7.0855711917954</text:p>
          </table:table-cell>
          <table:table-cell office:value-type="float" office:value="0.00374443310326055" calcext:value-type="float">
            <text:p>0.00374443310326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.97163434028452" calcext:value-type="float">
            <text:p>1.97163434028452</text:p>
          </table:table-cell>
          <table:table-cell office:value-type="float" office:value="267.798135390463" calcext:value-type="float">
            <text:p>267.798135390463</text:p>
          </table:table-cell>
          <table:table-cell office:value-type="string" calcext:value-type="string">
            <text:p>LBP</text:p>
          </table:table-cell>
        </table:table-row>
        <table:table-row table:style-name="ro1">
          <table:table-cell office:value-type="string" calcext:value-type="string">
            <text:p>ENSG00000130300</text:p>
          </table:table-cell>
          <table:table-cell office:value-type="float" office:value="4.66569717899598" calcext:value-type="float">
            <text:p>4.66569717899598</text:p>
          </table:table-cell>
          <table:table-cell office:value-type="float" office:value="0.0120302515345355" calcext:value-type="float">
            <text:p>0.012030251534536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1.8298060417071" calcext:value-type="float">
            <text:p>11.8298060417071</text:p>
          </table:table-cell>
          <table:table-cell office:value-type="float" office:value="300.258515437792" calcext:value-type="float">
            <text:p>300.258515437792</text:p>
          </table:table-cell>
          <table:table-cell office:value-type="string" calcext:value-type="string">
            <text:p>PLVAP</text:p>
          </table:table-cell>
        </table:table-row>
        <table:table-row table:style-name="ro1">
          <table:table-cell office:value-type="string" calcext:value-type="string">
            <text:p>ENSG00000130303</text:p>
          </table:table-cell>
          <table:table-cell office:value-type="float" office:value="2.25220639016764" calcext:value-type="float">
            <text:p>2.25220639016764</text:p>
          </table:table-cell>
          <table:table-cell office:value-type="float" office:value="0.0355928671158414" calcext:value-type="float">
            <text:p>0.03559286711584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625.993903040336" calcext:value-type="float">
            <text:p>625.993903040336</text:p>
          </table:table-cell>
          <table:table-cell office:value-type="float" office:value="2982.29741684834" calcext:value-type="float">
            <text:p>2982.29741684834</text:p>
          </table:table-cell>
          <table:table-cell office:value-type="string" calcext:value-type="string">
            <text:p>BST2</text:p>
          </table:table-cell>
        </table:table-row>
        <table:table-row table:style-name="ro1">
          <table:table-cell office:value-type="string" calcext:value-type="string">
            <text:p>ENSG00000130513</text:p>
          </table:table-cell>
          <table:table-cell office:value-type="float" office:value="3.15595556040733" calcext:value-type="float">
            <text:p>3.15595556040733</text:p>
          </table:table-cell>
          <table:table-cell office:value-type="float" office:value="0.0125477389174965" calcext:value-type="float">
            <text:p>0.012547738917497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8542.1057792827" calcext:value-type="float">
            <text:p>8542.1057792827</text:p>
          </table:table-cell>
          <table:table-cell office:value-type="float" office:value="76137.8501747627" calcext:value-type="float">
            <text:p>76137.8501747627</text:p>
          </table:table-cell>
          <table:table-cell office:value-type="string" calcext:value-type="string">
            <text:p>GDF15</text:p>
          </table:table-cell>
        </table:table-row>
        <table:table-row table:style-name="ro1">
          <table:table-cell office:value-type="string" calcext:value-type="string">
            <text:p>ENSG00000130592</text:p>
          </table:table-cell>
          <table:table-cell office:value-type="float" office:value="4.77159838754634" calcext:value-type="float">
            <text:p>4.77159838754634</text:p>
          </table:table-cell>
          <table:table-cell office:value-type="float" office:value="0.0113292458421229" calcext:value-type="float">
            <text:p>0.011329245842123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0.8439888715649" calcext:value-type="float">
            <text:p>10.8439888715649</text:p>
          </table:table-cell>
          <table:table-cell office:value-type="float" office:value="296.200967931875" calcext:value-type="float">
            <text:p>296.200967931875</text:p>
          </table:table-cell>
          <table:table-cell office:value-type="string" calcext:value-type="string">
            <text:p>LSP1</text:p>
          </table:table-cell>
        </table:table-row>
        <table:table-row table:style-name="ro1">
          <table:table-cell office:value-type="string" calcext:value-type="string">
            <text:p>ENSG00000131386</text:p>
          </table:table-cell>
          <table:table-cell office:value-type="float" office:value="-3.29916668262003" calcext:value-type="float">
            <text:p>-3.29916668262003</text:p>
          </table:table-cell>
          <table:table-cell office:value-type="float" office:value="0.0125691122612275" calcext:value-type="float">
            <text:p>0.012569112261228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564.71488723442" calcext:value-type="float">
            <text:p>3564.71488723442</text:p>
          </table:table-cell>
          <table:table-cell office:value-type="float" office:value="362.136114903012" calcext:value-type="float">
            <text:p>362.136114903012</text:p>
          </table:table-cell>
          <table:table-cell office:value-type="string" calcext:value-type="string">
            <text:p>GALNT15</text:p>
          </table:table-cell>
        </table:table-row>
        <table:table-row table:style-name="ro1">
          <table:table-cell office:value-type="string" calcext:value-type="string">
            <text:p>ENSG00000131459</text:p>
          </table:table-cell>
          <table:table-cell office:value-type="float" office:value="-2.10400568986984" calcext:value-type="float">
            <text:p>-2.10400568986984</text:p>
          </table:table-cell>
          <table:table-cell office:value-type="float" office:value="0.0366376952852701" calcext:value-type="float">
            <text:p>0.03663769528527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73180.1659911705" calcext:value-type="float">
            <text:p>73180.1659911705</text:p>
          </table:table-cell>
          <table:table-cell office:value-type="float" office:value="17022.4261741945" calcext:value-type="float">
            <text:p>17022.4261741945</text:p>
          </table:table-cell>
          <table:table-cell office:value-type="string" calcext:value-type="string">
            <text:p>GFPT2</text:p>
          </table:table-cell>
        </table:table-row>
        <table:table-row table:style-name="ro1">
          <table:table-cell office:value-type="string" calcext:value-type="string">
            <text:p>ENSG00000131747</text:p>
          </table:table-cell>
          <table:table-cell office:value-type="float" office:value="-2.4035578086513" calcext:value-type="float">
            <text:p>-2.4035578086513</text:p>
          </table:table-cell>
          <table:table-cell office:value-type="float" office:value="0.0272643623445439" calcext:value-type="float">
            <text:p>0.02726436234454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4926.257773124" calcext:value-type="float">
            <text:p>14926.257773124</text:p>
          </table:table-cell>
          <table:table-cell office:value-type="float" office:value="2821.00990348817" calcext:value-type="float">
            <text:p>2821.00990348817</text:p>
          </table:table-cell>
          <table:table-cell office:value-type="string" calcext:value-type="string">
            <text:p>TOP2A</text:p>
          </table:table-cell>
        </table:table-row>
        <table:table-row table:style-name="ro1">
          <table:table-cell office:value-type="string" calcext:value-type="string">
            <text:p>ENSG00000132334</text:p>
          </table:table-cell>
          <table:table-cell office:value-type="float" office:value="2.80367284014793" calcext:value-type="float">
            <text:p>2.80367284014793</text:p>
          </table:table-cell>
          <table:table-cell office:value-type="float" office:value="0.0215254520791867" calcext:value-type="float">
            <text:p>0.021525452079187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26.305483317089" calcext:value-type="float">
            <text:p>326.305483317089</text:p>
          </table:table-cell>
          <table:table-cell office:value-type="float" office:value="2278.31292457189" calcext:value-type="float">
            <text:p>2278.31292457189</text:p>
          </table:table-cell>
          <table:table-cell office:value-type="string" calcext:value-type="string">
            <text:p>PTPRE</text:p>
          </table:table-cell>
        </table:table-row>
        <table:table-row table:style-name="ro1">
          <table:table-cell office:value-type="string" calcext:value-type="string">
            <text:p>ENSG00000132932</text:p>
          </table:table-cell>
          <table:table-cell office:value-type="float" office:value="3.60192773087243" calcext:value-type="float">
            <text:p>3.60192773087243</text:p>
          </table:table-cell>
          <table:table-cell office:value-type="float" office:value="0.0258661355547182" calcext:value-type="float">
            <text:p>0.025866135554718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4.6454292535565" calcext:value-type="float">
            <text:p>24.6454292535565</text:p>
          </table:table-cell>
          <table:table-cell office:value-type="float" office:value="299.244128561313" calcext:value-type="float">
            <text:p>299.244128561313</text:p>
          </table:table-cell>
          <table:table-cell office:value-type="string" calcext:value-type="string">
            <text:p>ATP8A2</text:p>
          </table:table-cell>
        </table:table-row>
        <table:table-row table:style-name="ro1">
          <table:table-cell office:value-type="string" calcext:value-type="string">
            <text:p>ENSG00000133101</text:p>
          </table:table-cell>
          <table:table-cell office:value-type="float" office:value="3.07402287023433" calcext:value-type="float">
            <text:p>3.07402287023433</text:p>
          </table:table-cell>
          <table:table-cell office:value-type="float" office:value="0.0205795386546469" calcext:value-type="float">
            <text:p>0.020579538654647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23.227146267783" calcext:value-type="float">
            <text:p>123.227146267783</text:p>
          </table:table-cell>
          <table:table-cell office:value-type="float" office:value="1037.71777463804" calcext:value-type="float">
            <text:p>1037.71777463804</text:p>
          </table:table-cell>
          <table:table-cell office:value-type="string" calcext:value-type="string">
            <text:p>CCNA1</text:p>
          </table:table-cell>
        </table:table-row>
        <table:table-row table:style-name="ro1">
          <table:table-cell office:value-type="string" calcext:value-type="string">
            <text:p>ENSG00000133135</text:p>
          </table:table-cell>
          <table:table-cell office:value-type="float" office:value="3.4865252908677" calcext:value-type="float">
            <text:p>3.4865252908677</text:p>
          </table:table-cell>
          <table:table-cell office:value-type="float" office:value="0.0180334886359511" calcext:value-type="float">
            <text:p>0.01803348863595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55.2057615279667" calcext:value-type="float">
            <text:p>55.2057615279667</text:p>
          </table:table-cell>
          <table:table-cell office:value-type="float" office:value="618.775994652206" calcext:value-type="float">
            <text:p>618.775994652206</text:p>
          </table:table-cell>
          <table:table-cell office:value-type="string" calcext:value-type="string">
            <text:p>RNF128</text:p>
          </table:table-cell>
        </table:table-row>
        <table:table-row table:style-name="ro1">
          <table:table-cell office:value-type="string" calcext:value-type="string">
            <text:p>ENSG00000133488</text:p>
          </table:table-cell>
          <table:table-cell office:value-type="float" office:value="6.01844489686357" calcext:value-type="float">
            <text:p>6.01844489686357</text:p>
          </table:table-cell>
          <table:table-cell office:value-type="float" office:value="0.038477065075724" calcext:value-type="float">
            <text:p>0.03847706507572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0.985817170142262" calcext:value-type="float">
            <text:p>0.985817170142262</text:p>
          </table:table-cell>
          <table:table-cell office:value-type="float" office:value="63.9063732181786" calcext:value-type="float">
            <text:p>63.9063732181786</text:p>
          </table:table-cell>
          <table:table-cell office:value-type="string" calcext:value-type="string">
            <text:p>SEC14L4</text:p>
          </table:table-cell>
        </table:table-row>
        <table:table-row table:style-name="ro1">
          <table:table-cell office:value-type="string" calcext:value-type="string">
            <text:p>ENSG00000134057</text:p>
          </table:table-cell>
          <table:table-cell office:value-type="float" office:value="-2.11660612055994" calcext:value-type="float">
            <text:p>-2.11660612055994</text:p>
          </table:table-cell>
          <table:table-cell office:value-type="float" office:value="0.0379350458345153" calcext:value-type="float">
            <text:p>0.037935045834515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7553.33115763001" calcext:value-type="float">
            <text:p>7553.33115763001</text:p>
          </table:table-cell>
          <table:table-cell office:value-type="float" office:value="1741.70226691449" calcext:value-type="float">
            <text:p>1741.70226691449</text:p>
          </table:table-cell>
          <table:table-cell office:value-type="string" calcext:value-type="string">
            <text:p>CCNB1</text:p>
          </table:table-cell>
        </table:table-row>
        <table:table-row table:style-name="ro1">
          <table:table-cell office:value-type="string" calcext:value-type="string">
            <text:p>ENSG00000134259</text:p>
          </table:table-cell>
          <table:table-cell office:value-type="float" office:value="-2.92490069355735" calcext:value-type="float">
            <text:p>-2.92490069355735</text:p>
          </table:table-cell>
          <table:table-cell office:value-type="float" office:value="0.0219840953926922" calcext:value-type="float">
            <text:p>0.02198409539269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286.49140703565" calcext:value-type="float">
            <text:p>1286.49140703565</text:p>
          </table:table-cell>
          <table:table-cell office:value-type="float" office:value="169.402608371997" calcext:value-type="float">
            <text:p>169.402608371997</text:p>
          </table:table-cell>
          <table:table-cell office:value-type="string" calcext:value-type="string">
            <text:p>NGF</text:p>
          </table:table-cell>
        </table:table-row>
        <table:table-row table:style-name="ro1">
          <table:table-cell office:value-type="string" calcext:value-type="string">
            <text:p>ENSG00000134363</text:p>
          </table:table-cell>
          <table:table-cell office:value-type="float" office:value="-2.218356445092" calcext:value-type="float">
            <text:p>-2.218356445092</text:p>
          </table:table-cell>
          <table:table-cell office:value-type="float" office:value="0.0326627901776507" calcext:value-type="float">
            <text:p>0.03266279017765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9220.6067401868" calcext:value-type="float">
            <text:p>29220.6067401868</text:p>
          </table:table-cell>
          <table:table-cell office:value-type="float" office:value="6279.05476540517" calcext:value-type="float">
            <text:p>6279.05476540517</text:p>
          </table:table-cell>
          <table:table-cell office:value-type="string" calcext:value-type="string">
            <text:p>FST</text:p>
          </table:table-cell>
        </table:table-row>
        <table:table-row table:style-name="ro1">
          <table:table-cell office:value-type="string" calcext:value-type="string">
            <text:p>ENSG00000134569</text:p>
          </table:table-cell>
          <table:table-cell office:value-type="float" office:value="-2.86845047541681" calcext:value-type="float">
            <text:p>-2.86845047541681</text:p>
          </table:table-cell>
          <table:table-cell office:value-type="float" office:value="0.0195449058087814" calcext:value-type="float">
            <text:p>0.01954490580878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807.60730056516" calcext:value-type="float">
            <text:p>2807.60730056516</text:p>
          </table:table-cell>
          <table:table-cell office:value-type="float" office:value="384.452626185551" calcext:value-type="float">
            <text:p>384.452626185551</text:p>
          </table:table-cell>
          <table:table-cell office:value-type="string" calcext:value-type="string">
            <text:p>LRP4</text:p>
          </table:table-cell>
        </table:table-row>
        <table:table-row table:style-name="ro1">
          <table:table-cell office:value-type="string" calcext:value-type="string">
            <text:p>ENSG00000134690</text:p>
          </table:table-cell>
          <table:table-cell office:value-type="float" office:value="-2.11924039870331" calcext:value-type="float">
            <text:p>-2.11924039870331</text:p>
          </table:table-cell>
          <table:table-cell office:value-type="float" office:value="0.0458225940934385" calcext:value-type="float">
            <text:p>0.045822594093439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498.44209861624" calcext:value-type="float">
            <text:p>1498.44209861624</text:p>
          </table:table-cell>
          <table:table-cell office:value-type="float" office:value="344.891538002869" calcext:value-type="float">
            <text:p>344.891538002869</text:p>
          </table:table-cell>
          <table:table-cell office:value-type="string" calcext:value-type="string">
            <text:p>CDCA8</text:p>
          </table:table-cell>
        </table:table-row>
        <table:table-row table:style-name="ro1">
          <table:table-cell office:value-type="string" calcext:value-type="string">
            <text:p>ENSG00000134986</text:p>
          </table:table-cell>
          <table:table-cell office:value-type="float" office:value="-2.71451617484166" calcext:value-type="float">
            <text:p>-2.71451617484166</text:p>
          </table:table-cell>
          <table:table-cell office:value-type="float" office:value="0.0195975283706379" calcext:value-type="float">
            <text:p>0.019597528370638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8177.6121741763" calcext:value-type="float">
            <text:p>28177.6121741763</text:p>
          </table:table-cell>
          <table:table-cell office:value-type="float" office:value="4292.88526125924" calcext:value-type="float">
            <text:p>4292.88526125924</text:p>
          </table:table-cell>
          <table:table-cell office:value-type="string" calcext:value-type="string">
            <text:p>NREP</text:p>
          </table:table-cell>
        </table:table-row>
        <table:table-row table:style-name="ro1">
          <table:table-cell office:value-type="string" calcext:value-type="string">
            <text:p>ENSG00000135373</text:p>
          </table:table-cell>
          <table:table-cell office:value-type="float" office:value="5.16280246377606" calcext:value-type="float">
            <text:p>5.16280246377606</text:p>
          </table:table-cell>
          <table:table-cell office:value-type="float" office:value="0.00288816951387164" calcext:value-type="float">
            <text:p>0.00288816951387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42.3901383161173" calcext:value-type="float">
            <text:p>42.3901383161173</text:p>
          </table:table-cell>
          <table:table-cell office:value-type="float" office:value="1518.5371540891" calcext:value-type="float">
            <text:p>1518.5371540891</text:p>
          </table:table-cell>
          <table:table-cell office:value-type="string" calcext:value-type="string">
            <text:p>EHF</text:p>
          </table:table-cell>
        </table:table-row>
        <table:table-row table:style-name="ro1">
          <table:table-cell office:value-type="string" calcext:value-type="string">
            <text:p>ENSG00000135451</text:p>
          </table:table-cell>
          <table:table-cell office:value-type="float" office:value="-2.37326846422477" calcext:value-type="float">
            <text:p>-2.37326846422477</text:p>
          </table:table-cell>
          <table:table-cell office:value-type="float" office:value="0.0413955638396513" calcext:value-type="float">
            <text:p>0.04139556383965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872.448195575902" calcext:value-type="float">
            <text:p>872.448195575902</text:p>
          </table:table-cell>
          <table:table-cell office:value-type="float" office:value="168.388221495518" calcext:value-type="float">
            <text:p>168.388221495518</text:p>
          </table:table-cell>
          <table:table-cell office:value-type="string" calcext:value-type="string">
            <text:p>TROAP</text:p>
          </table:table-cell>
        </table:table-row>
        <table:table-row table:style-name="ro1">
          <table:table-cell office:value-type="string" calcext:value-type="string">
            <text:p>ENSG00000135477</text:p>
          </table:table-cell>
          <table:table-cell office:value-type="float" office:value="3.10668870848026" calcext:value-type="float">
            <text:p>3.10668870848026</text:p>
          </table:table-cell>
          <table:table-cell office:value-type="float" office:value="0.0377216178485329" calcext:value-type="float">
            <text:p>0.037721617848533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4.5036009549792" calcext:value-type="float">
            <text:p>34.5036009549792</text:p>
          </table:table-cell>
          <table:table-cell office:value-type="float" office:value="297.215354808355" calcext:value-type="float">
            <text:p>297.215354808355</text:p>
          </table:table-cell>
          <table:table-cell office:value-type="string" calcext:value-type="string">
            <text:p>KRT87P</text:p>
          </table:table-cell>
        </table:table-row>
        <table:table-row table:style-name="ro1">
          <table:table-cell office:value-type="string" calcext:value-type="string">
            <text:p>ENSG00000135678</text:p>
          </table:table-cell>
          <table:table-cell office:value-type="float" office:value="2.18514224976468" calcext:value-type="float">
            <text:p>2.18514224976468</text:p>
          </table:table-cell>
          <table:table-cell office:value-type="float" office:value="0.0400039649910422" calcext:value-type="float">
            <text:p>0.04000396499104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472.206424498143" calcext:value-type="float">
            <text:p>472.206424498143</text:p>
          </table:table-cell>
          <table:table-cell office:value-type="float" office:value="2147.4570175061" calcext:value-type="float">
            <text:p>2147.4570175061</text:p>
          </table:table-cell>
          <table:table-cell office:value-type="string" calcext:value-type="string">
            <text:p>CPM</text:p>
          </table:table-cell>
        </table:table-row>
        <table:table-row table:style-name="ro1">
          <table:table-cell office:value-type="string" calcext:value-type="string">
            <text:p>ENSG00000135914</text:p>
          </table:table-cell>
          <table:table-cell office:value-type="float" office:value="6.2211001592985" calcext:value-type="float">
            <text:p>6.2211001592985</text:p>
          </table:table-cell>
          <table:table-cell office:value-type="float" office:value="0.00470181805517083" calcext:value-type="float">
            <text:p>0.00470181805517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.94326868056905" calcext:value-type="float">
            <text:p>3.94326868056905</text:p>
          </table:table-cell>
          <table:table-cell office:value-type="float" office:value="294.172194178917" calcext:value-type="float">
            <text:p>294.172194178917</text:p>
          </table:table-cell>
          <table:table-cell office:value-type="string" calcext:value-type="string">
            <text:p>HTR2B</text:p>
          </table:table-cell>
        </table:table-row>
        <table:table-row table:style-name="ro1">
          <table:table-cell office:value-type="string" calcext:value-type="string">
            <text:p>ENSG00000136275</text:p>
          </table:table-cell>
          <table:table-cell office:value-type="float" office:value="-3.31681546167699" calcext:value-type="float">
            <text:p>-3.31681546167699</text:p>
          </table:table-cell>
          <table:table-cell office:value-type="float" office:value="0.0193508531706934" calcext:value-type="float">
            <text:p>0.019350853170693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717.674899863566" calcext:value-type="float">
            <text:p>717.674899863566</text:p>
          </table:table-cell>
          <table:table-cell office:value-type="float" office:value="72.0214682300108" calcext:value-type="float">
            <text:p>72.0214682300108</text:p>
          </table:table-cell>
          <table:table-cell office:value-type="string" calcext:value-type="string">
            <text:p>C7orf69</text:p>
          </table:table-cell>
        </table:table-row>
        <table:table-row table:style-name="ro1">
          <table:table-cell office:value-type="string" calcext:value-type="string">
            <text:p>ENSG00000136542</text:p>
          </table:table-cell>
          <table:table-cell office:value-type="float" office:value="1.9320535019796" calcext:value-type="float">
            <text:p>1.9320535019796</text:p>
          </table:table-cell>
          <table:table-cell office:value-type="float" office:value="0.0447719927651814" calcext:value-type="float">
            <text:p>0.04477199276518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6905.64927684654" calcext:value-type="float">
            <text:p>6905.64927684654</text:p>
          </table:table-cell>
          <table:table-cell office:value-type="float" office:value="26351.7422771721" calcext:value-type="float">
            <text:p>26351.7422771721</text:p>
          </table:table-cell>
          <table:table-cell office:value-type="string" calcext:value-type="string">
            <text:p>GALNT5</text:p>
          </table:table-cell>
        </table:table-row>
        <table:table-row table:style-name="ro1">
          <table:table-cell office:value-type="string" calcext:value-type="string">
            <text:p>ENSG00000136826</text:p>
          </table:table-cell>
          <table:table-cell office:value-type="float" office:value="-2.30497103808129" calcext:value-type="float">
            <text:p>-2.30497103808129</text:p>
          </table:table-cell>
          <table:table-cell office:value-type="float" office:value="0.0308013073072677" calcext:value-type="float">
            <text:p>0.030801307307268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8982.76605433629" calcext:value-type="float">
            <text:p>8982.76605433629</text:p>
          </table:table-cell>
          <table:table-cell office:value-type="float" office:value="1817.78128265041" calcext:value-type="float">
            <text:p>1817.78128265041</text:p>
          </table:table-cell>
          <table:table-cell office:value-type="string" calcext:value-type="string">
            <text:p>KLF4</text:p>
          </table:table-cell>
        </table:table-row>
        <table:table-row table:style-name="ro1">
          <table:table-cell office:value-type="string" calcext:value-type="string">
            <text:p>ENSG00000136999</text:p>
          </table:table-cell>
          <table:table-cell office:value-type="float" office:value="2.86638204762051" calcext:value-type="float">
            <text:p>2.86638204762051</text:p>
          </table:table-cell>
          <table:table-cell office:value-type="float" office:value="0.0425298194481426" calcext:value-type="float">
            <text:p>0.042529819448143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45.347589826544" calcext:value-type="float">
            <text:p>45.347589826544</text:p>
          </table:table-cell>
          <table:table-cell office:value-type="float" office:value="330.690121732162" calcext:value-type="float">
            <text:p>330.690121732162</text:p>
          </table:table-cell>
          <table:table-cell office:value-type="string" calcext:value-type="string">
            <text:p>NOV</text:p>
          </table:table-cell>
        </table:table-row>
        <table:table-row table:style-name="ro1">
          <table:table-cell office:value-type="string" calcext:value-type="string">
            <text:p>ENSG00000137266</text:p>
          </table:table-cell>
          <table:table-cell office:value-type="float" office:value="-1.88829161608382" calcext:value-type="float">
            <text:p>-1.88829161608382</text:p>
          </table:table-cell>
          <table:table-cell office:value-type="float" office:value="0.0477121345628197" calcext:value-type="float">
            <text:p>0.0477121345628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3526.397391522" calcext:value-type="float">
            <text:p>13526.397391522</text:p>
          </table:table-cell>
          <table:table-cell office:value-type="float" office:value="3653.82152907745" calcext:value-type="float">
            <text:p>3653.82152907745</text:p>
          </table:table-cell>
          <table:table-cell office:value-type="string" calcext:value-type="string">
            <text:p>SLC22A23</text:p>
          </table:table-cell>
        </table:table-row>
        <table:table-row table:style-name="ro1">
          <table:table-cell office:value-type="string" calcext:value-type="string">
            <text:p>ENSG00000137462</text:p>
          </table:table-cell>
          <table:table-cell office:value-type="float" office:value="4.67307652079152" calcext:value-type="float">
            <text:p>4.67307652079152</text:p>
          </table:table-cell>
          <table:table-cell office:value-type="float" office:value="0.00624441362797553" calcext:value-type="float">
            <text:p>0.006244413627976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8.5886979341256" calcext:value-type="float">
            <text:p>28.5886979341256</text:p>
          </table:table-cell>
          <table:table-cell office:value-type="float" office:value="729.344164188419" calcext:value-type="float">
            <text:p>729.344164188419</text:p>
          </table:table-cell>
          <table:table-cell office:value-type="string" calcext:value-type="string">
            <text:p>TLR2</text:p>
          </table:table-cell>
        </table:table-row>
        <table:table-row table:style-name="ro1">
          <table:table-cell office:value-type="string" calcext:value-type="string">
            <text:p>ENSG00000137463</text:p>
          </table:table-cell>
          <table:table-cell office:value-type="float" office:value="-3.10512571401884" calcext:value-type="float">
            <text:p>-3.10512571401884</text:p>
          </table:table-cell>
          <table:table-cell office:value-type="float" office:value="0.0146277198654447" calcext:value-type="float">
            <text:p>0.014627719865445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4608.69527041507" calcext:value-type="float">
            <text:p>4608.69527041507</text:p>
          </table:table-cell>
          <table:table-cell office:value-type="float" office:value="535.596270780925" calcext:value-type="float">
            <text:p>535.596270780925</text:p>
          </table:table-cell>
          <table:table-cell office:value-type="string" calcext:value-type="string">
            <text:p>MGARP</text:p>
          </table:table-cell>
        </table:table-row>
        <table:table-row table:style-name="ro1">
          <table:table-cell office:value-type="string" calcext:value-type="string">
            <text:p>ENSG00000137642</text:p>
          </table:table-cell>
          <table:table-cell office:value-type="float" office:value="-2.57406015698411" calcext:value-type="float">
            <text:p>-2.57406015698411</text:p>
          </table:table-cell>
          <table:table-cell office:value-type="float" office:value="0.0308228097767099" calcext:value-type="float">
            <text:p>0.0308228097767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232.27146267783" calcext:value-type="float">
            <text:p>1232.27146267783</text:p>
          </table:table-cell>
          <table:table-cell office:value-type="float" office:value="206.934922801721" calcext:value-type="float">
            <text:p>206.934922801721</text:p>
          </table:table-cell>
          <table:table-cell office:value-type="string" calcext:value-type="string">
            <text:p>SORL1</text:p>
          </table:table-cell>
        </table:table-row>
        <table:table-row table:style-name="ro1">
          <table:table-cell office:value-type="string" calcext:value-type="string">
            <text:p>ENSG00000137804</text:p>
          </table:table-cell>
          <table:table-cell office:value-type="float" office:value="-2.41606780919516" calcext:value-type="float">
            <text:p>-2.41606780919516</text:p>
          </table:table-cell>
          <table:table-cell office:value-type="float" office:value="0.0297211159944181" calcext:value-type="float">
            <text:p>0.029721115994418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324.17549771971" calcext:value-type="float">
            <text:p>3324.17549771971</text:p>
          </table:table-cell>
          <table:table-cell office:value-type="float" office:value="622.833542158122" calcext:value-type="float">
            <text:p>622.833542158122</text:p>
          </table:table-cell>
          <table:table-cell office:value-type="string" calcext:value-type="string">
            <text:p>NUSAP1</text:p>
          </table:table-cell>
        </table:table-row>
        <table:table-row table:style-name="ro1">
          <table:table-cell office:value-type="string" calcext:value-type="string">
            <text:p>ENSG00000137812</text:p>
          </table:table-cell>
          <table:table-cell office:value-type="float" office:value="-2.11760300684399" calcext:value-type="float">
            <text:p>-2.11760300684399</text:p>
          </table:table-cell>
          <table:table-cell office:value-type="float" office:value="0.0442935059915086" calcext:value-type="float">
            <text:p>0.044293505991509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787.28652946792" calcext:value-type="float">
            <text:p>1787.28652946792</text:p>
          </table:table-cell>
          <table:table-cell office:value-type="float" office:value="411.841071850484" calcext:value-type="float">
            <text:p>411.841071850484</text:p>
          </table:table-cell>
          <table:table-cell office:value-type="string" calcext:value-type="string">
            <text:p>KNL1</text:p>
          </table:table-cell>
        </table:table-row>
        <table:table-row table:style-name="ro1">
          <table:table-cell office:value-type="string" calcext:value-type="string">
            <text:p>ENSG00000137959</text:p>
          </table:table-cell>
          <table:table-cell office:value-type="float" office:value="4.26920878697679" calcext:value-type="float">
            <text:p>4.26920878697679</text:p>
          </table:table-cell>
          <table:table-cell office:value-type="float" office:value="0.00480528200180042" calcext:value-type="float">
            <text:p>0.0048052820018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98.702602553105" calcext:value-type="float">
            <text:p>298.702602553105</text:p>
          </table:table-cell>
          <table:table-cell office:value-type="float" office:value="5759.68868464791" calcext:value-type="float">
            <text:p>5759.68868464791</text:p>
          </table:table-cell>
          <table:table-cell office:value-type="string" calcext:value-type="string">
            <text:p>IFI44L</text:p>
          </table:table-cell>
        </table:table-row>
        <table:table-row table:style-name="ro1">
          <table:table-cell office:value-type="string" calcext:value-type="string">
            <text:p>ENSG00000137975</text:p>
          </table:table-cell>
          <table:table-cell office:value-type="float" office:value="2.71842756540844" calcext:value-type="float">
            <text:p>2.71842756540844</text:p>
          </table:table-cell>
          <table:table-cell office:value-type="float" office:value="0.0231847530787865" calcext:value-type="float">
            <text:p>0.023184753078787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60.809084272068" calcext:value-type="float">
            <text:p>360.809084272068</text:p>
          </table:table-cell>
          <table:table-cell office:value-type="float" office:value="2374.6796778374" calcext:value-type="float">
            <text:p>2374.6796778374</text:p>
          </table:table-cell>
          <table:table-cell office:value-type="string" calcext:value-type="string">
            <text:p>CLCA2</text:p>
          </table:table-cell>
        </table:table-row>
        <table:table-row table:style-name="ro1">
          <table:table-cell office:value-type="string" calcext:value-type="string">
            <text:p>ENSG00000138180</text:p>
          </table:table-cell>
          <table:table-cell office:value-type="float" office:value="-2.34441229329896" calcext:value-type="float">
            <text:p>-2.34441229329896</text:p>
          </table:table-cell>
          <table:table-cell office:value-type="float" office:value="0.0324958079992426" calcext:value-type="float">
            <text:p>0.032495807999243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920.97627513152" calcext:value-type="float">
            <text:p>2920.97627513152</text:p>
          </table:table-cell>
          <table:table-cell office:value-type="float" office:value="575.157358963608" calcext:value-type="float">
            <text:p>575.157358963608</text:p>
          </table:table-cell>
          <table:table-cell office:value-type="string" calcext:value-type="string">
            <text:p>CEP55</text:p>
          </table:table-cell>
        </table:table-row>
        <table:table-row table:style-name="ro1">
          <table:table-cell office:value-type="string" calcext:value-type="string">
            <text:p>ENSG00000138271</text:p>
          </table:table-cell>
          <table:table-cell office:value-type="float" office:value="5.34496620264548" calcext:value-type="float">
            <text:p>5.34496620264548</text:p>
          </table:table-cell>
          <table:table-cell office:value-type="float" office:value="0.0344448101117629" calcext:value-type="float">
            <text:p>0.034444810111763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.97163434028452" calcext:value-type="float">
            <text:p>1.97163434028452</text:p>
          </table:table-cell>
          <table:table-cell office:value-type="float" office:value="80.136563241843" calcext:value-type="float">
            <text:p>80.136563241843</text:p>
          </table:table-cell>
          <table:table-cell office:value-type="string" calcext:value-type="string">
            <text:p>GPR87</text:p>
          </table:table-cell>
        </table:table-row>
        <table:table-row table:style-name="ro1">
          <table:table-cell office:value-type="string" calcext:value-type="string">
            <text:p>ENSG00000138316</text:p>
          </table:table-cell>
          <table:table-cell office:value-type="float" office:value="3.63508798871972" calcext:value-type="float">
            <text:p>3.63508798871972</text:p>
          </table:table-cell>
          <table:table-cell office:value-type="float" office:value="0.00872810648801957" calcext:value-type="float">
            <text:p>0.0087281064880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437.702823543164" calcext:value-type="float">
            <text:p>437.702823543164</text:p>
          </table:table-cell>
          <table:table-cell office:value-type="float" office:value="5438.12804480406" calcext:value-type="float">
            <text:p>5438.12804480406</text:p>
          </table:table-cell>
          <table:table-cell office:value-type="string" calcext:value-type="string">
            <text:p>ADAMTS14</text:p>
          </table:table-cell>
        </table:table-row>
        <table:table-row table:style-name="ro1">
          <table:table-cell office:value-type="string" calcext:value-type="string">
            <text:p>ENSG00000138356</text:p>
          </table:table-cell>
          <table:table-cell office:value-type="float" office:value="-2.69450824403997" calcext:value-type="float">
            <text:p>-2.69450824403997</text:p>
          </table:table-cell>
          <table:table-cell office:value-type="float" office:value="0.0221559311723035" calcext:value-type="float">
            <text:p>0.02215593117230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854.54513525624" calcext:value-type="float">
            <text:p>3854.54513525624</text:p>
          </table:table-cell>
          <table:table-cell office:value-type="float" office:value="595.445096493188" calcext:value-type="float">
            <text:p>595.445096493188</text:p>
          </table:table-cell>
          <table:table-cell office:value-type="string" calcext:value-type="string">
            <text:p>AOX1</text:p>
          </table:table-cell>
        </table:table-row>
        <table:table-row table:style-name="ro1">
          <table:table-cell office:value-type="string" calcext:value-type="string">
            <text:p>ENSG00000138759</text:p>
          </table:table-cell>
          <table:table-cell office:value-type="float" office:value="2.21909238915024" calcext:value-type="float">
            <text:p>2.21909238915024</text:p>
          </table:table-cell>
          <table:table-cell office:value-type="float" office:value="0.0327207610294671" calcext:value-type="float">
            <text:p>0.032720761029467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5334.25670763978" calcext:value-type="float">
            <text:p>5334.25670763978</text:p>
          </table:table-cell>
          <table:table-cell office:value-type="float" office:value="24836.2482837125" calcext:value-type="float">
            <text:p>24836.2482837125</text:p>
          </table:table-cell>
          <table:table-cell office:value-type="string" calcext:value-type="string">
            <text:p>FRAS1</text:p>
          </table:table-cell>
        </table:table-row>
        <table:table-row table:style-name="ro1">
          <table:table-cell office:value-type="string" calcext:value-type="string">
            <text:p>ENSG00000138771</text:p>
          </table:table-cell>
          <table:table-cell office:value-type="float" office:value="3.09293117778371" calcext:value-type="float">
            <text:p>3.09293117778371</text:p>
          </table:table-cell>
          <table:table-cell office:value-type="float" office:value="0.0147313026034547" calcext:value-type="float">
            <text:p>0.014731302603455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563.887421321374" calcext:value-type="float">
            <text:p>563.887421321374</text:p>
          </table:table-cell>
          <table:table-cell office:value-type="float" office:value="4811.23695514002" calcext:value-type="float">
            <text:p>4811.23695514002</text:p>
          </table:table-cell>
          <table:table-cell office:value-type="string" calcext:value-type="string">
            <text:p>SHROOM3</text:p>
          </table:table-cell>
        </table:table-row>
        <table:table-row table:style-name="ro1">
          <table:table-cell office:value-type="string" calcext:value-type="string">
            <text:p>ENSG00000138778</text:p>
          </table:table-cell>
          <table:table-cell office:value-type="float" office:value="-2.26171641990653" calcext:value-type="float">
            <text:p>-2.26171641990653</text:p>
          </table:table-cell>
          <table:table-cell office:value-type="float" office:value="0.0356238524948643" calcext:value-type="float">
            <text:p>0.03562385249486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753.38735620734" calcext:value-type="float">
            <text:p>2753.38735620734</text:p>
          </table:table-cell>
          <table:table-cell office:value-type="float" office:value="574.142972087128" calcext:value-type="float">
            <text:p>574.142972087128</text:p>
          </table:table-cell>
          <table:table-cell office:value-type="string" calcext:value-type="string">
            <text:p>CENPE</text:p>
          </table:table-cell>
        </table:table-row>
        <table:table-row table:style-name="ro1">
          <table:table-cell office:value-type="string" calcext:value-type="string">
            <text:p>ENSG00000139044</text:p>
          </table:table-cell>
          <table:table-cell office:value-type="float" office:value="4.69892829998308" calcext:value-type="float">
            <text:p>4.69892829998308</text:p>
          </table:table-cell>
          <table:table-cell office:value-type="float" office:value="0.00605116951047436" calcext:value-type="float">
            <text:p>0.00605116951047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8.5886979341256" calcext:value-type="float">
            <text:p>28.5886979341256</text:p>
          </table:table-cell>
          <table:table-cell office:value-type="float" office:value="742.531193582647" calcext:value-type="float">
            <text:p>742.531193582647</text:p>
          </table:table-cell>
          <table:table-cell office:value-type="string" calcext:value-type="string">
            <text:p>B4GALNT3</text:p>
          </table:table-cell>
        </table:table-row>
        <table:table-row table:style-name="ro1">
          <table:table-cell office:value-type="string" calcext:value-type="string">
            <text:p>ENSG00000139132</text:p>
          </table:table-cell>
          <table:table-cell office:value-type="float" office:value="2.4663454854614" calcext:value-type="float">
            <text:p>2.4663454854614</text:p>
          </table:table-cell>
          <table:table-cell office:value-type="float" office:value="0.0292683912148068" calcext:value-type="float">
            <text:p>0.029268391214807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465.305704307147" calcext:value-type="float">
            <text:p>465.305704307147</text:p>
          </table:table-cell>
          <table:table-cell office:value-type="float" office:value="2571.47073187433" calcext:value-type="float">
            <text:p>2571.47073187433</text:p>
          </table:table-cell>
          <table:table-cell office:value-type="string" calcext:value-type="string">
            <text:p>FGD4</text:p>
          </table:table-cell>
        </table:table-row>
        <table:table-row table:style-name="ro1">
          <table:table-cell office:value-type="string" calcext:value-type="string">
            <text:p>ENSG00000139292</text:p>
          </table:table-cell>
          <table:table-cell office:value-type="float" office:value="5.0568685099986" calcext:value-type="float">
            <text:p>5.0568685099986</text:p>
          </table:table-cell>
          <table:table-cell office:value-type="float" office:value="0.00284670811364529" calcext:value-type="float">
            <text:p>0.002846708113645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62.1064817189625" calcext:value-type="float">
            <text:p>62.1064817189625</text:p>
          </table:table-cell>
          <table:table-cell office:value-type="float" office:value="2067.32045426425" calcext:value-type="float">
            <text:p>2067.32045426425</text:p>
          </table:table-cell>
          <table:table-cell office:value-type="string" calcext:value-type="string">
            <text:p>LGR5</text:p>
          </table:table-cell>
        </table:table-row>
        <table:table-row table:style-name="ro1">
          <table:table-cell office:value-type="string" calcext:value-type="string">
            <text:p>ENSG00000140479</text:p>
          </table:table-cell>
          <table:table-cell office:value-type="float" office:value="-3.06773168584707" calcext:value-type="float">
            <text:p>-3.06773168584707</text:p>
          </table:table-cell>
          <table:table-cell office:value-type="float" office:value="0.0171876496882395" calcext:value-type="float">
            <text:p>0.0171876496882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032.75500483334" calcext:value-type="float">
            <text:p>2032.75500483334</text:p>
          </table:table-cell>
          <table:table-cell office:value-type="float" office:value="242.438463478487" calcext:value-type="float">
            <text:p>242.438463478487</text:p>
          </table:table-cell>
          <table:table-cell office:value-type="string" calcext:value-type="string">
            <text:p>PCSK6</text:p>
          </table:table-cell>
        </table:table-row>
        <table:table-row table:style-name="ro1">
          <table:table-cell office:value-type="string" calcext:value-type="string">
            <text:p>ENSG00000140807</text:p>
          </table:table-cell>
          <table:table-cell office:value-type="float" office:value="3.27253907381043" calcext:value-type="float">
            <text:p>3.27253907381043</text:p>
          </table:table-cell>
          <table:table-cell office:value-type="float" office:value="0.0412986656717194" calcext:value-type="float">
            <text:p>0.041298665671719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2.673794913272" calcext:value-type="float">
            <text:p>22.673794913272</text:p>
          </table:table-cell>
          <table:table-cell office:value-type="float" office:value="219.10756531947" calcext:value-type="float">
            <text:p>219.10756531947</text:p>
          </table:table-cell>
          <table:table-cell office:value-type="string" calcext:value-type="string">
            <text:p>NKD1</text:p>
          </table:table-cell>
        </table:table-row>
        <table:table-row table:style-name="ro1">
          <table:table-cell office:value-type="string" calcext:value-type="string">
            <text:p>ENSG00000140839</text:p>
          </table:table-cell>
          <table:table-cell office:value-type="float" office:value="3.35978370995789" calcext:value-type="float">
            <text:p>3.35978370995789</text:p>
          </table:table-cell>
          <table:table-cell office:value-type="float" office:value="0.0243365876649429" calcext:value-type="float">
            <text:p>0.024336587664943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42.3901383161173" calcext:value-type="float">
            <text:p>42.3901383161173</text:p>
          </table:table-cell>
          <table:table-cell office:value-type="float" office:value="435.171970009502" calcext:value-type="float">
            <text:p>435.171970009502</text:p>
          </table:table-cell>
          <table:table-cell office:value-type="string" calcext:value-type="string">
            <text:p>CLEC18B</text:p>
          </table:table-cell>
        </table:table-row>
        <table:table-row table:style-name="ro1">
          <table:table-cell office:value-type="string" calcext:value-type="string">
            <text:p>ENSG00000140873</text:p>
          </table:table-cell>
          <table:table-cell office:value-type="float" office:value="-3.93545556998268" calcext:value-type="float">
            <text:p>-3.93545556998268</text:p>
          </table:table-cell>
          <table:table-cell office:value-type="float" office:value="0.012653308375413" calcext:value-type="float">
            <text:p>0.012653308375413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605.291742467349" calcext:value-type="float">
            <text:p>605.291742467349</text:p>
          </table:table-cell>
          <table:table-cell office:value-type="float" office:value="39.561088182682" calcext:value-type="float">
            <text:p>39.561088182682</text:p>
          </table:table-cell>
          <table:table-cell office:value-type="string" calcext:value-type="string">
            <text:p>ADAMTS18</text:p>
          </table:table-cell>
        </table:table-row>
        <table:table-row table:style-name="ro1">
          <table:table-cell office:value-type="string" calcext:value-type="string">
            <text:p>ENSG00000141052</text:p>
          </table:table-cell>
          <table:table-cell office:value-type="float" office:value="-2.5248930675551" calcext:value-type="float">
            <text:p>-2.5248930675551</text:p>
          </table:table-cell>
          <table:table-cell office:value-type="float" office:value="0.0265996816777189" calcext:value-type="float">
            <text:p>0.026599681677719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374.45217339696" calcext:value-type="float">
            <text:p>3374.45217339696</text:p>
          </table:table-cell>
          <table:table-cell office:value-type="float" office:value="586.315614604877" calcext:value-type="float">
            <text:p>586.315614604877</text:p>
          </table:table-cell>
          <table:table-cell office:value-type="string" calcext:value-type="string">
            <text:p>MYOCD</text:p>
          </table:table-cell>
        </table:table-row>
        <table:table-row table:style-name="ro1">
          <table:table-cell office:value-type="string" calcext:value-type="string">
            <text:p>ENSG00000141524</text:p>
          </table:table-cell>
          <table:table-cell office:value-type="float" office:value="3.98060735055985" calcext:value-type="float">
            <text:p>3.98060735055985</text:p>
          </table:table-cell>
          <table:table-cell office:value-type="float" office:value="0.00874719230054747" calcext:value-type="float">
            <text:p>0.008747192300547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77.8795564412387" calcext:value-type="float">
            <text:p>77.8795564412387</text:p>
          </table:table-cell>
          <table:table-cell office:value-type="float" office:value="1229.43689429258" calcext:value-type="float">
            <text:p>1229.43689429258</text:p>
          </table:table-cell>
          <table:table-cell office:value-type="string" calcext:value-type="string">
            <text:p>TMC6</text:p>
          </table:table-cell>
        </table:table-row>
        <table:table-row table:style-name="ro1">
          <table:table-cell office:value-type="string" calcext:value-type="string">
            <text:p>ENSG00000141738</text:p>
          </table:table-cell>
          <table:table-cell office:value-type="float" office:value="4.13843297201895" calcext:value-type="float">
            <text:p>4.13843297201895</text:p>
          </table:table-cell>
          <table:table-cell office:value-type="float" office:value="0.0129181805044893" calcext:value-type="float">
            <text:p>0.012918180504489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5.6312464236988" calcext:value-type="float">
            <text:p>25.6312464236988</text:p>
          </table:table-cell>
          <table:table-cell office:value-type="float" office:value="451.402160033166" calcext:value-type="float">
            <text:p>451.402160033166</text:p>
          </table:table-cell>
          <table:table-cell office:value-type="string" calcext:value-type="string">
            <text:p>GRB7</text:p>
          </table:table-cell>
        </table:table-row>
        <table:table-row table:style-name="ro1">
          <table:table-cell office:value-type="string" calcext:value-type="string">
            <text:p>ENSG00000141934</text:p>
          </table:table-cell>
          <table:table-cell office:value-type="float" office:value="2.14049244278322" calcext:value-type="float">
            <text:p>2.14049244278322</text:p>
          </table:table-cell>
          <table:table-cell office:value-type="float" office:value="0.0411706313064395" calcext:value-type="float">
            <text:p>0.0411706313064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543.185260748386" calcext:value-type="float">
            <text:p>543.185260748386</text:p>
          </table:table-cell>
          <table:table-cell office:value-type="float" office:value="2394.96741536698" calcext:value-type="float">
            <text:p>2394.96741536698</text:p>
          </table:table-cell>
          <table:table-cell office:value-type="string" calcext:value-type="string">
            <text:p>PLPP2</text:p>
          </table:table-cell>
        </table:table-row>
        <table:table-row table:style-name="ro1">
          <table:table-cell office:value-type="string" calcext:value-type="string">
            <text:p>ENSG00000142494</text:p>
          </table:table-cell>
          <table:table-cell office:value-type="float" office:value="3.83128799937146" calcext:value-type="float">
            <text:p>3.83128799937146</text:p>
          </table:table-cell>
          <table:table-cell office:value-type="float" office:value="0.0249024646932618" calcext:value-type="float">
            <text:p>0.02490246469326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7.7447090625607" calcext:value-type="float">
            <text:p>17.7447090625607</text:p>
          </table:table-cell>
          <table:table-cell office:value-type="float" office:value="252.582332243277" calcext:value-type="float">
            <text:p>252.582332243277</text:p>
          </table:table-cell>
          <table:table-cell office:value-type="string" calcext:value-type="string">
            <text:p>SLC47A1</text:p>
          </table:table-cell>
        </table:table-row>
        <table:table-row table:style-name="ro1">
          <table:table-cell office:value-type="string" calcext:value-type="string">
            <text:p>ENSG00000142945</text:p>
          </table:table-cell>
          <table:table-cell office:value-type="float" office:value="-2.17294315351912" calcext:value-type="float">
            <text:p>-2.17294315351912</text:p>
          </table:table-cell>
          <table:table-cell office:value-type="float" office:value="0.0392586066835489" calcext:value-type="float">
            <text:p>0.039258606683549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643.96165032155" calcext:value-type="float">
            <text:p>2643.96165032155</text:p>
          </table:table-cell>
          <table:table-cell office:value-type="float" office:value="586.315614604877" calcext:value-type="float">
            <text:p>586.315614604877</text:p>
          </table:table-cell>
          <table:table-cell office:value-type="string" calcext:value-type="string">
            <text:p>KIF2C</text:p>
          </table:table-cell>
        </table:table-row>
        <table:table-row table:style-name="ro1">
          <table:table-cell office:value-type="string" calcext:value-type="string">
            <text:p>ENSG00000143028</text:p>
          </table:table-cell>
          <table:table-cell office:value-type="float" office:value="4.80496712201271" calcext:value-type="float">
            <text:p>4.80496712201271</text:p>
          </table:table-cell>
          <table:table-cell office:value-type="float" office:value="0.0195420080978289" calcext:value-type="float">
            <text:p>0.019542008097829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5.91490302085357" calcext:value-type="float">
            <text:p>5.91490302085357</text:p>
          </table:table-cell>
          <table:table-cell office:value-type="float" office:value="165.345060866081" calcext:value-type="float">
            <text:p>165.345060866081</text:p>
          </table:table-cell>
          <table:table-cell office:value-type="string" calcext:value-type="string">
            <text:p>SYPL2</text:p>
          </table:table-cell>
        </table:table-row>
        <table:table-row table:style-name="ro1">
          <table:table-cell office:value-type="string" calcext:value-type="string">
            <text:p>ENSG00000143228</text:p>
          </table:table-cell>
          <table:table-cell office:value-type="float" office:value="-2.21407019742597" calcext:value-type="float">
            <text:p>-2.21407019742597</text:p>
          </table:table-cell>
          <table:table-cell office:value-type="float" office:value="0.0438194950327031" calcext:value-type="float">
            <text:p>0.043819495032703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209.59766776455" calcext:value-type="float">
            <text:p>1209.59766776455</text:p>
          </table:table-cell>
          <table:table-cell office:value-type="float" office:value="260.69742725511" calcext:value-type="float">
            <text:p>260.69742725511</text:p>
          </table:table-cell>
          <table:table-cell office:value-type="string" calcext:value-type="string">
            <text:p>NUF2</text:p>
          </table:table-cell>
        </table:table-row>
        <table:table-row table:style-name="ro1">
          <table:table-cell office:value-type="string" calcext:value-type="string">
            <text:p>ENSG00000143365</text:p>
          </table:table-cell>
          <table:table-cell office:value-type="float" office:value="7.61101315701504" calcext:value-type="float">
            <text:p>7.61101315701504</text:p>
          </table:table-cell>
          <table:table-cell office:value-type="float" office:value="0.00596905717196387" calcext:value-type="float">
            <text:p>0.00596905717196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0.985817170142262" calcext:value-type="float">
            <text:p>0.985817170142262</text:p>
          </table:table-cell>
          <table:table-cell office:value-type="float" office:value="192.733506531015" calcext:value-type="float">
            <text:p>192.733506531015</text:p>
          </table:table-cell>
          <table:table-cell office:value-type="string" calcext:value-type="string">
            <text:p>RORC</text:p>
          </table:table-cell>
        </table:table-row>
        <table:table-row table:style-name="ro1">
          <table:table-cell office:value-type="string" calcext:value-type="string">
            <text:p>ENSG00000143786</text:p>
          </table:table-cell>
          <table:table-cell office:value-type="float" office:value="2.47576289069557" calcext:value-type="float">
            <text:p>2.47576289069557</text:p>
          </table:table-cell>
          <table:table-cell office:value-type="float" office:value="0.0261689568942129" calcext:value-type="float">
            <text:p>0.026168956894213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262.83179495224" calcext:value-type="float">
            <text:p>1262.83179495224</text:p>
          </table:table-cell>
          <table:table-cell office:value-type="float" office:value="7024.62911961725" calcext:value-type="float">
            <text:p>7024.62911961725</text:p>
          </table:table-cell>
          <table:table-cell office:value-type="string" calcext:value-type="string">
            <text:p>CNIH3</text:p>
          </table:table-cell>
        </table:table-row>
        <table:table-row table:style-name="ro1">
          <table:table-cell office:value-type="string" calcext:value-type="string">
            <text:p>ENSG00000143995</text:p>
          </table:table-cell>
          <table:table-cell office:value-type="float" office:value="-1.99863497305785" calcext:value-type="float">
            <text:p>-1.99863497305785</text:p>
          </table:table-cell>
          <table:table-cell office:value-type="float" office:value="0.0415439249155819" calcext:value-type="float">
            <text:p>0.04154392491558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7168.1353919506" calcext:value-type="float">
            <text:p>27168.1353919506</text:p>
          </table:table-cell>
          <table:table-cell office:value-type="float" office:value="6798.42084616243" calcext:value-type="float">
            <text:p>6798.42084616243</text:p>
          </table:table-cell>
          <table:table-cell office:value-type="string" calcext:value-type="string">
            <text:p>MEIS1</text:p>
          </table:table-cell>
        </table:table-row>
        <table:table-row table:style-name="ro1">
          <table:table-cell office:value-type="string" calcext:value-type="string">
            <text:p>ENSG00000144152</text:p>
          </table:table-cell>
          <table:table-cell office:value-type="float" office:value="-2.71687123707912" calcext:value-type="float">
            <text:p>-2.71687123707912</text:p>
          </table:table-cell>
          <table:table-cell office:value-type="float" office:value="0.0233043734155389" calcext:value-type="float">
            <text:p>0.023304373415539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327.51433870588" calcext:value-type="float">
            <text:p>2327.51433870588</text:p>
          </table:table-cell>
          <table:table-cell office:value-type="float" office:value="354.02101989118" calcext:value-type="float">
            <text:p>354.02101989118</text:p>
          </table:table-cell>
          <table:table-cell office:value-type="string" calcext:value-type="string">
            <text:p>FBLN7</text:p>
          </table:table-cell>
        </table:table-row>
        <table:table-row table:style-name="ro1">
          <table:table-cell office:value-type="string" calcext:value-type="string">
            <text:p>ENSG00000144339</text:p>
          </table:table-cell>
          <table:table-cell office:value-type="float" office:value="3.05998786368134" calcext:value-type="float">
            <text:p>3.05998786368134</text:p>
          </table:table-cell>
          <table:table-cell office:value-type="float" office:value="0.0158059234237797" calcext:value-type="float">
            <text:p>0.01580592342378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414.04321145975" calcext:value-type="float">
            <text:p>414.04321145975</text:p>
          </table:table-cell>
          <table:table-cell office:value-type="float" office:value="3452.9729275346" calcext:value-type="float">
            <text:p>3452.9729275346</text:p>
          </table:table-cell>
          <table:table-cell office:value-type="string" calcext:value-type="string">
            <text:p>TMEFF2</text:p>
          </table:table-cell>
        </table:table-row>
        <table:table-row table:style-name="ro1">
          <table:table-cell office:value-type="string" calcext:value-type="string">
            <text:p>ENSG00000144481</text:p>
          </table:table-cell>
          <table:table-cell office:value-type="float" office:value="5.36312555252404" calcext:value-type="float">
            <text:p>5.36312555252404</text:p>
          </table:table-cell>
          <table:table-cell office:value-type="float" office:value="0.0114537435991869" calcext:value-type="float">
            <text:p>0.011453743599187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4.92908585071131" calcext:value-type="float">
            <text:p>4.92908585071131</text:p>
          </table:table-cell>
          <table:table-cell office:value-type="float" office:value="202.877375295805" calcext:value-type="float">
            <text:p>202.877375295805</text:p>
          </table:table-cell>
          <table:table-cell office:value-type="string" calcext:value-type="string">
            <text:p>TRPM8</text:p>
          </table:table-cell>
        </table:table-row>
        <table:table-row table:style-name="ro1">
          <table:table-cell office:value-type="string" calcext:value-type="string">
            <text:p>ENSG00000144810</text:p>
          </table:table-cell>
          <table:table-cell office:value-type="float" office:value="1.90721643263331" calcext:value-type="float">
            <text:p>1.90721643263331</text:p>
          </table:table-cell>
          <table:table-cell office:value-type="float" office:value="0.0455436099464795" calcext:value-type="float">
            <text:p>0.04554360994648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7454.0223712918" calcext:value-type="float">
            <text:p>27454.0223712918</text:p>
          </table:table-cell>
          <table:table-cell office:value-type="float" office:value="102975.483765768" calcext:value-type="float">
            <text:p>102975.483765768</text:p>
          </table:table-cell>
          <table:table-cell office:value-type="string" calcext:value-type="string">
            <text:p>COL8A1</text:p>
          </table:table-cell>
        </table:table-row>
        <table:table-row table:style-name="ro1">
          <table:table-cell office:value-type="string" calcext:value-type="string">
            <text:p>ENSG00000144908</text:p>
          </table:table-cell>
          <table:table-cell office:value-type="float" office:value="8.52817129698379" calcext:value-type="float">
            <text:p>8.52817129698379</text:p>
          </table:table-cell>
          <table:table-cell office:value-type="float" office:value="0.0188701018678891" calcext:value-type="float">
            <text:p>0.018870101867889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0" calcext:value-type="float">
            <text:p>0</text:p>
          </table:table-cell>
          <table:table-cell office:value-type="float" office:value="66.9495338476157" calcext:value-type="float">
            <text:p>66.9495338476157</text:p>
          </table:table-cell>
          <table:table-cell office:value-type="string" calcext:value-type="string">
            <text:p>ALDH1L1</text:p>
          </table:table-cell>
        </table:table-row>
        <table:table-row table:style-name="ro1">
          <table:table-cell office:value-type="string" calcext:value-type="string">
            <text:p>ENSG00000145198</text:p>
          </table:table-cell>
          <table:table-cell office:value-type="float" office:value="6.13395791480024" calcext:value-type="float">
            <text:p>6.13395791480024</text:p>
          </table:table-cell>
          <table:table-cell office:value-type="float" office:value="0.00149013095829228" calcext:value-type="float">
            <text:p>0.00149013095829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5.7730747222762" calcext:value-type="float">
            <text:p>15.7730747222762</text:p>
          </table:table-cell>
          <table:table-cell office:value-type="float" office:value="1107.7104691151" calcext:value-type="float">
            <text:p>1107.7104691151</text:p>
          </table:table-cell>
          <table:table-cell office:value-type="string" calcext:value-type="string">
            <text:p>VWA5B2</text:p>
          </table:table-cell>
        </table:table-row>
        <table:table-row table:style-name="ro1">
          <table:table-cell office:value-type="string" calcext:value-type="string">
            <text:p>ENSG00000145242</text:p>
          </table:table-cell>
          <table:table-cell office:value-type="float" office:value="-2.9396756554169" calcext:value-type="float">
            <text:p>-2.9396756554169</text:p>
          </table:table-cell>
          <table:table-cell office:value-type="float" office:value="0.0169233266955854" calcext:value-type="float">
            <text:p>0.016923326695585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5253.41969968811" calcext:value-type="float">
            <text:p>5253.41969968811</text:p>
          </table:table-cell>
          <table:table-cell office:value-type="float" office:value="684.711141623342" calcext:value-type="float">
            <text:p>684.711141623342</text:p>
          </table:table-cell>
          <table:table-cell office:value-type="string" calcext:value-type="string">
            <text:p>EPHA5</text:p>
          </table:table-cell>
        </table:table-row>
        <table:table-row table:style-name="ro1">
          <table:table-cell office:value-type="string" calcext:value-type="string">
            <text:p>ENSG00000145335</text:p>
          </table:table-cell>
          <table:table-cell office:value-type="float" office:value="3.20533536848051" calcext:value-type="float">
            <text:p>3.20533536848051</text:p>
          </table:table-cell>
          <table:table-cell office:value-type="float" office:value="0.0207951528062283" calcext:value-type="float">
            <text:p>0.020795152806228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81.8228251218077" calcext:value-type="float">
            <text:p>81.8228251218077</text:p>
          </table:table-cell>
          <table:table-cell office:value-type="float" office:value="754.703836100395" calcext:value-type="float">
            <text:p>754.703836100395</text:p>
          </table:table-cell>
          <table:table-cell office:value-type="string" calcext:value-type="string">
            <text:p>SNCA</text:p>
          </table:table-cell>
        </table:table-row>
        <table:table-row table:style-name="ro1">
          <table:table-cell office:value-type="string" calcext:value-type="string">
            <text:p>ENSG00000145934</text:p>
          </table:table-cell>
          <table:table-cell office:value-type="float" office:value="-2.70721933123749" calcext:value-type="float">
            <text:p>-2.70721933123749</text:p>
          </table:table-cell>
          <table:table-cell office:value-type="float" office:value="0.0205233702453912" calcext:value-type="float">
            <text:p>0.02052337024539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8539.14832777227" calcext:value-type="float">
            <text:p>8539.14832777227</text:p>
          </table:table-cell>
          <table:table-cell office:value-type="float" office:value="1307.54468378146" calcext:value-type="float">
            <text:p>1307.54468378146</text:p>
          </table:table-cell>
          <table:table-cell office:value-type="string" calcext:value-type="string">
            <text:p>TENM2</text:p>
          </table:table-cell>
        </table:table-row>
        <table:table-row table:style-name="ro1">
          <table:table-cell office:value-type="string" calcext:value-type="string">
            <text:p>ENSG00000146122</text:p>
          </table:table-cell>
          <table:table-cell office:value-type="float" office:value="2.67850171039741" calcext:value-type="float">
            <text:p>2.67850171039741</text:p>
          </table:table-cell>
          <table:table-cell office:value-type="float" office:value="0.0243800656461021" calcext:value-type="float">
            <text:p>0.02438006564610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47.007643890076" calcext:value-type="float">
            <text:p>347.007643890076</text:p>
          </table:table-cell>
          <table:table-cell office:value-type="float" office:value="2221.50725948907" calcext:value-type="float">
            <text:p>2221.50725948907</text:p>
          </table:table-cell>
          <table:table-cell office:value-type="string" calcext:value-type="string">
            <text:p>DAAM2</text:p>
          </table:table-cell>
        </table:table-row>
        <table:table-row table:style-name="ro1">
          <table:table-cell office:value-type="string" calcext:value-type="string">
            <text:p>ENSG00000146197</text:p>
          </table:table-cell>
          <table:table-cell office:value-type="float" office:value="3.02373011896663" calcext:value-type="float">
            <text:p>3.02373011896663</text:p>
          </table:table-cell>
          <table:table-cell office:value-type="float" office:value="0.0179702680559546" calcext:value-type="float">
            <text:p>0.017970268055955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45.468475365423" calcext:value-type="float">
            <text:p>245.468475365423</text:p>
          </table:table-cell>
          <table:table-cell office:value-type="float" office:value="1996.31337291072" calcext:value-type="float">
            <text:p>1996.31337291072</text:p>
          </table:table-cell>
          <table:table-cell office:value-type="string" calcext:value-type="string">
            <text:p>SCUBE3</text:p>
          </table:table-cell>
        </table:table-row>
        <table:table-row table:style-name="ro1">
          <table:table-cell office:value-type="string" calcext:value-type="string">
            <text:p>ENSG00000146216</text:p>
          </table:table-cell>
          <table:table-cell office:value-type="float" office:value="5.82254950457677" calcext:value-type="float">
            <text:p>5.82254950457677</text:p>
          </table:table-cell>
          <table:table-cell office:value-type="float" office:value="0.0114329209792946" calcext:value-type="float">
            <text:p>0.011432920979295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.95745151042678" calcext:value-type="float">
            <text:p>2.95745151042678</text:p>
          </table:table-cell>
          <table:table-cell office:value-type="float" office:value="167.373834619039" calcext:value-type="float">
            <text:p>167.373834619039</text:p>
          </table:table-cell>
          <table:table-cell office:value-type="string" calcext:value-type="string">
            <text:p>TTBK1</text:p>
          </table:table-cell>
        </table:table-row>
        <table:table-row table:style-name="ro1">
          <table:table-cell office:value-type="string" calcext:value-type="string">
            <text:p>ENSG00000146409</text:p>
          </table:table-cell>
          <table:table-cell office:value-type="float" office:value="2.42218196721248" calcext:value-type="float">
            <text:p>2.42218196721248</text:p>
          </table:table-cell>
          <table:table-cell office:value-type="float" office:value="0.0314904884271075" calcext:value-type="float">
            <text:p>0.031490488427108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401.2275882479" calcext:value-type="float">
            <text:p>401.2275882479</text:p>
          </table:table-cell>
          <table:table-cell office:value-type="float" office:value="2150.50017813553" calcext:value-type="float">
            <text:p>2150.50017813553</text:p>
          </table:table-cell>
          <table:table-cell office:value-type="string" calcext:value-type="string">
            <text:p>SLC18B1</text:p>
          </table:table-cell>
        </table:table-row>
        <table:table-row table:style-name="ro1">
          <table:table-cell office:value-type="string" calcext:value-type="string">
            <text:p>ENSG00000146648</text:p>
          </table:table-cell>
          <table:table-cell office:value-type="float" office:value="-2.44160405318092" calcext:value-type="float">
            <text:p>-2.44160405318092</text:p>
          </table:table-cell>
          <table:table-cell office:value-type="float" office:value="0.0256968761586714" calcext:value-type="float">
            <text:p>0.02569687615867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45126.7667804322" calcext:value-type="float">
            <text:p>45126.7667804322</text:p>
          </table:table-cell>
          <table:table-cell office:value-type="float" office:value="8306.81413148674" calcext:value-type="float">
            <text:p>8306.81413148674</text:p>
          </table:table-cell>
          <table:table-cell office:value-type="string" calcext:value-type="string">
            <text:p>EGFR</text:p>
          </table:table-cell>
        </table:table-row>
        <table:table-row table:style-name="ro1">
          <table:table-cell office:value-type="string" calcext:value-type="string">
            <text:p>ENSG00000147041</text:p>
          </table:table-cell>
          <table:table-cell office:value-type="float" office:value="2.88475303870719" calcext:value-type="float">
            <text:p>2.88475303870719</text:p>
          </table:table-cell>
          <table:table-cell office:value-type="float" office:value="0.0421506500658611" calcext:value-type="float">
            <text:p>0.04215065006586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44.3617726564018" calcext:value-type="float">
            <text:p>44.3617726564018</text:p>
          </table:table-cell>
          <table:table-cell office:value-type="float" office:value="327.646961102725" calcext:value-type="float">
            <text:p>327.646961102725</text:p>
          </table:table-cell>
          <table:table-cell office:value-type="string" calcext:value-type="string">
            <text:p>SYTL5</text:p>
          </table:table-cell>
        </table:table-row>
        <table:table-row table:style-name="ro1">
          <table:table-cell office:value-type="string" calcext:value-type="string">
            <text:p>ENSG00000147883</text:p>
          </table:table-cell>
          <table:table-cell office:value-type="float" office:value="3.122939238708" calcext:value-type="float">
            <text:p>3.122939238708</text:p>
          </table:table-cell>
          <table:table-cell office:value-type="float" office:value="0.0129975474795" calcext:value-type="float">
            <text:p>0.0129975474795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6055.87487618391" calcext:value-type="float">
            <text:p>6055.87487618391</text:p>
          </table:table-cell>
          <table:table-cell office:value-type="float" office:value="52756.2326719212" calcext:value-type="float">
            <text:p>52756.2326719212</text:p>
          </table:table-cell>
          <table:table-cell office:value-type="string" calcext:value-type="string">
            <text:p>CDKN2B</text:p>
          </table:table-cell>
        </table:table-row>
        <table:table-row table:style-name="ro1">
          <table:table-cell office:value-type="string" calcext:value-type="string">
            <text:p>ENSG00000147889</text:p>
          </table:table-cell>
          <table:table-cell office:value-type="float" office:value="2.44599148779117" calcext:value-type="float">
            <text:p>2.44599148779117</text:p>
          </table:table-cell>
          <table:table-cell office:value-type="float" office:value="0.0256586555282136" calcext:value-type="float">
            <text:p>0.02565865552821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6351.62002722659" calcext:value-type="float">
            <text:p>6351.62002722659</text:p>
          </table:table-cell>
          <table:table-cell office:value-type="float" office:value="34609.8658385879" calcext:value-type="float">
            <text:p>34609.8658385879</text:p>
          </table:table-cell>
          <table:table-cell office:value-type="string" calcext:value-type="string">
            <text:p>CDKN2A</text:p>
          </table:table-cell>
        </table:table-row>
        <table:table-row table:style-name="ro1">
          <table:table-cell office:value-type="string" calcext:value-type="string">
            <text:p>ENSG00000148053</text:p>
          </table:table-cell>
          <table:table-cell office:value-type="float" office:value="4.51152686975556" calcext:value-type="float">
            <text:p>4.51152686975556</text:p>
          </table:table-cell>
          <table:table-cell office:value-type="float" office:value="0.0146883744211554" calcext:value-type="float">
            <text:p>0.014688374421155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1.8298060417071" calcext:value-type="float">
            <text:p>11.8298060417071</text:p>
          </table:table-cell>
          <table:table-cell office:value-type="float" office:value="269.826909143421" calcext:value-type="float">
            <text:p>269.826909143421</text:p>
          </table:table-cell>
          <table:table-cell office:value-type="string" calcext:value-type="string">
            <text:p>NTRK2</text:p>
          </table:table-cell>
        </table:table-row>
        <table:table-row table:style-name="ro1">
          <table:table-cell office:value-type="string" calcext:value-type="string">
            <text:p>ENSG00000148344</text:p>
          </table:table-cell>
          <table:table-cell office:value-type="float" office:value="-3.29242457623041" calcext:value-type="float">
            <text:p>-3.29242457623041</text:p>
          </table:table-cell>
          <table:table-cell office:value-type="float" office:value="0.0115457741856121" calcext:value-type="float">
            <text:p>0.01154577418561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9739.87364100554" calcext:value-type="float">
            <text:p>9739.87364100554</text:p>
          </table:table-cell>
          <table:table-cell office:value-type="float" office:value="994.099138949445" calcext:value-type="float">
            <text:p>994.099138949445</text:p>
          </table:table-cell>
          <table:table-cell office:value-type="string" calcext:value-type="string">
            <text:p>PTGES</text:p>
          </table:table-cell>
        </table:table-row>
        <table:table-row table:style-name="ro1">
          <table:table-cell office:value-type="string" calcext:value-type="string">
            <text:p>ENSG00000148773</text:p>
          </table:table-cell>
          <table:table-cell office:value-type="float" office:value="-2.382145813224" calcext:value-type="float">
            <text:p>-2.382145813224</text:p>
          </table:table-cell>
          <table:table-cell office:value-type="float" office:value="0.0282334080177403" calcext:value-type="float">
            <text:p>0.0282334080177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0438.8180146364" calcext:value-type="float">
            <text:p>10438.8180146364</text:p>
          </table:table-cell>
          <table:table-cell office:value-type="float" office:value="2002.3996941696" calcext:value-type="float">
            <text:p>2002.3996941696</text:p>
          </table:table-cell>
          <table:table-cell office:value-type="string" calcext:value-type="string">
            <text:p>MKI67</text:p>
          </table:table-cell>
        </table:table-row>
        <table:table-row table:style-name="ro1">
          <table:table-cell office:value-type="string" calcext:value-type="string">
            <text:p>ENSG00000148948</text:p>
          </table:table-cell>
          <table:table-cell office:value-type="float" office:value="4.42291697397244" calcext:value-type="float">
            <text:p>4.42291697397244</text:p>
          </table:table-cell>
          <table:table-cell office:value-type="float" office:value="0.0153587581563767" calcext:value-type="float">
            <text:p>0.015358758156377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2.8156232118494" calcext:value-type="float">
            <text:p>12.8156232118494</text:p>
          </table:table-cell>
          <table:table-cell office:value-type="float" office:value="274.898843525816" calcext:value-type="float">
            <text:p>274.898843525816</text:p>
          </table:table-cell>
          <table:table-cell office:value-type="string" calcext:value-type="string">
            <text:p>LRRC4C</text:p>
          </table:table-cell>
        </table:table-row>
        <table:table-row table:style-name="ro1">
          <table:table-cell office:value-type="string" calcext:value-type="string">
            <text:p>ENSG00000149090</text:p>
          </table:table-cell>
          <table:table-cell office:value-type="float" office:value="-2.26710373870894" calcext:value-type="float">
            <text:p>-2.26710373870894</text:p>
          </table:table-cell>
          <table:table-cell office:value-type="float" office:value="0.0307606692268665" calcext:value-type="float">
            <text:p>0.030760669226867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63608.8670862593" calcext:value-type="float">
            <text:p>63608.8670862593</text:p>
          </table:table-cell>
          <table:table-cell office:value-type="float" office:value="13214.4178398923" calcext:value-type="float">
            <text:p>13214.4178398923</text:p>
          </table:table-cell>
          <table:table-cell office:value-type="string" calcext:value-type="string">
            <text:p>PAMR1</text:p>
          </table:table-cell>
        </table:table-row>
        <table:table-row table:style-name="ro1">
          <table:table-cell office:value-type="string" calcext:value-type="string">
            <text:p>ENSG00000149506</text:p>
          </table:table-cell>
          <table:table-cell office:value-type="float" office:value="-2.52558839688386" calcext:value-type="float">
            <text:p>-2.52558839688386</text:p>
          </table:table-cell>
          <table:table-cell office:value-type="float" office:value="0.0389701095686991" calcext:value-type="float">
            <text:p>0.038970109568699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700.916007971148" calcext:value-type="float">
            <text:p>700.916007971148</text:p>
          </table:table-cell>
          <table:table-cell office:value-type="float" office:value="121.726425177483" calcext:value-type="float">
            <text:p>121.726425177483</text:p>
          </table:table-cell>
          <table:table-cell office:value-type="string" calcext:value-type="string">
            <text:p>ZP1</text:p>
          </table:table-cell>
        </table:table-row>
        <table:table-row table:style-name="ro1">
          <table:table-cell office:value-type="string" calcext:value-type="string">
            <text:p>ENSG00000149571</text:p>
          </table:table-cell>
          <table:table-cell office:value-type="float" office:value="-2.09258694542265" calcext:value-type="float">
            <text:p>-2.09258694542265</text:p>
          </table:table-cell>
          <table:table-cell office:value-type="float" office:value="0.045541330309919" calcext:value-type="float">
            <text:p>0.045541330309919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769.54182040536" calcext:value-type="float">
            <text:p>1769.54182040536</text:p>
          </table:table-cell>
          <table:table-cell office:value-type="float" office:value="414.884232479921" calcext:value-type="float">
            <text:p>414.884232479921</text:p>
          </table:table-cell>
          <table:table-cell office:value-type="string" calcext:value-type="string">
            <text:p>KIRREL3</text:p>
          </table:table-cell>
        </table:table-row>
        <table:table-row table:style-name="ro1">
          <table:table-cell office:value-type="string" calcext:value-type="string">
            <text:p>ENSG00000149573</text:p>
          </table:table-cell>
          <table:table-cell office:value-type="float" office:value="2.68209551355154" calcext:value-type="float">
            <text:p>2.68209551355154</text:p>
          </table:table-cell>
          <table:table-cell office:value-type="float" office:value="0.0358458275347264" calcext:value-type="float">
            <text:p>0.035845827534726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95.6242655037994" calcext:value-type="float">
            <text:p>95.6242655037994</text:p>
          </table:table-cell>
          <table:table-cell office:value-type="float" office:value="613.70406026981" calcext:value-type="float">
            <text:p>613.70406026981</text:p>
          </table:table-cell>
          <table:table-cell office:value-type="string" calcext:value-type="string">
            <text:p>MPZL2</text:p>
          </table:table-cell>
        </table:table-row>
        <table:table-row table:style-name="ro1">
          <table:table-cell office:value-type="string" calcext:value-type="string">
            <text:p>ENSG00000150054</text:p>
          </table:table-cell>
          <table:table-cell office:value-type="float" office:value="4.28067542321868" calcext:value-type="float">
            <text:p>4.28067542321868</text:p>
          </table:table-cell>
          <table:table-cell office:value-type="float" office:value="0.0141129770712339" calcext:value-type="float">
            <text:p>0.01411297707123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7.7447090625607" calcext:value-type="float">
            <text:p>17.7447090625607</text:p>
          </table:table-cell>
          <table:table-cell office:value-type="float" office:value="344.891538002869" calcext:value-type="float">
            <text:p>344.891538002869</text:p>
          </table:table-cell>
          <table:table-cell office:value-type="string" calcext:value-type="string">
            <text:p>MPP7</text:p>
          </table:table-cell>
        </table:table-row>
        <table:table-row table:style-name="ro1">
          <table:table-cell office:value-type="string" calcext:value-type="string">
            <text:p>ENSG00000150337</text:p>
          </table:table-cell>
          <table:table-cell office:value-type="float" office:value="3.69391970667667" calcext:value-type="float">
            <text:p>3.69391970667667</text:p>
          </table:table-cell>
          <table:table-cell office:value-type="float" office:value="0.0224364837731622" calcext:value-type="float">
            <text:p>0.02243648377316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5.6312464236988" calcext:value-type="float">
            <text:p>25.6312464236988</text:p>
          </table:table-cell>
          <table:table-cell office:value-type="float" office:value="331.704508608641" calcext:value-type="float">
            <text:p>331.704508608641</text:p>
          </table:table-cell>
          <table:table-cell office:value-type="string" calcext:value-type="string">
            <text:p>FCGR1A</text:p>
          </table:table-cell>
        </table:table-row>
        <table:table-row table:style-name="ro1">
          <table:table-cell office:value-type="string" calcext:value-type="string">
            <text:p>ENSG00000150995</text:p>
          </table:table-cell>
          <table:table-cell office:value-type="float" office:value="2.98690951780017" calcext:value-type="float">
            <text:p>2.98690951780017</text:p>
          </table:table-cell>
          <table:table-cell office:value-type="float" office:value="0.0149604833323085" calcext:value-type="float">
            <text:p>0.014960483332309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645.55189518608" calcext:value-type="float">
            <text:p>3645.55189518608</text:p>
          </table:table-cell>
          <table:table-cell office:value-type="float" office:value="28900.8964977639" calcext:value-type="float">
            <text:p>28900.8964977639</text:p>
          </table:table-cell>
          <table:table-cell office:value-type="string" calcext:value-type="string">
            <text:p>ITPR1</text:p>
          </table:table-cell>
        </table:table-row>
        <table:table-row table:style-name="ro1">
          <table:table-cell office:value-type="string" calcext:value-type="string">
            <text:p>ENSG00000151067</text:p>
          </table:table-cell>
          <table:table-cell office:value-type="float" office:value="-2.17877485813719" calcext:value-type="float">
            <text:p>-2.17877485813719</text:p>
          </table:table-cell>
          <table:table-cell office:value-type="float" office:value="0.0408209932498431" calcext:value-type="float">
            <text:p>0.040820993249843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979.52087764566" calcext:value-type="float">
            <text:p>1979.52087764566</text:p>
          </table:table-cell>
          <table:table-cell office:value-type="float" office:value="437.20074376246" calcext:value-type="float">
            <text:p>437.20074376246</text:p>
          </table:table-cell>
          <table:table-cell office:value-type="string" calcext:value-type="string">
            <text:p>CACNA1C</text:p>
          </table:table-cell>
        </table:table-row>
        <table:table-row table:style-name="ro1">
          <table:table-cell office:value-type="string" calcext:value-type="string">
            <text:p>ENSG00000151090</text:p>
          </table:table-cell>
          <table:table-cell office:value-type="float" office:value="4.55508907906362" calcext:value-type="float">
            <text:p>4.55508907906362</text:p>
          </table:table-cell>
          <table:table-cell office:value-type="float" office:value="0.00771348577334222" calcext:value-type="float">
            <text:p>0.00771348577334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5.6312464236988" calcext:value-type="float">
            <text:p>25.6312464236988</text:p>
          </table:table-cell>
          <table:table-cell office:value-type="float" office:value="602.545804628541" calcext:value-type="float">
            <text:p>602.545804628541</text:p>
          </table:table-cell>
          <table:table-cell office:value-type="string" calcext:value-type="string">
            <text:p>THRB</text:p>
          </table:table-cell>
        </table:table-row>
        <table:table-row table:style-name="ro1">
          <table:table-cell office:value-type="string" calcext:value-type="string">
            <text:p>ENSG00000151320</text:p>
          </table:table-cell>
          <table:table-cell office:value-type="float" office:value="-2.12988173269253" calcext:value-type="float">
            <text:p>-2.12988173269253</text:p>
          </table:table-cell>
          <table:table-cell office:value-type="float" office:value="0.0436455500672451" calcext:value-type="float">
            <text:p>0.043645550067245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807.00287287077" calcext:value-type="float">
            <text:p>1807.00287287077</text:p>
          </table:table-cell>
          <table:table-cell office:value-type="float" office:value="412.855458726963" calcext:value-type="float">
            <text:p>412.855458726963</text:p>
          </table:table-cell>
          <table:table-cell office:value-type="string" calcext:value-type="string">
            <text:p>AKAP6</text:p>
          </table:table-cell>
        </table:table-row>
        <table:table-row table:style-name="ro1">
          <table:table-cell office:value-type="string" calcext:value-type="string">
            <text:p>ENSG00000151623</text:p>
          </table:table-cell>
          <table:table-cell office:value-type="float" office:value="3.06560048051705" calcext:value-type="float">
            <text:p>3.06560048051705</text:p>
          </table:table-cell>
          <table:table-cell office:value-type="float" office:value="0.0238449211369678" calcext:value-type="float">
            <text:p>0.023844921136968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86.751910972519" calcext:value-type="float">
            <text:p>86.751910972519</text:p>
          </table:table-cell>
          <table:table-cell office:value-type="float" office:value="726.301003558982" calcext:value-type="float">
            <text:p>726.301003558982</text:p>
          </table:table-cell>
          <table:table-cell office:value-type="string" calcext:value-type="string">
            <text:p>NR3C2</text:p>
          </table:table-cell>
        </table:table-row>
        <table:table-row table:style-name="ro1">
          <table:table-cell office:value-type="string" calcext:value-type="string">
            <text:p>ENSG00000151789</text:p>
          </table:table-cell>
          <table:table-cell office:value-type="float" office:value="2.64269841649843" calcext:value-type="float">
            <text:p>2.64269841649843</text:p>
          </table:table-cell>
          <table:table-cell office:value-type="float" office:value="0.0266486601120246" calcext:value-type="float">
            <text:p>0.026648660112025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71.099721789122" calcext:value-type="float">
            <text:p>271.099721789122</text:p>
          </table:table-cell>
          <table:table-cell office:value-type="float" office:value="1693.01169684349" calcext:value-type="float">
            <text:p>1693.01169684349</text:p>
          </table:table-cell>
          <table:table-cell office:value-type="string" calcext:value-type="string">
            <text:p>ZNF385D</text:p>
          </table:table-cell>
        </table:table-row>
        <table:table-row table:style-name="ro1">
          <table:table-cell office:value-type="string" calcext:value-type="string">
            <text:p>ENSG00000152128</text:p>
          </table:table-cell>
          <table:table-cell office:value-type="float" office:value="3.99022659682928" calcext:value-type="float">
            <text:p>3.99022659682928</text:p>
          </table:table-cell>
          <table:table-cell office:value-type="float" office:value="0.0203860924896664" calcext:value-type="float">
            <text:p>0.020386092489666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7.7447090625607" calcext:value-type="float">
            <text:p>17.7447090625607</text:p>
          </table:table-cell>
          <table:table-cell office:value-type="float" office:value="281.999551661169" calcext:value-type="float">
            <text:p>281.999551661169</text:p>
          </table:table-cell>
          <table:table-cell office:value-type="string" calcext:value-type="string">
            <text:p>TMEM163</text:p>
          </table:table-cell>
        </table:table-row>
        <table:table-row table:style-name="ro1">
          <table:table-cell office:value-type="string" calcext:value-type="string">
            <text:p>ENSG00000152422</text:p>
          </table:table-cell>
          <table:table-cell office:value-type="float" office:value="1.88691130992851" calcext:value-type="float">
            <text:p>1.88691130992851</text:p>
          </table:table-cell>
          <table:table-cell office:value-type="float" office:value="0.0499354079276521" calcext:value-type="float">
            <text:p>0.04993540792765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406.76110179301" calcext:value-type="float">
            <text:p>1406.76110179301</text:p>
          </table:table-cell>
          <table:table-cell office:value-type="float" office:value="5202.79028946092" calcext:value-type="float">
            <text:p>5202.79028946092</text:p>
          </table:table-cell>
          <table:table-cell office:value-type="string" calcext:value-type="string">
            <text:p>XRCC4</text:p>
          </table:table-cell>
        </table:table-row>
        <table:table-row table:style-name="ro1">
          <table:table-cell office:value-type="string" calcext:value-type="string">
            <text:p>ENSG00000152661</text:p>
          </table:table-cell>
          <table:table-cell office:value-type="float" office:value="-1.83742599881468" calcext:value-type="float">
            <text:p>-1.83742599881468</text:p>
          </table:table-cell>
          <table:table-cell office:value-type="float" office:value="0.0492375526127967" calcext:value-type="float">
            <text:p>0.049237552612797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69262.158583977" calcext:value-type="float">
            <text:p>269262.158583977</text:p>
          </table:table-cell>
          <table:table-cell office:value-type="float" office:value="75344.5996373561" calcext:value-type="float">
            <text:p>75344.5996373561</text:p>
          </table:table-cell>
          <table:table-cell office:value-type="string" calcext:value-type="string">
            <text:p>GJA1</text:p>
          </table:table-cell>
        </table:table-row>
        <table:table-row table:style-name="ro1">
          <table:table-cell office:value-type="string" calcext:value-type="string">
            <text:p>ENSG00000152804</text:p>
          </table:table-cell>
          <table:table-cell office:value-type="float" office:value="3.04978064265198" calcext:value-type="float">
            <text:p>3.04978064265198</text:p>
          </table:table-cell>
          <table:table-cell office:value-type="float" office:value="0.0150818914799399" calcext:value-type="float">
            <text:p>0.0150818914799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703.873459481575" calcext:value-type="float">
            <text:p>703.873459481575</text:p>
          </table:table-cell>
          <table:table-cell office:value-type="float" office:value="5828.66699224848" calcext:value-type="float">
            <text:p>5828.66699224848</text:p>
          </table:table-cell>
          <table:table-cell office:value-type="string" calcext:value-type="string">
            <text:p>HHEX</text:p>
          </table:table-cell>
        </table:table-row>
        <table:table-row table:style-name="ro1">
          <table:table-cell office:value-type="string" calcext:value-type="string">
            <text:p>ENSG00000152822</text:p>
          </table:table-cell>
          <table:table-cell office:value-type="float" office:value="3.60599491392335" calcext:value-type="float">
            <text:p>3.60599491392335</text:p>
          </table:table-cell>
          <table:table-cell office:value-type="float" office:value="0.0460480867034697" calcext:value-type="float">
            <text:p>0.04604808670347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1.8298060417071" calcext:value-type="float">
            <text:p>11.8298060417071</text:p>
          </table:table-cell>
          <table:table-cell office:value-type="float" office:value="144.042936460022" calcext:value-type="float">
            <text:p>144.042936460022</text:p>
          </table:table-cell>
          <table:table-cell office:value-type="string" calcext:value-type="string">
            <text:p>GRM1</text:p>
          </table:table-cell>
        </table:table-row>
        <table:table-row table:style-name="ro1">
          <table:table-cell office:value-type="string" calcext:value-type="string">
            <text:p>ENSG00000152910</text:p>
          </table:table-cell>
          <table:table-cell office:value-type="float" office:value="5.82254316356816" calcext:value-type="float">
            <text:p>5.82254316356816</text:p>
          </table:table-cell>
          <table:table-cell office:value-type="float" office:value="0.0192903651808541" calcext:value-type="float">
            <text:p>0.01929036518085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.97163434028452" calcext:value-type="float">
            <text:p>1.97163434028452</text:p>
          </table:table-cell>
          <table:table-cell office:value-type="float" office:value="111.582556412693" calcext:value-type="float">
            <text:p>111.582556412693</text:p>
          </table:table-cell>
          <table:table-cell office:value-type="string" calcext:value-type="string">
            <text:p>CNTNAP4</text:p>
          </table:table-cell>
        </table:table-row>
        <table:table-row table:style-name="ro1">
          <table:table-cell office:value-type="string" calcext:value-type="string">
            <text:p>ENSG00000153132</text:p>
          </table:table-cell>
          <table:table-cell office:value-type="float" office:value="3.09103745194631" calcext:value-type="float">
            <text:p>3.09103745194631</text:p>
          </table:table-cell>
          <table:table-cell office:value-type="float" office:value="0.014805844846285" calcext:value-type="float">
            <text:p>0.014805844846285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547.128529428955" calcext:value-type="float">
            <text:p>547.128529428955</text:p>
          </table:table-cell>
          <table:table-cell office:value-type="float" office:value="4662.1220842976" calcext:value-type="float">
            <text:p>4662.1220842976</text:p>
          </table:table-cell>
          <table:table-cell office:value-type="string" calcext:value-type="string">
            <text:p>CLGN</text:p>
          </table:table-cell>
        </table:table-row>
        <table:table-row table:style-name="ro1">
          <table:table-cell office:value-type="string" calcext:value-type="string">
            <text:p>ENSG00000153294</text:p>
          </table:table-cell>
          <table:table-cell office:value-type="float" office:value="-4.9262570904972" calcext:value-type="float">
            <text:p>-4.9262570904972</text:p>
          </table:table-cell>
          <table:table-cell office:value-type="float" office:value="0.00293091416788007" calcext:value-type="float">
            <text:p>0.00293091416788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899.28829738839" calcext:value-type="float">
            <text:p>2899.28829738839</text:p>
          </table:table-cell>
          <table:table-cell office:value-type="float" office:value="95.3523663890284" calcext:value-type="float">
            <text:p>95.3523663890284</text:p>
          </table:table-cell>
          <table:table-cell office:value-type="string" calcext:value-type="string">
            <text:p>ADGRF4</text:p>
          </table:table-cell>
        </table:table-row>
        <table:table-row table:style-name="ro1">
          <table:table-cell office:value-type="string" calcext:value-type="string">
            <text:p>ENSG00000153446</text:p>
          </table:table-cell>
          <table:table-cell office:value-type="float" office:value="2.88088124015588" calcext:value-type="float">
            <text:p>2.88088124015588</text:p>
          </table:table-cell>
          <table:table-cell office:value-type="float" office:value="0.0305915922091199" calcext:value-type="float">
            <text:p>0.0305915922091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80.8370079516655" calcext:value-type="float">
            <text:p>80.8370079516655</text:p>
          </table:table-cell>
          <table:table-cell office:value-type="float" office:value="595.445096493188" calcext:value-type="float">
            <text:p>595.445096493188</text:p>
          </table:table-cell>
          <table:table-cell office:value-type="string" calcext:value-type="string">
            <text:p>C16orf89</text:p>
          </table:table-cell>
        </table:table-row>
        <table:table-row table:style-name="ro1">
          <table:table-cell office:value-type="string" calcext:value-type="string">
            <text:p>ENSG00000154175</text:p>
          </table:table-cell>
          <table:table-cell office:value-type="float" office:value="-2.75940774612158" calcext:value-type="float">
            <text:p>-2.75940774612158</text:p>
          </table:table-cell>
          <table:table-cell office:value-type="float" office:value="0.0184954752183438" calcext:value-type="float">
            <text:p>0.01849547521834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09864.394526504" calcext:value-type="float">
            <text:p>109864.394526504</text:p>
          </table:table-cell>
          <table:table-cell office:value-type="float" office:value="16225.118089282" calcext:value-type="float">
            <text:p>16225.118089282</text:p>
          </table:table-cell>
          <table:table-cell office:value-type="string" calcext:value-type="string">
            <text:p>ABI3BP</text:p>
          </table:table-cell>
        </table:table-row>
        <table:table-row table:style-name="ro1">
          <table:table-cell office:value-type="string" calcext:value-type="string">
            <text:p>ENSG00000155307</text:p>
          </table:table-cell>
          <table:table-cell office:value-type="float" office:value="4.16806597270819" calcext:value-type="float">
            <text:p>4.16806597270819</text:p>
          </table:table-cell>
          <table:table-cell office:value-type="float" office:value="0.0170260592345082" calcext:value-type="float">
            <text:p>0.017026059234508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6.7588918924184" calcext:value-type="float">
            <text:p>16.7588918924184</text:p>
          </table:table-cell>
          <table:table-cell office:value-type="float" office:value="301.272902314271" calcext:value-type="float">
            <text:p>301.272902314271</text:p>
          </table:table-cell>
          <table:table-cell office:value-type="string" calcext:value-type="string">
            <text:p>SAMSN1</text:p>
          </table:table-cell>
        </table:table-row>
        <table:table-row table:style-name="ro1">
          <table:table-cell office:value-type="string" calcext:value-type="string">
            <text:p>ENSG00000155760</text:p>
          </table:table-cell>
          <table:table-cell office:value-type="float" office:value="-2.2302189014677" calcext:value-type="float">
            <text:p>-2.2302189014677</text:p>
          </table:table-cell>
          <table:table-cell office:value-type="float" office:value="0.033228282155931" calcext:value-type="float">
            <text:p>0.03322828215593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9633.40538663018" calcext:value-type="float">
            <text:p>9633.40538663018</text:p>
          </table:table-cell>
          <table:table-cell office:value-type="float" office:value="2053.11903799355" calcext:value-type="float">
            <text:p>2053.11903799355</text:p>
          </table:table-cell>
          <table:table-cell office:value-type="string" calcext:value-type="string">
            <text:p>FZD7</text:p>
          </table:table-cell>
        </table:table-row>
        <table:table-row table:style-name="ro1">
          <table:table-cell office:value-type="string" calcext:value-type="string">
            <text:p>ENSG00000155792</text:p>
          </table:table-cell>
          <table:table-cell office:value-type="float" office:value="-3.69121545711288" calcext:value-type="float">
            <text:p>-3.69121545711288</text:p>
          </table:table-cell>
          <table:table-cell office:value-type="float" office:value="0.00954599559258533" calcext:value-type="float">
            <text:p>0.009545995592585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201.32974092767" calcext:value-type="float">
            <text:p>2201.32974092767</text:p>
          </table:table-cell>
          <table:table-cell office:value-type="float" office:value="170.416995248476" calcext:value-type="float">
            <text:p>170.416995248476</text:p>
          </table:table-cell>
          <table:table-cell office:value-type="string" calcext:value-type="string">
            <text:p>DEPTOR</text:p>
          </table:table-cell>
        </table:table-row>
        <table:table-row table:style-name="ro1">
          <table:table-cell office:value-type="string" calcext:value-type="string">
            <text:p>ENSG00000155980</text:p>
          </table:table-cell>
          <table:table-cell office:value-type="float" office:value="2.3056607141795" calcext:value-type="float">
            <text:p>2.3056607141795</text:p>
          </table:table-cell>
          <table:table-cell office:value-type="float" office:value="0.0397083664868728" calcext:value-type="float">
            <text:p>0.039708366486873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52.369195556419" calcext:value-type="float">
            <text:p>252.369195556419</text:p>
          </table:table-cell>
          <table:table-cell office:value-type="float" office:value="1247.6958580692" calcext:value-type="float">
            <text:p>1247.6958580692</text:p>
          </table:table-cell>
          <table:table-cell office:value-type="string" calcext:value-type="string">
            <text:p>KIF5A</text:p>
          </table:table-cell>
        </table:table-row>
        <table:table-row table:style-name="ro1">
          <table:table-cell office:value-type="string" calcext:value-type="string">
            <text:p>ENSG00000156042</text:p>
          </table:table-cell>
          <table:table-cell office:value-type="float" office:value="2.13186790187114" calcext:value-type="float">
            <text:p>2.13186790187114</text:p>
          </table:table-cell>
          <table:table-cell office:value-type="float" office:value="0.0481978049971943" calcext:value-type="float">
            <text:p>0.04819780499719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62.227367257842" calcext:value-type="float">
            <text:p>262.227367257842</text:p>
          </table:table-cell>
          <table:table-cell office:value-type="float" office:value="1149.30033105074" calcext:value-type="float">
            <text:p>1149.30033105074</text:p>
          </table:table-cell>
          <table:table-cell office:value-type="string" calcext:value-type="string">
            <text:p>CFAP70</text:p>
          </table:table-cell>
        </table:table-row>
        <table:table-row table:style-name="ro1">
          <table:table-cell office:value-type="string" calcext:value-type="string">
            <text:p>ENSG00000156049</text:p>
          </table:table-cell>
          <table:table-cell office:value-type="float" office:value="-2.57677993821448" calcext:value-type="float">
            <text:p>-2.57677993821448</text:p>
          </table:table-cell>
          <table:table-cell office:value-type="float" office:value="0.0299864243434961" calcext:value-type="float">
            <text:p>0.029986424343496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349.58370592476" calcext:value-type="float">
            <text:p>1349.58370592476</text:p>
          </table:table-cell>
          <table:table-cell office:value-type="float" office:value="226.208273454823" calcext:value-type="float">
            <text:p>226.208273454823</text:p>
          </table:table-cell>
          <table:table-cell office:value-type="string" calcext:value-type="string">
            <text:p>GNA14</text:p>
          </table:table-cell>
        </table:table-row>
        <table:table-row table:style-name="ro1">
          <table:table-cell office:value-type="string" calcext:value-type="string">
            <text:p>ENSG00000156113</text:p>
          </table:table-cell>
          <table:table-cell office:value-type="float" office:value="-2.28520629312741" calcext:value-type="float">
            <text:p>-2.28520629312741</text:p>
          </table:table-cell>
          <table:table-cell office:value-type="float" office:value="0.0315821311339035" calcext:value-type="float">
            <text:p>0.03158213113390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8222.7010161566" calcext:value-type="float">
            <text:p>8222.7010161566</text:p>
          </table:table-cell>
          <table:table-cell office:value-type="float" office:value="1686.92537558462" calcext:value-type="float">
            <text:p>1686.92537558462</text:p>
          </table:table-cell>
          <table:table-cell office:value-type="string" calcext:value-type="string">
            <text:p>KCNMA1</text:p>
          </table:table-cell>
        </table:table-row>
        <table:table-row table:style-name="ro1">
          <table:table-cell office:value-type="string" calcext:value-type="string">
            <text:p>ENSG00000156298</text:p>
          </table:table-cell>
          <table:table-cell office:value-type="float" office:value="4.53945975537468" calcext:value-type="float">
            <text:p>4.53945975537468</text:p>
          </table:table-cell>
          <table:table-cell office:value-type="float" office:value="0.00940040914044638" calcext:value-type="float">
            <text:p>0.009400409140446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9.7163434028452" calcext:value-type="float">
            <text:p>19.7163434028452</text:p>
          </table:table-cell>
          <table:table-cell office:value-type="float" office:value="458.50286816852" calcext:value-type="float">
            <text:p>458.50286816852</text:p>
          </table:table-cell>
          <table:table-cell office:value-type="string" calcext:value-type="string">
            <text:p>TSPAN7</text:p>
          </table:table-cell>
        </table:table-row>
        <table:table-row table:style-name="ro1">
          <table:table-cell office:value-type="string" calcext:value-type="string">
            <text:p>ENSG00000156427</text:p>
          </table:table-cell>
          <table:table-cell office:value-type="float" office:value="5.52231786429725" calcext:value-type="float">
            <text:p>5.52231786429725</text:p>
          </table:table-cell>
          <table:table-cell office:value-type="float" office:value="0.0168934082936163" calcext:value-type="float">
            <text:p>0.016893408293616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.95745151042678" calcext:value-type="float">
            <text:p>2.95745151042678</text:p>
          </table:table-cell>
          <table:table-cell office:value-type="float" office:value="135.927841448189" calcext:value-type="float">
            <text:p>135.927841448189</text:p>
          </table:table-cell>
          <table:table-cell office:value-type="string" calcext:value-type="string">
            <text:p>FGF18</text:p>
          </table:table-cell>
        </table:table-row>
        <table:table-row table:style-name="ro1">
          <table:table-cell office:value-type="string" calcext:value-type="string">
            <text:p>ENSG00000156453</text:p>
          </table:table-cell>
          <table:table-cell office:value-type="float" office:value="3.22560882131353" calcext:value-type="float">
            <text:p>3.22560882131353</text:p>
          </table:table-cell>
          <table:table-cell office:value-type="float" office:value="0.012480035446642" calcext:value-type="float">
            <text:p>0.01248003544664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826.114788579215" calcext:value-type="float">
            <text:p>826.114788579215</text:p>
          </table:table-cell>
          <table:table-cell office:value-type="float" office:value="7727.59922501722" calcext:value-type="float">
            <text:p>7727.59922501722</text:p>
          </table:table-cell>
          <table:table-cell office:value-type="string" calcext:value-type="string">
            <text:p>PCDH1</text:p>
          </table:table-cell>
        </table:table-row>
        <table:table-row table:style-name="ro1">
          <table:table-cell office:value-type="string" calcext:value-type="string">
            <text:p>ENSG00000156966</text:p>
          </table:table-cell>
          <table:table-cell office:value-type="float" office:value="3.55993959102257" calcext:value-type="float">
            <text:p>3.55993959102257</text:p>
          </table:table-cell>
          <table:table-cell office:value-type="float" office:value="0.0455389453383632" calcext:value-type="float">
            <text:p>0.045538945338363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2.8156232118494" calcext:value-type="float">
            <text:p>12.8156232118494</text:p>
          </table:table-cell>
          <table:table-cell office:value-type="float" office:value="151.143644595375" calcext:value-type="float">
            <text:p>151.143644595375</text:p>
          </table:table-cell>
          <table:table-cell office:value-type="string" calcext:value-type="string">
            <text:p>B3GNT7</text:p>
          </table:table-cell>
        </table:table-row>
        <table:table-row table:style-name="ro1">
          <table:table-cell office:value-type="string" calcext:value-type="string">
            <text:p>ENSG00000156970</text:p>
          </table:table-cell>
          <table:table-cell office:value-type="float" office:value="-2.29923869507797" calcext:value-type="float">
            <text:p>-2.29923869507797</text:p>
          </table:table-cell>
          <table:table-cell office:value-type="float" office:value="0.0351773332715131" calcext:value-type="float">
            <text:p>0.035177333271513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316.67034983431" calcext:value-type="float">
            <text:p>2316.67034983431</text:p>
          </table:table-cell>
          <table:table-cell office:value-type="float" office:value="470.675510686268" calcext:value-type="float">
            <text:p>470.675510686268</text:p>
          </table:table-cell>
          <table:table-cell office:value-type="string" calcext:value-type="string">
            <text:p>BUB1B</text:p>
          </table:table-cell>
        </table:table-row>
        <table:table-row table:style-name="ro1">
          <table:table-cell office:value-type="string" calcext:value-type="string">
            <text:p>ENSG00000157064</text:p>
          </table:table-cell>
          <table:table-cell office:value-type="float" office:value="-2.15849288500515" calcext:value-type="float">
            <text:p>-2.15849288500515</text:p>
          </table:table-cell>
          <table:table-cell office:value-type="float" office:value="0.0364763267497153" calcext:value-type="float">
            <text:p>0.036476326749715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6824.81226889488" calcext:value-type="float">
            <text:p>6824.81226889488</text:p>
          </table:table-cell>
          <table:table-cell office:value-type="float" office:value="1528.68102285389" calcext:value-type="float">
            <text:p>1528.68102285389</text:p>
          </table:table-cell>
          <table:table-cell office:value-type="string" calcext:value-type="string">
            <text:p>NMNAT2</text:p>
          </table:table-cell>
        </table:table-row>
        <table:table-row table:style-name="ro1">
          <table:table-cell office:value-type="string" calcext:value-type="string">
            <text:p>ENSG00000157456</text:p>
          </table:table-cell>
          <table:table-cell office:value-type="float" office:value="-2.24800425212425" calcext:value-type="float">
            <text:p>-2.24800425212425</text:p>
          </table:table-cell>
          <table:table-cell office:value-type="float" office:value="0.0371528882961665" calcext:value-type="float">
            <text:p>0.037152888296167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279.20929736891" calcext:value-type="float">
            <text:p>2279.20929736891</text:p>
          </table:table-cell>
          <table:table-cell office:value-type="float" office:value="479.804992574579" calcext:value-type="float">
            <text:p>479.804992574579</text:p>
          </table:table-cell>
          <table:table-cell office:value-type="string" calcext:value-type="string">
            <text:p>CCNB2</text:p>
          </table:table-cell>
        </table:table-row>
        <table:table-row table:style-name="ro1">
          <table:table-cell office:value-type="string" calcext:value-type="string">
            <text:p>ENSG00000157601</text:p>
          </table:table-cell>
          <table:table-cell office:value-type="float" office:value="2.43246411403334" calcext:value-type="float">
            <text:p>2.43246411403334</text:p>
          </table:table-cell>
          <table:table-cell office:value-type="float" office:value="0.0295254403205686" calcext:value-type="float">
            <text:p>0.029525440320569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568.816507172085" calcext:value-type="float">
            <text:p>568.816507172085</text:p>
          </table:table-cell>
          <table:table-cell office:value-type="float" office:value="3070.54907510201" calcext:value-type="float">
            <text:p>3070.54907510201</text:p>
          </table:table-cell>
          <table:table-cell office:value-type="string" calcext:value-type="string">
            <text:p>MX1</text:p>
          </table:table-cell>
        </table:table-row>
        <table:table-row table:style-name="ro1">
          <table:table-cell office:value-type="string" calcext:value-type="string">
            <text:p>ENSG00000157766</text:p>
          </table:table-cell>
          <table:table-cell office:value-type="float" office:value="5.25064573885905" calcext:value-type="float">
            <text:p>5.25064573885905</text:p>
          </table:table-cell>
          <table:table-cell office:value-type="float" office:value="0.0238416687400118" calcext:value-type="float">
            <text:p>0.02384166874001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.95745151042678" calcext:value-type="float">
            <text:p>2.95745151042678</text:p>
          </table:table-cell>
          <table:table-cell office:value-type="float" office:value="112.596943289172" calcext:value-type="float">
            <text:p>112.596943289172</text:p>
          </table:table-cell>
          <table:table-cell office:value-type="string" calcext:value-type="string">
            <text:p>ACAN</text:p>
          </table:table-cell>
        </table:table-row>
        <table:table-row table:style-name="ro1">
          <table:table-cell office:value-type="string" calcext:value-type="string">
            <text:p>ENSG00000158050</text:p>
          </table:table-cell>
          <table:table-cell office:value-type="float" office:value="2.5165128337325" calcext:value-type="float">
            <text:p>2.5165128337325</text:p>
          </table:table-cell>
          <table:table-cell office:value-type="float" office:value="0.0367822709368332" calcext:value-type="float">
            <text:p>0.036782270936833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45.900941181055" calcext:value-type="float">
            <text:p>145.900941181055</text:p>
          </table:table-cell>
          <table:table-cell office:value-type="float" office:value="834.840399342238" calcext:value-type="float">
            <text:p>834.840399342238</text:p>
          </table:table-cell>
          <table:table-cell office:value-type="string" calcext:value-type="string">
            <text:p>DUSP2</text:p>
          </table:table-cell>
        </table:table-row>
        <table:table-row table:style-name="ro1">
          <table:table-cell office:value-type="string" calcext:value-type="string">
            <text:p>ENSG00000158104</text:p>
          </table:table-cell>
          <table:table-cell office:value-type="float" office:value="3.63316434055368" calcext:value-type="float">
            <text:p>3.63316434055368</text:p>
          </table:table-cell>
          <table:table-cell office:value-type="float" office:value="0.0117497722020316" calcext:value-type="float">
            <text:p>0.01174977220203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01.539168524653" calcext:value-type="float">
            <text:p>101.539168524653</text:p>
          </table:table-cell>
          <table:table-cell office:value-type="float" office:value="1259.86850058695" calcext:value-type="float">
            <text:p>1259.86850058695</text:p>
          </table:table-cell>
          <table:table-cell office:value-type="string" calcext:value-type="string">
            <text:p>HPD</text:p>
          </table:table-cell>
        </table:table-row>
        <table:table-row table:style-name="ro1">
          <table:table-cell office:value-type="string" calcext:value-type="string">
            <text:p>ENSG00000158373</text:p>
          </table:table-cell>
          <table:table-cell office:value-type="float" office:value="2.21330853896242" calcext:value-type="float">
            <text:p>2.21330853896242</text:p>
          </table:table-cell>
          <table:table-cell office:value-type="float" office:value="0.0358097679273178" calcext:value-type="float">
            <text:p>0.035809767927318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875.405647086328" calcext:value-type="float">
            <text:p>875.405647086328</text:p>
          </table:table-cell>
          <table:table-cell office:value-type="float" office:value="4059.57627966906" calcext:value-type="float">
            <text:p>4059.57627966906</text:p>
          </table:table-cell>
          <table:table-cell office:value-type="string" calcext:value-type="string">
            <text:p>HIST1H2BD</text:p>
          </table:table-cell>
        </table:table-row>
        <table:table-row table:style-name="ro1">
          <table:table-cell office:value-type="string" calcext:value-type="string">
            <text:p>ENSG00000158406</text:p>
          </table:table-cell>
          <table:table-cell office:value-type="float" office:value="4.16591029909949" calcext:value-type="float">
            <text:p>4.16591029909949</text:p>
          </table:table-cell>
          <table:table-cell office:value-type="float" office:value="0.00609612991989117" calcext:value-type="float">
            <text:p>0.00609612991989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33.085317969205" calcext:value-type="float">
            <text:p>133.085317969205</text:p>
          </table:table-cell>
          <table:table-cell office:value-type="float" office:value="2388.88109410811" calcext:value-type="float">
            <text:p>2388.88109410811</text:p>
          </table:table-cell>
          <table:table-cell office:value-type="string" calcext:value-type="string">
            <text:p>HIST1H4H</text:p>
          </table:table-cell>
        </table:table-row>
        <table:table-row table:style-name="ro1">
          <table:table-cell office:value-type="string" calcext:value-type="string">
            <text:p>ENSG00000158683</text:p>
          </table:table-cell>
          <table:table-cell office:value-type="float" office:value="-2.82104503378775" calcext:value-type="float">
            <text:p>-2.82104503378775</text:p>
          </table:table-cell>
          <table:table-cell office:value-type="float" office:value="0.0326025906314095" calcext:value-type="float">
            <text:p>0.0326025906314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580.646313213792" calcext:value-type="float">
            <text:p>580.646313213792</text:p>
          </table:table-cell>
          <table:table-cell office:value-type="float" office:value="82.1653369948011" calcext:value-type="float">
            <text:p>82.1653369948011</text:p>
          </table:table-cell>
          <table:table-cell office:value-type="string" calcext:value-type="string">
            <text:p>PKD1L1</text:p>
          </table:table-cell>
        </table:table-row>
        <table:table-row table:style-name="ro1">
          <table:table-cell office:value-type="string" calcext:value-type="string">
            <text:p>ENSG00000159023</text:p>
          </table:table-cell>
          <table:table-cell office:value-type="float" office:value="3.31887083338735" calcext:value-type="float">
            <text:p>3.31887083338735</text:p>
          </table:table-cell>
          <table:table-cell office:value-type="float" office:value="0.0118845320630546" calcext:value-type="float">
            <text:p>0.011884532063055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486.007864880135" calcext:value-type="float">
            <text:p>486.007864880135</text:p>
          </table:table-cell>
          <table:table-cell office:value-type="float" office:value="4849.78365644622" calcext:value-type="float">
            <text:p>4849.78365644622</text:p>
          </table:table-cell>
          <table:table-cell office:value-type="string" calcext:value-type="string">
            <text:p>EPB41</text:p>
          </table:table-cell>
        </table:table-row>
        <table:table-row table:style-name="ro1">
          <table:table-cell office:value-type="string" calcext:value-type="string">
            <text:p>ENSG00000159640</text:p>
          </table:table-cell>
          <table:table-cell office:value-type="float" office:value="-3.03170720769054" calcext:value-type="float">
            <text:p>-3.03170720769054</text:p>
          </table:table-cell>
          <table:table-cell office:value-type="float" office:value="0.0180351760380989" calcext:value-type="float">
            <text:p>0.018035176038099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899.66968686414" calcext:value-type="float">
            <text:p>1899.66968686414</text:p>
          </table:table-cell>
          <table:table-cell office:value-type="float" office:value="232.294594713697" calcext:value-type="float">
            <text:p>232.294594713697</text:p>
          </table:table-cell>
          <table:table-cell office:value-type="string" calcext:value-type="string">
            <text:p>ACE</text:p>
          </table:table-cell>
        </table:table-row>
        <table:table-row table:style-name="ro1">
          <table:table-cell office:value-type="string" calcext:value-type="string">
            <text:p>ENSG00000159871</text:p>
          </table:table-cell>
          <table:table-cell office:value-type="float" office:value="2.97307954966425" calcext:value-type="float">
            <text:p>2.97307954966425</text:p>
          </table:table-cell>
          <table:table-cell office:value-type="float" office:value="0.0271355713581942" calcext:value-type="float">
            <text:p>0.02713557135819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82.80864229195" calcext:value-type="float">
            <text:p>82.80864229195</text:p>
          </table:table-cell>
          <table:table-cell office:value-type="float" office:value="650.221987823055" calcext:value-type="float">
            <text:p>650.221987823055</text:p>
          </table:table-cell>
          <table:table-cell office:value-type="string" calcext:value-type="string">
            <text:p>LYPD5</text:p>
          </table:table-cell>
        </table:table-row>
        <table:table-row table:style-name="ro1">
          <table:table-cell office:value-type="string" calcext:value-type="string">
            <text:p>ENSG00000160255</text:p>
          </table:table-cell>
          <table:table-cell office:value-type="float" office:value="3.36532767001812" calcext:value-type="float">
            <text:p>3.36532767001812</text:p>
          </table:table-cell>
          <table:table-cell office:value-type="float" office:value="0.0191681956344697" calcext:value-type="float">
            <text:p>0.01916819563447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65.0639332293893" calcext:value-type="float">
            <text:p>65.0639332293893</text:p>
          </table:table-cell>
          <table:table-cell office:value-type="float" office:value="670.509725352636" calcext:value-type="float">
            <text:p>670.509725352636</text:p>
          </table:table-cell>
          <table:table-cell office:value-type="string" calcext:value-type="string">
            <text:p>ITGB2</text:p>
          </table:table-cell>
        </table:table-row>
        <table:table-row table:style-name="ro1">
          <table:table-cell office:value-type="string" calcext:value-type="string">
            <text:p>ENSG00000161798</text:p>
          </table:table-cell>
          <table:table-cell office:value-type="float" office:value="5.61103997139891" calcext:value-type="float">
            <text:p>5.61103997139891</text:p>
          </table:table-cell>
          <table:table-cell office:value-type="float" office:value="0.0250288971917481" calcext:value-type="float">
            <text:p>0.025028897191748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.97163434028452" calcext:value-type="float">
            <text:p>1.97163434028452</text:p>
          </table:table-cell>
          <table:table-cell office:value-type="float" office:value="96.3667532655074" calcext:value-type="float">
            <text:p>96.3667532655074</text:p>
          </table:table-cell>
          <table:table-cell office:value-type="string" calcext:value-type="string">
            <text:p>AQP5</text:p>
          </table:table-cell>
        </table:table-row>
        <table:table-row table:style-name="ro1">
          <table:table-cell office:value-type="string" calcext:value-type="string">
            <text:p>ENSG00000162490</text:p>
          </table:table-cell>
          <table:table-cell office:value-type="float" office:value="3.83376806217951" calcext:value-type="float">
            <text:p>3.83376806217951</text:p>
          </table:table-cell>
          <table:table-cell office:value-type="float" office:value="0.0304705465435928" calcext:value-type="float">
            <text:p>0.030470546543593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3.8014403819917" calcext:value-type="float">
            <text:p>13.8014403819917</text:p>
          </table:table-cell>
          <table:table-cell office:value-type="float" office:value="196.791054036931" calcext:value-type="float">
            <text:p>196.791054036931</text:p>
          </table:table-cell>
          <table:table-cell office:value-type="string" calcext:value-type="string">
            <text:p>DRAXIN</text:p>
          </table:table-cell>
        </table:table-row>
        <table:table-row table:style-name="ro1">
          <table:table-cell office:value-type="string" calcext:value-type="string">
            <text:p>ENSG00000162631</text:p>
          </table:table-cell>
          <table:table-cell office:value-type="float" office:value="3.59650064260033" calcext:value-type="float">
            <text:p>3.59650064260033</text:p>
          </table:table-cell>
          <table:table-cell office:value-type="float" office:value="0.00907797013638962" calcext:value-type="float">
            <text:p>0.00907797013639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435.73118920288" calcext:value-type="float">
            <text:p>435.73118920288</text:p>
          </table:table-cell>
          <table:table-cell office:value-type="float" office:value="5270.75421018502" calcext:value-type="float">
            <text:p>5270.75421018502</text:p>
          </table:table-cell>
          <table:table-cell office:value-type="string" calcext:value-type="string">
            <text:p>NTNG1</text:p>
          </table:table-cell>
        </table:table-row>
        <table:table-row table:style-name="ro1">
          <table:table-cell office:value-type="string" calcext:value-type="string">
            <text:p>ENSG00000162654</text:p>
          </table:table-cell>
          <table:table-cell office:value-type="float" office:value="-3.34096765236433" calcext:value-type="float">
            <text:p>-3.34096765236433</text:p>
          </table:table-cell>
          <table:table-cell office:value-type="float" office:value="0.0107871110404181" calcext:value-type="float">
            <text:p>0.010787111040418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5901.2309543947" calcext:value-type="float">
            <text:p>15901.2309543947</text:p>
          </table:table-cell>
          <table:table-cell office:value-type="float" office:value="1569.25649791305" calcext:value-type="float">
            <text:p>1569.25649791305</text:p>
          </table:table-cell>
          <table:table-cell office:value-type="string" calcext:value-type="string">
            <text:p>GBP4</text:p>
          </table:table-cell>
        </table:table-row>
        <table:table-row table:style-name="ro1">
          <table:table-cell office:value-type="string" calcext:value-type="string">
            <text:p>ENSG00000162804</text:p>
          </table:table-cell>
          <table:table-cell office:value-type="float" office:value="2.88026093262069" calcext:value-type="float">
            <text:p>2.88026093262069</text:p>
          </table:table-cell>
          <table:table-cell office:value-type="float" office:value="0.0164944418703558" calcext:value-type="float">
            <text:p>0.016494441870356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6672.01060752283" calcext:value-type="float">
            <text:p>6672.01060752283</text:p>
          </table:table-cell>
          <table:table-cell office:value-type="float" office:value="49124.7276541262" calcext:value-type="float">
            <text:p>49124.7276541262</text:p>
          </table:table-cell>
          <table:table-cell office:value-type="string" calcext:value-type="string">
            <text:p>SNED1</text:p>
          </table:table-cell>
        </table:table-row>
        <table:table-row table:style-name="ro1">
          <table:table-cell office:value-type="string" calcext:value-type="string">
            <text:p>ENSG00000162878</text:p>
          </table:table-cell>
          <table:table-cell office:value-type="float" office:value="-2.25214108573731" calcext:value-type="float">
            <text:p>-2.25214108573731</text:p>
          </table:table-cell>
          <table:table-cell office:value-type="float" office:value="0.0318539076445756" calcext:value-type="float">
            <text:p>0.031853907644576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6763.8209782692" calcext:value-type="float">
            <text:p>16763.8209782692</text:p>
          </table:table-cell>
          <table:table-cell office:value-type="float" office:value="3518.90807450574" calcext:value-type="float">
            <text:p>3518.90807450574</text:p>
          </table:table-cell>
          <table:table-cell office:value-type="string" calcext:value-type="string">
            <text:p>PKDCC</text:p>
          </table:table-cell>
        </table:table-row>
        <table:table-row table:style-name="ro1">
          <table:table-cell office:value-type="string" calcext:value-type="string">
            <text:p>ENSG00000163082</text:p>
          </table:table-cell>
          <table:table-cell office:value-type="float" office:value="4.15920509462959" calcext:value-type="float">
            <text:p>4.15920509462959</text:p>
          </table:table-cell>
          <table:table-cell office:value-type="float" office:value="0.0249217715221127" calcext:value-type="float">
            <text:p>0.024921771522113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0.8439888715649" calcext:value-type="float">
            <text:p>10.8439888715649</text:p>
          </table:table-cell>
          <table:table-cell office:value-type="float" office:value="193.747893407494" calcext:value-type="float">
            <text:p>193.747893407494</text:p>
          </table:table-cell>
          <table:table-cell office:value-type="string" calcext:value-type="string">
            <text:p>SGPP2</text:p>
          </table:table-cell>
        </table:table-row>
        <table:table-row table:style-name="ro1">
          <table:table-cell office:value-type="string" calcext:value-type="string">
            <text:p>ENSG00000163251</text:p>
          </table:table-cell>
          <table:table-cell office:value-type="float" office:value="3.48293942719" calcext:value-type="float">
            <text:p>3.48293942719</text:p>
          </table:table-cell>
          <table:table-cell office:value-type="float" office:value="0.0111977049954585" calcext:value-type="float">
            <text:p>0.011197704995459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27.723766302862" calcext:value-type="float">
            <text:p>227.723766302862</text:p>
          </table:table-cell>
          <table:table-cell office:value-type="float" office:value="2546.11105996235" calcext:value-type="float">
            <text:p>2546.11105996235</text:p>
          </table:table-cell>
          <table:table-cell office:value-type="string" calcext:value-type="string">
            <text:p>FZD5</text:p>
          </table:table-cell>
        </table:table-row>
        <table:table-row table:style-name="ro1">
          <table:table-cell office:value-type="string" calcext:value-type="string">
            <text:p>ENSG00000163394</text:p>
          </table:table-cell>
          <table:table-cell office:value-type="float" office:value="5.92380833780895" calcext:value-type="float">
            <text:p>5.92380833780895</text:p>
          </table:table-cell>
          <table:table-cell office:value-type="float" office:value="0.0426202009798433" calcext:value-type="float">
            <text:p>0.042620200979843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0.985817170142262" calcext:value-type="float">
            <text:p>0.985817170142262</text:p>
          </table:table-cell>
          <table:table-cell office:value-type="float" office:value="59.8488257122625" calcext:value-type="float">
            <text:p>59.8488257122625</text:p>
          </table:table-cell>
          <table:table-cell office:value-type="string" calcext:value-type="string">
            <text:p>CCKAR</text:p>
          </table:table-cell>
        </table:table-row>
        <table:table-row table:style-name="ro1">
          <table:table-cell office:value-type="string" calcext:value-type="string">
            <text:p>ENSG00000163536</text:p>
          </table:table-cell>
          <table:table-cell office:value-type="float" office:value="3.09589448169069" calcext:value-type="float">
            <text:p>3.09589448169069</text:p>
          </table:table-cell>
          <table:table-cell office:value-type="float" office:value="0.0168663451719173" calcext:value-type="float">
            <text:p>0.016866345171917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29.695400643147" calcext:value-type="float">
            <text:p>229.695400643147</text:p>
          </table:table-cell>
          <table:table-cell office:value-type="float" office:value="1963.85299286339" calcext:value-type="float">
            <text:p>1963.85299286339</text:p>
          </table:table-cell>
          <table:table-cell office:value-type="string" calcext:value-type="string">
            <text:p>SERPINI1</text:p>
          </table:table-cell>
        </table:table-row>
        <table:table-row table:style-name="ro1">
          <table:table-cell office:value-type="string" calcext:value-type="string">
            <text:p>ENSG00000163624</text:p>
          </table:table-cell>
          <table:table-cell office:value-type="float" office:value="4.14027692991353" calcext:value-type="float">
            <text:p>4.14027692991353</text:p>
          </table:table-cell>
          <table:table-cell office:value-type="float" office:value="0.00875120395127627" calcext:value-type="float">
            <text:p>0.008751203951276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50.2766756772553" calcext:value-type="float">
            <text:p>50.2766756772553</text:p>
          </table:table-cell>
          <table:table-cell office:value-type="float" office:value="886.574130042668" calcext:value-type="float">
            <text:p>886.574130042668</text:p>
          </table:table-cell>
          <table:table-cell office:value-type="string" calcext:value-type="string">
            <text:p>CDS1</text:p>
          </table:table-cell>
        </table:table-row>
        <table:table-row table:style-name="ro1">
          <table:table-cell office:value-type="string" calcext:value-type="string">
            <text:p>ENSG00000163661</text:p>
          </table:table-cell>
          <table:table-cell office:value-type="float" office:value="-2.14530419168551" calcext:value-type="float">
            <text:p>-2.14530419168551</text:p>
          </table:table-cell>
          <table:table-cell office:value-type="float" office:value="0.034903979189124" calcext:value-type="float">
            <text:p>0.03490397918912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08365.274532779" calcext:value-type="float">
            <text:p>208365.274532779</text:p>
          </table:table-cell>
          <table:table-cell office:value-type="float" office:value="47100.0114486741" calcext:value-type="float">
            <text:p>47100.0114486741</text:p>
          </table:table-cell>
          <table:table-cell office:value-type="string" calcext:value-type="string">
            <text:p>PTX3</text:p>
          </table:table-cell>
        </table:table-row>
        <table:table-row table:style-name="ro1">
          <table:table-cell office:value-type="string" calcext:value-type="string">
            <text:p>ENSG00000163735</text:p>
          </table:table-cell>
          <table:table-cell office:value-type="float" office:value="-2.69914471788963" calcext:value-type="float">
            <text:p>-2.69914471788963</text:p>
          </table:table-cell>
          <table:table-cell office:value-type="float" office:value="0.0205482955804715" calcext:value-type="float">
            <text:p>0.02054829558047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9749.73181270697" calcext:value-type="float">
            <text:p>9749.73181270697</text:p>
          </table:table-cell>
          <table:table-cell office:value-type="float" office:value="1501.29257718896" calcext:value-type="float">
            <text:p>1501.29257718896</text:p>
          </table:table-cell>
          <table:table-cell office:value-type="string" calcext:value-type="string">
            <text:p>CXCL5</text:p>
          </table:table-cell>
        </table:table-row>
        <table:table-row table:style-name="ro1">
          <table:table-cell office:value-type="string" calcext:value-type="string">
            <text:p>ENSG00000163751</text:p>
          </table:table-cell>
          <table:table-cell office:value-type="float" office:value="5.56475293879268" calcext:value-type="float">
            <text:p>5.56475293879268</text:p>
          </table:table-cell>
          <table:table-cell office:value-type="float" office:value="0.0159959851524125" calcext:value-type="float">
            <text:p>0.015995985152413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.95745151042678" calcext:value-type="float">
            <text:p>2.95745151042678</text:p>
          </table:table-cell>
          <table:table-cell office:value-type="float" office:value="139.985388954106" calcext:value-type="float">
            <text:p>139.985388954106</text:p>
          </table:table-cell>
          <table:table-cell office:value-type="string" calcext:value-type="string">
            <text:p>CPA3</text:p>
          </table:table-cell>
        </table:table-row>
        <table:table-row table:style-name="ro1">
          <table:table-cell office:value-type="string" calcext:value-type="string">
            <text:p>ENSG00000163827</text:p>
          </table:table-cell>
          <table:table-cell office:value-type="float" office:value="-2.39819546956307" calcext:value-type="float">
            <text:p>-2.39819546956307</text:p>
          </table:table-cell>
          <table:table-cell office:value-type="float" office:value="0.0492278401271524" calcext:value-type="float">
            <text:p>0.04922784012715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529.383820366395" calcext:value-type="float">
            <text:p>529.383820366395</text:p>
          </table:table-cell>
          <table:table-cell office:value-type="float" office:value="100.424300771424" calcext:value-type="float">
            <text:p>100.424300771424</text:p>
          </table:table-cell>
          <table:table-cell office:value-type="string" calcext:value-type="string">
            <text:p>LRRC2</text:p>
          </table:table-cell>
        </table:table-row>
        <table:table-row table:style-name="ro1">
          <table:table-cell office:value-type="string" calcext:value-type="string">
            <text:p>ENSG00000163975</text:p>
          </table:table-cell>
          <table:table-cell office:value-type="float" office:value="-2.95785659098371" calcext:value-type="float">
            <text:p>-2.95785659098371</text:p>
          </table:table-cell>
          <table:table-cell office:value-type="float" office:value="0.016392479621908" calcext:value-type="float">
            <text:p>0.016392479621908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6226.42124661852" calcext:value-type="float">
            <text:p>6226.42124661852</text:p>
          </table:table-cell>
          <table:table-cell office:value-type="float" office:value="801.36563241843" calcext:value-type="float">
            <text:p>801.36563241843</text:p>
          </table:table-cell>
          <table:table-cell office:value-type="string" calcext:value-type="string">
            <text:p>MELTF</text:p>
          </table:table-cell>
        </table:table-row>
        <table:table-row table:style-name="ro1">
          <table:table-cell office:value-type="string" calcext:value-type="string">
            <text:p>ENSG00000164078</text:p>
          </table:table-cell>
          <table:table-cell office:value-type="float" office:value="3.15190139282426" calcext:value-type="float">
            <text:p>3.15190139282426</text:p>
          </table:table-cell>
          <table:table-cell office:value-type="float" office:value="0.0263782519388902" calcext:value-type="float">
            <text:p>0.02637825193889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57.1773958682512" calcext:value-type="float">
            <text:p>57.1773958682512</text:p>
          </table:table-cell>
          <table:table-cell office:value-type="float" office:value="508.207825115992" calcext:value-type="float">
            <text:p>508.207825115992</text:p>
          </table:table-cell>
          <table:table-cell office:value-type="string" calcext:value-type="string">
            <text:p>MST1R</text:p>
          </table:table-cell>
        </table:table-row>
        <table:table-row table:style-name="ro1">
          <table:table-cell office:value-type="string" calcext:value-type="string">
            <text:p>ENSG00000164106</text:p>
          </table:table-cell>
          <table:table-cell office:value-type="float" office:value="-3.46147954271827" calcext:value-type="float">
            <text:p>-3.46147954271827</text:p>
          </table:table-cell>
          <table:table-cell office:value-type="float" office:value="0.0117276184635988" calcext:value-type="float">
            <text:p>0.011727618463599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234.84752471251" calcext:value-type="float">
            <text:p>2234.84752471251</text:p>
          </table:table-cell>
          <table:table-cell office:value-type="float" office:value="202.877375295805" calcext:value-type="float">
            <text:p>202.877375295805</text:p>
          </table:table-cell>
          <table:table-cell office:value-type="string" calcext:value-type="string">
            <text:p>SCRG1</text:p>
          </table:table-cell>
        </table:table-row>
        <table:table-row table:style-name="ro1">
          <table:table-cell office:value-type="string" calcext:value-type="string">
            <text:p>ENSG00000164142</text:p>
          </table:table-cell>
          <table:table-cell office:value-type="float" office:value="3.38106214588007" calcext:value-type="float">
            <text:p>3.38106214588007</text:p>
          </table:table-cell>
          <table:table-cell office:value-type="float" office:value="0.0478368114861501" calcext:value-type="float">
            <text:p>0.04783681148615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5.7730747222762" calcext:value-type="float">
            <text:p>15.7730747222762</text:p>
          </table:table-cell>
          <table:table-cell office:value-type="float" office:value="164.330673989602" calcext:value-type="float">
            <text:p>164.330673989602</text:p>
          </table:table-cell>
          <table:table-cell office:value-type="string" calcext:value-type="string">
            <text:p>FAM160A1</text:p>
          </table:table-cell>
        </table:table-row>
        <table:table-row table:style-name="ro1">
          <table:table-cell office:value-type="string" calcext:value-type="string">
            <text:p>ENSG00000164220</text:p>
          </table:table-cell>
          <table:table-cell office:value-type="float" office:value="3.86728953588601" calcext:value-type="float">
            <text:p>3.86728953588601</text:p>
          </table:table-cell>
          <table:table-cell office:value-type="float" office:value="0.00690316463111001" calcext:value-type="float">
            <text:p>0.0069031646311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447.560995244587" calcext:value-type="float">
            <text:p>447.560995244587</text:p>
          </table:table-cell>
          <table:table-cell office:value-type="float" office:value="6531.63709764845" calcext:value-type="float">
            <text:p>6531.63709764845</text:p>
          </table:table-cell>
          <table:table-cell office:value-type="string" calcext:value-type="string">
            <text:p>F2RL2</text:p>
          </table:table-cell>
        </table:table-row>
        <table:table-row table:style-name="ro1">
          <table:table-cell office:value-type="string" calcext:value-type="string">
            <text:p>ENSG00000164695</text:p>
          </table:table-cell>
          <table:table-cell office:value-type="float" office:value="5.77300204973026" calcext:value-type="float">
            <text:p>5.77300204973026</text:p>
          </table:table-cell>
          <table:table-cell office:value-type="float" office:value="0.00463721405612696" calcext:value-type="float">
            <text:p>0.004637214056127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6.90072019099583" calcext:value-type="float">
            <text:p>6.90072019099583</text:p>
          </table:table-cell>
          <table:table-cell office:value-type="float" office:value="377.351918050198" calcext:value-type="float">
            <text:p>377.351918050198</text:p>
          </table:table-cell>
          <table:table-cell office:value-type="string" calcext:value-type="string">
            <text:p>CHMP4C</text:p>
          </table:table-cell>
        </table:table-row>
        <table:table-row table:style-name="ro1">
          <table:table-cell office:value-type="string" calcext:value-type="string">
            <text:p>ENSG00000165061</text:p>
          </table:table-cell>
          <table:table-cell office:value-type="float" office:value="-4.22724588151745" calcext:value-type="float">
            <text:p>-4.22724588151745</text:p>
          </table:table-cell>
          <table:table-cell office:value-type="float" office:value="0.0223501662546111" calcext:value-type="float">
            <text:p>0.02235016625461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08.993240070159" calcext:value-type="float">
            <text:p>208.993240070159</text:p>
          </table:table-cell>
          <table:table-cell office:value-type="float" office:value="11.1582556412693" calcext:value-type="float">
            <text:p>11.1582556412693</text:p>
          </table:table-cell>
          <table:table-cell office:value-type="string" calcext:value-type="string">
            <text:p>ZMAT4</text:p>
          </table:table-cell>
        </table:table-row>
        <table:table-row table:style-name="ro1">
          <table:table-cell office:value-type="string" calcext:value-type="string">
            <text:p>ENSG00000165092</text:p>
          </table:table-cell>
          <table:table-cell office:value-type="float" office:value="3.50948957441963" calcext:value-type="float">
            <text:p>3.50948957441963</text:p>
          </table:table-cell>
          <table:table-cell office:value-type="float" office:value="0.010523429254328" calcext:value-type="float">
            <text:p>0.010523429254328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77.014624809975" calcext:value-type="float">
            <text:p>277.014624809975</text:p>
          </table:table-cell>
          <table:table-cell office:value-type="float" office:value="3154.74318584977" calcext:value-type="float">
            <text:p>3154.74318584977</text:p>
          </table:table-cell>
          <table:table-cell office:value-type="string" calcext:value-type="string">
            <text:p>ALDH1A1</text:p>
          </table:table-cell>
        </table:table-row>
        <table:table-row table:style-name="ro1">
          <table:table-cell office:value-type="string" calcext:value-type="string">
            <text:p>ENSG00000165181</text:p>
          </table:table-cell>
          <table:table-cell office:value-type="float" office:value="4.31805074600074" calcext:value-type="float">
            <text:p>4.31805074600074</text:p>
          </table:table-cell>
          <table:table-cell office:value-type="float" office:value="0.0103372974022129" calcext:value-type="float">
            <text:p>0.010337297402213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5.6312464236988" calcext:value-type="float">
            <text:p>25.6312464236988</text:p>
          </table:table-cell>
          <table:table-cell office:value-type="float" office:value="511.250985745429" calcext:value-type="float">
            <text:p>511.250985745429</text:p>
          </table:table-cell>
          <table:table-cell office:value-type="string" calcext:value-type="string">
            <text:p>C9orf84</text:p>
          </table:table-cell>
        </table:table-row>
        <table:table-row table:style-name="ro1">
          <table:table-cell office:value-type="string" calcext:value-type="string">
            <text:p>ENSG00000165194</text:p>
          </table:table-cell>
          <table:table-cell office:value-type="float" office:value="3.60755744949938" calcext:value-type="float">
            <text:p>3.60755744949938</text:p>
          </table:table-cell>
          <table:table-cell office:value-type="float" office:value="0.0429410752191105" calcext:value-type="float">
            <text:p>0.04294107521911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2.8156232118494" calcext:value-type="float">
            <text:p>12.8156232118494</text:p>
          </table:table-cell>
          <table:table-cell office:value-type="float" office:value="156.21557897777" calcext:value-type="float">
            <text:p>156.21557897777</text:p>
          </table:table-cell>
          <table:table-cell office:value-type="string" calcext:value-type="string">
            <text:p>PCDH19</text:p>
          </table:table-cell>
        </table:table-row>
        <table:table-row table:style-name="ro1">
          <table:table-cell office:value-type="string" calcext:value-type="string">
            <text:p>ENSG00000165272</text:p>
          </table:table-cell>
          <table:table-cell office:value-type="float" office:value="3.90385129859248" calcext:value-type="float">
            <text:p>3.90385129859248</text:p>
          </table:table-cell>
          <table:table-cell office:value-type="float" office:value="0.0103890239106121" calcext:value-type="float">
            <text:p>0.01038902391061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63.0922988891047" calcext:value-type="float">
            <text:p>63.0922988891047</text:p>
          </table:table-cell>
          <table:table-cell office:value-type="float" office:value="944.394182001973" calcext:value-type="float">
            <text:p>944.394182001973</text:p>
          </table:table-cell>
          <table:table-cell office:value-type="string" calcext:value-type="string">
            <text:p>AQP3</text:p>
          </table:table-cell>
        </table:table-row>
        <table:table-row table:style-name="ro1">
          <table:table-cell office:value-type="string" calcext:value-type="string">
            <text:p>ENSG00000165495</text:p>
          </table:table-cell>
          <table:table-cell office:value-type="float" office:value="-2.75973186798064" calcext:value-type="float">
            <text:p>-2.75973186798064</text:p>
          </table:table-cell>
          <table:table-cell office:value-type="float" office:value="0.0225601169464627" calcext:value-type="float">
            <text:p>0.022560116946463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219.07444999023" calcext:value-type="float">
            <text:p>2219.07444999023</text:p>
          </table:table-cell>
          <table:table-cell office:value-type="float" office:value="327.646961102725" calcext:value-type="float">
            <text:p>327.646961102725</text:p>
          </table:table-cell>
          <table:table-cell office:value-type="string" calcext:value-type="string">
            <text:p>PKNOX2</text:p>
          </table:table-cell>
        </table:table-row>
        <table:table-row table:style-name="ro1">
          <table:table-cell office:value-type="string" calcext:value-type="string">
            <text:p>ENSG00000165929</text:p>
          </table:table-cell>
          <table:table-cell office:value-type="float" office:value="5.86265818768322" calcext:value-type="float">
            <text:p>5.86265818768322</text:p>
          </table:table-cell>
          <table:table-cell office:value-type="float" office:value="0.00182060343450428" calcext:value-type="float">
            <text:p>0.00182060343450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9.7163434028452" calcext:value-type="float">
            <text:p>19.7163434028452</text:p>
          </table:table-cell>
          <table:table-cell office:value-type="float" office:value="1147.27155729778" calcext:value-type="float">
            <text:p>1147.27155729778</text:p>
          </table:table-cell>
          <table:table-cell office:value-type="string" calcext:value-type="string">
            <text:p>TC2N</text:p>
          </table:table-cell>
        </table:table-row>
        <table:table-row table:style-name="ro1">
          <table:table-cell office:value-type="string" calcext:value-type="string">
            <text:p>ENSG00000166145</text:p>
          </table:table-cell>
          <table:table-cell office:value-type="float" office:value="4.06247336273976" calcext:value-type="float">
            <text:p>4.06247336273976</text:p>
          </table:table-cell>
          <table:table-cell office:value-type="float" office:value="0.00610305856384523" calcext:value-type="float">
            <text:p>0.006103058563845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36.596120834143" calcext:value-type="float">
            <text:p>236.596120834143</text:p>
          </table:table-cell>
          <table:table-cell office:value-type="float" office:value="3953.06565763876" calcext:value-type="float">
            <text:p>3953.06565763876</text:p>
          </table:table-cell>
          <table:table-cell office:value-type="string" calcext:value-type="string">
            <text:p>SPINT1</text:p>
          </table:table-cell>
        </table:table-row>
        <table:table-row table:style-name="ro1">
          <table:table-cell office:value-type="string" calcext:value-type="string">
            <text:p>ENSG00000166165</text:p>
          </table:table-cell>
          <table:table-cell office:value-type="float" office:value="2.59293594567291" calcext:value-type="float">
            <text:p>2.59293594567291</text:p>
          </table:table-cell>
          <table:table-cell office:value-type="float" office:value="0.0233215564499554" calcext:value-type="float">
            <text:p>0.023321556449955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117.91667094132" calcext:value-type="float">
            <text:p>1117.91667094132</text:p>
          </table:table-cell>
          <table:table-cell office:value-type="float" office:value="6744.65834170904" calcext:value-type="float">
            <text:p>6744.65834170904</text:p>
          </table:table-cell>
          <table:table-cell office:value-type="string" calcext:value-type="string">
            <text:p>CKB</text:p>
          </table:table-cell>
        </table:table-row>
        <table:table-row table:style-name="ro1">
          <table:table-cell office:value-type="string" calcext:value-type="string">
            <text:p>ENSG00000166448</text:p>
          </table:table-cell>
          <table:table-cell office:value-type="float" office:value="5.0412094374763" calcext:value-type="float">
            <text:p>5.0412094374763</text:p>
          </table:table-cell>
          <table:table-cell office:value-type="float" office:value="0.00320481277342817" calcext:value-type="float">
            <text:p>0.003204812773428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46.3334069966863" calcext:value-type="float">
            <text:p>46.3334069966863</text:p>
          </table:table-cell>
          <table:table-cell office:value-type="float" office:value="1525.63786222445" calcext:value-type="float">
            <text:p>1525.63786222445</text:p>
          </table:table-cell>
          <table:table-cell office:value-type="string" calcext:value-type="string">
            <text:p>TMEM130</text:p>
          </table:table-cell>
        </table:table-row>
        <table:table-row table:style-name="ro1">
          <table:table-cell office:value-type="string" calcext:value-type="string">
            <text:p>ENSG00000166510</text:p>
          </table:table-cell>
          <table:table-cell office:value-type="float" office:value="4.1958765622974" calcext:value-type="float">
            <text:p>4.1958765622974</text:p>
          </table:table-cell>
          <table:table-cell office:value-type="float" office:value="0.00488519751685115" calcext:value-type="float">
            <text:p>0.00488519751685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598.391022276353" calcext:value-type="float">
            <text:p>598.391022276353</text:p>
          </table:table-cell>
          <table:table-cell office:value-type="float" office:value="10966.5365216147" calcext:value-type="float">
            <text:p>10966.5365216147</text:p>
          </table:table-cell>
          <table:table-cell office:value-type="string" calcext:value-type="string">
            <text:p>CCDC68</text:p>
          </table:table-cell>
        </table:table-row>
        <table:table-row table:style-name="ro1">
          <table:table-cell office:value-type="string" calcext:value-type="string">
            <text:p>ENSG00000166592</text:p>
          </table:table-cell>
          <table:table-cell office:value-type="float" office:value="2.66346174129094" calcext:value-type="float">
            <text:p>2.66346174129094</text:p>
          </table:table-cell>
          <table:table-cell office:value-type="float" office:value="0.0211712589728388" calcext:value-type="float">
            <text:p>0.021171258972839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744.8963911518" calcext:value-type="float">
            <text:p>1744.8963911518</text:p>
          </table:table-cell>
          <table:table-cell office:value-type="float" office:value="11054.7881798684" calcext:value-type="float">
            <text:p>11054.7881798684</text:p>
          </table:table-cell>
          <table:table-cell office:value-type="string" calcext:value-type="string">
            <text:p>RRAD</text:p>
          </table:table-cell>
        </table:table-row>
        <table:table-row table:style-name="ro1">
          <table:table-cell office:value-type="string" calcext:value-type="string">
            <text:p>ENSG00000166851</text:p>
          </table:table-cell>
          <table:table-cell office:value-type="float" office:value="-2.04180926135797" calcext:value-type="float">
            <text:p>-2.04180926135797</text:p>
          </table:table-cell>
          <table:table-cell office:value-type="float" office:value="0.0427754365869552" calcext:value-type="float">
            <text:p>0.042775436586955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4247.88618614301" calcext:value-type="float">
            <text:p>4247.88618614301</text:p>
          </table:table-cell>
          <table:table-cell office:value-type="float" office:value="1031.63145337917" calcext:value-type="float">
            <text:p>1031.63145337917</text:p>
          </table:table-cell>
          <table:table-cell office:value-type="string" calcext:value-type="string">
            <text:p>PLK1</text:p>
          </table:table-cell>
        </table:table-row>
        <table:table-row table:style-name="ro1">
          <table:table-cell office:value-type="string" calcext:value-type="string">
            <text:p>ENSG00000166923</text:p>
          </table:table-cell>
          <table:table-cell office:value-type="float" office:value="-2.0607360591708" calcext:value-type="float">
            <text:p>-2.0607360591708</text:p>
          </table:table-cell>
          <table:table-cell office:value-type="float" office:value="0.0383688170692644" calcext:value-type="float">
            <text:p>0.03836881706926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95280.2153114197" calcext:value-type="float">
            <text:p>95280.2153114197</text:p>
          </table:table-cell>
          <table:table-cell office:value-type="float" office:value="22837.9061370488" calcext:value-type="float">
            <text:p>22837.9061370488</text:p>
          </table:table-cell>
          <table:table-cell office:value-type="string" calcext:value-type="string">
            <text:p>GREM1</text:p>
          </table:table-cell>
        </table:table-row>
        <table:table-row table:style-name="ro1">
          <table:table-cell office:value-type="string" calcext:value-type="string">
            <text:p>ENSG00000167105</text:p>
          </table:table-cell>
          <table:table-cell office:value-type="float" office:value="2.51790415854633" calcext:value-type="float">
            <text:p>2.51790415854633</text:p>
          </table:table-cell>
          <table:table-cell office:value-type="float" office:value="0.0378668413345241" calcext:value-type="float">
            <text:p>0.03786684133452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34.071135139348" calcext:value-type="float">
            <text:p>134.071135139348</text:p>
          </table:table-cell>
          <table:table-cell office:value-type="float" office:value="767.890865494622" calcext:value-type="float">
            <text:p>767.890865494622</text:p>
          </table:table-cell>
          <table:table-cell office:value-type="string" calcext:value-type="string">
            <text:p>TMEM92</text:p>
          </table:table-cell>
        </table:table-row>
        <table:table-row table:style-name="ro1">
          <table:table-cell office:value-type="string" calcext:value-type="string">
            <text:p>ENSG00000167207</text:p>
          </table:table-cell>
          <table:table-cell office:value-type="float" office:value="-3.13668608571495" calcext:value-type="float">
            <text:p>-3.13668608571495</text:p>
          </table:table-cell>
          <table:table-cell office:value-type="float" office:value="0.0328109923636796" calcext:value-type="float">
            <text:p>0.03281099236368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56.865815591499" calcext:value-type="float">
            <text:p>356.865815591499</text:p>
          </table:table-cell>
          <table:table-cell office:value-type="float" office:value="40.575475059161" calcext:value-type="float">
            <text:p>40.575475059161</text:p>
          </table:table-cell>
          <table:table-cell office:value-type="string" calcext:value-type="string">
            <text:p>NOD2</text:p>
          </table:table-cell>
        </table:table-row>
        <table:table-row table:style-name="ro1">
          <table:table-cell office:value-type="string" calcext:value-type="string">
            <text:p>ENSG00000167244</text:p>
          </table:table-cell>
          <table:table-cell office:value-type="float" office:value="4.34232977098358" calcext:value-type="float">
            <text:p>4.34232977098358</text:p>
          </table:table-cell>
          <table:table-cell office:value-type="float" office:value="0.00473761915532187" calcext:value-type="float">
            <text:p>0.00473761915532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89.276896667314" calcext:value-type="float">
            <text:p>189.276896667314</text:p>
          </table:table-cell>
          <table:table-cell office:value-type="float" office:value="3839.45432747311" calcext:value-type="float">
            <text:p>3839.45432747311</text:p>
          </table:table-cell>
          <table:table-cell office:value-type="string" calcext:value-type="string">
            <text:p>IGF2</text:p>
          </table:table-cell>
        </table:table-row>
        <table:table-row table:style-name="ro1">
          <table:table-cell office:value-type="string" calcext:value-type="string">
            <text:p>ENSG00000167600</text:p>
          </table:table-cell>
          <table:table-cell office:value-type="float" office:value="-1.88054100453757" calcext:value-type="float">
            <text:p>-1.88054100453757</text:p>
          </table:table-cell>
          <table:table-cell office:value-type="float" office:value="0.0497795940057568" calcext:value-type="float">
            <text:p>0.049779594005757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6103.19410035074" calcext:value-type="float">
            <text:p>6103.19410035074</text:p>
          </table:table-cell>
          <table:table-cell office:value-type="float" office:value="1657.50815616673" calcext:value-type="float">
            <text:p>1657.50815616673</text:p>
          </table:table-cell>
          <table:table-cell office:value-type="string" calcext:value-type="string">
            <text:p>CYP2S1</text:p>
          </table:table-cell>
        </table:table-row>
        <table:table-row table:style-name="ro1">
          <table:table-cell office:value-type="string" calcext:value-type="string">
            <text:p>ENSG00000167642</text:p>
          </table:table-cell>
          <table:table-cell office:value-type="float" office:value="2.64274062100013" calcext:value-type="float">
            <text:p>2.64274062100013</text:p>
          </table:table-cell>
          <table:table-cell office:value-type="float" office:value="0.0224661480343503" calcext:value-type="float">
            <text:p>0.02246614803435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910.89506521145" calcext:value-type="float">
            <text:p>910.89506521145</text:p>
          </table:table-cell>
          <table:table-cell office:value-type="float" office:value="5688.68160329438" calcext:value-type="float">
            <text:p>5688.68160329438</text:p>
          </table:table-cell>
          <table:table-cell office:value-type="string" calcext:value-type="string">
            <text:p>SPINT2</text:p>
          </table:table-cell>
        </table:table-row>
        <table:table-row table:style-name="ro1">
          <table:table-cell office:value-type="string" calcext:value-type="string">
            <text:p>ENSG00000167676</text:p>
          </table:table-cell>
          <table:table-cell office:value-type="float" office:value="4.26271728452909" calcext:value-type="float">
            <text:p>4.26271728452909</text:p>
          </table:table-cell>
          <table:table-cell office:value-type="float" office:value="0.00618203248098442" calcext:value-type="float">
            <text:p>0.00618203248098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85.7660938023768" calcext:value-type="float">
            <text:p>85.7660938023768</text:p>
          </table:table-cell>
          <table:table-cell office:value-type="float" office:value="1646.34990052546" calcext:value-type="float">
            <text:p>1646.34990052546</text:p>
          </table:table-cell>
          <table:table-cell office:value-type="string" calcext:value-type="string">
            <text:p>PLIN4</text:p>
          </table:table-cell>
        </table:table-row>
        <table:table-row table:style-name="ro1">
          <table:table-cell office:value-type="string" calcext:value-type="string">
            <text:p>ENSG00000167754</text:p>
          </table:table-cell>
          <table:table-cell office:value-type="float" office:value="8.89316897255932" calcext:value-type="float">
            <text:p>8.89316897255932</text:p>
          </table:table-cell>
          <table:table-cell office:value-type="float" office:value="0.0123357231776433" calcext:value-type="float">
            <text:p>0.012335723177643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0" calcext:value-type="float">
            <text:p>0</text:p>
          </table:table-cell>
          <table:table-cell office:value-type="float" office:value="86.2228845007172" calcext:value-type="float">
            <text:p>86.2228845007172</text:p>
          </table:table-cell>
          <table:table-cell office:value-type="string" calcext:value-type="string">
            <text:p>KLK5</text:p>
          </table:table-cell>
        </table:table-row>
        <table:table-row table:style-name="ro1">
          <table:table-cell office:value-type="string" calcext:value-type="string">
            <text:p>ENSG00000167772</text:p>
          </table:table-cell>
          <table:table-cell office:value-type="float" office:value="2.73461049642321" calcext:value-type="float">
            <text:p>2.73461049642321</text:p>
          </table:table-cell>
          <table:table-cell office:value-type="float" office:value="0.0190935711932761" calcext:value-type="float">
            <text:p>0.019093571193276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6424.57049781712" calcext:value-type="float">
            <text:p>6424.57049781712</text:p>
          </table:table-cell>
          <table:table-cell office:value-type="float" office:value="42760.4643910968" calcext:value-type="float">
            <text:p>42760.4643910968</text:p>
          </table:table-cell>
          <table:table-cell office:value-type="string" calcext:value-type="string">
            <text:p>ANGPTL4</text:p>
          </table:table-cell>
        </table:table-row>
        <table:table-row table:style-name="ro1">
          <table:table-cell office:value-type="string" calcext:value-type="string">
            <text:p>ENSG00000167861</text:p>
          </table:table-cell>
          <table:table-cell office:value-type="float" office:value="2.74331238753024" calcext:value-type="float">
            <text:p>2.74331238753024</text:p>
          </table:table-cell>
          <table:table-cell office:value-type="float" office:value="0.0292982923804928" calcext:value-type="float">
            <text:p>0.029298292380493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32.099500799063" calcext:value-type="float">
            <text:p>132.099500799063</text:p>
          </table:table-cell>
          <table:table-cell office:value-type="float" office:value="884.54535628971" calcext:value-type="float">
            <text:p>884.54535628971</text:p>
          </table:table-cell>
          <table:table-cell office:value-type="string" calcext:value-type="string">
            <text:p>HID1</text:p>
          </table:table-cell>
        </table:table-row>
        <table:table-row table:style-name="ro1">
          <table:table-cell office:value-type="string" calcext:value-type="string">
            <text:p>ENSG00000167941</text:p>
          </table:table-cell>
          <table:table-cell office:value-type="float" office:value="2.63410759461303" calcext:value-type="float">
            <text:p>2.63410759461303</text:p>
          </table:table-cell>
          <table:table-cell office:value-type="float" office:value="0.0213278473971356" calcext:value-type="float">
            <text:p>0.021327847397136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698.78602237377" calcext:value-type="float">
            <text:p>3698.78602237377</text:p>
          </table:table-cell>
          <table:table-cell office:value-type="float" office:value="22961.6613359792" calcext:value-type="float">
            <text:p>22961.6613359792</text:p>
          </table:table-cell>
          <table:table-cell office:value-type="string" calcext:value-type="string">
            <text:p>SOST</text:p>
          </table:table-cell>
        </table:table-row>
        <table:table-row table:style-name="ro1">
          <table:table-cell office:value-type="string" calcext:value-type="string">
            <text:p>ENSG00000168032</text:p>
          </table:table-cell>
          <table:table-cell office:value-type="float" office:value="4.29670760391827" calcext:value-type="float">
            <text:p>4.29670760391827</text:p>
          </table:table-cell>
          <table:table-cell office:value-type="float" office:value="0.0228063752667182" calcext:value-type="float">
            <text:p>0.022806375266718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9.85817170142262" calcext:value-type="float">
            <text:p>9.85817170142262</text:p>
          </table:table-cell>
          <table:table-cell office:value-type="float" office:value="193.747893407494" calcext:value-type="float">
            <text:p>193.747893407494</text:p>
          </table:table-cell>
          <table:table-cell office:value-type="string" calcext:value-type="string">
            <text:p>ENTPD3</text:p>
          </table:table-cell>
        </table:table-row>
        <table:table-row table:style-name="ro1">
          <table:table-cell office:value-type="string" calcext:value-type="string">
            <text:p>ENSG00000168078</text:p>
          </table:table-cell>
          <table:table-cell office:value-type="float" office:value="-2.16927708982168" calcext:value-type="float">
            <text:p>-2.16927708982168</text:p>
          </table:table-cell>
          <table:table-cell office:value-type="float" office:value="0.0416621547840415" calcext:value-type="float">
            <text:p>0.04166215478404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866.1519030793" calcext:value-type="float">
            <text:p>1866.1519030793</text:p>
          </table:table-cell>
          <table:table-cell office:value-type="float" office:value="414.884232479921" calcext:value-type="float">
            <text:p>414.884232479921</text:p>
          </table:table-cell>
          <table:table-cell office:value-type="string" calcext:value-type="string">
            <text:p>PBK</text:p>
          </table:table-cell>
        </table:table-row>
        <table:table-row table:style-name="ro1">
          <table:table-cell office:value-type="string" calcext:value-type="string">
            <text:p>ENSG00000168079</text:p>
          </table:table-cell>
          <table:table-cell office:value-type="float" office:value="-2.62598370982253" calcext:value-type="float">
            <text:p>-2.62598370982253</text:p>
          </table:table-cell>
          <table:table-cell office:value-type="float" office:value="0.0275759207199181" calcext:value-type="float">
            <text:p>0.027575920719918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565.47766618591" calcext:value-type="float">
            <text:p>1565.47766618591</text:p>
          </table:table-cell>
          <table:table-cell office:value-type="float" office:value="253.596719119756" calcext:value-type="float">
            <text:p>253.596719119756</text:p>
          </table:table-cell>
          <table:table-cell office:value-type="string" calcext:value-type="string">
            <text:p>SCARA5</text:p>
          </table:table-cell>
        </table:table-row>
        <table:table-row table:style-name="ro1">
          <table:table-cell office:value-type="string" calcext:value-type="string">
            <text:p>ENSG00000168405</text:p>
          </table:table-cell>
          <table:table-cell office:value-type="float" office:value="-2.23576161397855" calcext:value-type="float">
            <text:p>-2.23576161397855</text:p>
          </table:table-cell>
          <table:table-cell office:value-type="float" office:value="0.0407421807079529" calcext:value-type="float">
            <text:p>0.040742180707953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495.48464710581" calcext:value-type="float">
            <text:p>1495.48464710581</text:p>
          </table:table-cell>
          <table:table-cell office:value-type="float" office:value="317.503092337935" calcext:value-type="float">
            <text:p>317.503092337935</text:p>
          </table:table-cell>
          <table:table-cell office:value-type="string" calcext:value-type="string">
            <text:p>CMAHP</text:p>
          </table:table-cell>
        </table:table-row>
        <table:table-row table:style-name="ro1">
          <table:table-cell office:value-type="string" calcext:value-type="string">
            <text:p>ENSG00000168427</text:p>
          </table:table-cell>
          <table:table-cell office:value-type="float" office:value="5.27823971928576" calcext:value-type="float">
            <text:p>5.27823971928576</text:p>
          </table:table-cell>
          <table:table-cell office:value-type="float" office:value="0.00896080013272964" calcext:value-type="float">
            <text:p>0.00896080013273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6.90072019099583" calcext:value-type="float">
            <text:p>6.90072019099583</text:p>
          </table:table-cell>
          <table:table-cell office:value-type="float" office:value="267.798135390463" calcext:value-type="float">
            <text:p>267.798135390463</text:p>
          </table:table-cell>
          <table:table-cell office:value-type="string" calcext:value-type="string">
            <text:p>KLHL30</text:p>
          </table:table-cell>
        </table:table-row>
        <table:table-row table:style-name="ro1">
          <table:table-cell office:value-type="string" calcext:value-type="string">
            <text:p>ENSG00000168477</text:p>
          </table:table-cell>
          <table:table-cell office:value-type="float" office:value="-2.91850069709963" calcext:value-type="float">
            <text:p>-2.91850069709963</text:p>
          </table:table-cell>
          <table:table-cell office:value-type="float" office:value="0.0162247553814266" calcext:value-type="float">
            <text:p>0.016224755381427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6090.507851062" calcext:value-type="float">
            <text:p>16090.507851062</text:p>
          </table:table-cell>
          <table:table-cell office:value-type="float" office:value="2128.183666853" calcext:value-type="float">
            <text:p>2128.183666853</text:p>
          </table:table-cell>
          <table:table-cell office:value-type="string" calcext:value-type="string">
            <text:p>TNXB</text:p>
          </table:table-cell>
        </table:table-row>
        <table:table-row table:style-name="ro1">
          <table:table-cell office:value-type="string" calcext:value-type="string">
            <text:p>ENSG00000168646</text:p>
          </table:table-cell>
          <table:table-cell office:value-type="float" office:value="2.51834027344851" calcext:value-type="float">
            <text:p>2.51834027344851</text:p>
          </table:table-cell>
          <table:table-cell office:value-type="float" office:value="0.0304952399013511" calcext:value-type="float">
            <text:p>0.03049523990135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76.028807639833" calcext:value-type="float">
            <text:p>276.028807639833</text:p>
          </table:table-cell>
          <table:table-cell office:value-type="float" office:value="1581.4291404308" calcext:value-type="float">
            <text:p>1581.4291404308</text:p>
          </table:table-cell>
          <table:table-cell office:value-type="string" calcext:value-type="string">
            <text:p>AXIN2</text:p>
          </table:table-cell>
        </table:table-row>
        <table:table-row table:style-name="ro1">
          <table:table-cell office:value-type="string" calcext:value-type="string">
            <text:p>ENSG00000168672</text:p>
          </table:table-cell>
          <table:table-cell office:value-type="float" office:value="2.4418719221121" calcext:value-type="float">
            <text:p>2.4418719221121</text:p>
          </table:table-cell>
          <table:table-cell office:value-type="float" office:value="0.0312208594781568" calcext:value-type="float">
            <text:p>0.031220859478157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72.638890313775" calcext:value-type="float">
            <text:p>372.638890313775</text:p>
          </table:table-cell>
          <table:table-cell office:value-type="float" office:value="2024.71620545214" calcext:value-type="float">
            <text:p>2024.71620545214</text:p>
          </table:table-cell>
          <table:table-cell office:value-type="string" calcext:value-type="string">
            <text:p>FAM84B</text:p>
          </table:table-cell>
        </table:table-row>
        <table:table-row table:style-name="ro1">
          <table:table-cell office:value-type="string" calcext:value-type="string">
            <text:p>ENSG00000168702</text:p>
          </table:table-cell>
          <table:table-cell office:value-type="float" office:value="5.91450061517562" calcext:value-type="float">
            <text:p>5.91450061517562</text:p>
          </table:table-cell>
          <table:table-cell office:value-type="float" office:value="0.00166511681606598" calcext:value-type="float">
            <text:p>0.001665116816066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0.7021605729875" calcext:value-type="float">
            <text:p>20.7021605729875</text:p>
          </table:table-cell>
          <table:table-cell office:value-type="float" office:value="1248.71024494568" calcext:value-type="float">
            <text:p>1248.71024494568</text:p>
          </table:table-cell>
          <table:table-cell office:value-type="string" calcext:value-type="string">
            <text:p>LRP1B</text:p>
          </table:table-cell>
        </table:table-row>
        <table:table-row table:style-name="ro1">
          <table:table-cell office:value-type="string" calcext:value-type="string">
            <text:p>ENSG00000168916</text:p>
          </table:table-cell>
          <table:table-cell office:value-type="float" office:value="4.35051391504786" calcext:value-type="float">
            <text:p>4.35051391504786</text:p>
          </table:table-cell>
          <table:table-cell office:value-type="float" office:value="0.0046097263753028" calcext:value-type="float">
            <text:p>0.004609726375303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14.908143091013" calcext:value-type="float">
            <text:p>214.908143091013</text:p>
          </table:table-cell>
          <table:table-cell office:value-type="float" office:value="4384.18008014235" calcext:value-type="float">
            <text:p>4384.18008014235</text:p>
          </table:table-cell>
          <table:table-cell office:value-type="string" calcext:value-type="string">
            <text:p>ZNF608</text:p>
          </table:table-cell>
        </table:table-row>
        <table:table-row table:style-name="ro1">
          <table:table-cell office:value-type="string" calcext:value-type="string">
            <text:p>ENSG00000168952</text:p>
          </table:table-cell>
          <table:table-cell office:value-type="float" office:value="-3.57641709614252" calcext:value-type="float">
            <text:p>-3.57641709614252</text:p>
          </table:table-cell>
          <table:table-cell office:value-type="float" office:value="0.00978356071629664" calcext:value-type="float">
            <text:p>0.009783560716297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388.25361377895" calcext:value-type="float">
            <text:p>3388.25361377895</text:p>
          </table:table-cell>
          <table:table-cell office:value-type="float" office:value="284.028325414127" calcext:value-type="float">
            <text:p>284.028325414127</text:p>
          </table:table-cell>
          <table:table-cell office:value-type="string" calcext:value-type="string">
            <text:p>STXBP6</text:p>
          </table:table-cell>
        </table:table-row>
        <table:table-row table:style-name="ro1">
          <table:table-cell office:value-type="string" calcext:value-type="string">
            <text:p>ENSG00000168961</text:p>
          </table:table-cell>
          <table:table-cell office:value-type="float" office:value="2.93373366483014" calcext:value-type="float">
            <text:p>2.93373366483014</text:p>
          </table:table-cell>
          <table:table-cell office:value-type="float" office:value="0.0182366820694971" calcext:value-type="float">
            <text:p>0.018236682069497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84.468696355482" calcext:value-type="float">
            <text:p>384.468696355482</text:p>
          </table:table-cell>
          <table:table-cell office:value-type="float" office:value="2937.66439428326" calcext:value-type="float">
            <text:p>2937.66439428326</text:p>
          </table:table-cell>
          <table:table-cell office:value-type="string" calcext:value-type="string">
            <text:p>LGALS9</text:p>
          </table:table-cell>
        </table:table-row>
        <table:table-row table:style-name="ro1">
          <table:table-cell office:value-type="string" calcext:value-type="string">
            <text:p>ENSG00000169031</text:p>
          </table:table-cell>
          <table:table-cell office:value-type="float" office:value="2.14133778924774" calcext:value-type="float">
            <text:p>2.14133778924774</text:p>
          </table:table-cell>
          <table:table-cell office:value-type="float" office:value="0.0486222494634326" calcext:value-type="float">
            <text:p>0.048622249463433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43.496841025139" calcext:value-type="float">
            <text:p>243.496841025139</text:p>
          </table:table-cell>
          <table:table-cell office:value-type="float" office:value="1074.23570219129" calcext:value-type="float">
            <text:p>1074.23570219129</text:p>
          </table:table-cell>
          <table:table-cell office:value-type="string" calcext:value-type="string">
            <text:p>COL4A3</text:p>
          </table:table-cell>
        </table:table-row>
        <table:table-row table:style-name="ro1">
          <table:table-cell office:value-type="string" calcext:value-type="string">
            <text:p>ENSG00000169242</text:p>
          </table:table-cell>
          <table:table-cell office:value-type="float" office:value="3.04884751454102" calcext:value-type="float">
            <text:p>3.04884751454102</text:p>
          </table:table-cell>
          <table:table-cell office:value-type="float" office:value="0.0193704853081303" calcext:value-type="float">
            <text:p>0.01937048530813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62.659833073473" calcext:value-type="float">
            <text:p>162.659833073473</text:p>
          </table:table-cell>
          <table:table-cell office:value-type="float" office:value="1346.09138508767" calcext:value-type="float">
            <text:p>1346.09138508767</text:p>
          </table:table-cell>
          <table:table-cell office:value-type="string" calcext:value-type="string">
            <text:p>EFNA1</text:p>
          </table:table-cell>
        </table:table-row>
        <table:table-row table:style-name="ro1">
          <table:table-cell office:value-type="string" calcext:value-type="string">
            <text:p>ENSG00000169297</text:p>
          </table:table-cell>
          <table:table-cell office:value-type="float" office:value="6.06353262279459" calcext:value-type="float">
            <text:p>6.06353262279459</text:p>
          </table:table-cell>
          <table:table-cell office:value-type="float" office:value="0.0366470525435333" calcext:value-type="float">
            <text:p>0.036647052543533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0.985817170142262" calcext:value-type="float">
            <text:p>0.985817170142262</text:p>
          </table:table-cell>
          <table:table-cell office:value-type="float" office:value="65.9351469711367" calcext:value-type="float">
            <text:p>65.9351469711367</text:p>
          </table:table-cell>
          <table:table-cell office:value-type="string" calcext:value-type="string">
            <text:p>NR0B1</text:p>
          </table:table-cell>
        </table:table-row>
        <table:table-row table:style-name="ro1">
          <table:table-cell office:value-type="string" calcext:value-type="string">
            <text:p>ENSG00000169435</text:p>
          </table:table-cell>
          <table:table-cell office:value-type="float" office:value="3.76703511027914" calcext:value-type="float">
            <text:p>3.76703511027914</text:p>
          </table:table-cell>
          <table:table-cell office:value-type="float" office:value="0.0352647721558362" calcext:value-type="float">
            <text:p>0.035264772155836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2.8156232118494" calcext:value-type="float">
            <text:p>12.8156232118494</text:p>
          </table:table-cell>
          <table:table-cell office:value-type="float" office:value="174.474542754392" calcext:value-type="float">
            <text:p>174.474542754392</text:p>
          </table:table-cell>
          <table:table-cell office:value-type="string" calcext:value-type="string">
            <text:p>RASSF6</text:p>
          </table:table-cell>
        </table:table-row>
        <table:table-row table:style-name="ro1">
          <table:table-cell office:value-type="string" calcext:value-type="string">
            <text:p>ENSG00000169436</text:p>
          </table:table-cell>
          <table:table-cell office:value-type="float" office:value="-2.31429755013931" calcext:value-type="float">
            <text:p>-2.31429755013931</text:p>
          </table:table-cell>
          <table:table-cell office:value-type="float" office:value="0.0307227822101602" calcext:value-type="float">
            <text:p>0.03072278221016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7794.85636431486" calcext:value-type="float">
            <text:p>7794.85636431486</text:p>
          </table:table-cell>
          <table:table-cell office:value-type="float" office:value="1567.22772416009" calcext:value-type="float">
            <text:p>1567.22772416009</text:p>
          </table:table-cell>
          <table:table-cell office:value-type="string" calcext:value-type="string">
            <text:p>COL22A1</text:p>
          </table:table-cell>
        </table:table-row>
        <table:table-row table:style-name="ro1">
          <table:table-cell office:value-type="string" calcext:value-type="string">
            <text:p>ENSG00000169583</text:p>
          </table:table-cell>
          <table:table-cell office:value-type="float" office:value="2.08268057551583" calcext:value-type="float">
            <text:p>2.08268057551583</text:p>
          </table:table-cell>
          <table:table-cell office:value-type="float" office:value="0.0464525622981737" calcext:value-type="float">
            <text:p>0.04645256229817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97.284319567331" calcext:value-type="float">
            <text:p>397.284319567331</text:p>
          </table:table-cell>
          <table:table-cell office:value-type="float" office:value="1682.8678280787" calcext:value-type="float">
            <text:p>1682.8678280787</text:p>
          </table:table-cell>
          <table:table-cell office:value-type="string" calcext:value-type="string">
            <text:p>CLIC3</text:p>
          </table:table-cell>
        </table:table-row>
        <table:table-row table:style-name="ro1">
          <table:table-cell office:value-type="string" calcext:value-type="string">
            <text:p>ENSG00000169607</text:p>
          </table:table-cell>
          <table:table-cell office:value-type="float" office:value="-2.15914155545857" calcext:value-type="float">
            <text:p>-2.15914155545857</text:p>
          </table:table-cell>
          <table:table-cell office:value-type="float" office:value="0.0407943161398519" calcext:value-type="float">
            <text:p>0.04079431613985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242.73406207364" calcext:value-type="float">
            <text:p>2242.73406207364</text:p>
          </table:table-cell>
          <table:table-cell office:value-type="float" office:value="502.121503857118" calcext:value-type="float">
            <text:p>502.121503857118</text:p>
          </table:table-cell>
          <table:table-cell office:value-type="string" calcext:value-type="string">
            <text:p>CKAP2L</text:p>
          </table:table-cell>
        </table:table-row>
        <table:table-row table:style-name="ro1">
          <table:table-cell office:value-type="string" calcext:value-type="string">
            <text:p>ENSG00000169679</text:p>
          </table:table-cell>
          <table:table-cell office:value-type="float" office:value="-2.35780321569793" calcext:value-type="float">
            <text:p>-2.35780321569793</text:p>
          </table:table-cell>
          <table:table-cell office:value-type="float" office:value="0.0313338473281809" calcext:value-type="float">
            <text:p>0.03133384732818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504.58003985574" calcext:value-type="float">
            <text:p>3504.58003985574</text:p>
          </table:table-cell>
          <table:table-cell office:value-type="float" office:value="683.696754746863" calcext:value-type="float">
            <text:p>683.696754746863</text:p>
          </table:table-cell>
          <table:table-cell office:value-type="string" calcext:value-type="string">
            <text:p>BUB1</text:p>
          </table:table-cell>
        </table:table-row>
        <table:table-row table:style-name="ro1">
          <table:table-cell office:value-type="string" calcext:value-type="string">
            <text:p>ENSG00000169933</text:p>
          </table:table-cell>
          <table:table-cell office:value-type="float" office:value="-2.474102020381" calcext:value-type="float">
            <text:p>-2.474102020381</text:p>
          </table:table-cell>
          <table:table-cell office:value-type="float" office:value="0.0352113795669893" calcext:value-type="float">
            <text:p>0.035211379566989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076.51234979535" calcext:value-type="float">
            <text:p>1076.51234979535</text:p>
          </table:table-cell>
          <table:table-cell office:value-type="float" office:value="193.747893407494" calcext:value-type="float">
            <text:p>193.747893407494</text:p>
          </table:table-cell>
          <table:table-cell office:value-type="string" calcext:value-type="string">
            <text:p>FRMPD4</text:p>
          </table:table-cell>
        </table:table-row>
        <table:table-row table:style-name="ro1">
          <table:table-cell office:value-type="string" calcext:value-type="string">
            <text:p>ENSG00000170312</text:p>
          </table:table-cell>
          <table:table-cell office:value-type="float" office:value="-2.17689857005837" calcext:value-type="float">
            <text:p>-2.17689857005837</text:p>
          </table:table-cell>
          <table:table-cell office:value-type="float" office:value="0.0392965832742133" calcext:value-type="float">
            <text:p>0.039296583274213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550.30901915803" calcext:value-type="float">
            <text:p>2550.30901915803</text:p>
          </table:table-cell>
          <table:table-cell office:value-type="float" office:value="563.999103322338" calcext:value-type="float">
            <text:p>563.999103322338</text:p>
          </table:table-cell>
          <table:table-cell office:value-type="string" calcext:value-type="string">
            <text:p>CDK1</text:p>
          </table:table-cell>
        </table:table-row>
        <table:table-row table:style-name="ro1">
          <table:table-cell office:value-type="string" calcext:value-type="string">
            <text:p>ENSG00000170373</text:p>
          </table:table-cell>
          <table:table-cell office:value-type="float" office:value="3.55164390627766" calcext:value-type="float">
            <text:p>3.55164390627766</text:p>
          </table:table-cell>
          <table:table-cell office:value-type="float" office:value="0.00921831907717608" calcext:value-type="float">
            <text:p>0.009218319077176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605.291742467349" calcext:value-type="float">
            <text:p>605.291742467349</text:p>
          </table:table-cell>
          <table:table-cell office:value-type="float" office:value="7097.66497472374" calcext:value-type="float">
            <text:p>7097.66497472374</text:p>
          </table:table-cell>
          <table:table-cell office:value-type="string" calcext:value-type="string">
            <text:p>CST1</text:p>
          </table:table-cell>
        </table:table-row>
        <table:table-row table:style-name="ro1">
          <table:table-cell office:value-type="string" calcext:value-type="string">
            <text:p>ENSG00000170382</text:p>
          </table:table-cell>
          <table:table-cell office:value-type="float" office:value="3.89466020711164" calcext:value-type="float">
            <text:p>3.89466020711164</text:p>
          </table:table-cell>
          <table:table-cell office:value-type="float" office:value="0.0347591196557415" calcext:value-type="float">
            <text:p>0.03475911965574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0.8439888715649" calcext:value-type="float">
            <text:p>10.8439888715649</text:p>
          </table:table-cell>
          <table:table-cell office:value-type="float" office:value="161.287513360165" calcext:value-type="float">
            <text:p>161.287513360165</text:p>
          </table:table-cell>
          <table:table-cell office:value-type="string" calcext:value-type="string">
            <text:p>LRRN2</text:p>
          </table:table-cell>
        </table:table-row>
        <table:table-row table:style-name="ro1">
          <table:table-cell office:value-type="string" calcext:value-type="string">
            <text:p>ENSG00000170412</text:p>
          </table:table-cell>
          <table:table-cell office:value-type="float" office:value="3.2199105420748" calcext:value-type="float">
            <text:p>3.2199105420748</text:p>
          </table:table-cell>
          <table:table-cell office:value-type="float" office:value="0.0128171393768359" calcext:value-type="float">
            <text:p>0.012817139376836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628.951354550763" calcext:value-type="float">
            <text:p>628.951354550763</text:p>
          </table:table-cell>
          <table:table-cell office:value-type="float" office:value="5860.11298541933" calcext:value-type="float">
            <text:p>5860.11298541933</text:p>
          </table:table-cell>
          <table:table-cell office:value-type="string" calcext:value-type="string">
            <text:p>GPRC5C</text:p>
          </table:table-cell>
        </table:table-row>
        <table:table-row table:style-name="ro1">
          <table:table-cell office:value-type="string" calcext:value-type="string">
            <text:p>ENSG00000170425</text:p>
          </table:table-cell>
          <table:table-cell office:value-type="float" office:value="-2.20498579588187" calcext:value-type="float">
            <text:p>-2.20498579588187</text:p>
          </table:table-cell>
          <table:table-cell office:value-type="float" office:value="0.0343227858503754" calcext:value-type="float">
            <text:p>0.034322785850375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8488.87165209501" calcext:value-type="float">
            <text:p>8488.87165209501</text:p>
          </table:table-cell>
          <table:table-cell office:value-type="float" office:value="1841.11218080943" calcext:value-type="float">
            <text:p>1841.11218080943</text:p>
          </table:table-cell>
          <table:table-cell office:value-type="string" calcext:value-type="string">
            <text:p>ADORA2B</text:p>
          </table:table-cell>
        </table:table-row>
        <table:table-row table:style-name="ro1">
          <table:table-cell office:value-type="string" calcext:value-type="string">
            <text:p>ENSG00000170458</text:p>
          </table:table-cell>
          <table:table-cell office:value-type="float" office:value="-4.9652423405042" calcext:value-type="float">
            <text:p>-4.9652423405042</text:p>
          </table:table-cell>
          <table:table-cell office:value-type="float" office:value="0.00275168871040638" calcext:value-type="float">
            <text:p>0.002751688710406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295.58679978558" calcext:value-type="float">
            <text:p>3295.58679978558</text:p>
          </table:table-cell>
          <table:table-cell office:value-type="float" office:value="105.496235153819" calcext:value-type="float">
            <text:p>105.496235153819</text:p>
          </table:table-cell>
          <table:table-cell office:value-type="string" calcext:value-type="string">
            <text:p>CD14</text:p>
          </table:table-cell>
        </table:table-row>
        <table:table-row table:style-name="ro1">
          <table:table-cell office:value-type="string" calcext:value-type="string">
            <text:p>ENSG00000170579</text:p>
          </table:table-cell>
          <table:table-cell office:value-type="float" office:value="-3.4178441429904" calcext:value-type="float">
            <text:p>-3.4178441429904</text:p>
          </table:table-cell>
          <table:table-cell office:value-type="float" office:value="0.0110733068523624" calcext:value-type="float">
            <text:p>0.01107330685236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4011.29006530886" calcext:value-type="float">
            <text:p>4011.29006530886</text:p>
          </table:table-cell>
          <table:table-cell office:value-type="float" office:value="375.323144297239" calcext:value-type="float">
            <text:p>375.323144297239</text:p>
          </table:table-cell>
          <table:table-cell office:value-type="string" calcext:value-type="string">
            <text:p>DLGAP1</text:p>
          </table:table-cell>
        </table:table-row>
        <table:table-row table:style-name="ro1">
          <table:table-cell office:value-type="string" calcext:value-type="string">
            <text:p>ENSG00000170873</text:p>
          </table:table-cell>
          <table:table-cell office:value-type="float" office:value="-3.30952749596853" calcext:value-type="float">
            <text:p>-3.30952749596853</text:p>
          </table:table-cell>
          <table:table-cell office:value-type="float" office:value="0.0115378257484461" calcext:value-type="float">
            <text:p>0.011537825748446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7573.04750103285" calcext:value-type="float">
            <text:p>7573.04750103285</text:p>
          </table:table-cell>
          <table:table-cell office:value-type="float" office:value="763.833317988706" calcext:value-type="float">
            <text:p>763.833317988706</text:p>
          </table:table-cell>
          <table:table-cell office:value-type="string" calcext:value-type="string">
            <text:p>MTSS1</text:p>
          </table:table-cell>
        </table:table-row>
        <table:table-row table:style-name="ro1">
          <table:table-cell office:value-type="string" calcext:value-type="string">
            <text:p>ENSG00000170891</text:p>
          </table:table-cell>
          <table:table-cell office:value-type="float" office:value="3.50064260764704" calcext:value-type="float">
            <text:p>3.50064260764704</text:p>
          </table:table-cell>
          <table:table-cell office:value-type="float" office:value="0.0489702441587099" calcext:value-type="float">
            <text:p>0.0489702441587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2.8156232118494" calcext:value-type="float">
            <text:p>12.8156232118494</text:p>
          </table:table-cell>
          <table:table-cell office:value-type="float" office:value="145.057323336501" calcext:value-type="float">
            <text:p>145.057323336501</text:p>
          </table:table-cell>
          <table:table-cell office:value-type="string" calcext:value-type="string">
            <text:p>CYTL1</text:p>
          </table:table-cell>
        </table:table-row>
        <table:table-row table:style-name="ro1">
          <table:table-cell office:value-type="string" calcext:value-type="string">
            <text:p>ENSG00000171219</text:p>
          </table:table-cell>
          <table:table-cell office:value-type="float" office:value="2.79525549802755" calcext:value-type="float">
            <text:p>2.79525549802755</text:p>
          </table:table-cell>
          <table:table-cell office:value-type="float" office:value="0.0386987750878419" calcext:value-type="float">
            <text:p>0.03869877508784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62.1064817189625" calcext:value-type="float">
            <text:p>62.1064817189625</text:p>
          </table:table-cell>
          <table:table-cell office:value-type="float" office:value="431.114422503586" calcext:value-type="float">
            <text:p>431.114422503586</text:p>
          </table:table-cell>
          <table:table-cell office:value-type="string" calcext:value-type="string">
            <text:p>CDC42BPG</text:p>
          </table:table-cell>
        </table:table-row>
        <table:table-row table:style-name="ro1">
          <table:table-cell office:value-type="string" calcext:value-type="string">
            <text:p>ENSG00000171227</text:p>
          </table:table-cell>
          <table:table-cell office:value-type="float" office:value="4.14345044714835" calcext:value-type="float">
            <text:p>4.14345044714835</text:p>
          </table:table-cell>
          <table:table-cell office:value-type="float" office:value="0.00986517939759385" calcext:value-type="float">
            <text:p>0.00986517939759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9.4326868056905" calcext:value-type="float">
            <text:p>39.4326868056905</text:p>
          </table:table-cell>
          <table:table-cell office:value-type="float" office:value="696.883784141091" calcext:value-type="float">
            <text:p>696.883784141091</text:p>
          </table:table-cell>
          <table:table-cell office:value-type="string" calcext:value-type="string">
            <text:p>TMEM37</text:p>
          </table:table-cell>
        </table:table-row>
        <table:table-row table:style-name="ro1">
          <table:table-cell office:value-type="string" calcext:value-type="string">
            <text:p>ENSG00000171236</text:p>
          </table:table-cell>
          <table:table-cell office:value-type="float" office:value="5.98955948911149" calcext:value-type="float">
            <text:p>5.98955948911149</text:p>
          </table:table-cell>
          <table:table-cell office:value-type="float" office:value="0.00642245284397603" calcext:value-type="float">
            <text:p>0.006422452843976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.94326868056905" calcext:value-type="float">
            <text:p>3.94326868056905</text:p>
          </table:table-cell>
          <table:table-cell office:value-type="float" office:value="250.553558490319" calcext:value-type="float">
            <text:p>250.553558490319</text:p>
          </table:table-cell>
          <table:table-cell office:value-type="string" calcext:value-type="string">
            <text:p>LRG1</text:p>
          </table:table-cell>
        </table:table-row>
        <table:table-row table:style-name="ro1">
          <table:table-cell office:value-type="string" calcext:value-type="string">
            <text:p>ENSG00000171241</text:p>
          </table:table-cell>
          <table:table-cell office:value-type="float" office:value="-1.94886688904726" calcext:value-type="float">
            <text:p>-1.94886688904726</text:p>
          </table:table-cell>
          <table:table-cell office:value-type="float" office:value="0.048525033138718" calcext:value-type="float">
            <text:p>0.048525033138718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289.67189676473" calcext:value-type="float">
            <text:p>3289.67189676473</text:p>
          </table:table-cell>
          <table:table-cell office:value-type="float" office:value="852.084976242381" calcext:value-type="float">
            <text:p>852.084976242381</text:p>
          </table:table-cell>
          <table:table-cell office:value-type="string" calcext:value-type="string">
            <text:p>SHCBP1</text:p>
          </table:table-cell>
        </table:table-row>
        <table:table-row table:style-name="ro1">
          <table:table-cell office:value-type="string" calcext:value-type="string">
            <text:p>ENSG00000171345</text:p>
          </table:table-cell>
          <table:table-cell office:value-type="float" office:value="3.3048794821053" calcext:value-type="float">
            <text:p>3.3048794821053</text:p>
          </table:table-cell>
          <table:table-cell office:value-type="float" office:value="0.011303937300611" calcext:value-type="float">
            <text:p>0.01130393730061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182.98060417071" calcext:value-type="float">
            <text:p>1182.98060417071</text:p>
          </table:table-cell>
          <table:table-cell office:value-type="float" office:value="11690.8087514208" calcext:value-type="float">
            <text:p>11690.8087514208</text:p>
          </table:table-cell>
          <table:table-cell office:value-type="string" calcext:value-type="string">
            <text:p>KRT19</text:p>
          </table:table-cell>
        </table:table-row>
        <table:table-row table:style-name="ro1">
          <table:table-cell office:value-type="string" calcext:value-type="string">
            <text:p>ENSG00000171509</text:p>
          </table:table-cell>
          <table:table-cell office:value-type="float" office:value="3.64431194013576" calcext:value-type="float">
            <text:p>3.64431194013576</text:p>
          </table:table-cell>
          <table:table-cell office:value-type="float" office:value="0.0112890894365498" calcext:value-type="float">
            <text:p>0.01128908943655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10.411523055933" calcext:value-type="float">
            <text:p>110.411523055933</text:p>
          </table:table-cell>
          <table:table-cell office:value-type="float" office:value="1380.58053888795" calcext:value-type="float">
            <text:p>1380.58053888795</text:p>
          </table:table-cell>
          <table:table-cell office:value-type="string" calcext:value-type="string">
            <text:p>RXFP1</text:p>
          </table:table-cell>
        </table:table-row>
        <table:table-row table:style-name="ro1">
          <table:table-cell office:value-type="string" calcext:value-type="string">
            <text:p>ENSG00000171551</text:p>
          </table:table-cell>
          <table:table-cell office:value-type="float" office:value="6.1800693150905" calcext:value-type="float">
            <text:p>6.1800693150905</text:p>
          </table:table-cell>
          <table:table-cell office:value-type="float" office:value="0.00146547371256341" calcext:value-type="float">
            <text:p>0.001465473712563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4.7872575521339" calcext:value-type="float">
            <text:p>14.7872575521339</text:p>
          </table:table-cell>
          <table:table-cell office:value-type="float" office:value="1072.20692843833" calcext:value-type="float">
            <text:p>1072.20692843833</text:p>
          </table:table-cell>
          <table:table-cell office:value-type="string" calcext:value-type="string">
            <text:p>ECEL1</text:p>
          </table:table-cell>
        </table:table-row>
        <table:table-row table:style-name="ro1">
          <table:table-cell office:value-type="string" calcext:value-type="string">
            <text:p>ENSG00000171903</text:p>
          </table:table-cell>
          <table:table-cell office:value-type="float" office:value="5.62614680019092" calcext:value-type="float">
            <text:p>5.62614680019092</text:p>
          </table:table-cell>
          <table:table-cell office:value-type="float" office:value="0.0245715864887873" calcext:value-type="float">
            <text:p>0.024571586488787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.97163434028452" calcext:value-type="float">
            <text:p>1.97163434028452</text:p>
          </table:table-cell>
          <table:table-cell office:value-type="float" office:value="97.3811401419864" calcext:value-type="float">
            <text:p>97.3811401419864</text:p>
          </table:table-cell>
          <table:table-cell office:value-type="string" calcext:value-type="string">
            <text:p>CYP4F11</text:p>
          </table:table-cell>
        </table:table-row>
        <table:table-row table:style-name="ro1">
          <table:table-cell office:value-type="string" calcext:value-type="string">
            <text:p>ENSG00000172137</text:p>
          </table:table-cell>
          <table:table-cell office:value-type="float" office:value="-2.71813944002427" calcext:value-type="float">
            <text:p>-2.71813944002427</text:p>
          </table:table-cell>
          <table:table-cell office:value-type="float" office:value="0.0301159779342227" calcext:value-type="float">
            <text:p>0.030115977934223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874.419829916186" calcext:value-type="float">
            <text:p>874.419829916186</text:p>
          </table:table-cell>
          <table:table-cell office:value-type="float" office:value="132.884680818752" calcext:value-type="float">
            <text:p>132.884680818752</text:p>
          </table:table-cell>
          <table:table-cell office:value-type="string" calcext:value-type="string">
            <text:p>CALB2</text:p>
          </table:table-cell>
        </table:table-row>
        <table:table-row table:style-name="ro1">
          <table:table-cell office:value-type="string" calcext:value-type="string">
            <text:p>ENSG00000172164</text:p>
          </table:table-cell>
          <table:table-cell office:value-type="float" office:value="2.05978831959697" calcext:value-type="float">
            <text:p>2.05978831959697</text:p>
          </table:table-cell>
          <table:table-cell office:value-type="float" office:value="0.0412194217979118" calcext:value-type="float">
            <text:p>0.04121942179791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274.66160099394" calcext:value-type="float">
            <text:p>1274.66160099394</text:p>
          </table:table-cell>
          <table:table-cell office:value-type="float" office:value="5314.37284587362" calcext:value-type="float">
            <text:p>5314.37284587362</text:p>
          </table:table-cell>
          <table:table-cell office:value-type="string" calcext:value-type="string">
            <text:p>SNTB1</text:p>
          </table:table-cell>
        </table:table-row>
        <table:table-row table:style-name="ro1">
          <table:table-cell office:value-type="string" calcext:value-type="string">
            <text:p>ENSG00000172201</text:p>
          </table:table-cell>
          <table:table-cell office:value-type="float" office:value="2.54621687793785" calcext:value-type="float">
            <text:p>2.54621687793785</text:p>
          </table:table-cell>
          <table:table-cell office:value-type="float" office:value="0.0235190504876086" calcext:value-type="float">
            <text:p>0.023519050487609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711.98303506136" calcext:value-type="float">
            <text:p>2711.98303506136</text:p>
          </table:table-cell>
          <table:table-cell office:value-type="float" office:value="15840.6654630965" calcext:value-type="float">
            <text:p>15840.6654630965</text:p>
          </table:table-cell>
          <table:table-cell office:value-type="string" calcext:value-type="string">
            <text:p>ID4</text:p>
          </table:table-cell>
        </table:table-row>
        <table:table-row table:style-name="ro1">
          <table:table-cell office:value-type="string" calcext:value-type="string">
            <text:p>ENSG00000172403</text:p>
          </table:table-cell>
          <table:table-cell office:value-type="float" office:value="-2.58250513480468" calcext:value-type="float">
            <text:p>-2.58250513480468</text:p>
          </table:table-cell>
          <table:table-cell office:value-type="float" office:value="0.0287618884251859" calcext:value-type="float">
            <text:p>0.028761888425186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561.53439750534" calcext:value-type="float">
            <text:p>1561.53439750534</text:p>
          </table:table-cell>
          <table:table-cell office:value-type="float" office:value="260.69742725511" calcext:value-type="float">
            <text:p>260.69742725511</text:p>
          </table:table-cell>
          <table:table-cell office:value-type="string" calcext:value-type="string">
            <text:p>SYNPO2</text:p>
          </table:table-cell>
        </table:table-row>
        <table:table-row table:style-name="ro1">
          <table:table-cell office:value-type="string" calcext:value-type="string">
            <text:p>ENSG00000172508</text:p>
          </table:table-cell>
          <table:table-cell office:value-type="float" office:value="3.0356564638483" calcext:value-type="float">
            <text:p>3.0356564638483</text:p>
          </table:table-cell>
          <table:table-cell office:value-type="float" office:value="0.0285492231436622" calcext:value-type="float">
            <text:p>0.02854922314366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64.078116059247" calcext:value-type="float">
            <text:p>64.078116059247</text:p>
          </table:table-cell>
          <table:table-cell office:value-type="float" office:value="525.452402016135" calcext:value-type="float">
            <text:p>525.452402016135</text:p>
          </table:table-cell>
          <table:table-cell office:value-type="string" calcext:value-type="string">
            <text:p>CARNS1</text:p>
          </table:table-cell>
        </table:table-row>
        <table:table-row table:style-name="ro1">
          <table:table-cell office:value-type="string" calcext:value-type="string">
            <text:p>ENSG00000172828</text:p>
          </table:table-cell>
          <table:table-cell office:value-type="float" office:value="3.75862289990816" calcext:value-type="float">
            <text:p>3.75862289990816</text:p>
          </table:table-cell>
          <table:table-cell office:value-type="float" office:value="0.0356360981240395" calcext:value-type="float">
            <text:p>0.0356360981240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2.8156232118494" calcext:value-type="float">
            <text:p>12.8156232118494</text:p>
          </table:table-cell>
          <table:table-cell office:value-type="float" office:value="173.460155877913" calcext:value-type="float">
            <text:p>173.460155877913</text:p>
          </table:table-cell>
          <table:table-cell office:value-type="string" calcext:value-type="string">
            <text:p>CES3</text:p>
          </table:table-cell>
        </table:table-row>
        <table:table-row table:style-name="ro1">
          <table:table-cell office:value-type="string" calcext:value-type="string">
            <text:p>ENSG00000173406</text:p>
          </table:table-cell>
          <table:table-cell office:value-type="float" office:value="-3.95876070250203" calcext:value-type="float">
            <text:p>-3.95876070250203</text:p>
          </table:table-cell>
          <table:table-cell office:value-type="float" office:value="0.021754483311603" calcext:value-type="float">
            <text:p>0.021754483311603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68.142270278695" calcext:value-type="float">
            <text:p>268.142270278695</text:p>
          </table:table-cell>
          <table:table-cell office:value-type="float" office:value="17.2445769001434" calcext:value-type="float">
            <text:p>17.2445769001434</text:p>
          </table:table-cell>
          <table:table-cell office:value-type="string" calcext:value-type="string">
            <text:p>DAB1</text:p>
          </table:table-cell>
        </table:table-row>
        <table:table-row table:style-name="ro1">
          <table:table-cell office:value-type="string" calcext:value-type="string">
            <text:p>ENSG00000173599</text:p>
          </table:table-cell>
          <table:table-cell office:value-type="float" office:value="-2.0776203019537" calcext:value-type="float">
            <text:p>-2.0776203019537</text:p>
          </table:table-cell>
          <table:table-cell office:value-type="float" office:value="0.0391054858401754" calcext:value-type="float">
            <text:p>0.039105485840175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9724.10056628327" calcext:value-type="float">
            <text:p>9724.10056628327</text:p>
          </table:table-cell>
          <table:table-cell office:value-type="float" office:value="2303.67259648387" calcext:value-type="float">
            <text:p>2303.67259648387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ENSG00000173706</text:p>
          </table:table-cell>
          <table:table-cell office:value-type="float" office:value="-2.13635709868824" calcext:value-type="float">
            <text:p>-2.13635709868824</text:p>
          </table:table-cell>
          <table:table-cell office:value-type="float" office:value="0.0352168154784596" calcext:value-type="float">
            <text:p>0.03521681547846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36223.78986589" calcext:value-type="float">
            <text:p>336223.78986589</text:p>
          </table:table-cell>
          <table:table-cell office:value-type="float" office:value="76474.6266177537" calcext:value-type="float">
            <text:p>76474.6266177537</text:p>
          </table:table-cell>
          <table:table-cell office:value-type="string" calcext:value-type="string">
            <text:p>HEG1</text:p>
          </table:table-cell>
        </table:table-row>
        <table:table-row table:style-name="ro1">
          <table:table-cell office:value-type="string" calcext:value-type="string">
            <text:p>ENSG00000173926</text:p>
          </table:table-cell>
          <table:table-cell office:value-type="float" office:value="-3.61647172148392" calcext:value-type="float">
            <text:p>-3.61647172148392</text:p>
          </table:table-cell>
          <table:table-cell office:value-type="float" office:value="0.00820653881506828" calcext:value-type="float">
            <text:p>0.008206538815068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2593.9437224905" calcext:value-type="float">
            <text:p>22593.9437224905</text:p>
          </table:table-cell>
          <table:table-cell office:value-type="float" office:value="1842.12656768591" calcext:value-type="float">
            <text:p>1842.12656768591</text:p>
          </table:table-cell>
          <table:table-cell office:value-type="string" calcext:value-type="string">
            <text:p>MARCH3</text:p>
          </table:table-cell>
        </table:table-row>
        <table:table-row table:style-name="ro1">
          <table:table-cell office:value-type="string" calcext:value-type="string">
            <text:p>ENSG00000174564</text:p>
          </table:table-cell>
          <table:table-cell office:value-type="float" office:value="1.99317504496871" calcext:value-type="float">
            <text:p>1.99317504496871</text:p>
          </table:table-cell>
          <table:table-cell office:value-type="float" office:value="0.0481933444330387" calcext:value-type="float">
            <text:p>0.048193344433039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594.447753595784" calcext:value-type="float">
            <text:p>594.447753595784</text:p>
          </table:table-cell>
          <table:table-cell office:value-type="float" office:value="2366.56458282557" calcext:value-type="float">
            <text:p>2366.56458282557</text:p>
          </table:table-cell>
          <table:table-cell office:value-type="string" calcext:value-type="string">
            <text:p>IL20RB</text:p>
          </table:table-cell>
        </table:table-row>
        <table:table-row table:style-name="ro1">
          <table:table-cell office:value-type="string" calcext:value-type="string">
            <text:p>ENSG00000174808</text:p>
          </table:table-cell>
          <table:table-cell office:value-type="float" office:value="3.65859369770457" calcext:value-type="float">
            <text:p>3.65859369770457</text:p>
          </table:table-cell>
          <table:table-cell office:value-type="float" office:value="0.0465188090967708" calcext:value-type="float">
            <text:p>0.04651880909677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0.8439888715649" calcext:value-type="float">
            <text:p>10.8439888715649</text:p>
          </table:table-cell>
          <table:table-cell office:value-type="float" office:value="136.942228324668" calcext:value-type="float">
            <text:p>136.942228324668</text:p>
          </table:table-cell>
          <table:table-cell office:value-type="string" calcext:value-type="string">
            <text:p>BTC</text:p>
          </table:table-cell>
        </table:table-row>
        <table:table-row table:style-name="ro1">
          <table:table-cell office:value-type="string" calcext:value-type="string">
            <text:p>ENSG00000175040</text:p>
          </table:table-cell>
          <table:table-cell office:value-type="float" office:value="1.94236569933452" calcext:value-type="float">
            <text:p>1.94236569933452</text:p>
          </table:table-cell>
          <table:table-cell office:value-type="float" office:value="0.0469712883467761" calcext:value-type="float">
            <text:p>0.046971288346776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339.72553422333" calcext:value-type="float">
            <text:p>1339.72553422333</text:p>
          </table:table-cell>
          <table:table-cell office:value-type="float" office:value="5149.02778500753" calcext:value-type="float">
            <text:p>5149.02778500753</text:p>
          </table:table-cell>
          <table:table-cell office:value-type="string" calcext:value-type="string">
            <text:p>CHST2</text:p>
          </table:table-cell>
        </table:table-row>
        <table:table-row table:style-name="ro1">
          <table:table-cell office:value-type="string" calcext:value-type="string">
            <text:p>ENSG00000175063</text:p>
          </table:table-cell>
          <table:table-cell office:value-type="float" office:value="-2.18013174594458" calcext:value-type="float">
            <text:p>-2.18013174594458</text:p>
          </table:table-cell>
          <table:table-cell office:value-type="float" office:value="0.0413534799123107" calcext:value-type="float">
            <text:p>0.04135347991231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829.67666778404" calcext:value-type="float">
            <text:p>1829.67666778404</text:p>
          </table:table-cell>
          <table:table-cell office:value-type="float" office:value="403.725976838652" calcext:value-type="float">
            <text:p>403.725976838652</text:p>
          </table:table-cell>
          <table:table-cell office:value-type="string" calcext:value-type="string">
            <text:p>UBE2C</text:p>
          </table:table-cell>
        </table:table-row>
        <table:table-row table:style-name="ro1">
          <table:table-cell office:value-type="string" calcext:value-type="string">
            <text:p>ENSG00000175556</text:p>
          </table:table-cell>
          <table:table-cell office:value-type="float" office:value="4.25844064943327" calcext:value-type="float">
            <text:p>4.25844064943327</text:p>
          </table:table-cell>
          <table:table-cell office:value-type="float" office:value="0.0134016815504049" calcext:value-type="float">
            <text:p>0.013401681550405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9.7163434028452" calcext:value-type="float">
            <text:p>19.7163434028452</text:p>
          </table:table-cell>
          <table:table-cell office:value-type="float" office:value="377.351918050198" calcext:value-type="float">
            <text:p>377.351918050198</text:p>
          </table:table-cell>
          <table:table-cell office:value-type="string" calcext:value-type="string">
            <text:p>LONRF3</text:p>
          </table:table-cell>
        </table:table-row>
        <table:table-row table:style-name="ro1">
          <table:table-cell office:value-type="string" calcext:value-type="string">
            <text:p>ENSG00000175591</text:p>
          </table:table-cell>
          <table:table-cell office:value-type="float" office:value="4.34796232035375" calcext:value-type="float">
            <text:p>4.34796232035375</text:p>
          </table:table-cell>
          <table:table-cell office:value-type="float" office:value="0.00744871478124967" calcext:value-type="float">
            <text:p>0.00744871478125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42.3901383161173" calcext:value-type="float">
            <text:p>42.3901383161173</text:p>
          </table:table-cell>
          <table:table-cell office:value-type="float" office:value="863.243231883651" calcext:value-type="float">
            <text:p>863.243231883651</text:p>
          </table:table-cell>
          <table:table-cell office:value-type="string" calcext:value-type="string">
            <text:p>P2RY2</text:p>
          </table:table-cell>
        </table:table-row>
        <table:table-row table:style-name="ro1">
          <table:table-cell office:value-type="string" calcext:value-type="string">
            <text:p>ENSG00000175899</text:p>
          </table:table-cell>
          <table:table-cell office:value-type="float" office:value="3.57580256488241" calcext:value-type="float">
            <text:p>3.57580256488241</text:p>
          </table:table-cell>
          <table:table-cell office:value-type="float" office:value="0.0216425234639846" calcext:value-type="float">
            <text:p>0.021642523463985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3.5177837848369" calcext:value-type="float">
            <text:p>33.5177837848369</text:p>
          </table:table-cell>
          <table:table-cell office:value-type="float" office:value="399.668429332736" calcext:value-type="float">
            <text:p>399.668429332736</text:p>
          </table:table-cell>
          <table:table-cell office:value-type="string" calcext:value-type="string">
            <text:p>A2M</text:p>
          </table:table-cell>
        </table:table-row>
        <table:table-row table:style-name="ro1">
          <table:table-cell office:value-type="string" calcext:value-type="string">
            <text:p>ENSG00000176399</text:p>
          </table:table-cell>
          <table:table-cell office:value-type="float" office:value="3.49124423005416" calcext:value-type="float">
            <text:p>3.49124423005416</text:p>
          </table:table-cell>
          <table:table-cell office:value-type="float" office:value="0.0465846162793849" calcext:value-type="float">
            <text:p>0.046584616279385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3.8014403819917" calcext:value-type="float">
            <text:p>13.8014403819917</text:p>
          </table:table-cell>
          <table:table-cell office:value-type="float" office:value="155.201192101291" calcext:value-type="float">
            <text:p>155.201192101291</text:p>
          </table:table-cell>
          <table:table-cell office:value-type="string" calcext:value-type="string">
            <text:p>DMRTA1</text:p>
          </table:table-cell>
        </table:table-row>
        <table:table-row table:style-name="ro1">
          <table:table-cell office:value-type="string" calcext:value-type="string">
            <text:p>ENSG00000176490</text:p>
          </table:table-cell>
          <table:table-cell office:value-type="float" office:value="3.03431332517191" calcext:value-type="float">
            <text:p>3.03431332517191</text:p>
          </table:table-cell>
          <table:table-cell office:value-type="float" office:value="0.0172559315685477" calcext:value-type="float">
            <text:p>0.017255931568548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83.915345000971" calcext:value-type="float">
            <text:p>283.915345000971</text:p>
          </table:table-cell>
          <table:table-cell office:value-type="float" office:value="2325.98910776641" calcext:value-type="float">
            <text:p>2325.98910776641</text:p>
          </table:table-cell>
          <table:table-cell office:value-type="string" calcext:value-type="string">
            <text:p>DIRAS1</text:p>
          </table:table-cell>
        </table:table-row>
        <table:table-row table:style-name="ro1">
          <table:table-cell office:value-type="string" calcext:value-type="string">
            <text:p>ENSG00000176641</text:p>
          </table:table-cell>
          <table:table-cell office:value-type="float" office:value="2.35196843361068" calcext:value-type="float">
            <text:p>2.35196843361068</text:p>
          </table:table-cell>
          <table:table-cell office:value-type="float" office:value="0.0307662336105243" calcext:value-type="float">
            <text:p>0.03076623361052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868.504926895332" calcext:value-type="float">
            <text:p>868.504926895332</text:p>
          </table:table-cell>
          <table:table-cell office:value-type="float" office:value="4433.88503708982" calcext:value-type="float">
            <text:p>4433.88503708982</text:p>
          </table:table-cell>
          <table:table-cell office:value-type="string" calcext:value-type="string">
            <text:p>RNF152</text:p>
          </table:table-cell>
        </table:table-row>
        <table:table-row table:style-name="ro1">
          <table:table-cell office:value-type="string" calcext:value-type="string">
            <text:p>ENSG00000176928</text:p>
          </table:table-cell>
          <table:table-cell office:value-type="float" office:value="2.4269485975438" calcext:value-type="float">
            <text:p>2.4269485975438</text:p>
          </table:table-cell>
          <table:table-cell office:value-type="float" office:value="0.045104534233774" calcext:value-type="float">
            <text:p>0.04510453423377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13.36897456636" calcext:value-type="float">
            <text:p>113.36897456636</text:p>
          </table:table-cell>
          <table:table-cell office:value-type="float" office:value="609.646512763894" calcext:value-type="float">
            <text:p>609.646512763894</text:p>
          </table:table-cell>
          <table:table-cell office:value-type="string" calcext:value-type="string">
            <text:p>GCNT4</text:p>
          </table:table-cell>
        </table:table-row>
        <table:table-row table:style-name="ro1">
          <table:table-cell office:value-type="string" calcext:value-type="string">
            <text:p>ENSG00000177098</text:p>
          </table:table-cell>
          <table:table-cell office:value-type="float" office:value="4.11649957206644" calcext:value-type="float">
            <text:p>4.11649957206644</text:p>
          </table:table-cell>
          <table:table-cell office:value-type="float" office:value="0.0126325893501881" calcext:value-type="float">
            <text:p>0.012632589350188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7.6028807639833" calcext:value-type="float">
            <text:p>27.6028807639833</text:p>
          </table:table-cell>
          <table:table-cell office:value-type="float" office:value="478.7906056981" calcext:value-type="float">
            <text:p>478.7906056981</text:p>
          </table:table-cell>
          <table:table-cell office:value-type="string" calcext:value-type="string">
            <text:p>SCN4B</text:p>
          </table:table-cell>
        </table:table-row>
        <table:table-row table:style-name="ro1">
          <table:table-cell office:value-type="string" calcext:value-type="string">
            <text:p>ENSG00000177301</text:p>
          </table:table-cell>
          <table:table-cell office:value-type="float" office:value="5.79605319952421" calcext:value-type="float">
            <text:p>5.79605319952421</text:p>
          </table:table-cell>
          <table:table-cell office:value-type="float" office:value="0.048817049564444" calcext:value-type="float">
            <text:p>0.04881704956444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0.985817170142262" calcext:value-type="float">
            <text:p>0.985817170142262</text:p>
          </table:table-cell>
          <table:table-cell office:value-type="float" office:value="54.7768913298674" calcext:value-type="float">
            <text:p>54.7768913298674</text:p>
          </table:table-cell>
          <table:table-cell office:value-type="string" calcext:value-type="string">
            <text:p>KCNA2</text:p>
          </table:table-cell>
        </table:table-row>
        <table:table-row table:style-name="ro1">
          <table:table-cell office:value-type="string" calcext:value-type="string">
            <text:p>ENSG00000177685</text:p>
          </table:table-cell>
          <table:table-cell office:value-type="float" office:value="2.37782580949205" calcext:value-type="float">
            <text:p>2.37782580949205</text:p>
          </table:table-cell>
          <table:table-cell office:value-type="float" office:value="0.040755523720446" calcext:value-type="float">
            <text:p>0.040755523720446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73.503821945038" calcext:value-type="float">
            <text:p>173.503821945038</text:p>
          </table:table-cell>
          <table:table-cell office:value-type="float" office:value="901.789933189854" calcext:value-type="float">
            <text:p>901.789933189854</text:p>
          </table:table-cell>
          <table:table-cell office:value-type="string" calcext:value-type="string">
            <text:p>CRACR2B</text:p>
          </table:table-cell>
        </table:table-row>
        <table:table-row table:style-name="ro1">
          <table:table-cell office:value-type="string" calcext:value-type="string">
            <text:p>ENSG00000178038</text:p>
          </table:table-cell>
          <table:table-cell office:value-type="float" office:value="3.85415761508118" calcext:value-type="float">
            <text:p>3.85415761508118</text:p>
          </table:table-cell>
          <table:table-cell office:value-type="float" office:value="0.00727844360977531" calcext:value-type="float">
            <text:p>0.007278443609775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08.560774254528" calcext:value-type="float">
            <text:p>308.560774254528</text:p>
          </table:table-cell>
          <table:table-cell office:value-type="float" office:value="4462.28786963123" calcext:value-type="float">
            <text:p>4462.28786963123</text:p>
          </table:table-cell>
          <table:table-cell office:value-type="string" calcext:value-type="string">
            <text:p>ALS2CL</text:p>
          </table:table-cell>
        </table:table-row>
        <table:table-row table:style-name="ro1">
          <table:table-cell office:value-type="string" calcext:value-type="string">
            <text:p>ENSG00000179242</text:p>
          </table:table-cell>
          <table:table-cell office:value-type="float" office:value="-1.9927028054598" calcext:value-type="float">
            <text:p>-1.9927028054598</text:p>
          </table:table-cell>
          <table:table-cell office:value-type="float" office:value="0.0462965426249663" calcext:value-type="float">
            <text:p>0.046296542624966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266.01228468131" calcext:value-type="float">
            <text:p>3266.01228468131</text:p>
          </table:table-cell>
          <table:table-cell office:value-type="float" office:value="820.638983071532" calcext:value-type="float">
            <text:p>820.638983071532</text:p>
          </table:table-cell>
          <table:table-cell office:value-type="string" calcext:value-type="string">
            <text:p>CDH4</text:p>
          </table:table-cell>
        </table:table-row>
        <table:table-row table:style-name="ro1">
          <table:table-cell office:value-type="string" calcext:value-type="string">
            <text:p>ENSG00000179630</text:p>
          </table:table-cell>
          <table:table-cell office:value-type="float" office:value="-1.85237348716027" calcext:value-type="float">
            <text:p>-1.85237348716027</text:p>
          </table:table-cell>
          <table:table-cell office:value-type="float" office:value="0.0490999702374553" calcext:value-type="float">
            <text:p>0.049099970237455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4175.1944633987" calcext:value-type="float">
            <text:p>24175.1944633987</text:p>
          </table:table-cell>
          <table:table-cell office:value-type="float" office:value="6694.95338476157" calcext:value-type="float">
            <text:p>6694.95338476157</text:p>
          </table:table-cell>
          <table:table-cell office:value-type="string" calcext:value-type="string">
            <text:p>LACC1</text:p>
          </table:table-cell>
        </table:table-row>
        <table:table-row table:style-name="ro1">
          <table:table-cell office:value-type="string" calcext:value-type="string">
            <text:p>ENSG00000179674</text:p>
          </table:table-cell>
          <table:table-cell office:value-type="float" office:value="5.12258955467135" calcext:value-type="float">
            <text:p>5.12258955467135</text:p>
          </table:table-cell>
          <table:table-cell office:value-type="float" office:value="0.0110056968586328" calcext:value-type="float">
            <text:p>0.011005696858633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6.90072019099583" calcext:value-type="float">
            <text:p>6.90072019099583</text:p>
          </table:table-cell>
          <table:table-cell office:value-type="float" office:value="240.409689725529" calcext:value-type="float">
            <text:p>240.409689725529</text:p>
          </table:table-cell>
          <table:table-cell office:value-type="string" calcext:value-type="string">
            <text:p>ARL14</text:p>
          </table:table-cell>
        </table:table-row>
        <table:table-row table:style-name="ro1">
          <table:table-cell office:value-type="string" calcext:value-type="string">
            <text:p>ENSG00000179750</text:p>
          </table:table-cell>
          <table:table-cell office:value-type="float" office:value="-2.19680207168608" calcext:value-type="float">
            <text:p>-2.19680207168608</text:p>
          </table:table-cell>
          <table:table-cell office:value-type="float" office:value="0.0499369027739137" calcext:value-type="float">
            <text:p>0.04993690277391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823.157337068788" calcext:value-type="float">
            <text:p>823.157337068788</text:p>
          </table:table-cell>
          <table:table-cell office:value-type="float" office:value="179.546477136788" calcext:value-type="float">
            <text:p>179.546477136788</text:p>
          </table:table-cell>
          <table:table-cell office:value-type="string" calcext:value-type="string">
            <text:p>APOBEC3B</text:p>
          </table:table-cell>
        </table:table-row>
        <table:table-row table:style-name="ro1">
          <table:table-cell office:value-type="string" calcext:value-type="string">
            <text:p>ENSG00000179772</text:p>
          </table:table-cell>
          <table:table-cell office:value-type="float" office:value="5.6647197817031" calcext:value-type="float">
            <text:p>5.6647197817031</text:p>
          </table:table-cell>
          <table:table-cell office:value-type="float" office:value="0.00231637872838548" calcext:value-type="float">
            <text:p>0.002316378728385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9.7163434028452" calcext:value-type="float">
            <text:p>19.7163434028452</text:p>
          </table:table-cell>
          <table:table-cell office:value-type="float" office:value="1000.18546020832" calcext:value-type="float">
            <text:p>1000.18546020832</text:p>
          </table:table-cell>
          <table:table-cell office:value-type="string" calcext:value-type="string">
            <text:p>FOXS1</text:p>
          </table:table-cell>
        </table:table-row>
        <table:table-row table:style-name="ro1">
          <table:table-cell office:value-type="string" calcext:value-type="string">
            <text:p>ENSG00000179914</text:p>
          </table:table-cell>
          <table:table-cell office:value-type="float" office:value="8.65370254606238" calcext:value-type="float">
            <text:p>8.65370254606238</text:p>
          </table:table-cell>
          <table:table-cell office:value-type="float" office:value="0.016333420352573" calcext:value-type="float">
            <text:p>0.016333420352573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0" calcext:value-type="float">
            <text:p>0</text:p>
          </table:table-cell>
          <table:table-cell office:value-type="float" office:value="73.0358551064898" calcext:value-type="float">
            <text:p>73.0358551064898</text:p>
          </table:table-cell>
          <table:table-cell office:value-type="string" calcext:value-type="string">
            <text:p>ITLN1</text:p>
          </table:table-cell>
        </table:table-row>
        <table:table-row table:style-name="ro1">
          <table:table-cell office:value-type="string" calcext:value-type="string">
            <text:p>ENSG00000180155</text:p>
          </table:table-cell>
          <table:table-cell office:value-type="float" office:value="2.7811788844902" calcext:value-type="float">
            <text:p>2.7811788844902</text:p>
          </table:table-cell>
          <table:table-cell office:value-type="float" office:value="0.018971269501687" calcext:value-type="float">
            <text:p>0.018971269501687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376.2007695186" calcext:value-type="float">
            <text:p>1376.2007695186</text:p>
          </table:table-cell>
          <table:table-cell office:value-type="float" office:value="9460.17201004339" calcext:value-type="float">
            <text:p>9460.17201004339</text:p>
          </table:table-cell>
          <table:table-cell office:value-type="string" calcext:value-type="string">
            <text:p>LYNX1</text:p>
          </table:table-cell>
        </table:table-row>
        <table:table-row table:style-name="ro1">
          <table:table-cell office:value-type="string" calcext:value-type="string">
            <text:p>ENSG00000180332</text:p>
          </table:table-cell>
          <table:table-cell office:value-type="float" office:value="6.02608191563714" calcext:value-type="float">
            <text:p>6.02608191563714</text:p>
          </table:table-cell>
          <table:table-cell office:value-type="float" office:value="0.00874034780984099" calcext:value-type="float">
            <text:p>0.00874034780984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.95745151042678" calcext:value-type="float">
            <text:p>2.95745151042678</text:p>
          </table:table-cell>
          <table:table-cell office:value-type="float" office:value="192.733506531015" calcext:value-type="float">
            <text:p>192.733506531015</text:p>
          </table:table-cell>
          <table:table-cell office:value-type="string" calcext:value-type="string">
            <text:p>KCTD4</text:p>
          </table:table-cell>
        </table:table-row>
        <table:table-row table:style-name="ro1">
          <table:table-cell office:value-type="string" calcext:value-type="string">
            <text:p>ENSG00000180447</text:p>
          </table:table-cell>
          <table:table-cell office:value-type="float" office:value="-2.84450503941185" calcext:value-type="float">
            <text:p>-2.84450503941185</text:p>
          </table:table-cell>
          <table:table-cell office:value-type="float" office:value="0.0171685224856498" calcext:value-type="float">
            <text:p>0.01716852248565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3836.2027307928" calcext:value-type="float">
            <text:p>33836.2027307928</text:p>
          </table:table-cell>
          <table:table-cell office:value-type="float" office:value="4710.81265436859" calcext:value-type="float">
            <text:p>4710.81265436859</text:p>
          </table:table-cell>
          <table:table-cell office:value-type="string" calcext:value-type="string">
            <text:p>GAS1</text:p>
          </table:table-cell>
        </table:table-row>
        <table:table-row table:style-name="ro1">
          <table:table-cell office:value-type="string" calcext:value-type="string">
            <text:p>ENSG00000180532</text:p>
          </table:table-cell>
          <table:table-cell office:value-type="float" office:value="6.10725384566668" calcext:value-type="float">
            <text:p>6.10725384566668</text:p>
          </table:table-cell>
          <table:table-cell office:value-type="float" office:value="0.0349342872145717" calcext:value-type="float">
            <text:p>0.03493428721457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0.985817170142262" calcext:value-type="float">
            <text:p>0.985817170142262</text:p>
          </table:table-cell>
          <table:table-cell office:value-type="float" office:value="67.9639207240947" calcext:value-type="float">
            <text:p>67.9639207240947</text:p>
          </table:table-cell>
          <table:table-cell office:value-type="string" calcext:value-type="string">
            <text:p>ZSCAN4</text:p>
          </table:table-cell>
        </table:table-row>
        <table:table-row table:style-name="ro1">
          <table:table-cell office:value-type="string" calcext:value-type="string">
            <text:p>ENSG00000180573</text:p>
          </table:table-cell>
          <table:table-cell office:value-type="float" office:value="2.33511755106962" calcext:value-type="float">
            <text:p>2.33511755106962</text:p>
          </table:table-cell>
          <table:table-cell office:value-type="float" office:value="0.0290948301256827" calcext:value-type="float">
            <text:p>0.029094830125683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770.75067579415" calcext:value-type="float">
            <text:p>3770.75067579415</text:p>
          </table:table-cell>
          <table:table-cell office:value-type="float" office:value="19026.8546421171" calcext:value-type="float">
            <text:p>19026.8546421171</text:p>
          </table:table-cell>
          <table:table-cell office:value-type="string" calcext:value-type="string">
            <text:p>HIST1H2AC</text:p>
          </table:table-cell>
        </table:table-row>
        <table:table-row table:style-name="ro1">
          <table:table-cell office:value-type="string" calcext:value-type="string">
            <text:p>ENSG00000180596</text:p>
          </table:table-cell>
          <table:table-cell office:value-type="float" office:value="4.15669278173824" calcext:value-type="float">
            <text:p>4.15669278173824</text:p>
          </table:table-cell>
          <table:table-cell office:value-type="float" office:value="0.0055238050564064" calcext:value-type="float">
            <text:p>0.005523805056406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42.511023854996" calcext:value-type="float">
            <text:p>242.511023854996</text:p>
          </table:table-cell>
          <table:table-cell office:value-type="float" office:value="4325.34564130657" calcext:value-type="float">
            <text:p>4325.34564130657</text:p>
          </table:table-cell>
          <table:table-cell office:value-type="string" calcext:value-type="string">
            <text:p>HIST1H2BC</text:p>
          </table:table-cell>
        </table:table-row>
        <table:table-row table:style-name="ro1">
          <table:table-cell office:value-type="string" calcext:value-type="string">
            <text:p>ENSG00000180875</text:p>
          </table:table-cell>
          <table:table-cell office:value-type="float" office:value="-2.37303762766052" calcext:value-type="float">
            <text:p>-2.37303762766052</text:p>
          </table:table-cell>
          <table:table-cell office:value-type="float" office:value="0.0373933423885787" calcext:value-type="float">
            <text:p>0.037393342388579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224.38492531669" calcext:value-type="float">
            <text:p>1224.38492531669</text:p>
          </table:table-cell>
          <table:table-cell office:value-type="float" office:value="236.352142219613" calcext:value-type="float">
            <text:p>236.352142219613</text:p>
          </table:table-cell>
          <table:table-cell office:value-type="string" calcext:value-type="string">
            <text:p>GREM2</text:p>
          </table:table-cell>
        </table:table-row>
        <table:table-row table:style-name="ro1">
          <table:table-cell office:value-type="string" calcext:value-type="string">
            <text:p>ENSG00000180914</text:p>
          </table:table-cell>
          <table:table-cell office:value-type="float" office:value="-2.86226302463461" calcext:value-type="float">
            <text:p>-2.86226302463461</text:p>
          </table:table-cell>
          <table:table-cell office:value-type="float" office:value="0.0303720965988013" calcext:value-type="float">
            <text:p>0.03037209659880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626.979720210478" calcext:value-type="float">
            <text:p>626.979720210478</text:p>
          </table:table-cell>
          <table:table-cell office:value-type="float" office:value="86.2228845007172" calcext:value-type="float">
            <text:p>86.2228845007172</text:p>
          </table:table-cell>
          <table:table-cell office:value-type="string" calcext:value-type="string">
            <text:p>OXTR</text:p>
          </table:table-cell>
        </table:table-row>
        <table:table-row table:style-name="ro1">
          <table:table-cell office:value-type="string" calcext:value-type="string">
            <text:p>ENSG00000181195</text:p>
          </table:table-cell>
          <table:table-cell office:value-type="float" office:value="-2.39164829834549" calcext:value-type="float">
            <text:p>-2.39164829834549</text:p>
          </table:table-cell>
          <table:table-cell office:value-type="float" office:value="0.0270211692577971" calcext:value-type="float">
            <text:p>0.027021169257797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51288.1240938213" calcext:value-type="float">
            <text:p>51288.1240938213</text:p>
          </table:table-cell>
          <table:table-cell office:value-type="float" office:value="9773.61755487541" calcext:value-type="float">
            <text:p>9773.61755487541</text:p>
          </table:table-cell>
          <table:table-cell office:value-type="string" calcext:value-type="string">
            <text:p>PENK</text:p>
          </table:table-cell>
        </table:table-row>
        <table:table-row table:style-name="ro1">
          <table:table-cell office:value-type="string" calcext:value-type="string">
            <text:p>ENSG00000181585</text:p>
          </table:table-cell>
          <table:table-cell office:value-type="float" office:value="5.10008670599613" calcext:value-type="float">
            <text:p>5.10008670599613</text:p>
          </table:table-cell>
          <table:table-cell office:value-type="float" office:value="0.0287403496341141" calcext:value-type="float">
            <text:p>0.02874034963411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.95745151042678" calcext:value-type="float">
            <text:p>2.95745151042678</text:p>
          </table:table-cell>
          <table:table-cell office:value-type="float" office:value="101.438687647903" calcext:value-type="float">
            <text:p>101.438687647903</text:p>
          </table:table-cell>
          <table:table-cell office:value-type="string" calcext:value-type="string">
            <text:p>TMIE</text:p>
          </table:table-cell>
        </table:table-row>
        <table:table-row table:style-name="ro1">
          <table:table-cell office:value-type="string" calcext:value-type="string">
            <text:p>ENSG00000181885</text:p>
          </table:table-cell>
          <table:table-cell office:value-type="float" office:value="2.19856508693719" calcext:value-type="float">
            <text:p>2.19856508693719</text:p>
          </table:table-cell>
          <table:table-cell office:value-type="float" office:value="0.0450003108148114" calcext:value-type="float">
            <text:p>0.04500031081481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52.369195556419" calcext:value-type="float">
            <text:p>252.369195556419</text:p>
          </table:table-cell>
          <table:table-cell office:value-type="float" office:value="1158.42981293905" calcext:value-type="float">
            <text:p>1158.42981293905</text:p>
          </table:table-cell>
          <table:table-cell office:value-type="string" calcext:value-type="string">
            <text:p>CLDN7</text:p>
          </table:table-cell>
        </table:table-row>
        <table:table-row table:style-name="ro1">
          <table:table-cell office:value-type="string" calcext:value-type="string">
            <text:p>ENSG00000182871</text:p>
          </table:table-cell>
          <table:table-cell office:value-type="float" office:value="2.15722560956437" calcext:value-type="float">
            <text:p>2.15722560956437</text:p>
          </table:table-cell>
          <table:table-cell office:value-type="float" office:value="0.0344805753923908" calcext:value-type="float">
            <text:p>0.03448057539239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4674.1473254138" calcext:value-type="float">
            <text:p>34674.1473254138</text:p>
          </table:table-cell>
          <table:table-cell office:value-type="float" office:value="154665.59583051" calcext:value-type="float">
            <text:p>154665.59583051</text:p>
          </table:table-cell>
          <table:table-cell office:value-type="string" calcext:value-type="string">
            <text:p>COL18A1</text:p>
          </table:table-cell>
        </table:table-row>
        <table:table-row table:style-name="ro1">
          <table:table-cell office:value-type="string" calcext:value-type="string">
            <text:p>ENSG00000183049</text:p>
          </table:table-cell>
          <table:table-cell office:value-type="float" office:value="2.18136855295441" calcext:value-type="float">
            <text:p>2.18136855295441</text:p>
          </table:table-cell>
          <table:table-cell office:value-type="float" office:value="0.037960410965162" calcext:value-type="float">
            <text:p>0.03796041096516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707.816728162144" calcext:value-type="float">
            <text:p>707.816728162144</text:p>
          </table:table-cell>
          <table:table-cell office:value-type="float" office:value="3210.53446405612" calcext:value-type="float">
            <text:p>3210.53446405612</text:p>
          </table:table-cell>
          <table:table-cell office:value-type="string" calcext:value-type="string">
            <text:p>CAMK1D</text:p>
          </table:table-cell>
        </table:table-row>
        <table:table-row table:style-name="ro1">
          <table:table-cell office:value-type="string" calcext:value-type="string">
            <text:p>ENSG00000183128</text:p>
          </table:table-cell>
          <table:table-cell office:value-type="float" office:value="5.6558940177674" calcext:value-type="float">
            <text:p>5.6558940177674</text:p>
          </table:table-cell>
          <table:table-cell office:value-type="float" office:value="0.0236932894974208" calcext:value-type="float">
            <text:p>0.02369328949742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.97163434028452" calcext:value-type="float">
            <text:p>1.97163434028452</text:p>
          </table:table-cell>
          <table:table-cell office:value-type="float" office:value="99.4099138949445" calcext:value-type="float">
            <text:p>99.4099138949445</text:p>
          </table:table-cell>
          <table:table-cell office:value-type="string" calcext:value-type="string">
            <text:p>CALHM3</text:p>
          </table:table-cell>
        </table:table-row>
        <table:table-row table:style-name="ro1">
          <table:table-cell office:value-type="string" calcext:value-type="string">
            <text:p>ENSG00000183287</text:p>
          </table:table-cell>
          <table:table-cell office:value-type="float" office:value="-2.09848198008895" calcext:value-type="float">
            <text:p>-2.09848198008895</text:p>
          </table:table-cell>
          <table:table-cell office:value-type="float" office:value="0.0382789938985705" calcext:value-type="float">
            <text:p>0.03827899389857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9431.31286675102" calcext:value-type="float">
            <text:p>9431.31286675102</text:p>
          </table:table-cell>
          <table:table-cell office:value-type="float" office:value="2202.23390883596" calcext:value-type="float">
            <text:p>2202.23390883596</text:p>
          </table:table-cell>
          <table:table-cell office:value-type="string" calcext:value-type="string">
            <text:p>CCBE1</text:p>
          </table:table-cell>
        </table:table-row>
        <table:table-row table:style-name="ro1">
          <table:table-cell office:value-type="string" calcext:value-type="string">
            <text:p>ENSG00000183395</text:p>
          </table:table-cell>
          <table:table-cell office:value-type="float" office:value="3.88921019679977" calcext:value-type="float">
            <text:p>3.88921019679977</text:p>
          </table:table-cell>
          <table:table-cell office:value-type="float" office:value="0.0125392676407566" calcext:value-type="float">
            <text:p>0.012539267640757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44.3617726564018" calcext:value-type="float">
            <text:p>44.3617726564018</text:p>
          </table:table-cell>
          <table:table-cell office:value-type="float" office:value="657.322695958409" calcext:value-type="float">
            <text:p>657.322695958409</text:p>
          </table:table-cell>
          <table:table-cell office:value-type="string" calcext:value-type="string">
            <text:p>PMCH</text:p>
          </table:table-cell>
        </table:table-row>
        <table:table-row table:style-name="ro1">
          <table:table-cell office:value-type="string" calcext:value-type="string">
            <text:p>ENSG00000183578</text:p>
          </table:table-cell>
          <table:table-cell office:value-type="float" office:value="-2.65827409813577" calcext:value-type="float">
            <text:p>-2.65827409813577</text:p>
          </table:table-cell>
          <table:table-cell office:value-type="float" office:value="0.0247483465001569" calcext:value-type="float">
            <text:p>0.024748346500157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273.29439434806" calcext:value-type="float">
            <text:p>2273.29439434806</text:p>
          </table:table-cell>
          <table:table-cell office:value-type="float" office:value="360.107341150054" calcext:value-type="float">
            <text:p>360.107341150054</text:p>
          </table:table-cell>
          <table:table-cell office:value-type="string" calcext:value-type="string">
            <text:p>TNFAIP8L3</text:p>
          </table:table-cell>
        </table:table-row>
        <table:table-row table:style-name="ro1">
          <table:table-cell office:value-type="string" calcext:value-type="string">
            <text:p>ENSG00000183856</text:p>
          </table:table-cell>
          <table:table-cell office:value-type="float" office:value="-2.46127396236609" calcext:value-type="float">
            <text:p>-2.46127396236609</text:p>
          </table:table-cell>
          <table:table-cell office:value-type="float" office:value="0.0288873691621232" calcext:value-type="float">
            <text:p>0.028887369162123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916.04718928081" calcext:value-type="float">
            <text:p>2916.04718928081</text:p>
          </table:table-cell>
          <table:table-cell office:value-type="float" office:value="529.509949522051" calcext:value-type="float">
            <text:p>529.509949522051</text:p>
          </table:table-cell>
          <table:table-cell office:value-type="string" calcext:value-type="string">
            <text:p>IQGAP3</text:p>
          </table:table-cell>
        </table:table-row>
        <table:table-row table:style-name="ro1">
          <table:table-cell office:value-type="string" calcext:value-type="string">
            <text:p>ENSG00000183971</text:p>
          </table:table-cell>
          <table:table-cell office:value-type="float" office:value="3.60192924390113" calcext:value-type="float">
            <text:p>3.60192924390113</text:p>
          </table:table-cell>
          <table:table-cell office:value-type="float" office:value="0.0166857799635545" calcext:value-type="float">
            <text:p>0.016685779963555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49.2908585071131" calcext:value-type="float">
            <text:p>49.2908585071131</text:p>
          </table:table-cell>
          <table:table-cell office:value-type="float" office:value="598.488257122625" calcext:value-type="float">
            <text:p>598.488257122625</text:p>
          </table:table-cell>
          <table:table-cell office:value-type="string" calcext:value-type="string">
            <text:p>NPW</text:p>
          </table:table-cell>
        </table:table-row>
        <table:table-row table:style-name="ro1">
          <table:table-cell office:value-type="string" calcext:value-type="string">
            <text:p>ENSG00000184254</text:p>
          </table:table-cell>
          <table:table-cell office:value-type="float" office:value="-2.92721864296514" calcext:value-type="float">
            <text:p>-2.92721864296514</text:p>
          </table:table-cell>
          <table:table-cell office:value-type="float" office:value="0.0157894651497823" calcext:value-type="float">
            <text:p>0.01578946514978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9281.8567786587" calcext:value-type="float">
            <text:p>39281.8567786587</text:p>
          </table:table-cell>
          <table:table-cell office:value-type="float" office:value="5164.24358815472" calcext:value-type="float">
            <text:p>5164.24358815472</text:p>
          </table:table-cell>
          <table:table-cell office:value-type="string" calcext:value-type="string">
            <text:p>ALDH1A3</text:p>
          </table:table-cell>
        </table:table-row>
        <table:table-row table:style-name="ro1">
          <table:table-cell office:value-type="string" calcext:value-type="string">
            <text:p>ENSG00000184349</text:p>
          </table:table-cell>
          <table:table-cell office:value-type="float" office:value="2.14983465783624" calcext:value-type="float">
            <text:p>2.14983465783624</text:p>
          </table:table-cell>
          <table:table-cell office:value-type="float" office:value="0.0492829433337989" calcext:value-type="float">
            <text:p>0.049282943333799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23.780497622293" calcext:value-type="float">
            <text:p>223.780497622293</text:p>
          </table:table-cell>
          <table:table-cell office:value-type="float" office:value="993.084752072966" calcext:value-type="float">
            <text:p>993.084752072966</text:p>
          </table:table-cell>
          <table:table-cell office:value-type="string" calcext:value-type="string">
            <text:p>EFNA5</text:p>
          </table:table-cell>
        </table:table-row>
        <table:table-row table:style-name="ro1">
          <table:table-cell office:value-type="string" calcext:value-type="string">
            <text:p>ENSG00000184408</text:p>
          </table:table-cell>
          <table:table-cell office:value-type="float" office:value="-2.3659906505446" calcext:value-type="float">
            <text:p>-2.3659906505446</text:p>
          </table:table-cell>
          <table:table-cell office:value-type="float" office:value="0.035737660375581" calcext:value-type="float">
            <text:p>0.03573766037558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511.25772182809" calcext:value-type="float">
            <text:p>1511.25772182809</text:p>
          </table:table-cell>
          <table:table-cell office:value-type="float" office:value="293.157807302438" calcext:value-type="float">
            <text:p>293.157807302438</text:p>
          </table:table-cell>
          <table:table-cell office:value-type="string" calcext:value-type="string">
            <text:p>KCND2</text:p>
          </table:table-cell>
        </table:table-row>
        <table:table-row table:style-name="ro1">
          <table:table-cell office:value-type="string" calcext:value-type="string">
            <text:p>ENSG00000184661</text:p>
          </table:table-cell>
          <table:table-cell office:value-type="float" office:value="-2.24003323465515" calcext:value-type="float">
            <text:p>-2.24003323465515</text:p>
          </table:table-cell>
          <table:table-cell office:value-type="float" office:value="0.0410929821470462" calcext:value-type="float">
            <text:p>0.041092982147046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413.661821984" calcext:value-type="float">
            <text:p>1413.661821984</text:p>
          </table:table-cell>
          <table:table-cell office:value-type="float" office:value="299.244128561313" calcext:value-type="float">
            <text:p>299.244128561313</text:p>
          </table:table-cell>
          <table:table-cell office:value-type="string" calcext:value-type="string">
            <text:p>CDCA2</text:p>
          </table:table-cell>
        </table:table-row>
        <table:table-row table:style-name="ro1">
          <table:table-cell office:value-type="string" calcext:value-type="string">
            <text:p>ENSG00000184669</text:p>
          </table:table-cell>
          <table:table-cell office:value-type="float" office:value="5.45057596519533" calcext:value-type="float">
            <text:p>5.45057596519533</text:p>
          </table:table-cell>
          <table:table-cell office:value-type="float" office:value="0.0303792224570192" calcext:value-type="float">
            <text:p>0.030379222457019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.97163434028452" calcext:value-type="float">
            <text:p>1.97163434028452</text:p>
          </table:table-cell>
          <table:table-cell office:value-type="float" office:value="86.2228845007172" calcext:value-type="float">
            <text:p>86.2228845007172</text:p>
          </table:table-cell>
          <table:table-cell office:value-type="string" calcext:value-type="string">
            <text:p>OR7E14P</text:p>
          </table:table-cell>
        </table:table-row>
        <table:table-row table:style-name="ro1">
          <table:table-cell office:value-type="string" calcext:value-type="string">
            <text:p>ENSG00000184678</text:p>
          </table:table-cell>
          <table:table-cell office:value-type="float" office:value="2.31172489052038" calcext:value-type="float">
            <text:p>2.31172489052038</text:p>
          </table:table-cell>
          <table:table-cell office:value-type="float" office:value="0.0318705353274166" calcext:value-type="float">
            <text:p>0.031870535327417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957.228472208136" calcext:value-type="float">
            <text:p>957.228472208136</text:p>
          </table:table-cell>
          <table:table-cell office:value-type="float" office:value="4752.40251630423" calcext:value-type="float">
            <text:p>4752.40251630423</text:p>
          </table:table-cell>
          <table:table-cell office:value-type="string" calcext:value-type="string">
            <text:p>HIST2H2BE</text:p>
          </table:table-cell>
        </table:table-row>
        <table:table-row table:style-name="ro1">
          <table:table-cell office:value-type="string" calcext:value-type="string">
            <text:p>ENSG00000184916</text:p>
          </table:table-cell>
          <table:table-cell office:value-type="float" office:value="4.26181433933861" calcext:value-type="float">
            <text:p>4.26181433933861</text:p>
          </table:table-cell>
          <table:table-cell office:value-type="float" office:value="0.00500878610191061" calcext:value-type="float">
            <text:p>0.00500878610191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26.73794913272" calcext:value-type="float">
            <text:p>226.73794913272</text:p>
          </table:table-cell>
          <table:table-cell office:value-type="float" office:value="4349.69092634206" calcext:value-type="float">
            <text:p>4349.69092634206</text:p>
          </table:table-cell>
          <table:table-cell office:value-type="string" calcext:value-type="string">
            <text:p>JAG2</text:p>
          </table:table-cell>
        </table:table-row>
        <table:table-row table:style-name="ro1">
          <table:table-cell office:value-type="string" calcext:value-type="string">
            <text:p>ENSG00000184937</text:p>
          </table:table-cell>
          <table:table-cell office:value-type="float" office:value="-2.84498176098778" calcext:value-type="float">
            <text:p>-2.84498176098778</text:p>
          </table:table-cell>
          <table:table-cell office:value-type="float" office:value="0.0235996930072387" calcext:value-type="float">
            <text:p>0.023599693007239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297.33539590722" calcext:value-type="float">
            <text:p>1297.33539590722</text:p>
          </table:table-cell>
          <table:table-cell office:value-type="float" office:value="180.560864013267" calcext:value-type="float">
            <text:p>180.560864013267</text:p>
          </table:table-cell>
          <table:table-cell office:value-type="string" calcext:value-type="string">
            <text:p>WT1</text:p>
          </table:table-cell>
        </table:table-row>
        <table:table-row table:style-name="ro1">
          <table:table-cell office:value-type="string" calcext:value-type="string">
            <text:p>ENSG00000184985</text:p>
          </table:table-cell>
          <table:table-cell office:value-type="float" office:value="3.02381135785767" calcext:value-type="float">
            <text:p>3.02381135785767</text:p>
          </table:table-cell>
          <table:table-cell office:value-type="float" office:value="0.0176578660463303" calcext:value-type="float">
            <text:p>0.01765786604633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67.156453108553" calcext:value-type="float">
            <text:p>267.156453108553</text:p>
          </table:table-cell>
          <table:table-cell office:value-type="float" office:value="2172.81668941807" calcext:value-type="float">
            <text:p>2172.81668941807</text:p>
          </table:table-cell>
          <table:table-cell office:value-type="string" calcext:value-type="string">
            <text:p>SORCS2</text:p>
          </table:table-cell>
        </table:table-row>
        <table:table-row table:style-name="ro1">
          <table:table-cell office:value-type="string" calcext:value-type="string">
            <text:p>ENSG00000185269</text:p>
          </table:table-cell>
          <table:table-cell office:value-type="float" office:value="4.63216677079286" calcext:value-type="float">
            <text:p>4.63216677079286</text:p>
          </table:table-cell>
          <table:table-cell office:value-type="float" office:value="0.0147998860590601" calcext:value-type="float">
            <text:p>0.01479988605906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9.85817170142262" calcext:value-type="float">
            <text:p>9.85817170142262</text:p>
          </table:table-cell>
          <table:table-cell office:value-type="float" office:value="244.467237231445" calcext:value-type="float">
            <text:p>244.467237231445</text:p>
          </table:table-cell>
          <table:table-cell office:value-type="string" calcext:value-type="string">
            <text:p>NOTUM</text:p>
          </table:table-cell>
        </table:table-row>
        <table:table-row table:style-name="ro1">
          <table:table-cell office:value-type="string" calcext:value-type="string">
            <text:p>ENSG00000185477</text:p>
          </table:table-cell>
          <table:table-cell office:value-type="float" office:value="4.19874978386042" calcext:value-type="float">
            <text:p>4.19874978386042</text:p>
          </table:table-cell>
          <table:table-cell office:value-type="float" office:value="0.0204738420594042" calcext:value-type="float">
            <text:p>0.02047384205940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2.8156232118494" calcext:value-type="float">
            <text:p>12.8156232118494</text:p>
          </table:table-cell>
          <table:table-cell office:value-type="float" office:value="235.337755343134" calcext:value-type="float">
            <text:p>235.337755343134</text:p>
          </table:table-cell>
          <table:table-cell office:value-type="string" calcext:value-type="string">
            <text:p>GPRIN3</text:p>
          </table:table-cell>
        </table:table-row>
        <table:table-row table:style-name="ro1">
          <table:table-cell office:value-type="string" calcext:value-type="string">
            <text:p>ENSG00000185483</text:p>
          </table:table-cell>
          <table:table-cell office:value-type="float" office:value="2.12195907299792" calcext:value-type="float">
            <text:p>2.12195907299792</text:p>
          </table:table-cell>
          <table:table-cell office:value-type="float" office:value="0.0377320270988704" calcext:value-type="float">
            <text:p>0.03773202709887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721.23677906839" calcext:value-type="float">
            <text:p>1721.23677906839</text:p>
          </table:table-cell>
          <table:table-cell office:value-type="float" office:value="7492.26146967408" calcext:value-type="float">
            <text:p>7492.26146967408</text:p>
          </table:table-cell>
          <table:table-cell office:value-type="string" calcext:value-type="string">
            <text:p>ROR1</text:p>
          </table:table-cell>
        </table:table-row>
        <table:table-row table:style-name="ro1">
          <table:table-cell office:value-type="string" calcext:value-type="string">
            <text:p>ENSG00000185585</text:p>
          </table:table-cell>
          <table:table-cell office:value-type="float" office:value="4.39013654565432" calcext:value-type="float">
            <text:p>4.39013654565432</text:p>
          </table:table-cell>
          <table:table-cell office:value-type="float" office:value="0.00693204813444147" calcext:value-type="float">
            <text:p>0.00693204813444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44.3617726564018" calcext:value-type="float">
            <text:p>44.3617726564018</text:p>
          </table:table-cell>
          <table:table-cell office:value-type="float" office:value="930.192765731266" calcext:value-type="float">
            <text:p>930.192765731266</text:p>
          </table:table-cell>
          <table:table-cell office:value-type="string" calcext:value-type="string">
            <text:p>OLFML2A</text:p>
          </table:table-cell>
        </table:table-row>
        <table:table-row table:style-name="ro1">
          <table:table-cell office:value-type="string" calcext:value-type="string">
            <text:p>ENSG00000185640</text:p>
          </table:table-cell>
          <table:table-cell office:value-type="float" office:value="4.18804652759453" calcext:value-type="float">
            <text:p>4.18804652759453</text:p>
          </table:table-cell>
          <table:table-cell office:value-type="float" office:value="0.0365664688754288" calcext:value-type="float">
            <text:p>0.036566468875429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6.90072019099583" calcext:value-type="float">
            <text:p>6.90072019099583</text:p>
          </table:table-cell>
          <table:table-cell office:value-type="float" office:value="125.783972683399" calcext:value-type="float">
            <text:p>125.783972683399</text:p>
          </table:table-cell>
          <table:table-cell office:value-type="string" calcext:value-type="string">
            <text:p>KRT79</text:p>
          </table:table-cell>
        </table:table-row>
        <table:table-row table:style-name="ro1">
          <table:table-cell office:value-type="string" calcext:value-type="string">
            <text:p>ENSG00000185885</text:p>
          </table:table-cell>
          <table:table-cell office:value-type="float" office:value="2.48988621401317" calcext:value-type="float">
            <text:p>2.48988621401317</text:p>
          </table:table-cell>
          <table:table-cell office:value-type="float" office:value="0.0249925906603804" calcext:value-type="float">
            <text:p>0.02499259066038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531.57849292533" calcext:value-type="float">
            <text:p>2531.57849292533</text:p>
          </table:table-cell>
          <table:table-cell office:value-type="float" office:value="14220.6896213595" calcext:value-type="float">
            <text:p>14220.6896213595</text:p>
          </table:table-cell>
          <table:table-cell office:value-type="string" calcext:value-type="string">
            <text:p>IFITM1</text:p>
          </table:table-cell>
        </table:table-row>
        <table:table-row table:style-name="ro1">
          <table:table-cell office:value-type="string" calcext:value-type="string">
            <text:p>ENSG00000186466</text:p>
          </table:table-cell>
          <table:table-cell office:value-type="float" office:value="5.21779267598956" calcext:value-type="float">
            <text:p>5.21779267598956</text:p>
          </table:table-cell>
          <table:table-cell office:value-type="float" office:value="0.00587661441698089" calcext:value-type="float">
            <text:p>0.00587661441698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1.8298060417071" calcext:value-type="float">
            <text:p>11.8298060417071</text:p>
          </table:table-cell>
          <table:table-cell office:value-type="float" office:value="440.243904391897" calcext:value-type="float">
            <text:p>440.243904391897</text:p>
          </table:table-cell>
          <table:table-cell office:value-type="string" calcext:value-type="string">
            <text:p>AQP7P1</text:p>
          </table:table-cell>
        </table:table-row>
        <table:table-row table:style-name="ro1">
          <table:table-cell office:value-type="string" calcext:value-type="string">
            <text:p>ENSG00000186469</text:p>
          </table:table-cell>
          <table:table-cell office:value-type="float" office:value="-2.31056997909907" calcext:value-type="float">
            <text:p>-2.31056997909907</text:p>
          </table:table-cell>
          <table:table-cell office:value-type="float" office:value="0.0324695778941843" calcext:value-type="float">
            <text:p>0.03246957789418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945.24031490933" calcext:value-type="float">
            <text:p>3945.24031490933</text:p>
          </table:table-cell>
          <table:table-cell office:value-type="float" office:value="795.279311159556" calcext:value-type="float">
            <text:p>795.279311159556</text:p>
          </table:table-cell>
          <table:table-cell office:value-type="string" calcext:value-type="string">
            <text:p>GNG2</text:p>
          </table:table-cell>
        </table:table-row>
        <table:table-row table:style-name="ro1">
          <table:table-cell office:value-type="string" calcext:value-type="string">
            <text:p>ENSG00000186891</text:p>
          </table:table-cell>
          <table:table-cell office:value-type="float" office:value="4.68505661812146" calcext:value-type="float">
            <text:p>4.68505661812146</text:p>
          </table:table-cell>
          <table:table-cell office:value-type="float" office:value="0.0275378266742714" calcext:value-type="float">
            <text:p>0.02753782667427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4.92908585071131" calcext:value-type="float">
            <text:p>4.92908585071131</text:p>
          </table:table-cell>
          <table:table-cell office:value-type="float" office:value="126.798359559878" calcext:value-type="float">
            <text:p>126.798359559878</text:p>
          </table:table-cell>
          <table:table-cell office:value-type="string" calcext:value-type="string">
            <text:p>TNFRSF18</text:p>
          </table:table-cell>
        </table:table-row>
        <table:table-row table:style-name="ro1">
          <table:table-cell office:value-type="string" calcext:value-type="string">
            <text:p>ENSG00000187017</text:p>
          </table:table-cell>
          <table:table-cell office:value-type="float" office:value="3.44038374727799" calcext:value-type="float">
            <text:p>3.44038374727799</text:p>
          </table:table-cell>
          <table:table-cell office:value-type="float" office:value="0.0373247820061074" calcext:value-type="float">
            <text:p>0.037324782006107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9.7163434028452" calcext:value-type="float">
            <text:p>19.7163434028452</text:p>
          </table:table-cell>
          <table:table-cell office:value-type="float" office:value="214.035630937074" calcext:value-type="float">
            <text:p>214.035630937074</text:p>
          </table:table-cell>
          <table:table-cell office:value-type="string" calcext:value-type="string">
            <text:p>ESPN</text:p>
          </table:table-cell>
        </table:table-row>
        <table:table-row table:style-name="ro1">
          <table:table-cell office:value-type="string" calcext:value-type="string">
            <text:p>ENSG00000187554</text:p>
          </table:table-cell>
          <table:table-cell office:value-type="float" office:value="3.73469794427638" calcext:value-type="float">
            <text:p>3.73469794427638</text:p>
          </table:table-cell>
          <table:table-cell office:value-type="float" office:value="0.0308848002180809" calcext:value-type="float">
            <text:p>0.03088480021808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5.7730747222762" calcext:value-type="float">
            <text:p>15.7730747222762</text:p>
          </table:table-cell>
          <table:table-cell office:value-type="float" office:value="209.978083431158" calcext:value-type="float">
            <text:p>209.978083431158</text:p>
          </table:table-cell>
          <table:table-cell office:value-type="string" calcext:value-type="string">
            <text:p>TLR5</text:p>
          </table:table-cell>
        </table:table-row>
        <table:table-row table:style-name="ro1">
          <table:table-cell office:value-type="string" calcext:value-type="string">
            <text:p>ENSG00000187837</text:p>
          </table:table-cell>
          <table:table-cell office:value-type="float" office:value="2.50715298574633" calcext:value-type="float">
            <text:p>2.50715298574633</text:p>
          </table:table-cell>
          <table:table-cell office:value-type="float" office:value="0.0258209105755615" calcext:value-type="float">
            <text:p>0.02582091057556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952.299386357425" calcext:value-type="float">
            <text:p>952.299386357425</text:p>
          </table:table-cell>
          <table:table-cell office:value-type="float" office:value="5413.78275976856" calcext:value-type="float">
            <text:p>5413.78275976856</text:p>
          </table:table-cell>
          <table:table-cell office:value-type="string" calcext:value-type="string">
            <text:p>HIST1H1C</text:p>
          </table:table-cell>
        </table:table-row>
        <table:table-row table:style-name="ro1">
          <table:table-cell office:value-type="string" calcext:value-type="string">
            <text:p>ENSG00000188064</text:p>
          </table:table-cell>
          <table:table-cell office:value-type="float" office:value="4.22521331877898" calcext:value-type="float">
            <text:p>4.22521331877898</text:p>
          </table:table-cell>
          <table:table-cell office:value-type="float" office:value="0.00702144048931799" calcext:value-type="float">
            <text:p>0.007021440489318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67.0355675696738" calcext:value-type="float">
            <text:p>67.0355675696738</text:p>
          </table:table-cell>
          <table:table-cell office:value-type="float" office:value="1253.78217932808" calcext:value-type="float">
            <text:p>1253.78217932808</text:p>
          </table:table-cell>
          <table:table-cell office:value-type="string" calcext:value-type="string">
            <text:p>WNT7B</text:p>
          </table:table-cell>
        </table:table-row>
        <table:table-row table:style-name="ro1">
          <table:table-cell office:value-type="string" calcext:value-type="string">
            <text:p>ENSG00000188488</text:p>
          </table:table-cell>
          <table:table-cell office:value-type="float" office:value="3.38197608799111" calcext:value-type="float">
            <text:p>3.38197608799111</text:p>
          </table:table-cell>
          <table:table-cell office:value-type="float" office:value="0.0141656737871814" calcext:value-type="float">
            <text:p>0.01416567378718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35.05695230949" calcext:value-type="float">
            <text:p>135.05695230949</text:p>
          </table:table-cell>
          <table:table-cell office:value-type="float" office:value="1407.96898455289" calcext:value-type="float">
            <text:p>1407.96898455289</text:p>
          </table:table-cell>
          <table:table-cell office:value-type="string" calcext:value-type="string">
            <text:p>SERPINA5</text:p>
          </table:table-cell>
        </table:table-row>
        <table:table-row table:style-name="ro1">
          <table:table-cell office:value-type="string" calcext:value-type="string">
            <text:p>ENSG00000188613</text:p>
          </table:table-cell>
          <table:table-cell office:value-type="float" office:value="2.59605984326339" calcext:value-type="float">
            <text:p>2.59605984326339</text:p>
          </table:table-cell>
          <table:table-cell office:value-type="float" office:value="0.0361543795567124" calcext:value-type="float">
            <text:p>0.03615437955671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19.283877587214" calcext:value-type="float">
            <text:p>119.283877587214</text:p>
          </table:table-cell>
          <table:table-cell office:value-type="float" office:value="721.229069176587" calcext:value-type="float">
            <text:p>721.229069176587</text:p>
          </table:table-cell>
          <table:table-cell office:value-type="string" calcext:value-type="string">
            <text:p>NANOS1</text:p>
          </table:table-cell>
        </table:table-row>
        <table:table-row table:style-name="ro1">
          <table:table-cell office:value-type="string" calcext:value-type="string">
            <text:p>ENSG00000188707</text:p>
          </table:table-cell>
          <table:table-cell office:value-type="float" office:value="3.23903016309524" calcext:value-type="float">
            <text:p>3.23903016309524</text:p>
          </table:table-cell>
          <table:table-cell office:value-type="float" office:value="0.021057962867384" calcext:value-type="float">
            <text:p>0.02105796286738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72.9504705905274" calcext:value-type="float">
            <text:p>72.9504705905274</text:p>
          </table:table-cell>
          <table:table-cell office:value-type="float" office:value="688.768689129258" calcext:value-type="float">
            <text:p>688.768689129258</text:p>
          </table:table-cell>
          <table:table-cell office:value-type="string" calcext:value-type="string">
            <text:p>ZBED6CL</text:p>
          </table:table-cell>
        </table:table-row>
        <table:table-row table:style-name="ro1">
          <table:table-cell office:value-type="string" calcext:value-type="string">
            <text:p>ENSG00000189001</text:p>
          </table:table-cell>
          <table:table-cell office:value-type="float" office:value="-2.61673372398511" calcext:value-type="float">
            <text:p>-2.61673372398511</text:p>
          </table:table-cell>
          <table:table-cell office:value-type="float" office:value="0.0285020691235719" calcext:value-type="float">
            <text:p>0.02850206912357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418.59090783471" calcext:value-type="float">
            <text:p>1418.59090783471</text:p>
          </table:table-cell>
          <table:table-cell office:value-type="float" office:value="231.280207837218" calcext:value-type="float">
            <text:p>231.280207837218</text:p>
          </table:table-cell>
          <table:table-cell office:value-type="string" calcext:value-type="string">
            <text:p>SBSN</text:p>
          </table:table-cell>
        </table:table-row>
        <table:table-row table:style-name="ro1">
          <table:table-cell office:value-type="string" calcext:value-type="string">
            <text:p>ENSG00000189056</text:p>
          </table:table-cell>
          <table:table-cell office:value-type="float" office:value="2.14735518885707" calcext:value-type="float">
            <text:p>2.14735518885707</text:p>
          </table:table-cell>
          <table:table-cell office:value-type="float" office:value="0.0459856025376083" calcext:value-type="float">
            <text:p>0.045985602537608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93.773516702394" calcext:value-type="float">
            <text:p>293.773516702394</text:p>
          </table:table-cell>
          <table:table-cell office:value-type="float" office:value="1301.45836252259" calcext:value-type="float">
            <text:p>1301.45836252259</text:p>
          </table:table-cell>
          <table:table-cell office:value-type="string" calcext:value-type="string">
            <text:p>RELN</text:p>
          </table:table-cell>
        </table:table-row>
        <table:table-row table:style-name="ro1">
          <table:table-cell office:value-type="string" calcext:value-type="string">
            <text:p>ENSG00000189058</text:p>
          </table:table-cell>
          <table:table-cell office:value-type="float" office:value="4.44760343315276" calcext:value-type="float">
            <text:p>4.44760343315276</text:p>
          </table:table-cell>
          <table:table-cell office:value-type="float" office:value="0.00748973197959994" calcext:value-type="float">
            <text:p>0.0074897319796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3.5177837848369" calcext:value-type="float">
            <text:p>33.5177837848369</text:p>
          </table:table-cell>
          <table:table-cell office:value-type="float" office:value="731.372937941377" calcext:value-type="float">
            <text:p>731.372937941377</text:p>
          </table:table-cell>
          <table:table-cell office:value-type="string" calcext:value-type="string">
            <text:p>APOD</text:p>
          </table:table-cell>
        </table:table-row>
        <table:table-row table:style-name="ro1">
          <table:table-cell office:value-type="string" calcext:value-type="string">
            <text:p>ENSG00000189367</text:p>
          </table:table-cell>
          <table:table-cell office:value-type="float" office:value="3.58810787682821" calcext:value-type="float">
            <text:p>3.58810787682821</text:p>
          </table:table-cell>
          <table:table-cell office:value-type="float" office:value="0.0221805632096645" calcext:value-type="float">
            <text:p>0.022180563209665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1.5461494445524" calcext:value-type="float">
            <text:p>31.5461494445524</text:p>
          </table:table-cell>
          <table:table-cell office:value-type="float" office:value="379.380691803156" calcext:value-type="float">
            <text:p>379.380691803156</text:p>
          </table:table-cell>
          <table:table-cell office:value-type="string" calcext:value-type="string">
            <text:p>KIAA0408</text:p>
          </table:table-cell>
        </table:table-row>
        <table:table-row table:style-name="ro1">
          <table:table-cell office:value-type="string" calcext:value-type="string">
            <text:p>ENSG00000196407</text:p>
          </table:table-cell>
          <table:table-cell office:value-type="float" office:value="2.50064897444186" calcext:value-type="float">
            <text:p>2.50064897444186</text:p>
          </table:table-cell>
          <table:table-cell office:value-type="float" office:value="0.0420888791462912" calcext:value-type="float">
            <text:p>0.04208887914629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08.439888715649" calcext:value-type="float">
            <text:p>108.439888715649</text:p>
          </table:table-cell>
          <table:table-cell office:value-type="float" office:value="613.70406026981" calcext:value-type="float">
            <text:p>613.70406026981</text:p>
          </table:table-cell>
          <table:table-cell office:value-type="string" calcext:value-type="string">
            <text:p>THEM5</text:p>
          </table:table-cell>
        </table:table-row>
        <table:table-row table:style-name="ro1">
          <table:table-cell office:value-type="string" calcext:value-type="string">
            <text:p>ENSG00000197442</text:p>
          </table:table-cell>
          <table:table-cell office:value-type="float" office:value="1.91167993662914" calcext:value-type="float">
            <text:p>1.91167993662914</text:p>
          </table:table-cell>
          <table:table-cell office:value-type="float" office:value="0.0482637132964544" calcext:value-type="float">
            <text:p>0.04826371329645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518.15844201908" calcext:value-type="float">
            <text:p>1518.15844201908</text:p>
          </table:table-cell>
          <table:table-cell office:value-type="float" office:value="5712.01250145339" calcext:value-type="float">
            <text:p>5712.01250145339</text:p>
          </table:table-cell>
          <table:table-cell office:value-type="string" calcext:value-type="string">
            <text:p>MAP3K5</text:p>
          </table:table-cell>
        </table:table-row>
        <table:table-row table:style-name="ro1">
          <table:table-cell office:value-type="string" calcext:value-type="string">
            <text:p>ENSG00000197635</text:p>
          </table:table-cell>
          <table:table-cell office:value-type="float" office:value="-2.21750539341751" calcext:value-type="float">
            <text:p>-2.21750539341751</text:p>
          </table:table-cell>
          <table:table-cell office:value-type="float" office:value="0.0325131699214477" calcext:value-type="float">
            <text:p>0.032513169921448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46673.5139203854" calcext:value-type="float">
            <text:p>46673.5139203854</text:p>
          </table:table-cell>
          <table:table-cell office:value-type="float" office:value="10035.329369007" calcext:value-type="float">
            <text:p>10035.329369007</text:p>
          </table:table-cell>
          <table:table-cell office:value-type="string" calcext:value-type="string">
            <text:p>DPP4</text:p>
          </table:table-cell>
        </table:table-row>
        <table:table-row table:style-name="ro1">
          <table:table-cell office:value-type="string" calcext:value-type="string">
            <text:p>ENSG00000197859</text:p>
          </table:table-cell>
          <table:table-cell office:value-type="float" office:value="-2.81295709000721" calcext:value-type="float">
            <text:p>-2.81295709000721</text:p>
          </table:table-cell>
          <table:table-cell office:value-type="float" office:value="0.0204129912166527" calcext:value-type="float">
            <text:p>0.020412991216653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993.92674572205" calcext:value-type="float">
            <text:p>2993.92674572205</text:p>
          </table:table-cell>
          <table:table-cell office:value-type="float" office:value="426.042488121191" calcext:value-type="float">
            <text:p>426.042488121191</text:p>
          </table:table-cell>
          <table:table-cell office:value-type="string" calcext:value-type="string">
            <text:p>ADAMTSL2</text:p>
          </table:table-cell>
        </table:table-row>
        <table:table-row table:style-name="ro1">
          <table:table-cell office:value-type="string" calcext:value-type="string">
            <text:p>ENSG00000197903</text:p>
          </table:table-cell>
          <table:table-cell office:value-type="float" office:value="2.37524182196741" calcext:value-type="float">
            <text:p>2.37524182196741</text:p>
          </table:table-cell>
          <table:table-cell office:value-type="float" office:value="0.0287933717273302" calcext:value-type="float">
            <text:p>0.02879337172733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545.76132278307" calcext:value-type="float">
            <text:p>1545.76132278307</text:p>
          </table:table-cell>
          <table:table-cell office:value-type="float" office:value="8019.74264544318" calcext:value-type="float">
            <text:p>8019.74264544318</text:p>
          </table:table-cell>
          <table:table-cell office:value-type="string" calcext:value-type="string">
            <text:p>HIST1H2BK</text:p>
          </table:table-cell>
        </table:table-row>
        <table:table-row table:style-name="ro1">
          <table:table-cell office:value-type="string" calcext:value-type="string">
            <text:p>ENSG00000197943</text:p>
          </table:table-cell>
          <table:table-cell office:value-type="float" office:value="2.91922488026319" calcext:value-type="float">
            <text:p>2.91922488026319</text:p>
          </table:table-cell>
          <table:table-cell office:value-type="float" office:value="0.0457282919933511" calcext:value-type="float">
            <text:p>0.04572829199335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6.4752352952637" calcext:value-type="float">
            <text:p>36.4752352952637</text:p>
          </table:table-cell>
          <table:table-cell office:value-type="float" office:value="275.913230402295" calcext:value-type="float">
            <text:p>275.913230402295</text:p>
          </table:table-cell>
          <table:table-cell office:value-type="string" calcext:value-type="string">
            <text:p>PLCG2</text:p>
          </table:table-cell>
        </table:table-row>
        <table:table-row table:style-name="ro1">
          <table:table-cell office:value-type="string" calcext:value-type="string">
            <text:p>ENSG00000197977</text:p>
          </table:table-cell>
          <table:table-cell office:value-type="float" office:value="-3.60582372346957" calcext:value-type="float">
            <text:p>-3.60582372346957</text:p>
          </table:table-cell>
          <table:table-cell office:value-type="float" office:value="0.0197773698868967" calcext:value-type="float">
            <text:p>0.019777369886897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444.60354373416" calcext:value-type="float">
            <text:p>444.60354373416</text:p>
          </table:table-cell>
          <table:table-cell office:value-type="float" office:value="36.5179275532449" calcext:value-type="float">
            <text:p>36.5179275532449</text:p>
          </table:table-cell>
          <table:table-cell office:value-type="string" calcext:value-type="string">
            <text:p>ELOVL2</text:p>
          </table:table-cell>
        </table:table-row>
        <table:table-row table:style-name="ro1">
          <table:table-cell office:value-type="string" calcext:value-type="string">
            <text:p>ENSG00000198515</text:p>
          </table:table-cell>
          <table:table-cell office:value-type="float" office:value="3.45245992246713" calcext:value-type="float">
            <text:p>3.45245992246713</text:p>
          </table:table-cell>
          <table:table-cell office:value-type="float" office:value="0.0136910558336118" calcext:value-type="float">
            <text:p>0.01369105583361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17.312243246929" calcext:value-type="float">
            <text:p>117.312243246929</text:p>
          </table:table-cell>
          <table:table-cell office:value-type="float" office:value="1284.21378562245" calcext:value-type="float">
            <text:p>1284.21378562245</text:p>
          </table:table-cell>
          <table:table-cell office:value-type="string" calcext:value-type="string">
            <text:p>CNGA1</text:p>
          </table:table-cell>
        </table:table-row>
        <table:table-row table:style-name="ro1">
          <table:table-cell office:value-type="string" calcext:value-type="string">
            <text:p>ENSG00000198535</text:p>
          </table:table-cell>
          <table:table-cell office:value-type="float" office:value="4.63614877159271" calcext:value-type="float">
            <text:p>4.63614877159271</text:p>
          </table:table-cell>
          <table:table-cell office:value-type="float" office:value="0.0242552918112095" calcext:value-type="float">
            <text:p>0.0242552918112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5.91490302085357" calcext:value-type="float">
            <text:p>5.91490302085357</text:p>
          </table:table-cell>
          <table:table-cell office:value-type="float" office:value="147.086097089459" calcext:value-type="float">
            <text:p>147.086097089459</text:p>
          </table:table-cell>
          <table:table-cell office:value-type="string" calcext:value-type="string">
            <text:p>C2CD4A</text:p>
          </table:table-cell>
        </table:table-row>
        <table:table-row table:style-name="ro1">
          <table:table-cell office:value-type="string" calcext:value-type="string">
            <text:p>ENSG00000198734</text:p>
          </table:table-cell>
          <table:table-cell office:value-type="float" office:value="4.13417665954953" calcext:value-type="float">
            <text:p>4.13417665954953</text:p>
          </table:table-cell>
          <table:table-cell office:value-type="float" office:value="0.00743011769760588" calcext:value-type="float">
            <text:p>0.007430117697606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75.9079221009541" calcext:value-type="float">
            <text:p>75.9079221009541</text:p>
          </table:table-cell>
          <table:table-cell office:value-type="float" office:value="1332.90435569344" calcext:value-type="float">
            <text:p>1332.90435569344</text:p>
          </table:table-cell>
          <table:table-cell office:value-type="string" calcext:value-type="string">
            <text:p>F5</text:p>
          </table:table-cell>
        </table:table-row>
        <table:table-row table:style-name="ro1">
          <table:table-cell office:value-type="string" calcext:value-type="string">
            <text:p>ENSG00000198796</text:p>
          </table:table-cell>
          <table:table-cell office:value-type="float" office:value="-2.7014301830422" calcext:value-type="float">
            <text:p>-2.7014301830422</text:p>
          </table:table-cell>
          <table:table-cell office:value-type="float" office:value="0.0229061063276827" calcext:value-type="float">
            <text:p>0.022906106327683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837.18181566943" calcext:value-type="float">
            <text:p>2837.18181566943</text:p>
          </table:table-cell>
          <table:table-cell office:value-type="float" office:value="436.186356885981" calcext:value-type="float">
            <text:p>436.186356885981</text:p>
          </table:table-cell>
          <table:table-cell office:value-type="string" calcext:value-type="string">
            <text:p>ALPK2</text:p>
          </table:table-cell>
        </table:table-row>
        <table:table-row table:style-name="ro1">
          <table:table-cell office:value-type="string" calcext:value-type="string">
            <text:p>ENSG00000198829</text:p>
          </table:table-cell>
          <table:table-cell office:value-type="float" office:value="4.40142913912118" calcext:value-type="float">
            <text:p>4.40142913912118</text:p>
          </table:table-cell>
          <table:table-cell office:value-type="float" office:value="0.00477374301418679" calcext:value-type="float">
            <text:p>0.004773743014187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30.127866458779" calcext:value-type="float">
            <text:p>130.127866458779</text:p>
          </table:table-cell>
          <table:table-cell office:value-type="float" office:value="2750.00282213464" calcext:value-type="float">
            <text:p>2750.00282213464</text:p>
          </table:table-cell>
          <table:table-cell office:value-type="string" calcext:value-type="string">
            <text:p>SUCNR1</text:p>
          </table:table-cell>
        </table:table-row>
        <table:table-row table:style-name="ro1">
          <table:table-cell office:value-type="string" calcext:value-type="string">
            <text:p>ENSG00000198846</text:p>
          </table:table-cell>
          <table:table-cell office:value-type="float" office:value="2.92163405463657" calcext:value-type="float">
            <text:p>2.92163405463657</text:p>
          </table:table-cell>
          <table:table-cell office:value-type="float" office:value="0.0408594321378464" calcext:value-type="float">
            <text:p>0.040859432137846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43.3759554862595" calcext:value-type="float">
            <text:p>43.3759554862595</text:p>
          </table:table-cell>
          <table:table-cell office:value-type="float" office:value="328.661347979204" calcext:value-type="float">
            <text:p>328.661347979204</text:p>
          </table:table-cell>
          <table:table-cell office:value-type="string" calcext:value-type="string">
            <text:p>TOX</text:p>
          </table:table-cell>
        </table:table-row>
        <table:table-row table:style-name="ro1">
          <table:table-cell office:value-type="string" calcext:value-type="string">
            <text:p>ENSG00000198848</text:p>
          </table:table-cell>
          <table:table-cell office:value-type="float" office:value="2.89023965443085" calcext:value-type="float">
            <text:p>2.89023965443085</text:p>
          </table:table-cell>
          <table:table-cell office:value-type="float" office:value="0.0457889711472407" calcext:value-type="float">
            <text:p>0.04578897114724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8.4468696355482" calcext:value-type="float">
            <text:p>38.4468696355482</text:p>
          </table:table-cell>
          <table:table-cell office:value-type="float" office:value="285.042712290606" calcext:value-type="float">
            <text:p>285.042712290606</text:p>
          </table:table-cell>
          <table:table-cell office:value-type="string" calcext:value-type="string">
            <text:p>CES1</text:p>
          </table:table-cell>
        </table:table-row>
        <table:table-row table:style-name="ro1">
          <table:table-cell office:value-type="string" calcext:value-type="string">
            <text:p>ENSG00000198901</text:p>
          </table:table-cell>
          <table:table-cell office:value-type="float" office:value="-2.1347348375742" calcext:value-type="float">
            <text:p>-2.1347348375742</text:p>
          </table:table-cell>
          <table:table-cell office:value-type="float" office:value="0.0368694756317578" calcext:value-type="float">
            <text:p>0.036869475631758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9092.19176022208" calcext:value-type="float">
            <text:p>9092.19176022208</text:p>
          </table:table-cell>
          <table:table-cell office:value-type="float" office:value="2070.36361489369" calcext:value-type="float">
            <text:p>2070.36361489369</text:p>
          </table:table-cell>
          <table:table-cell office:value-type="string" calcext:value-type="string">
            <text:p>PRC1</text:p>
          </table:table-cell>
        </table:table-row>
        <table:table-row table:style-name="ro1">
          <table:table-cell office:value-type="string" calcext:value-type="string">
            <text:p>ENSG00000198910</text:p>
          </table:table-cell>
          <table:table-cell office:value-type="float" office:value="3.98679492497634" calcext:value-type="float">
            <text:p>3.98679492497634</text:p>
          </table:table-cell>
          <table:table-cell office:value-type="float" office:value="0.00651860646839973" calcext:value-type="float">
            <text:p>0.006518606468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56.312464236988" calcext:value-type="float">
            <text:p>256.312464236988</text:p>
          </table:table-cell>
          <table:table-cell office:value-type="float" office:value="4063.63382717498" calcext:value-type="float">
            <text:p>4063.63382717498</text:p>
          </table:table-cell>
          <table:table-cell office:value-type="string" calcext:value-type="string">
            <text:p>L1CAM</text:p>
          </table:table-cell>
        </table:table-row>
        <table:table-row table:style-name="ro1">
          <table:table-cell office:value-type="string" calcext:value-type="string">
            <text:p>ENSG00000198959</text:p>
          </table:table-cell>
          <table:table-cell office:value-type="float" office:value="3.64796292867499" calcext:value-type="float">
            <text:p>3.64796292867499</text:p>
          </table:table-cell>
          <table:table-cell office:value-type="float" office:value="0.0077695212989404" calcext:value-type="float">
            <text:p>0.0077695212989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9010.6276829465" calcext:value-type="float">
            <text:p>29010.6276829465</text:p>
          </table:table-cell>
          <table:table-cell office:value-type="float" office:value="363664.795925866" calcext:value-type="float">
            <text:p>363664.795925866</text:p>
          </table:table-cell>
          <table:table-cell office:value-type="string" calcext:value-type="string">
            <text:p>TGM2</text:p>
          </table:table-cell>
        </table:table-row>
        <table:table-row table:style-name="ro1">
          <table:table-cell office:value-type="string" calcext:value-type="string">
            <text:p>ENSG00000203814</text:p>
          </table:table-cell>
          <table:table-cell office:value-type="float" office:value="2.67492386773933" calcext:value-type="float">
            <text:p>2.67492386773933</text:p>
          </table:table-cell>
          <table:table-cell office:value-type="float" office:value="0.0361516152465435" calcext:value-type="float">
            <text:p>0.03615161524654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95.6242655037994" calcext:value-type="float">
            <text:p>95.6242655037994</text:p>
          </table:table-cell>
          <table:table-cell office:value-type="float" office:value="610.660899640373" calcext:value-type="float">
            <text:p>610.660899640373</text:p>
          </table:table-cell>
          <table:table-cell office:value-type="string" calcext:value-type="string">
            <text:p>HIST2H2BF</text:p>
          </table:table-cell>
        </table:table-row>
        <table:table-row table:style-name="ro1">
          <table:table-cell office:value-type="string" calcext:value-type="string">
            <text:p>ENSG00000203883</text:p>
          </table:table-cell>
          <table:table-cell office:value-type="float" office:value="2.3654338642612" calcext:value-type="float">
            <text:p>2.3654338642612</text:p>
          </table:table-cell>
          <table:table-cell office:value-type="float" office:value="0.0467555358737548" calcext:value-type="float">
            <text:p>0.046755535873755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24.212963437925" calcext:value-type="float">
            <text:p>124.212963437925</text:p>
          </table:table-cell>
          <table:table-cell office:value-type="float" office:value="640.078119058265" calcext:value-type="float">
            <text:p>640.078119058265</text:p>
          </table:table-cell>
          <table:table-cell office:value-type="string" calcext:value-type="string">
            <text:p>SOX18</text:p>
          </table:table-cell>
        </table:table-row>
        <table:table-row table:style-name="ro1">
          <table:table-cell office:value-type="string" calcext:value-type="string">
            <text:p>ENSG00000204174</text:p>
          </table:table-cell>
          <table:table-cell office:value-type="float" office:value="-3.97668200283581" calcext:value-type="float">
            <text:p>-3.97668200283581</text:p>
          </table:table-cell>
          <table:table-cell office:value-type="float" office:value="0.0235313592984415" calcext:value-type="float">
            <text:p>0.02353135929844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39.55357234457" calcext:value-type="float">
            <text:p>239.55357234457</text:p>
          </table:table-cell>
          <table:table-cell office:value-type="float" office:value="15.2158031471854" calcext:value-type="float">
            <text:p>15.2158031471854</text:p>
          </table:table-cell>
          <table:table-cell office:value-type="string" calcext:value-type="string">
            <text:p>NPY4R</text:p>
          </table:table-cell>
        </table:table-row>
        <table:table-row table:style-name="ro1">
          <table:table-cell office:value-type="string" calcext:value-type="string">
            <text:p>ENSG00000204767</text:p>
          </table:table-cell>
          <table:table-cell office:value-type="float" office:value="-2.6612448393251" calcext:value-type="float">
            <text:p>-2.6612448393251</text:p>
          </table:table-cell>
          <table:table-cell office:value-type="float" office:value="0.0234691478646967" calcext:value-type="float">
            <text:p>0.023469147864697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150.67167577467" calcext:value-type="float">
            <text:p>3150.67167577467</text:p>
          </table:table-cell>
          <table:table-cell office:value-type="float" office:value="498.063956351202" calcext:value-type="float">
            <text:p>498.063956351202</text:p>
          </table:table-cell>
          <table:table-cell office:value-type="string" calcext:value-type="string">
            <text:p>FAM196B</text:p>
          </table:table-cell>
        </table:table-row>
        <table:table-row table:style-name="ro1">
          <table:table-cell office:value-type="string" calcext:value-type="string">
            <text:p>ENSG00000205592</text:p>
          </table:table-cell>
          <table:table-cell office:value-type="float" office:value="3.4049605380099" calcext:value-type="float">
            <text:p>3.4049605380099</text:p>
          </table:table-cell>
          <table:table-cell office:value-type="float" office:value="0.0442492335558235" calcext:value-type="float">
            <text:p>0.04424923355582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6.7588918924184" calcext:value-type="float">
            <text:p>16.7588918924184</text:p>
          </table:table-cell>
          <table:table-cell office:value-type="float" office:value="177.517703383829" calcext:value-type="float">
            <text:p>177.517703383829</text:p>
          </table:table-cell>
          <table:table-cell office:value-type="string" calcext:value-type="string">
            <text:p>MUC19</text:p>
          </table:table-cell>
        </table:table-row>
        <table:table-row table:style-name="ro1">
          <table:table-cell office:value-type="string" calcext:value-type="string">
            <text:p>ENSG00000205922</text:p>
          </table:table-cell>
          <table:table-cell office:value-type="float" office:value="7.8549372541602" calcext:value-type="float">
            <text:p>7.8549372541602</text:p>
          </table:table-cell>
          <table:table-cell office:value-type="float" office:value="0.0044179970058307" calcext:value-type="float">
            <text:p>0.00441799700583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0.985817170142262" calcext:value-type="float">
            <text:p>0.985817170142262</text:p>
          </table:table-cell>
          <table:table-cell office:value-type="float" office:value="228.237047207781" calcext:value-type="float">
            <text:p>228.237047207781</text:p>
          </table:table-cell>
          <table:table-cell office:value-type="string" calcext:value-type="string">
            <text:p>ONECUT3</text:p>
          </table:table-cell>
        </table:table-row>
        <table:table-row table:style-name="ro1">
          <table:table-cell office:value-type="string" calcext:value-type="string">
            <text:p>ENSG00000206384</text:p>
          </table:table-cell>
          <table:table-cell office:value-type="float" office:value="3.64786732896366" calcext:value-type="float">
            <text:p>3.64786732896366</text:p>
          </table:table-cell>
          <table:table-cell office:value-type="float" office:value="0.0471338085997759" calcext:value-type="float">
            <text:p>0.047133808599776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0.8439888715649" calcext:value-type="float">
            <text:p>10.8439888715649</text:p>
          </table:table-cell>
          <table:table-cell office:value-type="float" office:value="135.927841448189" calcext:value-type="float">
            <text:p>135.927841448189</text:p>
          </table:table-cell>
          <table:table-cell office:value-type="string" calcext:value-type="string">
            <text:p>COL6A6</text:p>
          </table:table-cell>
        </table:table-row>
        <table:table-row table:style-name="ro1">
          <table:table-cell office:value-type="string" calcext:value-type="string">
            <text:p>ENSG00000206538</text:p>
          </table:table-cell>
          <table:table-cell office:value-type="float" office:value="-2.13764611708981" calcext:value-type="float">
            <text:p>-2.13764611708981</text:p>
          </table:table-cell>
          <table:table-cell office:value-type="float" office:value="0.0393518899221827" calcext:value-type="float">
            <text:p>0.039351889922183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508.52330853631" calcext:value-type="float">
            <text:p>3508.52330853631</text:p>
          </table:table-cell>
          <table:table-cell office:value-type="float" office:value="797.308084912514" calcext:value-type="float">
            <text:p>797.308084912514</text:p>
          </table:table-cell>
          <table:table-cell office:value-type="string" calcext:value-type="string">
            <text:p>VGLL3</text:p>
          </table:table-cell>
        </table:table-row>
        <table:table-row table:style-name="ro1">
          <table:table-cell office:value-type="string" calcext:value-type="string">
            <text:p>ENSG00000211448</text:p>
          </table:table-cell>
          <table:table-cell office:value-type="float" office:value="2.27679430408429" calcext:value-type="float">
            <text:p>2.27679430408429</text:p>
          </table:table-cell>
          <table:table-cell office:value-type="float" office:value="0.0316127774876598" calcext:value-type="float">
            <text:p>0.03161277748766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002.19467255893" calcext:value-type="float">
            <text:p>2002.19467255893</text:p>
          </table:table-cell>
          <table:table-cell office:value-type="float" office:value="9702.61047352188" calcext:value-type="float">
            <text:p>9702.61047352188</text:p>
          </table:table-cell>
          <table:table-cell office:value-type="string" calcext:value-type="string">
            <text:p>DIO2</text:p>
          </table:table-cell>
        </table:table-row>
        <table:table-row table:style-name="ro1">
          <table:table-cell office:value-type="string" calcext:value-type="string">
            <text:p>ENSG00000213462</text:p>
          </table:table-cell>
          <table:table-cell office:value-type="float" office:value="1.99606648141668" calcext:value-type="float">
            <text:p>1.99606648141668</text:p>
          </table:table-cell>
          <table:table-cell office:value-type="float" office:value="0.0417535516105822" calcext:value-type="float">
            <text:p>0.04175355161058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5926.73282689528" calcext:value-type="float">
            <text:p>5926.73282689528</text:p>
          </table:table-cell>
          <table:table-cell office:value-type="float" office:value="23642.3149300966" calcext:value-type="float">
            <text:p>23642.3149300966</text:p>
          </table:table-cell>
          <table:table-cell office:value-type="string" calcext:value-type="string">
            <text:p>ERV3-1</text:p>
          </table:table-cell>
        </table:table-row>
        <table:table-row table:style-name="ro1">
          <table:table-cell office:value-type="string" calcext:value-type="string">
            <text:p>ENSG00000214402</text:p>
          </table:table-cell>
          <table:table-cell office:value-type="float" office:value="5.44236135305184" calcext:value-type="float">
            <text:p>5.44236135305184</text:p>
          </table:table-cell>
          <table:table-cell office:value-type="float" office:value="0.00240343547515491" calcext:value-type="float">
            <text:p>0.002403435475155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0.5603322744101" calcext:value-type="float">
            <text:p>30.5603322744101</text:p>
          </table:table-cell>
          <table:table-cell office:value-type="float" office:value="1328.84680818752" calcext:value-type="float">
            <text:p>1328.84680818752</text:p>
          </table:table-cell>
          <table:table-cell office:value-type="string" calcext:value-type="string">
            <text:p>LCNL1</text:p>
          </table:table-cell>
        </table:table-row>
        <table:table-row table:style-name="ro1">
          <table:table-cell office:value-type="string" calcext:value-type="string">
            <text:p>ENSG00000215182</text:p>
          </table:table-cell>
          <table:table-cell office:value-type="float" office:value="7.81266202796662" calcext:value-type="float">
            <text:p>7.81266202796662</text:p>
          </table:table-cell>
          <table:table-cell office:value-type="float" office:value="0.00142199819589947" calcext:value-type="float">
            <text:p>0.001421998195899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.97163434028452" calcext:value-type="float">
            <text:p>1.97163434028452</text:p>
          </table:table-cell>
          <table:table-cell office:value-type="float" office:value="443.287065021334" calcext:value-type="float">
            <text:p>443.287065021334</text:p>
          </table:table-cell>
          <table:table-cell office:value-type="string" calcext:value-type="string">
            <text:p>MUC5AC</text:p>
          </table:table-cell>
        </table:table-row>
        <table:table-row table:style-name="ro1">
          <table:table-cell office:value-type="string" calcext:value-type="string">
            <text:p>ENSG00000215861</text:p>
          </table:table-cell>
          <table:table-cell office:value-type="float" office:value="-2.48759293008699" calcext:value-type="float">
            <text:p>-2.48759293008699</text:p>
          </table:table-cell>
          <table:table-cell office:value-type="float" office:value="0.0393880261846809" calcext:value-type="float">
            <text:p>0.03938802618468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745.27778062755" calcext:value-type="float">
            <text:p>745.27778062755</text:p>
          </table:table-cell>
          <table:table-cell office:value-type="float" office:value="132.884680818752" calcext:value-type="float">
            <text:p>132.884680818752</text:p>
          </table:table-cell>
          <table:table-cell office:value-type="string" calcext:value-type="string">
            <text:p>AC245297.1</text:p>
          </table:table-cell>
        </table:table-row>
        <table:table-row table:style-name="ro1">
          <table:table-cell office:value-type="string" calcext:value-type="string">
            <text:p>ENSG00000216331</text:p>
          </table:table-cell>
          <table:table-cell office:value-type="float" office:value="3.66848401942963" calcext:value-type="float">
            <text:p>3.66848401942963</text:p>
          </table:table-cell>
          <table:table-cell office:value-type="float" office:value="0.0374330896055521" calcext:value-type="float">
            <text:p>0.03743308960555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3.8014403819917" calcext:value-type="float">
            <text:p>13.8014403819917</text:p>
          </table:table-cell>
          <table:table-cell office:value-type="float" office:value="175.488929630871" calcext:value-type="float">
            <text:p>175.488929630871</text:p>
          </table:table-cell>
          <table:table-cell office:value-type="string" calcext:value-type="string">
            <text:p>HIST1H1PS1</text:p>
          </table:table-cell>
        </table:table-row>
        <table:table-row table:style-name="ro1">
          <table:table-cell office:value-type="string" calcext:value-type="string">
            <text:p>ENSG00000217648</text:p>
          </table:table-cell>
          <table:table-cell office:value-type="float" office:value="2.78733353232611" calcext:value-type="float">
            <text:p>2.78733353232611</text:p>
          </table:table-cell>
          <table:table-cell office:value-type="float" office:value="0.0421343486812171" calcext:value-type="float">
            <text:p>0.042134348681217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54.2199443578244" calcext:value-type="float">
            <text:p>54.2199443578244</text:p>
          </table:table-cell>
          <table:table-cell office:value-type="float" office:value="374.30875742076" calcext:value-type="float">
            <text:p>374.30875742076</text:p>
          </table:table-cell>
          <table:table-cell office:value-type="string" calcext:value-type="string">
            <text:p>AL136116.3</text:p>
          </table:table-cell>
        </table:table-row>
        <table:table-row table:style-name="ro1">
          <table:table-cell office:value-type="string" calcext:value-type="string">
            <text:p>ENSG00000221866</text:p>
          </table:table-cell>
          <table:table-cell office:value-type="float" office:value="2.00638966623605" calcext:value-type="float">
            <text:p>2.00638966623605</text:p>
          </table:table-cell>
          <table:table-cell office:value-type="float" office:value="0.0455914734876164" calcext:value-type="float">
            <text:p>0.045591473487616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816.256616877793" calcext:value-type="float">
            <text:p>816.256616877793</text:p>
          </table:table-cell>
          <table:table-cell office:value-type="float" office:value="3279.51277165669" calcext:value-type="float">
            <text:p>3279.51277165669</text:p>
          </table:table-cell>
          <table:table-cell office:value-type="string" calcext:value-type="string">
            <text:p>PLXNA4</text:p>
          </table:table-cell>
        </table:table-row>
        <table:table-row table:style-name="ro1">
          <table:table-cell office:value-type="string" calcext:value-type="string">
            <text:p>ENSG00000221955</text:p>
          </table:table-cell>
          <table:table-cell office:value-type="float" office:value="-2.33371438604092" calcext:value-type="float">
            <text:p>-2.33371438604092</text:p>
          </table:table-cell>
          <table:table-cell office:value-type="float" office:value="0.03203719645426" calcext:value-type="float">
            <text:p>0.03203719645426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579.50214478655" calcext:value-type="float">
            <text:p>3579.50214478655</text:p>
          </table:table-cell>
          <table:table-cell office:value-type="float" office:value="710.070813535318" calcext:value-type="float">
            <text:p>710.070813535318</text:p>
          </table:table-cell>
          <table:table-cell office:value-type="string" calcext:value-type="string">
            <text:p>SLC12A8</text:p>
          </table:table-cell>
        </table:table-row>
        <table:table-row table:style-name="ro1">
          <table:table-cell office:value-type="string" calcext:value-type="string">
            <text:p>ENSG00000223865</text:p>
          </table:table-cell>
          <table:table-cell office:value-type="float" office:value="-2.43830012229345" calcext:value-type="float">
            <text:p>-2.43830012229345</text:p>
          </table:table-cell>
          <table:table-cell office:value-type="float" office:value="0.0377124126610293" calcext:value-type="float">
            <text:p>0.037712412661029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962.157558058847" calcext:value-type="float">
            <text:p>962.157558058847</text:p>
          </table:table-cell>
          <table:table-cell office:value-type="float" office:value="177.517703383829" calcext:value-type="float">
            <text:p>177.517703383829</text:p>
          </table:table-cell>
          <table:table-cell office:value-type="string" calcext:value-type="string">
            <text:p>HLA-DPB1</text:p>
          </table:table-cell>
        </table:table-row>
        <table:table-row table:style-name="ro1">
          <table:table-cell office:value-type="string" calcext:value-type="string">
            <text:p>ENSG00000224568</text:p>
          </table:table-cell>
          <table:table-cell office:value-type="float" office:value="7.76917460800764" calcext:value-type="float">
            <text:p>7.76917460800764</text:p>
          </table:table-cell>
          <table:table-cell office:value-type="float" office:value="0.0437077224650716" calcext:value-type="float">
            <text:p>0.04370772246507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0" calcext:value-type="float">
            <text:p>0</text:p>
          </table:table-cell>
          <table:table-cell office:value-type="float" office:value="39.561088182682" calcext:value-type="float">
            <text:p>39.561088182682</text:p>
          </table:table-cell>
          <table:table-cell office:value-type="string" calcext:value-type="string">
            <text:p>LINC01886</text:p>
          </table:table-cell>
        </table:table-row>
        <table:table-row table:style-name="ro1">
          <table:table-cell office:value-type="string" calcext:value-type="string">
            <text:p>ENSG00000227039</text:p>
          </table:table-cell>
          <table:table-cell office:value-type="float" office:value="4.25065711884859" calcext:value-type="float">
            <text:p>4.25065711884859</text:p>
          </table:table-cell>
          <table:table-cell office:value-type="float" office:value="0.0392886000898204" calcext:value-type="float">
            <text:p>0.0392886000898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5.91490302085357" calcext:value-type="float">
            <text:p>5.91490302085357</text:p>
          </table:table-cell>
          <table:table-cell office:value-type="float" office:value="112.596943289172" calcext:value-type="float">
            <text:p>112.596943289172</text:p>
          </table:table-cell>
          <table:table-cell office:value-type="string" calcext:value-type="string">
            <text:p>ITGB2-AS1</text:p>
          </table:table-cell>
        </table:table-row>
        <table:table-row table:style-name="ro1">
          <table:table-cell office:value-type="string" calcext:value-type="string">
            <text:p>ENSG00000227482</text:p>
          </table:table-cell>
          <table:table-cell office:value-type="float" office:value="5.07094048183035" calcext:value-type="float">
            <text:p>5.07094048183035</text:p>
          </table:table-cell>
          <table:table-cell office:value-type="float" office:value="0.0297936015432205" calcext:value-type="float">
            <text:p>0.02979360154322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.95745151042678" calcext:value-type="float">
            <text:p>2.95745151042678</text:p>
          </table:table-cell>
          <table:table-cell office:value-type="float" office:value="99.4099138949445" calcext:value-type="float">
            <text:p>99.4099138949445</text:p>
          </table:table-cell>
          <table:table-cell office:value-type="string" calcext:value-type="string">
            <text:p>AL157702.2</text:p>
          </table:table-cell>
        </table:table-row>
        <table:table-row table:style-name="ro1">
          <table:table-cell office:value-type="string" calcext:value-type="string">
            <text:p>ENSG00000228063</text:p>
          </table:table-cell>
          <table:table-cell office:value-type="float" office:value="-2.28716204459477" calcext:value-type="float">
            <text:p>-2.28716204459477</text:p>
          </table:table-cell>
          <table:table-cell office:value-type="float" office:value="0.0384406538326294" calcext:value-type="float">
            <text:p>0.038440653832629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544.77550561292" calcext:value-type="float">
            <text:p>1544.77550561292</text:p>
          </table:table-cell>
          <table:table-cell office:value-type="float" office:value="316.488705461456" calcext:value-type="float">
            <text:p>316.488705461456</text:p>
          </table:table-cell>
          <table:table-cell office:value-type="string" calcext:value-type="string">
            <text:p>LYPLAL1-AS1</text:p>
          </table:table-cell>
        </table:table-row>
        <table:table-row table:style-name="ro1">
          <table:table-cell office:value-type="string" calcext:value-type="string">
            <text:p>ENSG00000229245</text:p>
          </table:table-cell>
          <table:table-cell office:value-type="float" office:value="-3.44373356352347" calcext:value-type="float">
            <text:p>-3.44373356352347</text:p>
          </table:table-cell>
          <table:table-cell office:value-type="float" office:value="0.0187105345830178" calcext:value-type="float">
            <text:p>0.018710534583018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618.107365679198" calcext:value-type="float">
            <text:p>618.107365679198</text:p>
          </table:table-cell>
          <table:table-cell office:value-type="float" office:value="56.8056650828254" calcext:value-type="float">
            <text:p>56.8056650828254</text:p>
          </table:table-cell>
          <table:table-cell office:value-type="string" calcext:value-type="string">
            <text:p>AL359636.1</text:p>
          </table:table-cell>
        </table:table-row>
        <table:table-row table:style-name="ro1">
          <table:table-cell office:value-type="string" calcext:value-type="string">
            <text:p>ENSG00000230453</text:p>
          </table:table-cell>
          <table:table-cell office:value-type="float" office:value="-2.5153199399923" calcext:value-type="float">
            <text:p>-2.5153199399923</text:p>
          </table:table-cell>
          <table:table-cell office:value-type="float" office:value="0.043789115803306" calcext:value-type="float">
            <text:p>0.043789115803306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545.156895088671" calcext:value-type="float">
            <text:p>545.156895088671</text:p>
          </table:table-cell>
          <table:table-cell office:value-type="float" office:value="95.3523663890284" calcext:value-type="float">
            <text:p>95.3523663890284</text:p>
          </table:table-cell>
          <table:table-cell office:value-type="string" calcext:value-type="string">
            <text:p>ANKRD18B</text:p>
          </table:table-cell>
        </table:table-row>
        <table:table-row table:style-name="ro1">
          <table:table-cell office:value-type="string" calcext:value-type="string">
            <text:p>ENSG00000230805</text:p>
          </table:table-cell>
          <table:table-cell office:value-type="float" office:value="7.65369617739061" calcext:value-type="float">
            <text:p>7.65369617739061</text:p>
          </table:table-cell>
          <table:table-cell office:value-type="float" office:value="0.0493941647536298" calcext:value-type="float">
            <text:p>0.04939416475363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0" calcext:value-type="float">
            <text:p>0</text:p>
          </table:table-cell>
          <table:table-cell office:value-type="float" office:value="36.5179275532449" calcext:value-type="float">
            <text:p>36.5179275532449</text:p>
          </table:table-cell>
          <table:table-cell office:value-type="string" calcext:value-type="string">
            <text:p>AL132709.1</text:p>
          </table:table-cell>
        </table:table-row>
        <table:table-row table:style-name="ro1">
          <table:table-cell office:value-type="string" calcext:value-type="string">
            <text:p>ENSG00000230918</text:p>
          </table:table-cell>
          <table:table-cell office:value-type="float" office:value="-3.615593211331" calcext:value-type="float">
            <text:p>-3.615593211331</text:p>
          </table:table-cell>
          <table:table-cell office:value-type="float" office:value="0.0215151233127592" calcext:value-type="float">
            <text:p>0.021515123312759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85.454513525624" calcext:value-type="float">
            <text:p>385.454513525624</text:p>
          </table:table-cell>
          <table:table-cell office:value-type="float" office:value="31.4459931708498" calcext:value-type="float">
            <text:p>31.4459931708498</text:p>
          </table:table-cell>
          <table:table-cell office:value-type="string" calcext:value-type="string">
            <text:p>AC008063.1</text:p>
          </table:table-cell>
        </table:table-row>
        <table:table-row table:style-name="ro1">
          <table:table-cell office:value-type="string" calcext:value-type="string">
            <text:p>ENSG00000231290</text:p>
          </table:table-cell>
          <table:table-cell office:value-type="float" office:value="2.09810583271677" calcext:value-type="float">
            <text:p>2.09810583271677</text:p>
          </table:table-cell>
          <table:table-cell office:value-type="float" office:value="0.0413221688858158" calcext:value-type="float">
            <text:p>0.041322168885816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765.979941200537" calcext:value-type="float">
            <text:p>765.979941200537</text:p>
          </table:table-cell>
          <table:table-cell office:value-type="float" office:value="3279.51277165669" calcext:value-type="float">
            <text:p>3279.51277165669</text:p>
          </table:table-cell>
          <table:table-cell office:value-type="string" calcext:value-type="string">
            <text:p>APCDD1L-AS1</text:p>
          </table:table-cell>
        </table:table-row>
        <table:table-row table:style-name="ro1">
          <table:table-cell office:value-type="string" calcext:value-type="string">
            <text:p>ENSG00000231445</text:p>
          </table:table-cell>
          <table:table-cell office:value-type="float" office:value="-4.09489501423056" calcext:value-type="float">
            <text:p>-4.09489501423056</text:p>
          </table:table-cell>
          <table:table-cell office:value-type="float" office:value="0.0244879045169093" calcext:value-type="float">
            <text:p>0.024487904516909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08.007422900017" calcext:value-type="float">
            <text:p>208.007422900017</text:p>
          </table:table-cell>
          <table:table-cell office:value-type="float" office:value="12.1726425177483" calcext:value-type="float">
            <text:p>12.1726425177483</text:p>
          </table:table-cell>
          <table:table-cell office:value-type="string" calcext:value-type="string">
            <text:p>TIMM8AP1</text:p>
          </table:table-cell>
        </table:table-row>
        <table:table-row table:style-name="ro1">
          <table:table-cell office:value-type="string" calcext:value-type="string">
            <text:p>ENSG00000231465</text:p>
          </table:table-cell>
          <table:table-cell office:value-type="float" office:value="-4.45859961143317" calcext:value-type="float">
            <text:p>-4.45859961143317</text:p>
          </table:table-cell>
          <table:table-cell office:value-type="float" office:value="0.0223455270850835" calcext:value-type="float">
            <text:p>0.02234552708508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78.432907795749" calcext:value-type="float">
            <text:p>178.432907795749</text:p>
          </table:table-cell>
          <table:table-cell office:value-type="float" office:value="8.1150950118322" calcext:value-type="float">
            <text:p>8.1150950118322</text:p>
          </table:table-cell>
          <table:table-cell office:value-type="string" calcext:value-type="string">
            <text:p>AL359636.2</text:p>
          </table:table-cell>
        </table:table-row>
        <table:table-row table:style-name="ro1">
          <table:table-cell office:value-type="string" calcext:value-type="string">
            <text:p>ENSG00000233030</text:p>
          </table:table-cell>
          <table:table-cell office:value-type="float" office:value="4.44838507582415" calcext:value-type="float">
            <text:p>4.44838507582415</text:p>
          </table:table-cell>
          <table:table-cell office:value-type="float" office:value="0.00954803551293012" calcext:value-type="float">
            <text:p>0.00954803551293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2.673794913272" calcext:value-type="float">
            <text:p>22.673794913272</text:p>
          </table:table-cell>
          <table:table-cell office:value-type="float" office:value="495.020795721764" calcext:value-type="float">
            <text:p>495.020795721764</text:p>
          </table:table-cell>
          <table:table-cell office:value-type="string" calcext:value-type="string">
            <text:p>AC243772.2</text:p>
          </table:table-cell>
        </table:table-row>
        <table:table-row table:style-name="ro1">
          <table:table-cell office:value-type="string" calcext:value-type="string">
            <text:p>ENSG00000233521</text:p>
          </table:table-cell>
          <table:table-cell office:value-type="float" office:value="-3.15078675876024" calcext:value-type="float">
            <text:p>-3.15078675876024</text:p>
          </table:table-cell>
          <table:table-cell office:value-type="float" office:value="0.0344725433793416" calcext:value-type="float">
            <text:p>0.03447254337934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24.333848976804" calcext:value-type="float">
            <text:p>324.333848976804</text:p>
          </table:table-cell>
          <table:table-cell office:value-type="float" office:value="36.5179275532449" calcext:value-type="float">
            <text:p>36.5179275532449</text:p>
          </table:table-cell>
          <table:table-cell office:value-type="string" calcext:value-type="string">
            <text:p>LINC01638</text:p>
          </table:table-cell>
        </table:table-row>
        <table:table-row table:style-name="ro1">
          <table:table-cell office:value-type="string" calcext:value-type="string">
            <text:p>ENSG00000233901</text:p>
          </table:table-cell>
          <table:table-cell office:value-type="float" office:value="2.93212750002351" calcext:value-type="float">
            <text:p>2.93212750002351</text:p>
          </table:table-cell>
          <table:table-cell office:value-type="float" office:value="0.0173380566267131" calcext:value-type="float">
            <text:p>0.017338056626713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578.674678873508" calcext:value-type="float">
            <text:p>578.674678873508</text:p>
          </table:table-cell>
          <table:table-cell office:value-type="float" office:value="4416.64046018968" calcext:value-type="float">
            <text:p>4416.64046018968</text:p>
          </table:table-cell>
          <table:table-cell office:value-type="string" calcext:value-type="string">
            <text:p>LINC01503</text:p>
          </table:table-cell>
        </table:table-row>
        <table:table-row table:style-name="ro1">
          <table:table-cell office:value-type="string" calcext:value-type="string">
            <text:p>ENSG00000234083</text:p>
          </table:table-cell>
          <table:table-cell office:value-type="float" office:value="-5.88945231802332" calcext:value-type="float">
            <text:p>-5.88945231802332</text:p>
          </table:table-cell>
          <table:table-cell office:value-type="float" office:value="0.043261478376847" calcext:value-type="float">
            <text:p>0.043261478376847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60.134847378678" calcext:value-type="float">
            <text:p>60.134847378678</text:p>
          </table:table-cell>
          <table:table-cell office:value-type="float" office:value="1.01438687647903" calcext:value-type="float">
            <text:p>1.01438687647903</text:p>
          </table:table-cell>
          <table:table-cell office:value-type="string" calcext:value-type="string">
            <text:p>AJ006995.1</text:p>
          </table:table-cell>
        </table:table-row>
        <table:table-row table:style-name="ro1">
          <table:table-cell office:value-type="string" calcext:value-type="string">
            <text:p>ENSG00000234156</text:p>
          </table:table-cell>
          <table:table-cell office:value-type="float" office:value="-3.41819508284627" calcext:value-type="float">
            <text:p>-3.41819508284627</text:p>
          </table:table-cell>
          <table:table-cell office:value-type="float" office:value="0.0471408436969791" calcext:value-type="float">
            <text:p>0.047140843696979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62.659833073473" calcext:value-type="float">
            <text:p>162.659833073473</text:p>
          </table:table-cell>
          <table:table-cell office:value-type="float" office:value="15.2158031471854" calcext:value-type="float">
            <text:p>15.2158031471854</text:p>
          </table:table-cell>
          <table:table-cell office:value-type="string" calcext:value-type="string">
            <text:p>AL162254.1</text:p>
          </table:table-cell>
        </table:table-row>
        <table:table-row table:style-name="ro1">
          <table:table-cell office:value-type="string" calcext:value-type="string">
            <text:p>ENSG00000234362</text:p>
          </table:table-cell>
          <table:table-cell office:value-type="float" office:value="-4.60645405839886" calcext:value-type="float">
            <text:p>-4.60645405839886</text:p>
          </table:table-cell>
          <table:table-cell office:value-type="float" office:value="0.0105517787451212" calcext:value-type="float">
            <text:p>0.01055177874512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70.66725597349" calcext:value-type="float">
            <text:p>370.66725597349</text:p>
          </table:table-cell>
          <table:table-cell office:value-type="float" office:value="15.2158031471854" calcext:value-type="float">
            <text:p>15.2158031471854</text:p>
          </table:table-cell>
          <table:table-cell office:value-type="string" calcext:value-type="string">
            <text:p>LINC01914</text:p>
          </table:table-cell>
        </table:table-row>
        <table:table-row table:style-name="ro1">
          <table:table-cell office:value-type="string" calcext:value-type="string">
            <text:p>ENSG00000234840</text:p>
          </table:table-cell>
          <table:table-cell office:value-type="float" office:value="4.54219161342232" calcext:value-type="float">
            <text:p>4.54219161342232</text:p>
          </table:table-cell>
          <table:table-cell office:value-type="float" office:value="0.0123756783213991" calcext:value-type="float">
            <text:p>0.012375678321399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3.8014403819917" calcext:value-type="float">
            <text:p>13.8014403819917</text:p>
          </table:table-cell>
          <table:table-cell office:value-type="float" office:value="321.560639843851" calcext:value-type="float">
            <text:p>321.560639843851</text:p>
          </table:table-cell>
          <table:table-cell office:value-type="string" calcext:value-type="string">
            <text:p>LINC01239</text:p>
          </table:table-cell>
        </table:table-row>
        <table:table-row table:style-name="ro1">
          <table:table-cell office:value-type="string" calcext:value-type="string">
            <text:p>ENSG00000235665</text:p>
          </table:table-cell>
          <table:table-cell office:value-type="float" office:value="-5.81669626231695" calcext:value-type="float">
            <text:p>-5.81669626231695</text:p>
          </table:table-cell>
          <table:table-cell office:value-type="float" office:value="0.0467331448998224" calcext:value-type="float">
            <text:p>0.04673314489982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57.1773958682512" calcext:value-type="float">
            <text:p>57.1773958682512</text:p>
          </table:table-cell>
          <table:table-cell office:value-type="float" office:value="1.01438687647903" calcext:value-type="float">
            <text:p>1.01438687647903</text:p>
          </table:table-cell>
          <table:table-cell office:value-type="string" calcext:value-type="string">
            <text:p>LINC00298</text:p>
          </table:table-cell>
        </table:table-row>
        <table:table-row table:style-name="ro1">
          <table:table-cell office:value-type="string" calcext:value-type="string">
            <text:p>ENSG00000236116</text:p>
          </table:table-cell>
          <table:table-cell office:value-type="float" office:value="-6.04617717402651" calcext:value-type="float">
            <text:p>-6.04617717402651</text:p>
          </table:table-cell>
          <table:table-cell office:value-type="float" office:value="0.0365289754072723" calcext:value-type="float">
            <text:p>0.03652897540727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67.0355675696738" calcext:value-type="float">
            <text:p>67.0355675696738</text:p>
          </table:table-cell>
          <table:table-cell office:value-type="float" office:value="1.01438687647903" calcext:value-type="float">
            <text:p>1.01438687647903</text:p>
          </table:table-cell>
          <table:table-cell office:value-type="string" calcext:value-type="string">
            <text:p>AC064853.1</text:p>
          </table:table-cell>
        </table:table-row>
        <table:table-row table:style-name="ro1">
          <table:table-cell office:value-type="string" calcext:value-type="string">
            <text:p>ENSG00000237575</text:p>
          </table:table-cell>
          <table:table-cell office:value-type="float" office:value="4.62616091898972" calcext:value-type="float">
            <text:p>4.62616091898972</text:p>
          </table:table-cell>
          <table:table-cell office:value-type="float" office:value="0.0374567548925443" calcext:value-type="float">
            <text:p>0.03745675489254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.94326868056905" calcext:value-type="float">
            <text:p>3.94326868056905</text:p>
          </table:table-cell>
          <table:table-cell office:value-type="float" office:value="97.3811401419864" calcext:value-type="float">
            <text:p>97.3811401419864</text:p>
          </table:table-cell>
          <table:table-cell office:value-type="string" calcext:value-type="string">
            <text:p>PYY2</text:p>
          </table:table-cell>
        </table:table-row>
        <table:table-row table:style-name="ro1">
          <table:table-cell office:value-type="string" calcext:value-type="string">
            <text:p>ENSG00000238266</text:p>
          </table:table-cell>
          <table:table-cell office:value-type="float" office:value="-3.82912213729478" calcext:value-type="float">
            <text:p>-3.82912213729478</text:p>
          </table:table-cell>
          <table:table-cell office:value-type="float" office:value="0.0489615481285288" calcext:value-type="float">
            <text:p>0.048961548128529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15.340608906645" calcext:value-type="float">
            <text:p>115.340608906645</text:p>
          </table:table-cell>
          <table:table-cell office:value-type="float" office:value="8.1150950118322" calcext:value-type="float">
            <text:p>8.1150950118322</text:p>
          </table:table-cell>
          <table:table-cell office:value-type="string" calcext:value-type="string">
            <text:p>LINC00707</text:p>
          </table:table-cell>
        </table:table-row>
        <table:table-row table:style-name="ro1">
          <table:table-cell office:value-type="string" calcext:value-type="string">
            <text:p>ENSG00000239377</text:p>
          </table:table-cell>
          <table:table-cell office:value-type="float" office:value="3.18911234705335" calcext:value-type="float">
            <text:p>3.18911234705335</text:p>
          </table:table-cell>
          <table:table-cell office:value-type="float" office:value="0.0472896147172389" calcext:value-type="float">
            <text:p>0.047289614717239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1.6879777431298" calcext:value-type="float">
            <text:p>21.6879777431298</text:p>
          </table:table-cell>
          <table:table-cell office:value-type="float" office:value="197.80544091341" calcext:value-type="float">
            <text:p>197.80544091341</text:p>
          </table:table-cell>
          <table:table-cell office:value-type="string" calcext:value-type="string">
            <text:p>AC073111.1</text:p>
          </table:table-cell>
        </table:table-row>
        <table:table-row table:style-name="ro1">
          <table:table-cell office:value-type="string" calcext:value-type="string">
            <text:p>ENSG00000239887</text:p>
          </table:table-cell>
          <table:table-cell office:value-type="float" office:value="2.77818175542608" calcext:value-type="float">
            <text:p>2.77818175542608</text:p>
          </table:table-cell>
          <table:table-cell office:value-type="float" office:value="0.0444943862401538" calcext:value-type="float">
            <text:p>0.04449438624015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50.2766756772553" calcext:value-type="float">
            <text:p>50.2766756772553</text:p>
          </table:table-cell>
          <table:table-cell office:value-type="float" office:value="344.891538002869" calcext:value-type="float">
            <text:p>344.891538002869</text:p>
          </table:table-cell>
          <table:table-cell office:value-type="string" calcext:value-type="string">
            <text:p>C1orf226</text:p>
          </table:table-cell>
        </table:table-row>
        <table:table-row table:style-name="ro1">
          <table:table-cell office:value-type="string" calcext:value-type="string">
            <text:p>ENSG00000240891</text:p>
          </table:table-cell>
          <table:table-cell office:value-type="float" office:value="2.35948882805579" calcext:value-type="float">
            <text:p>2.35948882805579</text:p>
          </table:table-cell>
          <table:table-cell office:value-type="float" office:value="0.0432136849747277" calcext:value-type="float">
            <text:p>0.043213684974728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55.759112882477" calcext:value-type="float">
            <text:p>155.759112882477</text:p>
          </table:table-cell>
          <table:table-cell office:value-type="float" office:value="799.336858665472" calcext:value-type="float">
            <text:p>799.336858665472</text:p>
          </table:table-cell>
          <table:table-cell office:value-type="string" calcext:value-type="string">
            <text:p>PLCXD2</text:p>
          </table:table-cell>
        </table:table-row>
        <table:table-row table:style-name="ro1">
          <table:table-cell office:value-type="string" calcext:value-type="string">
            <text:p>ENSG00000241956</text:p>
          </table:table-cell>
          <table:table-cell office:value-type="float" office:value="-3.95876020915086" calcext:value-type="float">
            <text:p>-3.95876020915086</text:p>
          </table:table-cell>
          <table:table-cell office:value-type="float" office:value="0.0240694898471045" calcext:value-type="float">
            <text:p>0.024069489847105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36.596120834143" calcext:value-type="float">
            <text:p>236.596120834143</text:p>
          </table:table-cell>
          <table:table-cell office:value-type="float" office:value="15.2158031471854" calcext:value-type="float">
            <text:p>15.2158031471854</text:p>
          </table:table-cell>
          <table:table-cell office:value-type="string" calcext:value-type="string">
            <text:p>AC109466.1</text:p>
          </table:table-cell>
        </table:table-row>
        <table:table-row table:style-name="ro1">
          <table:table-cell office:value-type="string" calcext:value-type="string">
            <text:p>ENSG00000242147</text:p>
          </table:table-cell>
          <table:table-cell office:value-type="float" office:value="-4.56755859610207" calcext:value-type="float">
            <text:p>-4.56755859610207</text:p>
          </table:table-cell>
          <table:table-cell office:value-type="float" office:value="0.0311281821960869" calcext:value-type="float">
            <text:p>0.031128182196087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20.269694757356" calcext:value-type="float">
            <text:p>120.269694757356</text:p>
          </table:table-cell>
          <table:table-cell office:value-type="float" office:value="5.07193438239513" calcext:value-type="float">
            <text:p>5.07193438239513</text:p>
          </table:table-cell>
          <table:table-cell office:value-type="string" calcext:value-type="string">
            <text:p>AL365356.5</text:p>
          </table:table-cell>
        </table:table-row>
        <table:table-row table:style-name="ro1">
          <table:table-cell office:value-type="string" calcext:value-type="string">
            <text:p>ENSG00000242366</text:p>
          </table:table-cell>
          <table:table-cell office:value-type="float" office:value="3.43352939909063" calcext:value-type="float">
            <text:p>3.43352939909063</text:p>
          </table:table-cell>
          <table:table-cell office:value-type="float" office:value="0.0448462386876806" calcext:value-type="float">
            <text:p>0.04484623868768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5.7730747222762" calcext:value-type="float">
            <text:p>15.7730747222762</text:p>
          </table:table-cell>
          <table:table-cell office:value-type="float" office:value="170.416995248476" calcext:value-type="float">
            <text:p>170.416995248476</text:p>
          </table:table-cell>
          <table:table-cell office:value-type="string" calcext:value-type="string">
            <text:p>UGT1A8</text:p>
          </table:table-cell>
        </table:table-row>
        <table:table-row table:style-name="ro1">
          <table:table-cell office:value-type="string" calcext:value-type="string">
            <text:p>ENSG00000244242</text:p>
          </table:table-cell>
          <table:table-cell office:value-type="float" office:value="4.00545105664584" calcext:value-type="float">
            <text:p>4.00545105664584</text:p>
          </table:table-cell>
          <table:table-cell office:value-type="float" office:value="0.00793170355324077" calcext:value-type="float">
            <text:p>0.00793170355324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95.6242655037994" calcext:value-type="float">
            <text:p>95.6242655037994</text:p>
          </table:table-cell>
          <table:table-cell office:value-type="float" office:value="1535.78173098924" calcext:value-type="float">
            <text:p>1535.78173098924</text:p>
          </table:table-cell>
          <table:table-cell office:value-type="string" calcext:value-type="string">
            <text:p>IFITM10</text:p>
          </table:table-cell>
        </table:table-row>
        <table:table-row table:style-name="ro1">
          <table:table-cell office:value-type="string" calcext:value-type="string">
            <text:p>ENSG00000246859</text:p>
          </table:table-cell>
          <table:table-cell office:value-type="float" office:value="-2.38963646576217" calcext:value-type="float">
            <text:p>-2.38963646576217</text:p>
          </table:table-cell>
          <table:table-cell office:value-type="float" office:value="0.0306059551890293" calcext:value-type="float">
            <text:p>0.030605955189029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253.19666146946" calcext:value-type="float">
            <text:p>3253.19666146946</text:p>
          </table:table-cell>
          <table:table-cell office:value-type="float" office:value="620.804768405164" calcext:value-type="float">
            <text:p>620.804768405164</text:p>
          </table:table-cell>
          <table:table-cell office:value-type="string" calcext:value-type="string">
            <text:p>STARD4-AS1</text:p>
          </table:table-cell>
        </table:table-row>
        <table:table-row table:style-name="ro1">
          <table:table-cell office:value-type="string" calcext:value-type="string">
            <text:p>ENSG00000246898</text:p>
          </table:table-cell>
          <table:table-cell office:value-type="float" office:value="-3.27035278801256" calcext:value-type="float">
            <text:p>-3.27035278801256</text:p>
          </table:table-cell>
          <table:table-cell office:value-type="float" office:value="0.0352604685559737" calcext:value-type="float">
            <text:p>0.03526046855597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74.057173299549" calcext:value-type="float">
            <text:p>274.057173299549</text:p>
          </table:table-cell>
          <table:table-cell office:value-type="float" office:value="28.4028325414127" calcext:value-type="float">
            <text:p>28.4028325414127</text:p>
          </table:table-cell>
          <table:table-cell office:value-type="string" calcext:value-type="string">
            <text:p>LINC00920</text:p>
          </table:table-cell>
        </table:table-row>
        <table:table-row table:style-name="ro1">
          <table:table-cell office:value-type="string" calcext:value-type="string">
            <text:p>ENSG00000249852</text:p>
          </table:table-cell>
          <table:table-cell office:value-type="float" office:value="3.96086785589172" calcext:value-type="float">
            <text:p>3.96086785589172</text:p>
          </table:table-cell>
          <table:table-cell office:value-type="float" office:value="0.0245213682438322" calcext:value-type="float">
            <text:p>0.02452136824383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4.7872575521339" calcext:value-type="float">
            <text:p>14.7872575521339</text:p>
          </table:table-cell>
          <table:table-cell office:value-type="float" office:value="230.265820960739" calcext:value-type="float">
            <text:p>230.265820960739</text:p>
          </table:table-cell>
          <table:table-cell office:value-type="string" calcext:value-type="string">
            <text:p>AC145676.1</text:p>
          </table:table-cell>
        </table:table-row>
        <table:table-row table:style-name="ro1">
          <table:table-cell office:value-type="string" calcext:value-type="string">
            <text:p>ENSG00000249978</text:p>
          </table:table-cell>
          <table:table-cell office:value-type="float" office:value="-4.21614304942638" calcext:value-type="float">
            <text:p>-4.21614304942638</text:p>
          </table:table-cell>
          <table:table-cell office:value-type="float" office:value="0.0303793245211839" calcext:value-type="float">
            <text:p>0.03037932452118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50.830027031766" calcext:value-type="float">
            <text:p>150.830027031766</text:p>
          </table:table-cell>
          <table:table-cell office:value-type="float" office:value="8.1150950118322" calcext:value-type="float">
            <text:p>8.1150950118322</text:p>
          </table:table-cell>
          <table:table-cell office:value-type="string" calcext:value-type="string">
            <text:p>TRGV7</text:p>
          </table:table-cell>
        </table:table-row>
        <table:table-row table:style-name="ro1">
          <table:table-cell office:value-type="string" calcext:value-type="string">
            <text:p>ENSG00000250337</text:p>
          </table:table-cell>
          <table:table-cell office:value-type="float" office:value="2.07082239127975" calcext:value-type="float">
            <text:p>2.07082239127975</text:p>
          </table:table-cell>
          <table:table-cell office:value-type="float" office:value="0.0439056024288418" calcext:value-type="float">
            <text:p>0.04390560242884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606.277559637491" calcext:value-type="float">
            <text:p>606.277559637491</text:p>
          </table:table-cell>
          <table:table-cell office:value-type="float" office:value="2547.12544683883" calcext:value-type="float">
            <text:p>2547.12544683883</text:p>
          </table:table-cell>
          <table:table-cell office:value-type="string" calcext:value-type="string">
            <text:p>PURPL</text:p>
          </table:table-cell>
        </table:table-row>
        <table:table-row table:style-name="ro1">
          <table:table-cell office:value-type="string" calcext:value-type="string">
            <text:p>ENSG00000250508</text:p>
          </table:table-cell>
          <table:table-cell office:value-type="float" office:value="3.52949853737519" calcext:value-type="float">
            <text:p>3.52949853737519</text:p>
          </table:table-cell>
          <table:table-cell office:value-type="float" office:value="0.036283621951449" calcext:value-type="float">
            <text:p>0.036283621951449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7.7447090625607" calcext:value-type="float">
            <text:p>17.7447090625607</text:p>
          </table:table-cell>
          <table:table-cell office:value-type="float" office:value="204.906149048763" calcext:value-type="float">
            <text:p>204.906149048763</text:p>
          </table:table-cell>
          <table:table-cell office:value-type="string" calcext:value-type="string">
            <text:p>AP000808.1</text:p>
          </table:table-cell>
        </table:table-row>
        <table:table-row table:style-name="ro1">
          <table:table-cell office:value-type="string" calcext:value-type="string">
            <text:p>ENSG00000250722</text:p>
          </table:table-cell>
          <table:table-cell office:value-type="float" office:value="4.51153228157359" calcext:value-type="float">
            <text:p>4.51153228157359</text:p>
          </table:table-cell>
          <table:table-cell office:value-type="float" office:value="0.00499045559506799" calcext:value-type="float">
            <text:p>0.004990455595068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70.9788362502428" calcext:value-type="float">
            <text:p>70.9788362502428</text:p>
          </table:table-cell>
          <table:table-cell office:value-type="float" office:value="1618.96145486052" calcext:value-type="float">
            <text:p>1618.96145486052</text:p>
          </table:table-cell>
          <table:table-cell office:value-type="string" calcext:value-type="string">
            <text:p>SELENOP</text:p>
          </table:table-cell>
        </table:table-row>
        <table:table-row table:style-name="ro1">
          <table:table-cell office:value-type="string" calcext:value-type="string">
            <text:p>ENSG00000253417</text:p>
          </table:table-cell>
          <table:table-cell office:value-type="float" office:value="8.18421529755945" calcext:value-type="float">
            <text:p>8.18421529755945</text:p>
          </table:table-cell>
          <table:table-cell office:value-type="float" office:value="0.027833580726681" calcext:value-type="float">
            <text:p>0.02783358072668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0" calcext:value-type="float">
            <text:p>0</text:p>
          </table:table-cell>
          <table:table-cell office:value-type="float" office:value="52.7481175769093" calcext:value-type="float">
            <text:p>52.7481175769093</text:p>
          </table:table-cell>
          <table:table-cell office:value-type="string" calcext:value-type="string">
            <text:p>LINC02159</text:p>
          </table:table-cell>
        </table:table-row>
        <table:table-row table:style-name="ro1">
          <table:table-cell office:value-type="string" calcext:value-type="string">
            <text:p>ENSG00000253958</text:p>
          </table:table-cell>
          <table:table-cell office:value-type="float" office:value="2.93737950721003" calcext:value-type="float">
            <text:p>2.93737950721003</text:p>
          </table:table-cell>
          <table:table-cell office:value-type="float" office:value="0.0455345938768481" calcext:value-type="float">
            <text:p>0.045534593876848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5.4894181251214" calcext:value-type="float">
            <text:p>35.4894181251214</text:p>
          </table:table-cell>
          <table:table-cell office:value-type="float" office:value="271.855682896379" calcext:value-type="float">
            <text:p>271.855682896379</text:p>
          </table:table-cell>
          <table:table-cell office:value-type="string" calcext:value-type="string">
            <text:p>CLDN23</text:p>
          </table:table-cell>
        </table:table-row>
        <table:table-row table:style-name="ro1">
          <table:table-cell office:value-type="string" calcext:value-type="string">
            <text:p>ENSG00000254726</text:p>
          </table:table-cell>
          <table:table-cell office:value-type="float" office:value="1.94467890595294" calcext:value-type="float">
            <text:p>1.94467890595294</text:p>
          </table:table-cell>
          <table:table-cell office:value-type="float" office:value="0.0461975713463407" calcext:value-type="float">
            <text:p>0.04619757134634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660.11611451957" calcext:value-type="float">
            <text:p>1660.11611451957</text:p>
          </table:table-cell>
          <table:table-cell office:value-type="float" office:value="6390.63732181786" calcext:value-type="float">
            <text:p>6390.63732181786</text:p>
          </table:table-cell>
          <table:table-cell office:value-type="string" calcext:value-type="string">
            <text:p>MEX3A</text:p>
          </table:table-cell>
        </table:table-row>
        <table:table-row table:style-name="ro1">
          <table:table-cell office:value-type="string" calcext:value-type="string">
            <text:p>ENSG00000255364</text:p>
          </table:table-cell>
          <table:table-cell office:value-type="float" office:value="-3.58985074525439" calcext:value-type="float">
            <text:p>-3.58985074525439</text:p>
          </table:table-cell>
          <table:table-cell office:value-type="float" office:value="0.011694393142567" calcext:value-type="float">
            <text:p>0.011694393142567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441.26470274799" calcext:value-type="float">
            <text:p>1441.26470274799</text:p>
          </table:table-cell>
          <table:table-cell office:value-type="float" office:value="119.697651424525" calcext:value-type="float">
            <text:p>119.697651424525</text:p>
          </table:table-cell>
          <table:table-cell office:value-type="string" calcext:value-type="string">
            <text:p>SMILR</text:p>
          </table:table-cell>
        </table:table-row>
        <table:table-row table:style-name="ro1">
          <table:table-cell office:value-type="string" calcext:value-type="string">
            <text:p>ENSG00000257335</text:p>
          </table:table-cell>
          <table:table-cell office:value-type="float" office:value="-3.34809295467171" calcext:value-type="float">
            <text:p>-3.34809295467171</text:p>
          </table:table-cell>
          <table:table-cell office:value-type="float" office:value="0.0369059889559748" calcext:value-type="float">
            <text:p>0.036905988955975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37.581938004285" calcext:value-type="float">
            <text:p>237.581938004285</text:p>
          </table:table-cell>
          <table:table-cell office:value-type="float" office:value="23.3308981590176" calcext:value-type="float">
            <text:p>23.3308981590176</text:p>
          </table:table-cell>
          <table:table-cell office:value-type="string" calcext:value-type="string">
            <text:p>MGAM</text:p>
          </table:table-cell>
        </table:table-row>
        <table:table-row table:style-name="ro1">
          <table:table-cell office:value-type="string" calcext:value-type="string">
            <text:p>ENSG00000258793</text:p>
          </table:table-cell>
          <table:table-cell office:value-type="float" office:value="-3.96774689283962" calcext:value-type="float">
            <text:p>-3.96774689283962</text:p>
          </table:table-cell>
          <table:table-cell office:value-type="float" office:value="0.0337661941756015" calcext:value-type="float">
            <text:p>0.03376619417560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58.716564392904" calcext:value-type="float">
            <text:p>158.716564392904</text:p>
          </table:table-cell>
          <table:table-cell office:value-type="float" office:value="10.1438687647903" calcext:value-type="float">
            <text:p>10.1438687647903</text:p>
          </table:table-cell>
          <table:table-cell office:value-type="string" calcext:value-type="string">
            <text:p>AL355102.4</text:p>
          </table:table-cell>
        </table:table-row>
        <table:table-row table:style-name="ro1">
          <table:table-cell office:value-type="string" calcext:value-type="string">
            <text:p>ENSG00000259721</text:p>
          </table:table-cell>
          <table:table-cell office:value-type="float" office:value="-2.49091912852844" calcext:value-type="float">
            <text:p>-2.49091912852844</text:p>
          </table:table-cell>
          <table:table-cell office:value-type="float" office:value="0.04347043735496" calcext:value-type="float">
            <text:p>0.04347043735496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581.632130383934" calcext:value-type="float">
            <text:p>581.632130383934</text:p>
          </table:table-cell>
          <table:table-cell office:value-type="float" office:value="103.467461400861" calcext:value-type="float">
            <text:p>103.467461400861</text:p>
          </table:table-cell>
          <table:table-cell office:value-type="string" calcext:value-type="string">
            <text:p>AC090877.2</text:p>
          </table:table-cell>
        </table:table-row>
        <table:table-row table:style-name="ro1">
          <table:table-cell office:value-type="string" calcext:value-type="string">
            <text:p>ENSG00000259974</text:p>
          </table:table-cell>
          <table:table-cell office:value-type="float" office:value="5.28913113446062" calcext:value-type="float">
            <text:p>5.28913113446062</text:p>
          </table:table-cell>
          <table:table-cell office:value-type="float" office:value="0.00535658709342254" calcext:value-type="float">
            <text:p>0.005356587093423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1.8298060417071" calcext:value-type="float">
            <text:p>11.8298060417071</text:p>
          </table:table-cell>
          <table:table-cell office:value-type="float" office:value="462.560415674436" calcext:value-type="float">
            <text:p>462.560415674436</text:p>
          </table:table-cell>
          <table:table-cell office:value-type="string" calcext:value-type="string">
            <text:p>LINC00261</text:p>
          </table:table-cell>
        </table:table-row>
        <table:table-row table:style-name="ro1">
          <table:table-cell office:value-type="string" calcext:value-type="string">
            <text:p>ENSG00000260401</text:p>
          </table:table-cell>
          <table:table-cell office:value-type="float" office:value="4.36810502298855" calcext:value-type="float">
            <text:p>4.36810502298855</text:p>
          </table:table-cell>
          <table:table-cell office:value-type="float" office:value="0.00906346943511249" calcext:value-type="float">
            <text:p>0.00906346943511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8.5886979341256" calcext:value-type="float">
            <text:p>28.5886979341256</text:p>
          </table:table-cell>
          <table:table-cell office:value-type="float" office:value="590.373162110793" calcext:value-type="float">
            <text:p>590.373162110793</text:p>
          </table:table-cell>
          <table:table-cell office:value-type="string" calcext:value-type="string">
            <text:p>AP002761.4</text:p>
          </table:table-cell>
        </table:table-row>
        <table:table-row table:style-name="ro1">
          <table:table-cell office:value-type="string" calcext:value-type="string">
            <text:p>ENSG00000260428</text:p>
          </table:table-cell>
          <table:table-cell office:value-type="float" office:value="4.2531691913173" calcext:value-type="float">
            <text:p>4.2531691913173</text:p>
          </table:table-cell>
          <table:table-cell office:value-type="float" office:value="0.00585313315410745" calcext:value-type="float">
            <text:p>0.005853133154107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07.454071545507" calcext:value-type="float">
            <text:p>107.454071545507</text:p>
          </table:table-cell>
          <table:table-cell office:value-type="float" office:value="2049.06149048763" calcext:value-type="float">
            <text:p>2049.06149048763</text:p>
          </table:table-cell>
          <table:table-cell office:value-type="string" calcext:value-type="string">
            <text:p>SCX</text:p>
          </table:table-cell>
        </table:table-row>
        <table:table-row table:style-name="ro1">
          <table:table-cell office:value-type="string" calcext:value-type="string">
            <text:p>ENSG00000260604</text:p>
          </table:table-cell>
          <table:table-cell office:value-type="float" office:value="-2.81806113505563" calcext:value-type="float">
            <text:p>-2.81806113505563</text:p>
          </table:table-cell>
          <table:table-cell office:value-type="float" office:value="0.0255144753619304" calcext:value-type="float">
            <text:p>0.02551447536193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087.35633866691" calcext:value-type="float">
            <text:p>1087.35633866691</text:p>
          </table:table-cell>
          <table:table-cell office:value-type="float" office:value="154.186805224812" calcext:value-type="float">
            <text:p>154.186805224812</text:p>
          </table:table-cell>
          <table:table-cell office:value-type="string" calcext:value-type="string">
            <text:p>AL590004.4</text:p>
          </table:table-cell>
        </table:table-row>
        <table:table-row table:style-name="ro1">
          <table:table-cell office:value-type="string" calcext:value-type="string">
            <text:p>ENSG00000260807</text:p>
          </table:table-cell>
          <table:table-cell office:value-type="float" office:value="3.37851702359269" calcext:value-type="float">
            <text:p>3.37851702359269</text:p>
          </table:table-cell>
          <table:table-cell office:value-type="float" office:value="0.0314445276688373" calcext:value-type="float">
            <text:p>0.031444527668837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7.6028807639833" calcext:value-type="float">
            <text:p>27.6028807639833</text:p>
          </table:table-cell>
          <table:table-cell office:value-type="float" office:value="287.071486043564" calcext:value-type="float">
            <text:p>287.071486043564</text:p>
          </table:table-cell>
          <table:table-cell office:value-type="string" calcext:value-type="string">
            <text:p>AC009041.2</text:p>
          </table:table-cell>
        </table:table-row>
        <table:table-row table:style-name="ro1">
          <table:table-cell office:value-type="string" calcext:value-type="string">
            <text:p>ENSG00000262406</text:p>
          </table:table-cell>
          <table:table-cell office:value-type="float" office:value="-5.62170266589312" calcext:value-type="float">
            <text:p>-5.62170266589312</text:p>
          </table:table-cell>
          <table:table-cell office:value-type="float" office:value="0.0144935153447968" calcext:value-type="float">
            <text:p>0.014493515344797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49.844209861624" calcext:value-type="float">
            <text:p>149.844209861624</text:p>
          </table:table-cell>
          <table:table-cell office:value-type="float" office:value="3.04316062943708" calcext:value-type="float">
            <text:p>3.04316062943708</text:p>
          </table:table-cell>
          <table:table-cell office:value-type="string" calcext:value-type="string">
            <text:p>MMP12</text:p>
          </table:table-cell>
        </table:table-row>
        <table:table-row table:style-name="ro1">
          <table:table-cell office:value-type="string" calcext:value-type="string">
            <text:p>ENSG00000262580</text:p>
          </table:table-cell>
          <table:table-cell office:value-type="float" office:value="2.80179961752599" calcext:value-type="float">
            <text:p>2.80179961752599</text:p>
          </table:table-cell>
          <table:table-cell office:value-type="float" office:value="0.0303442821686573" calcext:value-type="float">
            <text:p>0.030344282168657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01.539168524653" calcext:value-type="float">
            <text:p>101.539168524653</text:p>
          </table:table-cell>
          <table:table-cell office:value-type="float" office:value="708.04203978236" calcext:value-type="float">
            <text:p>708.04203978236</text:p>
          </table:table-cell>
          <table:table-cell office:value-type="string" calcext:value-type="string">
            <text:p>AC087741.1</text:p>
          </table:table-cell>
        </table:table-row>
        <table:table-row table:style-name="ro1">
          <table:table-cell office:value-type="string" calcext:value-type="string">
            <text:p>ENSG00000262655</text:p>
          </table:table-cell>
          <table:table-cell office:value-type="float" office:value="-2.61009841506521" calcext:value-type="float">
            <text:p>-2.61009841506521</text:p>
          </table:table-cell>
          <table:table-cell office:value-type="float" office:value="0.0341291137231515" calcext:value-type="float">
            <text:p>0.03412911372315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811.327531027081" calcext:value-type="float">
            <text:p>811.327531027081</text:p>
          </table:table-cell>
          <table:table-cell office:value-type="float" office:value="132.884680818752" calcext:value-type="float">
            <text:p>132.884680818752</text:p>
          </table:table-cell>
          <table:table-cell office:value-type="string" calcext:value-type="string">
            <text:p>SPON1</text:p>
          </table:table-cell>
        </table:table-row>
        <table:table-row table:style-name="ro1">
          <table:table-cell office:value-type="string" calcext:value-type="string">
            <text:p>ENSG00000262877</text:p>
          </table:table-cell>
          <table:table-cell office:value-type="float" office:value="2.14663682342515" calcext:value-type="float">
            <text:p>2.14663682342515</text:p>
          </table:table-cell>
          <table:table-cell office:value-type="float" office:value="0.0455932842914581" calcext:value-type="float">
            <text:p>0.045593284291458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05.603322744101" calcext:value-type="float">
            <text:p>305.603322744101</text:p>
          </table:table-cell>
          <table:table-cell office:value-type="float" office:value="1353.19209322302" calcext:value-type="float">
            <text:p>1353.19209322302</text:p>
          </table:table-cell>
          <table:table-cell office:value-type="string" calcext:value-type="string">
            <text:p>AC110285.2</text:p>
          </table:table-cell>
        </table:table-row>
        <table:table-row table:style-name="ro1">
          <table:table-cell office:value-type="string" calcext:value-type="string">
            <text:p>ENSG00000263154</text:p>
          </table:table-cell>
          <table:table-cell office:value-type="float" office:value="8.18421529755945" calcext:value-type="float">
            <text:p>8.18421529755945</text:p>
          </table:table-cell>
          <table:table-cell office:value-type="float" office:value="0.027833580726681" calcext:value-type="float">
            <text:p>0.02783358072668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0" calcext:value-type="float">
            <text:p>0</text:p>
          </table:table-cell>
          <table:table-cell office:value-type="float" office:value="52.7481175769093" calcext:value-type="float">
            <text:p>52.7481175769093</text:p>
          </table:table-cell>
          <table:table-cell office:value-type="string" calcext:value-type="string">
            <text:p>AC110285.3</text:p>
          </table:table-cell>
        </table:table-row>
        <table:table-row table:style-name="ro1">
          <table:table-cell office:value-type="string" calcext:value-type="string">
            <text:p>ENSG00000264230</text:p>
          </table:table-cell>
          <table:table-cell office:value-type="float" office:value="-2.66711745477301" calcext:value-type="float">
            <text:p>-2.66711745477301</text:p>
          </table:table-cell>
          <table:table-cell office:value-type="float" office:value="0.0262904340637512" calcext:value-type="float">
            <text:p>0.02629043406375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623.6408792243" calcext:value-type="float">
            <text:p>1623.6408792243</text:p>
          </table:table-cell>
          <table:table-cell office:value-type="float" office:value="255.625492872714" calcext:value-type="float">
            <text:p>255.625492872714</text:p>
          </table:table-cell>
          <table:table-cell office:value-type="string" calcext:value-type="string">
            <text:p>ANXA8L1</text:p>
          </table:table-cell>
        </table:table-row>
        <table:table-row table:style-name="ro1">
          <table:table-cell office:value-type="string" calcext:value-type="string">
            <text:p>ENSG00000264717</text:p>
          </table:table-cell>
          <table:table-cell office:value-type="float" office:value="-4.54370963128822" calcext:value-type="float">
            <text:p>-4.54370963128822</text:p>
          </table:table-cell>
          <table:table-cell office:value-type="float" office:value="0.0404242375788085" calcext:value-type="float">
            <text:p>0.040424237578809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94.6384483336571" calcext:value-type="float">
            <text:p>94.6384483336571</text:p>
          </table:table-cell>
          <table:table-cell office:value-type="float" office:value="4.0575475059161" calcext:value-type="float">
            <text:p>4.0575475059161</text:p>
          </table:table-cell>
          <table:table-cell office:value-type="string" calcext:value-type="string">
            <text:p>NPY4R2</text:p>
          </table:table-cell>
        </table:table-row>
        <table:table-row table:style-name="ro1">
          <table:table-cell office:value-type="string" calcext:value-type="string">
            <text:p>ENSG00000265190</text:p>
          </table:table-cell>
          <table:table-cell office:value-type="float" office:value="-2.9554264708114" calcext:value-type="float">
            <text:p>-2.9554264708114</text:p>
          </table:table-cell>
          <table:table-cell office:value-type="float" office:value="0.0342175628056454" calcext:value-type="float">
            <text:p>0.034217562805645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424.887200331315" calcext:value-type="float">
            <text:p>424.887200331315</text:p>
          </table:table-cell>
          <table:table-cell office:value-type="float" office:value="54.7768913298674" calcext:value-type="float">
            <text:p>54.7768913298674</text:p>
          </table:table-cell>
          <table:table-cell office:value-type="string" calcext:value-type="string">
            <text:p>ANXA8</text:p>
          </table:table-cell>
        </table:table-row>
        <table:table-row table:style-name="ro1">
          <table:table-cell office:value-type="string" calcext:value-type="string">
            <text:p>ENSG00000267278</text:p>
          </table:table-cell>
          <table:table-cell office:value-type="float" office:value="2.73667930326384" calcext:value-type="float">
            <text:p>2.73667930326384</text:p>
          </table:table-cell>
          <table:table-cell office:value-type="float" office:value="0.0295342071821714" calcext:value-type="float">
            <text:p>0.02953420718217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32.099500799063" calcext:value-type="float">
            <text:p>132.099500799063</text:p>
          </table:table-cell>
          <table:table-cell office:value-type="float" office:value="880.487808783794" calcext:value-type="float">
            <text:p>880.487808783794</text:p>
          </table:table-cell>
          <table:table-cell office:value-type="string" calcext:value-type="string">
            <text:p>MAP3K14-AS1</text:p>
          </table:table-cell>
        </table:table-row>
        <table:table-row table:style-name="ro1">
          <table:table-cell office:value-type="string" calcext:value-type="string">
            <text:p>ENSG00000269097</text:p>
          </table:table-cell>
          <table:table-cell office:value-type="float" office:value="4.70415964536299" calcext:value-type="float">
            <text:p>4.70415964536299</text:p>
          </table:table-cell>
          <table:table-cell office:value-type="float" office:value="0.0463120654596768" calcext:value-type="float">
            <text:p>0.046312065459677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.95745151042678" calcext:value-type="float">
            <text:p>2.95745151042678</text:p>
          </table:table-cell>
          <table:table-cell office:value-type="float" office:value="77.0934026124059" calcext:value-type="float">
            <text:p>77.0934026124059</text:p>
          </table:table-cell>
          <table:table-cell office:value-type="string" calcext:value-type="string">
            <text:p>TPRG1LP1</text:p>
          </table:table-cell>
        </table:table-row>
        <table:table-row table:style-name="ro1">
          <table:table-cell office:value-type="string" calcext:value-type="string">
            <text:p>ENSG00000269970</text:p>
          </table:table-cell>
          <table:table-cell office:value-type="float" office:value="-3.48464848810783" calcext:value-type="float">
            <text:p>-3.48464848810783</text:p>
          </table:table-cell>
          <table:table-cell office:value-type="float" office:value="0.0277839325113547" calcext:value-type="float">
            <text:p>0.027783932511355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06.589139914243" calcext:value-type="float">
            <text:p>306.589139914243</text:p>
          </table:table-cell>
          <table:table-cell office:value-type="float" office:value="27.3884456649337" calcext:value-type="float">
            <text:p>27.3884456649337</text:p>
          </table:table-cell>
          <table:table-cell office:value-type="string" calcext:value-type="string">
            <text:p>AL162424.1</text:p>
          </table:table-cell>
        </table:table-row>
        <table:table-row table:style-name="ro1">
          <table:table-cell office:value-type="string" calcext:value-type="string">
            <text:p>ENSG00000270093</text:p>
          </table:table-cell>
          <table:table-cell office:value-type="float" office:value="8.7875586187644" calcext:value-type="float">
            <text:p>8.7875586187644</text:p>
          </table:table-cell>
          <table:table-cell office:value-type="float" office:value="0.0139662510058191" calcext:value-type="float">
            <text:p>0.013966251005819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0" calcext:value-type="float">
            <text:p>0</text:p>
          </table:table-cell>
          <table:table-cell office:value-type="float" office:value="80.136563241843" calcext:value-type="float">
            <text:p>80.13656324184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ENSG00000270765</text:p>
          </table:table-cell>
          <table:table-cell office:value-type="float" office:value="3.18626568774617" calcext:value-type="float">
            <text:p>3.18626568774617</text:p>
          </table:table-cell>
          <table:table-cell office:value-type="float" office:value="0.0268856886673878" calcext:value-type="float">
            <text:p>0.026885688667388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51.2624928473976" calcext:value-type="float">
            <text:p>51.2624928473976</text:p>
          </table:table-cell>
          <table:table-cell office:value-type="float" office:value="466.617963180352" calcext:value-type="float">
            <text:p>466.617963180352</text:p>
          </table:table-cell>
          <table:table-cell office:value-type="string" calcext:value-type="string">
            <text:p>GAS2L2</text:p>
          </table:table-cell>
        </table:table-row>
        <table:table-row table:style-name="ro1">
          <table:table-cell office:value-type="string" calcext:value-type="string">
            <text:p>ENSG00000271447</text:p>
          </table:table-cell>
          <table:table-cell office:value-type="float" office:value="3.54955451860614" calcext:value-type="float">
            <text:p>3.54955451860614</text:p>
          </table:table-cell>
          <table:table-cell office:value-type="float" office:value="0.0248652719463967" calcext:value-type="float">
            <text:p>0.024865271946397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8.5886979341256" calcext:value-type="float">
            <text:p>28.5886979341256</text:p>
          </table:table-cell>
          <table:table-cell office:value-type="float" office:value="334.747669238078" calcext:value-type="float">
            <text:p>334.747669238078</text:p>
          </table:table-cell>
          <table:table-cell office:value-type="string" calcext:value-type="string">
            <text:p>MMP28</text:p>
          </table:table-cell>
        </table:table-row>
        <table:table-row table:style-name="ro1">
          <table:table-cell office:value-type="string" calcext:value-type="string">
            <text:p>ENSG00000272482</text:p>
          </table:table-cell>
          <table:table-cell office:value-type="float" office:value="-2.00254259455535" calcext:value-type="float">
            <text:p>-2.00254259455535</text:p>
          </table:table-cell>
          <table:table-cell office:value-type="float" office:value="0.0456094676319349" calcext:value-type="float">
            <text:p>0.045609467631935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398.11178548038" calcext:value-type="float">
            <text:p>3398.11178548038</text:p>
          </table:table-cell>
          <table:table-cell office:value-type="float" office:value="848.027428736465" calcext:value-type="float">
            <text:p>848.027428736465</text:p>
          </table:table-cell>
          <table:table-cell office:value-type="string" calcext:value-type="string">
            <text:p>AC254633.1</text:p>
          </table:table-cell>
        </table:table-row>
        <table:table-row table:style-name="ro1">
          <table:table-cell office:value-type="string" calcext:value-type="string">
            <text:p>ENSG00000273415</text:p>
          </table:table-cell>
          <table:table-cell office:value-type="float" office:value="6.13394866253669" calcext:value-type="float">
            <text:p>6.13394866253669</text:p>
          </table:table-cell>
          <table:table-cell office:value-type="float" office:value="0.00528881113412635" calcext:value-type="float">
            <text:p>0.005288811134126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.94326868056905" calcext:value-type="float">
            <text:p>3.94326868056905</text:p>
          </table:table-cell>
          <table:table-cell office:value-type="float" office:value="276.927617278774" calcext:value-type="float">
            <text:p>276.927617278774</text:p>
          </table:table-cell>
          <table:table-cell office:value-type="string" calcext:value-type="string">
            <text:p>AP000904.1</text:p>
          </table:table-cell>
        </table:table-row>
        <table:table-row table:style-name="ro1">
          <table:table-cell office:value-type="string" calcext:value-type="string">
            <text:p>ENSG00000273802</text:p>
          </table:table-cell>
          <table:table-cell office:value-type="float" office:value="2.70030276408809" calcext:value-type="float">
            <text:p>2.70030276408809</text:p>
          </table:table-cell>
          <table:table-cell office:value-type="float" office:value="0.0349234430217051" calcext:value-type="float">
            <text:p>0.034923443021705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96.6100826739416" calcext:value-type="float">
            <text:p>96.6100826739416</text:p>
          </table:table-cell>
          <table:table-cell office:value-type="float" office:value="627.905476540517" calcext:value-type="float">
            <text:p>627.905476540517</text:p>
          </table:table-cell>
          <table:table-cell office:value-type="string" calcext:value-type="string">
            <text:p>HIST1H2BG</text:p>
          </table:table-cell>
        </table:table-row>
        <table:table-row table:style-name="ro1">
          <table:table-cell office:value-type="string" calcext:value-type="string">
            <text:p>ENSG00000275395</text:p>
          </table:table-cell>
          <table:table-cell office:value-type="float" office:value="4.00098166980305" calcext:value-type="float">
            <text:p>4.00098166980305</text:p>
          </table:table-cell>
          <table:table-cell office:value-type="float" office:value="0.0157420045483174" calcext:value-type="float">
            <text:p>0.015742004548317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4.6454292535565" calcext:value-type="float">
            <text:p>24.6454292535565</text:p>
          </table:table-cell>
          <table:table-cell office:value-type="float" office:value="394.596494950341" calcext:value-type="float">
            <text:p>394.596494950341</text:p>
          </table:table-cell>
          <table:table-cell office:value-type="string" calcext:value-type="string">
            <text:p>FCGBP</text:p>
          </table:table-cell>
        </table:table-row>
        <table:table-row table:style-name="ro1">
          <table:table-cell office:value-type="string" calcext:value-type="string">
            <text:p>ENSG00000276116</text:p>
          </table:table-cell>
          <table:table-cell office:value-type="float" office:value="-1.90938844739542" calcext:value-type="float">
            <text:p>-1.90938844739542</text:p>
          </table:table-cell>
          <table:table-cell office:value-type="float" office:value="0.048866950677555" calcext:value-type="float">
            <text:p>0.048866950677555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4953.73127996486" calcext:value-type="float">
            <text:p>4953.73127996486</text:p>
          </table:table-cell>
          <table:table-cell office:value-type="float" office:value="1318.70293942273" calcext:value-type="float">
            <text:p>1318.70293942273</text:p>
          </table:table-cell>
          <table:table-cell office:value-type="string" calcext:value-type="string">
            <text:p>FUT8-AS1</text:p>
          </table:table-cell>
        </table:table-row>
        <table:table-row table:style-name="ro1">
          <table:table-cell office:value-type="string" calcext:value-type="string">
            <text:p>ENSG00000276180</text:p>
          </table:table-cell>
          <table:table-cell office:value-type="float" office:value="2.12534560545933" calcext:value-type="float">
            <text:p>2.12534560545933</text:p>
          </table:table-cell>
          <table:table-cell office:value-type="float" office:value="0.0436013177949121" calcext:value-type="float">
            <text:p>0.043601317794912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426.858834671599" calcext:value-type="float">
            <text:p>426.858834671599</text:p>
          </table:table-cell>
          <table:table-cell office:value-type="float" office:value="1862.41430521549" calcext:value-type="float">
            <text:p>1862.41430521549</text:p>
          </table:table-cell>
          <table:table-cell office:value-type="string" calcext:value-type="string">
            <text:p>HIST1H4I</text:p>
          </table:table-cell>
        </table:table-row>
        <table:table-row table:style-name="ro1">
          <table:table-cell office:value-type="string" calcext:value-type="string">
            <text:p>ENSG00000276223</text:p>
          </table:table-cell>
          <table:table-cell office:value-type="float" office:value="6.69462754605073" calcext:value-type="float">
            <text:p>6.69462754605073</text:p>
          </table:table-cell>
          <table:table-cell office:value-type="float" office:value="0.00356574077185538" calcext:value-type="float">
            <text:p>0.003565740771855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.95745151042678" calcext:value-type="float">
            <text:p>2.95745151042678</text:p>
          </table:table-cell>
          <table:table-cell office:value-type="float" office:value="306.344836696666" calcext:value-type="float">
            <text:p>306.344836696666</text:p>
          </table:table-cell>
          <table:table-cell office:value-type="string" calcext:value-type="string">
            <text:p>AL118522.1</text:p>
          </table:table-cell>
        </table:table-row>
        <table:table-row table:style-name="ro1">
          <table:table-cell office:value-type="string" calcext:value-type="string">
            <text:p>ENSG00000276462</text:p>
          </table:table-cell>
          <table:table-cell office:value-type="float" office:value="8.06873733757331" calcext:value-type="float">
            <text:p>8.06873733757331</text:p>
          </table:table-cell>
          <table:table-cell office:value-type="float" office:value="0.03162623065339" calcext:value-type="float">
            <text:p>0.03162623065339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0" calcext:value-type="float">
            <text:p>0</text:p>
          </table:table-cell>
          <table:table-cell office:value-type="float" office:value="48.6905700709932" calcext:value-type="float">
            <text:p>48.6905700709932</text:p>
          </table:table-cell>
          <table:table-cell office:value-type="string" calcext:value-type="string">
            <text:p>BX255923.2</text:p>
          </table:table-cell>
        </table:table-row>
        <table:table-row table:style-name="ro1">
          <table:table-cell office:value-type="string" calcext:value-type="string">
            <text:p>ENSG00000276850</text:p>
          </table:table-cell>
          <table:table-cell office:value-type="float" office:value="-3.77216586103264" calcext:value-type="float">
            <text:p>-3.77216586103264</text:p>
          </table:table-cell>
          <table:table-cell office:value-type="float" office:value="0.027490381574944" calcext:value-type="float">
            <text:p>0.02749038157494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235.610303664001" calcext:value-type="float">
            <text:p>235.610303664001</text:p>
          </table:table-cell>
          <table:table-cell office:value-type="float" office:value="17.2445769001434" calcext:value-type="float">
            <text:p>17.2445769001434</text:p>
          </table:table-cell>
          <table:table-cell office:value-type="string" calcext:value-type="string">
            <text:p>AC245041.2</text:p>
          </table:table-cell>
        </table:table-row>
        <table:table-row table:style-name="ro1">
          <table:table-cell office:value-type="string" calcext:value-type="string">
            <text:p>ENSG00000277737</text:p>
          </table:table-cell>
          <table:table-cell office:value-type="float" office:value="9.50614549070546" calcext:value-type="float">
            <text:p>9.50614549070546</text:p>
          </table:table-cell>
          <table:table-cell office:value-type="float" office:value="0.005943012251951" calcext:value-type="float">
            <text:p>0.00594301225195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0" calcext:value-type="float">
            <text:p>0</text:p>
          </table:table-cell>
          <table:table-cell office:value-type="float" office:value="131.870293942273" calcext:value-type="float">
            <text:p>131.870293942273</text:p>
          </table:table-cell>
          <table:table-cell office:value-type="string" calcext:value-type="string">
            <text:p>FP325317.1</text:p>
          </table:table-cell>
        </table:table-row>
        <table:table-row table:style-name="ro1">
          <table:table-cell office:value-type="string" calcext:value-type="string">
            <text:p>ENSG00000278962</text:p>
          </table:table-cell>
          <table:table-cell office:value-type="float" office:value="-2.86754558241561" calcext:value-type="float">
            <text:p>-2.86754558241561</text:p>
          </table:table-cell>
          <table:table-cell office:value-type="float" office:value="0.0393031156346399" calcext:value-type="float">
            <text:p>0.0393031156346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377.567976164486" calcext:value-type="float">
            <text:p>377.567976164486</text:p>
          </table:table-cell>
          <table:table-cell office:value-type="float" office:value="51.7337307004303" calcext:value-type="float">
            <text:p>51.7337307004303</text:p>
          </table:table-cell>
          <table:table-cell office:value-type="string" calcext:value-type="string">
            <text:p>AC092645.1</text:p>
          </table:table-cell>
        </table:table-row>
        <table:table-row table:style-name="ro1">
          <table:table-cell office:value-type="string" calcext:value-type="string">
            <text:p>ENSG00000279692</text:p>
          </table:table-cell>
          <table:table-cell office:value-type="float" office:value="2.77752669312166" calcext:value-type="float">
            <text:p>2.77752669312166</text:p>
          </table:table-cell>
          <table:table-cell office:value-type="float" office:value="0.030381628511469" calcext:value-type="float">
            <text:p>0.030381628511469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08.439888715649" calcext:value-type="float">
            <text:p>108.439888715649</text:p>
          </table:table-cell>
          <table:table-cell office:value-type="float" office:value="743.545580459126" calcext:value-type="float">
            <text:p>743.545580459126</text:p>
          </table:table-cell>
          <table:table-cell office:value-type="string" calcext:value-type="string">
            <text:p>AC110285.7</text:p>
          </table:table-cell>
        </table:table-row>
        <table:table-row table:style-name="ro1">
          <table:table-cell office:value-type="string" calcext:value-type="string">
            <text:p>ENSG00000282897</text:p>
          </table:table-cell>
          <table:table-cell office:value-type="float" office:value="5.79605319952421" calcext:value-type="float">
            <text:p>5.79605319952421</text:p>
          </table:table-cell>
          <table:table-cell office:value-type="float" office:value="0.048817049564444" calcext:value-type="float">
            <text:p>0.048817049564444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0.985817170142262" calcext:value-type="float">
            <text:p>0.985817170142262</text:p>
          </table:table-cell>
          <table:table-cell office:value-type="float" office:value="54.7768913298674" calcext:value-type="float">
            <text:p>54.7768913298674</text:p>
          </table:table-cell>
          <table:table-cell office:value-type="string" calcext:value-type="string">
            <text:p>AL162727.3</text:p>
          </table:table-cell>
        </table:table-row>
        <table:table-row table:style-name="ro1">
          <table:table-cell office:value-type="string" calcext:value-type="string">
            <text:p>ENSG00000282988</text:p>
          </table:table-cell>
          <table:table-cell office:value-type="float" office:value="3.43555180719517" calcext:value-type="float">
            <text:p>3.43555180719517</text:p>
          </table:table-cell>
          <table:table-cell office:value-type="float" office:value="0.0174007093992905" calcext:value-type="float">
            <text:p>0.017400709399291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67.0355675696738" calcext:value-type="float">
            <text:p>67.0355675696738</text:p>
          </table:table-cell>
          <table:table-cell office:value-type="float" office:value="725.286616682503" calcext:value-type="float">
            <text:p>725.286616682503</text:p>
          </table:table-cell>
          <table:table-cell office:value-type="string" calcext:value-type="string">
            <text:p>AL031777.3</text:p>
          </table:table-cell>
        </table:table-row>
        <table:table-row table:style-name="ro1">
          <table:table-cell office:value-type="string" calcext:value-type="string">
            <text:p>ENSG00000283586</text:p>
          </table:table-cell>
          <table:table-cell office:value-type="float" office:value="5.17046915504355" calcext:value-type="float">
            <text:p>5.17046915504355</text:p>
          </table:table-cell>
          <table:table-cell office:value-type="float" office:value="0.0422295561433134" calcext:value-type="float">
            <text:p>0.042229556143313</text:p>
          </table:table-cell>
          <table:table-cell office:value-type="float" office:value="0.999608449977975" calcext:value-type="float">
            <text:p>0.999608449977975</text:p>
          </table:table-cell>
          <table:table-cell office:value-type="float" office:value="1.97163434028452" calcext:value-type="float">
            <text:p>1.97163434028452</text:p>
          </table:table-cell>
          <table:table-cell office:value-type="float" office:value="71.0070813535318" calcext:value-type="float">
            <text:p>71.0070813535318</text:p>
          </table:table-cell>
          <table:table-cell office:value-type="string" calcext:value-type="string">
            <text:p>GKN3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document-statistic meta:table-count="1" meta:cell-count="4214" meta:object-count="0"/>
  </office:meta>
</office:document-meta>
</file>